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table table:name="numbers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onstituency</text:p>
          </table:table-cell>
          <table:table-cell table:style-name="ce1" office:value-type="string" calcext:value-type="string">
            <text:p>Nasdem</text:p>
          </table:table-cell>
          <table:table-cell table:style-name="ce1" office:value-type="string" calcext:value-type="string">
            <text:p>PKB</text:p>
          </table:table-cell>
          <table:table-cell table:style-name="ce1" office:value-type="string" calcext:value-type="string">
            <text:p>PKS</text:p>
          </table:table-cell>
          <table:table-cell table:style-name="ce1" office:value-type="string" calcext:value-type="string">
            <text:p>PDI-P</text:p>
          </table:table-cell>
          <table:table-cell table:style-name="ce1" office:value-type="string" calcext:value-type="string">
            <text:p>Golkar</text:p>
          </table:table-cell>
          <table:table-cell table:style-name="ce1" office:value-type="string" calcext:value-type="string">
            <text:p>Gerindra</text:p>
          </table:table-cell>
          <table:table-cell table:style-name="ce1" office:value-type="string" calcext:value-type="string">
            <text:p>Demokrat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Hanura</text:p>
          </table:table-cell>
          <table:table-cell table:style-name="ce1" office:value-type="string" calcext:value-type="string">
            <text:p>PBB</text:p>
          </table:table-cell>
          <table:table-cell table:style-name="ce1" office:value-type="string" calcext:value-type="string">
            <text:p>PKPI</text:p>
          </table:table-cell>
          <table:table-cell table:style-name="ce3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ceh I</text:p>
          </table:table-cell>
          <table:table-cell table:style-name="ce1" office:value-type="float" office:value="151121" calcext:value-type="float">
            <text:p>151121</text:p>
          </table:table-cell>
          <table:table-cell table:style-name="ce1" office:value-type="float" office:value="92905" calcext:value-type="float">
            <text:p>92905</text:p>
          </table:table-cell>
          <table:table-cell table:style-name="ce1" office:value-type="float" office:value="105868" calcext:value-type="float">
            <text:p>105868</text:p>
          </table:table-cell>
          <table:table-cell table:style-name="ce1" office:value-type="float" office:value="35419" calcext:value-type="float">
            <text:p>35419</text:p>
          </table:table-cell>
          <table:table-cell table:style-name="ce1" office:value-type="float" office:value="140954" calcext:value-type="float">
            <text:p>140954</text:p>
          </table:table-cell>
          <table:table-cell table:style-name="ce1" office:value-type="float" office:value="184538" calcext:value-type="float">
            <text:p>184538</text:p>
          </table:table-cell>
          <table:table-cell table:style-name="ce1" office:value-type="float" office:value="209598" calcext:value-type="float">
            <text:p>209598</text:p>
          </table:table-cell>
          <table:table-cell table:style-name="ce1" office:value-type="float" office:value="151996" calcext:value-type="float">
            <text:p>151996</text:p>
          </table:table-cell>
          <table:table-cell table:style-name="ce1" office:value-type="float" office:value="76785" calcext:value-type="float">
            <text:p>76785</text:p>
          </table:table-cell>
          <table:table-cell table:style-name="ce1" office:value-type="float" office:value="43414" calcext:value-type="float">
            <text:p>43414</text:p>
          </table:table-cell>
          <table:table-cell table:style-name="ce1" office:value-type="float" office:value="39988" calcext:value-type="float">
            <text:p>39988</text:p>
          </table:table-cell>
          <table:table-cell table:style-name="ce1" office:value-type="float" office:value="21767" calcext:value-type="float">
            <text:p>21767</text:p>
          </table:table-cell>
          <table:table-cell table:style-name="ce3" table:formula="of:=SUM([.B2:.M2])" office:value-type="float" office:value="1254353" calcext:value-type="float">
            <text:p>1254353</text:p>
          </table:table-cell>
          <table:table-cell table:formula="of:=MAX([.B2:.M2])" office:value-type="float" office:value="209598" calcext:value-type="float">
            <text:p>2095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ceh II</text:p>
          </table:table-cell>
          <table:table-cell table:style-name="ce1" office:value-type="float" office:value="120453" calcext:value-type="float">
            <text:p>120453</text:p>
          </table:table-cell>
          <table:table-cell table:style-name="ce1" office:value-type="float" office:value="44751" calcext:value-type="float">
            <text:p>44751</text:p>
          </table:table-cell>
          <table:table-cell table:style-name="ce1" office:value-type="float" office:value="73940" calcext:value-type="float">
            <text:p>73940</text:p>
          </table:table-cell>
          <table:table-cell table:style-name="ce1" office:value-type="float" office:value="110281" calcext:value-type="float">
            <text:p>110281</text:p>
          </table:table-cell>
          <table:table-cell table:style-name="ce1" office:value-type="float" office:value="91546" calcext:value-type="float">
            <text:p>91546</text:p>
          </table:table-cell>
          <table:table-cell table:style-name="ce1" office:value-type="float" office:value="181847" calcext:value-type="float">
            <text:p>181847</text:p>
          </table:table-cell>
          <table:table-cell table:style-name="ce1" office:value-type="float" office:value="142411" calcext:value-type="float">
            <text:p>142411</text:p>
          </table:table-cell>
          <table:table-cell table:style-name="ce1" office:value-type="float" office:value="89200" calcext:value-type="float">
            <text:p>89200</text:p>
          </table:table-cell>
          <table:table-cell table:style-name="ce1" office:value-type="float" office:value="123946" calcext:value-type="float">
            <text:p>123946</text:p>
          </table:table-cell>
          <table:table-cell table:style-name="ce1" office:value-type="float" office:value="44768" calcext:value-type="float">
            <text:p>44768</text:p>
          </table:table-cell>
          <table:table-cell table:style-name="ce1" office:value-type="float" office:value="27518" calcext:value-type="float">
            <text:p>27518</text:p>
          </table:table-cell>
          <table:table-cell table:style-name="ce1" office:value-type="float" office:value="11212" calcext:value-type="float">
            <text:p>11212</text:p>
          </table:table-cell>
          <table:table-cell table:style-name="ce3" table:formula="of:=SUM([.B3:.M3])" office:value-type="float" office:value="1061873" calcext:value-type="float">
            <text:p>1061873</text:p>
          </table:table-cell>
          <table:table-cell table:formula="of:=MAX([.B3:.M3])" office:value-type="float" office:value="181847" calcext:value-type="float">
            <text:p>1818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i</text:p>
          </table:table-cell>
          <table:table-cell table:style-name="ce1" office:value-type="float" office:value="60969" calcext:value-type="float">
            <text:p>60969</text:p>
          </table:table-cell>
          <table:table-cell table:style-name="ce1" office:value-type="float" office:value="39281" calcext:value-type="float">
            <text:p>39281</text:p>
          </table:table-cell>
          <table:table-cell table:style-name="ce1" office:value-type="float" office:value="37090" calcext:value-type="float">
            <text:p>37090</text:p>
          </table:table-cell>
          <table:table-cell table:style-name="ce1" office:value-type="float" office:value="872885" calcext:value-type="float">
            <text:p>872885</text:p>
          </table:table-cell>
          <table:table-cell table:style-name="ce1" office:value-type="float" office:value="329620" calcext:value-type="float">
            <text:p>329620</text:p>
          </table:table-cell>
          <table:table-cell table:style-name="ce1" office:value-type="float" office:value="219521" calcext:value-type="float">
            <text:p>219521</text:p>
          </table:table-cell>
          <table:table-cell table:style-name="ce1" office:value-type="float" office:value="311246" calcext:value-type="float">
            <text:p>311246</text:p>
          </table:table-cell>
          <table:table-cell table:style-name="ce1" office:value-type="float" office:value="23628" calcext:value-type="float">
            <text:p>23628</text:p>
          </table:table-cell>
          <table:table-cell table:style-name="ce1" office:value-type="float" office:value="15047" calcext:value-type="float">
            <text:p>15047</text:p>
          </table:table-cell>
          <table:table-cell table:style-name="ce1" office:value-type="float" office:value="77247" calcext:value-type="float">
            <text:p>77247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33985" calcext:value-type="float">
            <text:p>33985</text:p>
          </table:table-cell>
          <table:table-cell table:style-name="ce3" table:formula="of:=SUM([.B4:.M4])" office:value-type="float" office:value="2024250" calcext:value-type="float">
            <text:p>2024250</text:p>
          </table:table-cell>
          <table:table-cell table:formula="of:=MAX([.B4:.M4])" office:value-type="float" office:value="872885" calcext:value-type="float">
            <text:p>8728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gka Belitung</text:p>
          </table:table-cell>
          <table:table-cell table:style-name="ce1" office:value-type="float" office:value="47763" calcext:value-type="float">
            <text:p>47763</text:p>
          </table:table-cell>
          <table:table-cell table:style-name="ce1" office:value-type="float" office:value="22662" calcext:value-type="float">
            <text:p>22662</text:p>
          </table:table-cell>
          <table:table-cell table:style-name="ce1" office:value-type="float" office:value="41897" calcext:value-type="float">
            <text:p>41897</text:p>
          </table:table-cell>
          <table:table-cell table:style-name="ce1" office:value-type="float" office:value="137085" calcext:value-type="float">
            <text:p>137085</text:p>
          </table:table-cell>
          <table:table-cell table:style-name="ce1" office:value-type="float" office:value="71063" calcext:value-type="float">
            <text:p>71063</text:p>
          </table:table-cell>
          <table:table-cell table:style-name="ce1" office:value-type="float" office:value="37250" calcext:value-type="float">
            <text:p>37250</text:p>
          </table:table-cell>
          <table:table-cell table:style-name="ce1" office:value-type="float" office:value="62718" calcext:value-type="float">
            <text:p>62718</text:p>
          </table:table-cell>
          <table:table-cell table:style-name="ce1" office:value-type="float" office:value="46306" calcext:value-type="float">
            <text:p>46306</text:p>
          </table:table-cell>
          <table:table-cell table:style-name="ce1" office:value-type="float" office:value="52370" calcext:value-type="float">
            <text:p>52370</text:p>
          </table:table-cell>
          <table:table-cell table:style-name="ce1" office:value-type="float" office:value="31748" calcext:value-type="float">
            <text:p>31748</text:p>
          </table:table-cell>
          <table:table-cell table:style-name="ce1" office:value-type="float" office:value="24519" calcext:value-type="float">
            <text:p>24519</text:p>
          </table:table-cell>
          <table:table-cell table:style-name="ce1" office:value-type="float" office:value="8066" calcext:value-type="float">
            <text:p>8066</text:p>
          </table:table-cell>
          <table:table-cell table:style-name="ce3" table:formula="of:=SUM([.B5:.M5])" office:value-type="float" office:value="583447" calcext:value-type="float">
            <text:p>583447</text:p>
          </table:table-cell>
          <table:table-cell table:formula="of:=MAX([.B5:.M5])" office:value-type="float" office:value="137085" calcext:value-type="float">
            <text:p>1370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ten I</text:p>
          </table:table-cell>
          <table:table-cell table:style-name="ce1" office:value-type="float" office:value="103015" calcext:value-type="float">
            <text:p>103015</text:p>
          </table:table-cell>
          <table:table-cell table:style-name="ce1" office:value-type="float" office:value="82575" calcext:value-type="float">
            <text:p>82575</text:p>
          </table:table-cell>
          <table:table-cell table:style-name="ce1" office:value-type="float" office:value="85277" calcext:value-type="float">
            <text:p>85277</text:p>
          </table:table-cell>
          <table:table-cell table:style-name="ce1" office:value-type="float" office:value="174580" calcext:value-type="float">
            <text:p>174580</text:p>
          </table:table-cell>
          <table:table-cell table:style-name="ce1" office:value-type="float" office:value="192641" calcext:value-type="float">
            <text:p>192641</text:p>
          </table:table-cell>
          <table:table-cell table:style-name="ce1" office:value-type="float" office:value="141161" calcext:value-type="float">
            <text:p>141161</text:p>
          </table:table-cell>
          <table:table-cell table:style-name="ce1" office:value-type="float" office:value="138046" calcext:value-type="float">
            <text:p>138046</text:p>
          </table:table-cell>
          <table:table-cell table:style-name="ce1" office:value-type="float" office:value="37898" calcext:value-type="float">
            <text:p>37898</text:p>
          </table:table-cell>
          <table:table-cell table:style-name="ce1" office:value-type="float" office:value="138003" calcext:value-type="float">
            <text:p>138003</text:p>
          </table:table-cell>
          <table:table-cell table:style-name="ce1" office:value-type="float" office:value="50402" calcext:value-type="float">
            <text:p>50402</text:p>
          </table:table-cell>
          <table:table-cell table:style-name="ce1" office:value-type="float" office:value="24598" calcext:value-type="float">
            <text:p>24598</text:p>
          </table:table-cell>
          <table:table-cell table:style-name="ce1" office:value-type="float" office:value="4920" calcext:value-type="float">
            <text:p>4920</text:p>
          </table:table-cell>
          <table:table-cell table:style-name="ce3" table:formula="of:=SUM([.B6:.M6])" office:value-type="float" office:value="1173116" calcext:value-type="float">
            <text:p>1173116</text:p>
          </table:table-cell>
          <table:table-cell table:formula="of:=MAX([.B6:.M6])" office:value-type="float" office:value="192641" calcext:value-type="float">
            <text:p>1926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ten II</text:p>
          </table:table-cell>
          <table:table-cell table:style-name="ce1" office:value-type="float" office:value="73425" calcext:value-type="float">
            <text:p>73425</text:p>
          </table:table-cell>
          <table:table-cell table:style-name="ce1" office:value-type="float" office:value="73477" calcext:value-type="float">
            <text:p>73477</text:p>
          </table:table-cell>
          <table:table-cell table:style-name="ce1" office:value-type="float" office:value="91247" calcext:value-type="float">
            <text:p>91247</text:p>
          </table:table-cell>
          <table:table-cell table:style-name="ce1" office:value-type="float" office:value="117960" calcext:value-type="float">
            <text:p>117960</text:p>
          </table:table-cell>
          <table:table-cell table:style-name="ce1" office:value-type="float" office:value="148768" calcext:value-type="float">
            <text:p>148768</text:p>
          </table:table-cell>
          <table:table-cell table:style-name="ce1" office:value-type="float" office:value="169466" calcext:value-type="float">
            <text:p>169466</text:p>
          </table:table-cell>
          <table:table-cell table:style-name="ce1" office:value-type="float" office:value="76324" calcext:value-type="float">
            <text:p>76324</text:p>
          </table:table-cell>
          <table:table-cell table:style-name="ce1" office:value-type="float" office:value="130641" calcext:value-type="float">
            <text:p>130641</text:p>
          </table:table-cell>
          <table:table-cell table:style-name="ce1" office:value-type="float" office:value="105439" calcext:value-type="float">
            <text:p>105439</text:p>
          </table:table-cell>
          <table:table-cell table:style-name="ce1" office:value-type="float" office:value="58676" calcext:value-type="float">
            <text:p>58676</text:p>
          </table:table-cell>
          <table:table-cell table:style-name="ce1" office:value-type="float" office:value="25381" calcext:value-type="float">
            <text:p>25381</text:p>
          </table:table-cell>
          <table:table-cell table:style-name="ce1" office:value-type="float" office:value="14025" calcext:value-type="float">
            <text:p>14025</text:p>
          </table:table-cell>
          <table:table-cell table:style-name="ce3" table:formula="of:=SUM([.B7:.M7])" office:value-type="float" office:value="1084829" calcext:value-type="float">
            <text:p>1084829</text:p>
          </table:table-cell>
          <table:table-cell table:formula="of:=MAX([.B7:.M7])" office:value-type="float" office:value="169466" calcext:value-type="float">
            <text:p>1694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ten III</text:p>
          </table:table-cell>
          <table:table-cell table:style-name="ce1" office:value-type="float" office:value="140425" calcext:value-type="float">
            <text:p>140425</text:p>
          </table:table-cell>
          <table:table-cell table:style-name="ce1" office:value-type="float" office:value="194094" calcext:value-type="float">
            <text:p>194094</text:p>
          </table:table-cell>
          <table:table-cell table:style-name="ce1" office:value-type="float" office:value="215323" calcext:value-type="float">
            <text:p>215323</text:p>
          </table:table-cell>
          <table:table-cell table:style-name="ce1" office:value-type="float" office:value="522977" calcext:value-type="float">
            <text:p>522977</text:p>
          </table:table-cell>
          <table:table-cell table:style-name="ce1" office:value-type="float" office:value="309083" calcext:value-type="float">
            <text:p>309083</text:p>
          </table:table-cell>
          <table:table-cell table:style-name="ce1" office:value-type="float" office:value="330883" calcext:value-type="float">
            <text:p>330883</text:p>
          </table:table-cell>
          <table:table-cell table:style-name="ce1" office:value-type="float" office:value="288584" calcext:value-type="float">
            <text:p>288584</text:p>
          </table:table-cell>
          <table:table-cell table:style-name="ce1" office:value-type="float" office:value="180089" calcext:value-type="float">
            <text:p>180089</text:p>
          </table:table-cell>
          <table:table-cell table:style-name="ce1" office:value-type="float" office:value="167518" calcext:value-type="float">
            <text:p>167518</text:p>
          </table:table-cell>
          <table:table-cell table:style-name="ce1" office:value-type="float" office:value="165214" calcext:value-type="float">
            <text:p>165214</text:p>
          </table:table-cell>
          <table:table-cell table:style-name="ce1" office:value-type="float" office:value="39231" calcext:value-type="float">
            <text:p>39231</text:p>
          </table:table-cell>
          <table:table-cell table:style-name="ce1" office:value-type="float" office:value="30493" calcext:value-type="float">
            <text:p>30493</text:p>
          </table:table-cell>
          <table:table-cell table:style-name="ce3" table:formula="of:=SUM([.B8:.M8])" office:value-type="float" office:value="2583914" calcext:value-type="float">
            <text:p>2583914</text:p>
          </table:table-cell>
          <table:table-cell table:formula="of:=MAX([.B8:.M8])" office:value-type="float" office:value="522977" calcext:value-type="float">
            <text:p>5229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engkulu</text:p>
          </table:table-cell>
          <table:table-cell table:style-name="ce1" office:value-type="float" office:value="130759" calcext:value-type="float">
            <text:p>130759</text:p>
          </table:table-cell>
          <table:table-cell table:style-name="ce1" office:value-type="float" office:value="81522" calcext:value-type="float">
            <text:p>81522</text:p>
          </table:table-cell>
          <table:table-cell table:style-name="ce1" office:value-type="float" office:value="75826" calcext:value-type="float">
            <text:p>75826</text:p>
          </table:table-cell>
          <table:table-cell table:style-name="ce1" office:value-type="float" office:value="119296" calcext:value-type="float">
            <text:p>119296</text:p>
          </table:table-cell>
          <table:table-cell table:style-name="ce1" office:value-type="float" office:value="92612" calcext:value-type="float">
            <text:p>92612</text:p>
          </table:table-cell>
          <table:table-cell table:style-name="ce1" office:value-type="float" office:value="108507" calcext:value-type="float">
            <text:p>108507</text:p>
          </table:table-cell>
          <table:table-cell table:style-name="ce1" office:value-type="float" office:value="74443" calcext:value-type="float">
            <text:p>74443</text:p>
          </table:table-cell>
          <table:table-cell table:style-name="ce1" office:value-type="float" office:value="92680" calcext:value-type="float">
            <text:p>92680</text:p>
          </table:table-cell>
          <table:table-cell table:style-name="ce1" office:value-type="float" office:value="61856" calcext:value-type="float">
            <text:p>61856</text:p>
          </table:table-cell>
          <table:table-cell table:style-name="ce1" office:value-type="float" office:value="49668" calcext:value-type="float">
            <text:p>49668</text:p>
          </table:table-cell>
          <table:table-cell table:style-name="ce1" office:value-type="float" office:value="17663" calcext:value-type="float">
            <text:p>17663</text:p>
          </table:table-cell>
          <table:table-cell table:style-name="ce1" office:value-type="float" office:value="18923" calcext:value-type="float">
            <text:p>18923</text:p>
          </table:table-cell>
          <table:table-cell table:style-name="ce3" table:formula="of:=SUM([.B9:.M9])" office:value-type="float" office:value="923755" calcext:value-type="float">
            <text:p>923755</text:p>
          </table:table-cell>
          <table:table-cell table:formula="of:=MAX([.B9:.M9])" office:value-type="float" office:value="130759" calcext:value-type="float">
            <text:p>13075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I Yogyakarta</text:p>
          </table:table-cell>
          <table:table-cell table:style-name="ce1" office:value-type="float" office:value="107433" calcext:value-type="float">
            <text:p>107433</text:p>
          </table:table-cell>
          <table:table-cell table:style-name="ce1" office:value-type="float" office:value="129943" calcext:value-type="float">
            <text:p>129943</text:p>
          </table:table-cell>
          <table:table-cell table:style-name="ce1" office:value-type="float" office:value="147875" calcext:value-type="float">
            <text:p>147875</text:p>
          </table:table-cell>
          <table:table-cell table:style-name="ce1" office:value-type="float" office:value="570531" calcext:value-type="float">
            <text:p>570531</text:p>
          </table:table-cell>
          <table:table-cell table:style-name="ce1" office:value-type="float" office:value="200474" calcext:value-type="float">
            <text:p>200474</text:p>
          </table:table-cell>
          <table:table-cell table:style-name="ce1" office:value-type="float" office:value="244144" calcext:value-type="float">
            <text:p>244144</text:p>
          </table:table-cell>
          <table:table-cell table:style-name="ce1" office:value-type="float" office:value="146688" calcext:value-type="float">
            <text:p>146688</text:p>
          </table:table-cell>
          <table:table-cell table:style-name="ce1" office:value-type="float" office:value="355787" calcext:value-type="float">
            <text:p>355787</text:p>
          </table:table-cell>
          <table:table-cell table:style-name="ce1" office:value-type="float" office:value="94435" calcext:value-type="float">
            <text:p>94435</text:p>
          </table:table-cell>
          <table:table-cell table:style-name="ce1" office:value-type="float" office:value="42782" calcext:value-type="float">
            <text:p>42782</text:p>
          </table:table-cell>
          <table:table-cell table:style-name="ce1" office:value-type="float" office:value="14162" calcext:value-type="float">
            <text:p>14162</text:p>
          </table:table-cell>
          <table:table-cell table:style-name="ce1" office:value-type="float" office:value="5199" calcext:value-type="float">
            <text:p>5199</text:p>
          </table:table-cell>
          <table:table-cell table:style-name="ce3" table:formula="of:=SUM([.B10:.M10])" office:value-type="float" office:value="2059453" calcext:value-type="float">
            <text:p>2059453</text:p>
          </table:table-cell>
          <table:table-cell table:formula="of:=MAX([.B10:.M10])" office:value-type="float" office:value="570531" calcext:value-type="float">
            <text:p>5705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KI Jakarta I</text:p>
          </table:table-cell>
          <table:table-cell table:style-name="ce1" office:value-type="float" office:value="43097" calcext:value-type="float">
            <text:p>43097</text:p>
          </table:table-cell>
          <table:table-cell table:style-name="ce1" office:value-type="float" office:value="75423" calcext:value-type="float">
            <text:p>75423</text:p>
          </table:table-cell>
          <table:table-cell table:style-name="ce1" office:value-type="float" office:value="138029" calcext:value-type="float">
            <text:p>138029</text:p>
          </table:table-cell>
          <table:table-cell table:style-name="ce1" office:value-type="float" office:value="301010" calcext:value-type="float">
            <text:p>301010</text:p>
          </table:table-cell>
          <table:table-cell table:style-name="ce1" office:value-type="float" office:value="116472" calcext:value-type="float">
            <text:p>116472</text:p>
          </table:table-cell>
          <table:table-cell table:style-name="ce1" office:value-type="float" office:value="158604" calcext:value-type="float">
            <text:p>158604</text:p>
          </table:table-cell>
          <table:table-cell table:style-name="ce1" office:value-type="float" office:value="115382" calcext:value-type="float">
            <text:p>115382</text:p>
          </table:table-cell>
          <table:table-cell table:style-name="ce1" office:value-type="float" office:value="86236" calcext:value-type="float">
            <text:p>86236</text:p>
          </table:table-cell>
          <table:table-cell table:style-name="ce1" office:value-type="float" office:value="171269" calcext:value-type="float">
            <text:p>171269</text:p>
          </table:table-cell>
          <table:table-cell table:style-name="ce1" office:value-type="float" office:value="68217" calcext:value-type="float">
            <text:p>68217</text:p>
          </table:table-cell>
          <table:table-cell table:style-name="ce1" office:value-type="float" office:value="15733" calcext:value-type="float">
            <text:p>15733</text:p>
          </table:table-cell>
          <table:table-cell table:style-name="ce1" office:value-type="float" office:value="8958" calcext:value-type="float">
            <text:p>8958</text:p>
          </table:table-cell>
          <table:table-cell table:style-name="ce3" table:formula="of:=SUM([.B11:.M11])" office:value-type="float" office:value="1298430" calcext:value-type="float">
            <text:p>1298430</text:p>
          </table:table-cell>
          <table:table-cell table:formula="of:=MAX([.B11:.M11])" office:value-type="float" office:value="301010" calcext:value-type="float">
            <text:p>3010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KI Jakarta II</text:p>
          </table:table-cell>
          <table:table-cell table:style-name="ce1" office:value-type="float" office:value="69286" calcext:value-type="float">
            <text:p>69286</text:p>
          </table:table-cell>
          <table:table-cell table:style-name="ce1" office:value-type="float" office:value="108440" calcext:value-type="float">
            <text:p>108440</text:p>
          </table:table-cell>
          <table:table-cell table:style-name="ce1" office:value-type="float" office:value="261477" calcext:value-type="float">
            <text:p>261477</text:p>
          </table:table-cell>
          <table:table-cell table:style-name="ce1" office:value-type="float" office:value="493938" calcext:value-type="float">
            <text:p>493938</text:p>
          </table:table-cell>
          <table:table-cell table:style-name="ce1" office:value-type="float" office:value="174908" calcext:value-type="float">
            <text:p>174908</text:p>
          </table:table-cell>
          <table:table-cell table:style-name="ce1" office:value-type="float" office:value="250800" calcext:value-type="float">
            <text:p>250800</text:p>
          </table:table-cell>
          <table:table-cell table:style-name="ce1" office:value-type="float" office:value="144339" calcext:value-type="float">
            <text:p>144339</text:p>
          </table:table-cell>
          <table:table-cell table:style-name="ce1" office:value-type="float" office:value="63158" calcext:value-type="float">
            <text:p>63158</text:p>
          </table:table-cell>
          <table:table-cell table:style-name="ce1" office:value-type="float" office:value="153147" calcext:value-type="float">
            <text:p>153147</text:p>
          </table:table-cell>
          <table:table-cell table:style-name="ce1" office:value-type="float" office:value="101191" calcext:value-type="float">
            <text:p>101191</text:p>
          </table:table-cell>
          <table:table-cell table:style-name="ce1" office:value-type="float" office:value="19005" calcext:value-type="float">
            <text:p>19005</text:p>
          </table:table-cell>
          <table:table-cell table:style-name="ce1" office:value-type="float" office:value="10444" calcext:value-type="float">
            <text:p>10444</text:p>
          </table:table-cell>
          <table:table-cell table:style-name="ce3" table:formula="of:=SUM([.B12:.M12])" office:value-type="float" office:value="1850133" calcext:value-type="float">
            <text:p>1850133</text:p>
          </table:table-cell>
          <table:table-cell table:formula="of:=MAX([.B12:.M12])" office:value-type="float" office:value="493938" calcext:value-type="float">
            <text:p>4939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KI Jakarta III</text:p>
          </table:table-cell>
          <table:table-cell table:style-name="ce1" office:value-type="float" office:value="119147" calcext:value-type="float">
            <text:p>119147</text:p>
          </table:table-cell>
          <table:table-cell table:style-name="ce1" office:value-type="float" office:value="55318" calcext:value-type="float">
            <text:p>55318</text:p>
          </table:table-cell>
          <table:table-cell table:style-name="ce1" office:value-type="float" office:value="138399" calcext:value-type="float">
            <text:p>138399</text:p>
          </table:table-cell>
          <table:table-cell table:style-name="ce1" office:value-type="float" office:value="615225" calcext:value-type="float">
            <text:p>615225</text:p>
          </table:table-cell>
          <table:table-cell table:style-name="ce1" office:value-type="float" office:value="143048" calcext:value-type="float">
            <text:p>143048</text:p>
          </table:table-cell>
          <table:table-cell table:style-name="ce1" office:value-type="float" office:value="201376" calcext:value-type="float">
            <text:p>201376</text:p>
          </table:table-cell>
          <table:table-cell table:style-name="ce1" office:value-type="float" office:value="92272" calcext:value-type="float">
            <text:p>92272</text:p>
          </table:table-cell>
          <table:table-cell table:style-name="ce1" office:value-type="float" office:value="62146" calcext:value-type="float">
            <text:p>62146</text:p>
          </table:table-cell>
          <table:table-cell table:style-name="ce1" office:value-type="float" office:value="173436" calcext:value-type="float">
            <text:p>173436</text:p>
          </table:table-cell>
          <table:table-cell table:style-name="ce1" office:value-type="float" office:value="117344" calcext:value-type="float">
            <text:p>117344</text:p>
          </table:table-cell>
          <table:table-cell table:style-name="ce1" office:value-type="float" office:value="16820" calcext:value-type="float">
            <text:p>16820</text:p>
          </table:table-cell>
          <table:table-cell table:style-name="ce1" office:value-type="float" office:value="7940" calcext:value-type="float">
            <text:p>7940</text:p>
          </table:table-cell>
          <table:table-cell table:style-name="ce3" table:formula="of:=SUM([.B13:.M13])" office:value-type="float" office:value="1742471" calcext:value-type="float">
            <text:p>1742471</text:p>
          </table:table-cell>
          <table:table-cell table:formula="of:=MAX([.B13:.M13])" office:value-type="float" office:value="615225" calcext:value-type="float">
            <text:p>6152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orontalo</text:p>
          </table:table-cell>
          <table:table-cell table:style-name="ce1" office:value-type="float" office:value="20930" calcext:value-type="float">
            <text:p>20930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26499" calcext:value-type="float">
            <text:p>26499</text:p>
          </table:table-cell>
          <table:table-cell table:style-name="ce1" office:value-type="float" office:value="40606" calcext:value-type="float">
            <text:p>40606</text:p>
          </table:table-cell>
          <table:table-cell table:style-name="ce1" office:value-type="float" office:value="310790" calcext:value-type="float">
            <text:p>310790</text:p>
          </table:table-cell>
          <table:table-cell table:style-name="ce1" office:value-type="float" office:value="49342" calcext:value-type="float">
            <text:p>49342</text:p>
          </table:table-cell>
          <table:table-cell table:style-name="ce1" office:value-type="float" office:value="47662" calcext:value-type="float">
            <text:p>47662</text:p>
          </table:table-cell>
          <table:table-cell table:style-name="ce1" office:value-type="float" office:value="41222" calcext:value-type="float">
            <text:p>41222</text:p>
          </table:table-cell>
          <table:table-cell table:style-name="ce1" office:value-type="float" office:value="31114" calcext:value-type="float">
            <text:p>31114</text:p>
          </table:table-cell>
          <table:table-cell table:style-name="ce1" office:value-type="float" office:value="36640" calcext:value-type="float">
            <text:p>36640</text:p>
          </table:table-cell>
          <table:table-cell table:style-name="ce1" office:value-type="float" office:value="16172" calcext:value-type="float">
            <text:p>16172</text:p>
          </table:table-cell>
          <table:table-cell table:style-name="ce1" office:value-type="float" office:value="2392" calcext:value-type="float">
            <text:p>2392</text:p>
          </table:table-cell>
          <table:table-cell table:style-name="ce3" table:formula="of:=SUM([.B14:.M14])" office:value-type="float" office:value="636654" calcext:value-type="float">
            <text:p>636654</text:p>
          </table:table-cell>
          <table:table-cell table:formula="of:=MAX([.B14:.M14])" office:value-type="float" office:value="310790" calcext:value-type="float">
            <text:p>31079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mbi</text:p>
          </table:table-cell>
          <table:table-cell table:style-name="ce1" office:value-type="float" office:value="98336" calcext:value-type="float">
            <text:p>98336</text:p>
          </table:table-cell>
          <table:table-cell table:style-name="ce1" office:value-type="float" office:value="105551" calcext:value-type="float">
            <text:p>105551</text:p>
          </table:table-cell>
          <table:table-cell table:style-name="ce1" office:value-type="float" office:value="70303" calcext:value-type="float">
            <text:p>70303</text:p>
          </table:table-cell>
          <table:table-cell table:style-name="ce1" office:value-type="float" office:value="274143" calcext:value-type="float">
            <text:p>274143</text:p>
          </table:table-cell>
          <table:table-cell table:style-name="ce1" office:value-type="float" office:value="288724" calcext:value-type="float">
            <text:p>288724</text:p>
          </table:table-cell>
          <table:table-cell table:style-name="ce1" office:value-type="float" office:value="193970" calcext:value-type="float">
            <text:p>193970</text:p>
          </table:table-cell>
          <table:table-cell table:style-name="ce1" office:value-type="float" office:value="235471" calcext:value-type="float">
            <text:p>235471</text:p>
          </table:table-cell>
          <table:table-cell table:style-name="ce1" office:value-type="float" office:value="179438" calcext:value-type="float">
            <text:p>179438</text:p>
          </table:table-cell>
          <table:table-cell table:style-name="ce1" office:value-type="float" office:value="104628" calcext:value-type="float">
            <text:p>104628</text:p>
          </table:table-cell>
          <table:table-cell table:style-name="ce1" office:value-type="float" office:value="85439" calcext:value-type="float">
            <text:p>85439</text:p>
          </table:table-cell>
          <table:table-cell table:style-name="ce1" office:value-type="float" office:value="39203" calcext:value-type="float">
            <text:p>39203</text:p>
          </table:table-cell>
          <table:table-cell table:style-name="ce1" office:value-type="float" office:value="16752" calcext:value-type="float">
            <text:p>16752</text:p>
          </table:table-cell>
          <table:table-cell table:style-name="ce3" table:formula="of:=SUM([.B15:.M15])" office:value-type="float" office:value="1691958" calcext:value-type="float">
            <text:p>1691958</text:p>
          </table:table-cell>
          <table:table-cell table:formula="of:=MAX([.B15:.M15])" office:value-type="float" office:value="288724" calcext:value-type="float">
            <text:p>2887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I</text:p>
          </table:table-cell>
          <table:table-cell table:style-name="ce1" office:value-type="float" office:value="96979" calcext:value-type="float">
            <text:p>96979</text:p>
          </table:table-cell>
          <table:table-cell table:style-name="ce1" office:value-type="float" office:value="56098" calcext:value-type="float">
            <text:p>56098</text:p>
          </table:table-cell>
          <table:table-cell table:style-name="ce1" office:value-type="float" office:value="165442" calcext:value-type="float">
            <text:p>165442</text:p>
          </table:table-cell>
          <table:table-cell table:style-name="ce1" office:value-type="float" office:value="329095" calcext:value-type="float">
            <text:p>329095</text:p>
          </table:table-cell>
          <table:table-cell table:style-name="ce1" office:value-type="float" office:value="149982" calcext:value-type="float">
            <text:p>149982</text:p>
          </table:table-cell>
          <table:table-cell table:style-name="ce1" office:value-type="float" office:value="220728" calcext:value-type="float">
            <text:p>220728</text:p>
          </table:table-cell>
          <table:table-cell table:style-name="ce1" office:value-type="float" office:value="115236" calcext:value-type="float">
            <text:p>115236</text:p>
          </table:table-cell>
          <table:table-cell table:style-name="ce1" office:value-type="float" office:value="63390" calcext:value-type="float">
            <text:p>63390</text:p>
          </table:table-cell>
          <table:table-cell table:style-name="ce1" office:value-type="float" office:value="90496" calcext:value-type="float">
            <text:p>90496</text:p>
          </table:table-cell>
          <table:table-cell table:style-name="ce1" office:value-type="float" office:value="99538" calcext:value-type="float">
            <text:p>99538</text:p>
          </table:table-cell>
          <table:table-cell table:style-name="ce1" office:value-type="float" office:value="34090" calcext:value-type="float">
            <text:p>34090</text:p>
          </table:table-cell>
          <table:table-cell table:style-name="ce1" office:value-type="float" office:value="9644" calcext:value-type="float">
            <text:p>9644</text:p>
          </table:table-cell>
          <table:table-cell table:style-name="ce3" table:formula="of:=SUM([.B16:.M16])" office:value-type="float" office:value="1430718" calcext:value-type="float">
            <text:p>1430718</text:p>
          </table:table-cell>
          <table:table-cell table:formula="of:=MAX([.B16:.M16])" office:value-type="float" office:value="329095" calcext:value-type="float">
            <text:p>3290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II</text:p>
          </table:table-cell>
          <table:table-cell table:style-name="ce1" office:value-type="float" office:value="118981" calcext:value-type="float">
            <text:p>118981</text:p>
          </table:table-cell>
          <table:table-cell table:style-name="ce1" office:value-type="float" office:value="164779" calcext:value-type="float">
            <text:p>164779</text:p>
          </table:table-cell>
          <table:table-cell table:style-name="ce1" office:value-type="float" office:value="188925" calcext:value-type="float">
            <text:p>188925</text:p>
          </table:table-cell>
          <table:table-cell table:style-name="ce1" office:value-type="float" office:value="458909" calcext:value-type="float">
            <text:p>458909</text:p>
          </table:table-cell>
          <table:table-cell table:style-name="ce1" office:value-type="float" office:value="431915" calcext:value-type="float">
            <text:p>431915</text:p>
          </table:table-cell>
          <table:table-cell table:style-name="ce1" office:value-type="float" office:value="274411" calcext:value-type="float">
            <text:p>274411</text:p>
          </table:table-cell>
          <table:table-cell table:style-name="ce1" office:value-type="float" office:value="309279" calcext:value-type="float">
            <text:p>309279</text:p>
          </table:table-cell>
          <table:table-cell table:style-name="ce1" office:value-type="float" office:value="136765" calcext:value-type="float">
            <text:p>136765</text:p>
          </table:table-cell>
          <table:table-cell table:style-name="ce1" office:value-type="float" office:value="120748" calcext:value-type="float">
            <text:p>120748</text:p>
          </table:table-cell>
          <table:table-cell table:style-name="ce1" office:value-type="float" office:value="143900" calcext:value-type="float">
            <text:p>143900</text:p>
          </table:table-cell>
          <table:table-cell table:style-name="ce1" office:value-type="float" office:value="58854" calcext:value-type="float">
            <text:p>58854</text:p>
          </table:table-cell>
          <table:table-cell table:style-name="ce1" office:value-type="float" office:value="15473" calcext:value-type="float">
            <text:p>15473</text:p>
          </table:table-cell>
          <table:table-cell table:style-name="ce3" table:formula="of:=SUM([.B17:.M17])" office:value-type="float" office:value="2422939" calcext:value-type="float">
            <text:p>2422939</text:p>
          </table:table-cell>
          <table:table-cell table:formula="of:=MAX([.B17:.M17])" office:value-type="float" office:value="458909" calcext:value-type="float">
            <text:p>4589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III</text:p>
          </table:table-cell>
          <table:table-cell table:style-name="ce1" office:value-type="float" office:value="63780" calcext:value-type="float">
            <text:p>63780</text:p>
          </table:table-cell>
          <table:table-cell table:style-name="ce1" office:value-type="float" office:value="89244" calcext:value-type="float">
            <text:p>89244</text:p>
          </table:table-cell>
          <table:table-cell table:style-name="ce1" office:value-type="float" office:value="157667" calcext:value-type="float">
            <text:p>157667</text:p>
          </table:table-cell>
          <table:table-cell table:style-name="ce1" office:value-type="float" office:value="243176" calcext:value-type="float">
            <text:p>243176</text:p>
          </table:table-cell>
          <table:table-cell table:style-name="ce1" office:value-type="float" office:value="254742" calcext:value-type="float">
            <text:p>254742</text:p>
          </table:table-cell>
          <table:table-cell table:style-name="ce1" office:value-type="float" office:value="133647" calcext:value-type="float">
            <text:p>133647</text:p>
          </table:table-cell>
          <table:table-cell table:style-name="ce1" office:value-type="float" office:value="222686" calcext:value-type="float">
            <text:p>222686</text:p>
          </table:table-cell>
          <table:table-cell table:style-name="ce1" office:value-type="float" office:value="67575" calcext:value-type="float">
            <text:p>67575</text:p>
          </table:table-cell>
          <table:table-cell table:style-name="ce1" office:value-type="float" office:value="100955" calcext:value-type="float">
            <text:p>100955</text:p>
          </table:table-cell>
          <table:table-cell table:style-name="ce1" office:value-type="float" office:value="104716" calcext:value-type="float">
            <text:p>104716</text:p>
          </table:table-cell>
          <table:table-cell table:style-name="ce1" office:value-type="float" office:value="36908" calcext:value-type="float">
            <text:p>36908</text:p>
          </table:table-cell>
          <table:table-cell table:style-name="ce1" office:value-type="float" office:value="10936" calcext:value-type="float">
            <text:p>10936</text:p>
          </table:table-cell>
          <table:table-cell table:style-name="ce3" table:formula="of:=SUM([.B18:.M18])" office:value-type="float" office:value="1486032" calcext:value-type="float">
            <text:p>1486032</text:p>
          </table:table-cell>
          <table:table-cell table:formula="of:=MAX([.B18:.M18])" office:value-type="float" office:value="254742" calcext:value-type="float">
            <text:p>2547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IV</text:p>
          </table:table-cell>
          <table:table-cell table:style-name="ce1" office:value-type="float" office:value="58619" calcext:value-type="float">
            <text:p>58619</text:p>
          </table:table-cell>
          <table:table-cell table:style-name="ce1" office:value-type="float" office:value="67854" calcext:value-type="float">
            <text:p>67854</text:p>
          </table:table-cell>
          <table:table-cell table:style-name="ce1" office:value-type="float" office:value="131156" calcext:value-type="float">
            <text:p>131156</text:p>
          </table:table-cell>
          <table:table-cell table:style-name="ce1" office:value-type="float" office:value="189011" calcext:value-type="float">
            <text:p>189011</text:p>
          </table:table-cell>
          <table:table-cell table:style-name="ce1" office:value-type="float" office:value="211831" calcext:value-type="float">
            <text:p>211831</text:p>
          </table:table-cell>
          <table:table-cell table:style-name="ce1" office:value-type="float" office:value="118565" calcext:value-type="float">
            <text:p>118565</text:p>
          </table:table-cell>
          <table:table-cell table:style-name="ce1" office:value-type="float" office:value="99899" calcext:value-type="float">
            <text:p>99899</text:p>
          </table:table-cell>
          <table:table-cell table:style-name="ce1" office:value-type="float" office:value="175742" calcext:value-type="float">
            <text:p>175742</text:p>
          </table:table-cell>
          <table:table-cell table:style-name="ce1" office:value-type="float" office:value="127217" calcext:value-type="float">
            <text:p>127217</text:p>
          </table:table-cell>
          <table:table-cell table:style-name="ce1" office:value-type="float" office:value="80901" calcext:value-type="float">
            <text:p>80901</text:p>
          </table:table-cell>
          <table:table-cell table:style-name="ce1" office:value-type="float" office:value="14392" calcext:value-type="float">
            <text:p>14392</text:p>
          </table:table-cell>
          <table:table-cell table:style-name="ce1" office:value-type="float" office:value="7873" calcext:value-type="float">
            <text:p>7873</text:p>
          </table:table-cell>
          <table:table-cell table:style-name="ce3" table:formula="of:=SUM([.B19:.M19])" office:value-type="float" office:value="1283060" calcext:value-type="float">
            <text:p>1283060</text:p>
          </table:table-cell>
          <table:table-cell table:formula="of:=MAX([.B19:.M19])" office:value-type="float" office:value="211831" calcext:value-type="float">
            <text:p>2118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IX</text:p>
          </table:table-cell>
          <table:table-cell table:style-name="ce1" office:value-type="float" office:value="114300" calcext:value-type="float">
            <text:p>114300</text:p>
          </table:table-cell>
          <table:table-cell table:style-name="ce1" office:value-type="float" office:value="162079" calcext:value-type="float">
            <text:p>162079</text:p>
          </table:table-cell>
          <table:table-cell table:style-name="ce1" office:value-type="float" office:value="156451" calcext:value-type="float">
            <text:p>156451</text:p>
          </table:table-cell>
          <table:table-cell table:style-name="ce1" office:value-type="float" office:value="521530" calcext:value-type="float">
            <text:p>521530</text:p>
          </table:table-cell>
          <table:table-cell table:style-name="ce1" office:value-type="float" office:value="334967" calcext:value-type="float">
            <text:p>334967</text:p>
          </table:table-cell>
          <table:table-cell table:style-name="ce1" office:value-type="float" office:value="175017" calcext:value-type="float">
            <text:p>175017</text:p>
          </table:table-cell>
          <table:table-cell table:style-name="ce1" office:value-type="float" office:value="202920" calcext:value-type="float">
            <text:p>202920</text:p>
          </table:table-cell>
          <table:table-cell table:style-name="ce1" office:value-type="float" office:value="90683" calcext:value-type="float">
            <text:p>90683</text:p>
          </table:table-cell>
          <table:table-cell table:style-name="ce1" office:value-type="float" office:value="132952" calcext:value-type="float">
            <text:p>132952</text:p>
          </table:table-cell>
          <table:table-cell table:style-name="ce1" office:value-type="float" office:value="90137" calcext:value-type="float">
            <text:p>90137</text:p>
          </table:table-cell>
          <table:table-cell table:style-name="ce1" office:value-type="float" office:value="23533" calcext:value-type="float">
            <text:p>23533</text:p>
          </table:table-cell>
          <table:table-cell table:style-name="ce1" office:value-type="float" office:value="14905" calcext:value-type="float">
            <text:p>14905</text:p>
          </table:table-cell>
          <table:table-cell table:style-name="ce3" table:formula="of:=SUM([.B20:.M20])" office:value-type="float" office:value="2019474" calcext:value-type="float">
            <text:p>2019474</text:p>
          </table:table-cell>
          <table:table-cell table:formula="of:=MAX([.B20:.M20])" office:value-type="float" office:value="521530" calcext:value-type="float">
            <text:p>5215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V</text:p>
          </table:table-cell>
          <table:table-cell table:style-name="ce1" office:value-type="float" office:value="113490" calcext:value-type="float">
            <text:p>113490</text:p>
          </table:table-cell>
          <table:table-cell table:style-name="ce1" office:value-type="float" office:value="107879" calcext:value-type="float">
            <text:p>107879</text:p>
          </table:table-cell>
          <table:table-cell table:style-name="ce1" office:value-type="float" office:value="148011" calcext:value-type="float">
            <text:p>148011</text:p>
          </table:table-cell>
          <table:table-cell table:style-name="ce1" office:value-type="float" office:value="345307" calcext:value-type="float">
            <text:p>345307</text:p>
          </table:table-cell>
          <table:table-cell table:style-name="ce1" office:value-type="float" office:value="377588" calcext:value-type="float">
            <text:p>377588</text:p>
          </table:table-cell>
          <table:table-cell table:style-name="ce1" office:value-type="float" office:value="319846" calcext:value-type="float">
            <text:p>319846</text:p>
          </table:table-cell>
          <table:table-cell table:style-name="ce1" office:value-type="float" office:value="164422" calcext:value-type="float">
            <text:p>164422</text:p>
          </table:table-cell>
          <table:table-cell table:style-name="ce1" office:value-type="float" office:value="115933" calcext:value-type="float">
            <text:p>115933</text:p>
          </table:table-cell>
          <table:table-cell table:style-name="ce1" office:value-type="float" office:value="249578" calcext:value-type="float">
            <text:p>249578</text:p>
          </table:table-cell>
          <table:table-cell table:style-name="ce1" office:value-type="float" office:value="109489" calcext:value-type="float">
            <text:p>109489</text:p>
          </table:table-cell>
          <table:table-cell table:style-name="ce1" office:value-type="float" office:value="34918" calcext:value-type="float">
            <text:p>34918</text:p>
          </table:table-cell>
          <table:table-cell table:style-name="ce1" office:value-type="float" office:value="7311" calcext:value-type="float">
            <text:p>7311</text:p>
          </table:table-cell>
          <table:table-cell table:style-name="ce3" table:formula="of:=SUM([.B21:.M21])" office:value-type="float" office:value="2093772" calcext:value-type="float">
            <text:p>2093772</text:p>
          </table:table-cell>
          <table:table-cell table:formula="of:=MAX([.B21:.M21])" office:value-type="float" office:value="377588" calcext:value-type="float">
            <text:p>3775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VI</text:p>
          </table:table-cell>
          <table:table-cell table:style-name="ce1" office:value-type="float" office:value="50203" calcext:value-type="float">
            <text:p>50203</text:p>
          </table:table-cell>
          <table:table-cell table:style-name="ce1" office:value-type="float" office:value="78897" calcext:value-type="float">
            <text:p>78897</text:p>
          </table:table-cell>
          <table:table-cell table:style-name="ce1" office:value-type="float" office:value="233738" calcext:value-type="float">
            <text:p>233738</text:p>
          </table:table-cell>
          <table:table-cell table:style-name="ce1" office:value-type="float" office:value="433127" calcext:value-type="float">
            <text:p>433127</text:p>
          </table:table-cell>
          <table:table-cell table:style-name="ce1" office:value-type="float" office:value="209513" calcext:value-type="float">
            <text:p>209513</text:p>
          </table:table-cell>
          <table:table-cell table:style-name="ce1" office:value-type="float" office:value="283126" calcext:value-type="float">
            <text:p>283126</text:p>
          </table:table-cell>
          <table:table-cell table:style-name="ce1" office:value-type="float" office:value="121262" calcext:value-type="float">
            <text:p>121262</text:p>
          </table:table-cell>
          <table:table-cell table:style-name="ce1" office:value-type="float" office:value="126457" calcext:value-type="float">
            <text:p>126457</text:p>
          </table:table-cell>
          <table:table-cell table:style-name="ce1" office:value-type="float" office:value="112758" calcext:value-type="float">
            <text:p>112758</text:p>
          </table:table-cell>
          <table:table-cell table:style-name="ce1" office:value-type="float" office:value="113633" calcext:value-type="float">
            <text:p>113633</text:p>
          </table:table-cell>
          <table:table-cell table:style-name="ce1" office:value-type="float" office:value="24932" calcext:value-type="float">
            <text:p>24932</text:p>
          </table:table-cell>
          <table:table-cell table:style-name="ce1" office:value-type="float" office:value="11724" calcext:value-type="float">
            <text:p>11724</text:p>
          </table:table-cell>
          <table:table-cell table:style-name="ce3" table:formula="of:=SUM([.B22:.M22])" office:value-type="float" office:value="1799370" calcext:value-type="float">
            <text:p>1799370</text:p>
          </table:table-cell>
          <table:table-cell table:formula="of:=MAX([.B22:.M22])" office:value-type="float" office:value="433127" calcext:value-type="float">
            <text:p>4331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VII</text:p>
          </table:table-cell>
          <table:table-cell table:style-name="ce1" office:value-type="float" office:value="125620" calcext:value-type="float">
            <text:p>125620</text:p>
          </table:table-cell>
          <table:table-cell table:style-name="ce1" office:value-type="float" office:value="162383" calcext:value-type="float">
            <text:p>162383</text:p>
          </table:table-cell>
          <table:table-cell table:style-name="ce1" office:value-type="float" office:value="234477" calcext:value-type="float">
            <text:p>234477</text:p>
          </table:table-cell>
          <table:table-cell table:style-name="ce1" office:value-type="float" office:value="608658" calcext:value-type="float">
            <text:p>608658</text:p>
          </table:table-cell>
          <table:table-cell table:style-name="ce1" office:value-type="float" office:value="539911" calcext:value-type="float">
            <text:p>539911</text:p>
          </table:table-cell>
          <table:table-cell table:style-name="ce1" office:value-type="float" office:value="373811" calcext:value-type="float">
            <text:p>373811</text:p>
          </table:table-cell>
          <table:table-cell table:style-name="ce1" office:value-type="float" office:value="206295" calcext:value-type="float">
            <text:p>206295</text:p>
          </table:table-cell>
          <table:table-cell table:style-name="ce1" office:value-type="float" office:value="154557" calcext:value-type="float">
            <text:p>154557</text:p>
          </table:table-cell>
          <table:table-cell table:style-name="ce1" office:value-type="float" office:value="160208" calcext:value-type="float">
            <text:p>160208</text:p>
          </table:table-cell>
          <table:table-cell table:style-name="ce1" office:value-type="float" office:value="135598" calcext:value-type="float">
            <text:p>135598</text:p>
          </table:table-cell>
          <table:table-cell table:style-name="ce1" office:value-type="float" office:value="48441" calcext:value-type="float">
            <text:p>48441</text:p>
          </table:table-cell>
          <table:table-cell table:style-name="ce1" office:value-type="float" office:value="12477" calcext:value-type="float">
            <text:p>12477</text:p>
          </table:table-cell>
          <table:table-cell table:style-name="ce3" table:formula="of:=SUM([.B23:.M23])" office:value-type="float" office:value="2762436" calcext:value-type="float">
            <text:p>2762436</text:p>
          </table:table-cell>
          <table:table-cell table:formula="of:=MAX([.B23:.M23])" office:value-type="float" office:value="608658" calcext:value-type="float">
            <text:p>6086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VIII</text:p>
          </table:table-cell>
          <table:table-cell table:style-name="ce1" office:value-type="float" office:value="109818" calcext:value-type="float">
            <text:p>109818</text:p>
          </table:table-cell>
          <table:table-cell table:style-name="ce1" office:value-type="float" office:value="241657" calcext:value-type="float">
            <text:p>241657</text:p>
          </table:table-cell>
          <table:table-cell table:style-name="ce1" office:value-type="float" office:value="131850" calcext:value-type="float">
            <text:p>131850</text:p>
          </table:table-cell>
          <table:table-cell table:style-name="ce1" office:value-type="float" office:value="413101" calcext:value-type="float">
            <text:p>413101</text:p>
          </table:table-cell>
          <table:table-cell table:style-name="ce1" office:value-type="float" office:value="445760" calcext:value-type="float">
            <text:p>445760</text:p>
          </table:table-cell>
          <table:table-cell table:style-name="ce1" office:value-type="float" office:value="214523" calcext:value-type="float">
            <text:p>214523</text:p>
          </table:table-cell>
          <table:table-cell table:style-name="ce1" office:value-type="float" office:value="120914" calcext:value-type="float">
            <text:p>120914</text:p>
          </table:table-cell>
          <table:table-cell table:style-name="ce1" office:value-type="float" office:value="53113" calcext:value-type="float">
            <text:p>53113</text:p>
          </table:table-cell>
          <table:table-cell table:style-name="ce1" office:value-type="float" office:value="65018" calcext:value-type="float">
            <text:p>65018</text:p>
          </table:table-cell>
          <table:table-cell table:style-name="ce1" office:value-type="float" office:value="128972" calcext:value-type="float">
            <text:p>128972</text:p>
          </table:table-cell>
          <table:table-cell table:style-name="ce1" office:value-type="float" office:value="21356" calcext:value-type="float">
            <text:p>21356</text:p>
          </table:table-cell>
          <table:table-cell table:style-name="ce1" office:value-type="float" office:value="6920" calcext:value-type="float">
            <text:p>6920</text:p>
          </table:table-cell>
          <table:table-cell table:style-name="ce3" table:formula="of:=SUM([.B24:.M24])" office:value-type="float" office:value="1953002" calcext:value-type="float">
            <text:p>1953002</text:p>
          </table:table-cell>
          <table:table-cell table:formula="of:=MAX([.B24:.M24])" office:value-type="float" office:value="445760" calcext:value-type="float">
            <text:p>44576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X</text:p>
          </table:table-cell>
          <table:table-cell table:style-name="ce1" office:value-type="float" office:value="78251" calcext:value-type="float">
            <text:p>78251</text:p>
          </table:table-cell>
          <table:table-cell table:style-name="ce1" office:value-type="float" office:value="104694" calcext:value-type="float">
            <text:p>104694</text:p>
          </table:table-cell>
          <table:table-cell table:style-name="ce1" office:value-type="float" office:value="168738" calcext:value-type="float">
            <text:p>168738</text:p>
          </table:table-cell>
          <table:table-cell table:style-name="ce1" office:value-type="float" office:value="313984" calcext:value-type="float">
            <text:p>313984</text:p>
          </table:table-cell>
          <table:table-cell table:style-name="ce1" office:value-type="float" office:value="214519" calcext:value-type="float">
            <text:p>214519</text:p>
          </table:table-cell>
          <table:table-cell table:style-name="ce1" office:value-type="float" office:value="89400" calcext:value-type="float">
            <text:p>89400</text:p>
          </table:table-cell>
          <table:table-cell table:style-name="ce1" office:value-type="float" office:value="137215" calcext:value-type="float">
            <text:p>137215</text:p>
          </table:table-cell>
          <table:table-cell table:style-name="ce1" office:value-type="float" office:value="184161" calcext:value-type="float">
            <text:p>184161</text:p>
          </table:table-cell>
          <table:table-cell table:style-name="ce1" office:value-type="float" office:value="129544" calcext:value-type="float">
            <text:p>129544</text:p>
          </table:table-cell>
          <table:table-cell table:style-name="ce1" office:value-type="float" office:value="49996" calcext:value-type="float">
            <text:p>49996</text:p>
          </table:table-cell>
          <table:table-cell table:style-name="ce1" office:value-type="float" office:value="17721" calcext:value-type="float">
            <text:p>17721</text:p>
          </table:table-cell>
          <table:table-cell table:style-name="ce1" office:value-type="float" office:value="7346" calcext:value-type="float">
            <text:p>7346</text:p>
          </table:table-cell>
          <table:table-cell table:style-name="ce3" table:formula="of:=SUM([.B25:.M25])" office:value-type="float" office:value="1495569" calcext:value-type="float">
            <text:p>1495569</text:p>
          </table:table-cell>
          <table:table-cell table:formula="of:=MAX([.B25:.M25])" office:value-type="float" office:value="313984" calcext:value-type="float">
            <text:p>3139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Barat XI</text:p>
          </table:table-cell>
          <table:table-cell table:style-name="ce1" office:value-type="float" office:value="105687" calcext:value-type="float">
            <text:p>105687</text:p>
          </table:table-cell>
          <table:table-cell table:style-name="ce1" office:value-type="float" office:value="337170" calcext:value-type="float">
            <text:p>337170</text:p>
          </table:table-cell>
          <table:table-cell table:style-name="ce1" office:value-type="float" office:value="187093" calcext:value-type="float">
            <text:p>187093</text:p>
          </table:table-cell>
          <table:table-cell table:style-name="ce1" office:value-type="float" office:value="303513" calcext:value-type="float">
            <text:p>303513</text:p>
          </table:table-cell>
          <table:table-cell table:style-name="ce1" office:value-type="float" office:value="369901" calcext:value-type="float">
            <text:p>369901</text:p>
          </table:table-cell>
          <table:table-cell table:style-name="ce1" office:value-type="float" office:value="175688" calcext:value-type="float">
            <text:p>175688</text:p>
          </table:table-cell>
          <table:table-cell table:style-name="ce1" office:value-type="float" office:value="230886" calcext:value-type="float">
            <text:p>230886</text:p>
          </table:table-cell>
          <table:table-cell table:style-name="ce1" office:value-type="float" office:value="223104" calcext:value-type="float">
            <text:p>223104</text:p>
          </table:table-cell>
          <table:table-cell table:style-name="ce1" office:value-type="float" office:value="342330" calcext:value-type="float">
            <text:p>342330</text:p>
          </table:table-cell>
          <table:table-cell table:style-name="ce1" office:value-type="float" office:value="100406" calcext:value-type="float">
            <text:p>100406</text:p>
          </table:table-cell>
          <table:table-cell table:style-name="ce1" office:value-type="float" office:value="53338" calcext:value-type="float">
            <text:p>53338</text:p>
          </table:table-cell>
          <table:table-cell table:style-name="ce1" office:value-type="float" office:value="15139" calcext:value-type="float">
            <text:p>15139</text:p>
          </table:table-cell>
          <table:table-cell table:style-name="ce3" table:formula="of:=SUM([.B26:.M26])" office:value-type="float" office:value="2444255" calcext:value-type="float">
            <text:p>2444255</text:p>
          </table:table-cell>
          <table:table-cell table:formula="of:=MAX([.B26:.M26])" office:value-type="float" office:value="369901" calcext:value-type="float">
            <text:p>3699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engah I</text:p>
          </table:table-cell>
          <table:table-cell table:style-name="ce1" office:value-type="float" office:value="152217" calcext:value-type="float">
            <text:p>152217</text:p>
          </table:table-cell>
          <table:table-cell table:style-name="ce1" office:value-type="float" office:value="195225" calcext:value-type="float">
            <text:p>195225</text:p>
          </table:table-cell>
          <table:table-cell table:style-name="ce1" office:value-type="float" office:value="128963" calcext:value-type="float">
            <text:p>128963</text:p>
          </table:table-cell>
          <table:table-cell table:style-name="ce1" office:value-type="float" office:value="516122" calcext:value-type="float">
            <text:p>516122</text:p>
          </table:table-cell>
          <table:table-cell table:style-name="ce1" office:value-type="float" office:value="169515" calcext:value-type="float">
            <text:p>169515</text:p>
          </table:table-cell>
          <table:table-cell table:style-name="ce1" office:value-type="float" office:value="206577" calcext:value-type="float">
            <text:p>206577</text:p>
          </table:table-cell>
          <table:table-cell table:style-name="ce1" office:value-type="float" office:value="157245" calcext:value-type="float">
            <text:p>157245</text:p>
          </table:table-cell>
          <table:table-cell table:style-name="ce1" office:value-type="float" office:value="136583" calcext:value-type="float">
            <text:p>136583</text:p>
          </table:table-cell>
          <table:table-cell table:style-name="ce1" office:value-type="float" office:value="118254" calcext:value-type="float">
            <text:p>118254</text:p>
          </table:table-cell>
          <table:table-cell table:style-name="ce1" office:value-type="float" office:value="63885" calcext:value-type="float">
            <text:p>63885</text:p>
          </table:table-cell>
          <table:table-cell table:style-name="ce1" office:value-type="float" office:value="7712" calcext:value-type="float">
            <text:p>7712</text:p>
          </table:table-cell>
          <table:table-cell table:style-name="ce1" office:value-type="float" office:value="6806" calcext:value-type="float">
            <text:p>6806</text:p>
          </table:table-cell>
          <table:table-cell table:style-name="ce3" table:formula="of:=SUM([.B27:.M27])" office:value-type="float" office:value="1859104" calcext:value-type="float">
            <text:p>1859104</text:p>
          </table:table-cell>
          <table:table-cell table:formula="of:=MAX([.B27:.M27])" office:value-type="float" office:value="516122" calcext:value-type="float">
            <text:p>5161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engah II</text:p>
          </table:table-cell>
          <table:table-cell table:style-name="ce1" office:value-type="float" office:value="99612" calcext:value-type="float">
            <text:p>99612</text:p>
          </table:table-cell>
          <table:table-cell table:style-name="ce1" office:value-type="float" office:value="230157" calcext:value-type="float">
            <text:p>230157</text:p>
          </table:table-cell>
          <table:table-cell table:style-name="ce1" office:value-type="float" office:value="73075" calcext:value-type="float">
            <text:p>73075</text:p>
          </table:table-cell>
          <table:table-cell table:style-name="ce1" office:value-type="float" office:value="175036" calcext:value-type="float">
            <text:p>175036</text:p>
          </table:table-cell>
          <table:table-cell table:style-name="ce1" office:value-type="float" office:value="448420" calcext:value-type="float">
            <text:p>448420</text:p>
          </table:table-cell>
          <table:table-cell table:style-name="ce1" office:value-type="float" office:value="177111" calcext:value-type="float">
            <text:p>177111</text:p>
          </table:table-cell>
          <table:table-cell table:style-name="ce1" office:value-type="float" office:value="55631" calcext:value-type="float">
            <text:p>55631</text:p>
          </table:table-cell>
          <table:table-cell table:style-name="ce1" office:value-type="float" office:value="81132" calcext:value-type="float">
            <text:p>81132</text:p>
          </table:table-cell>
          <table:table-cell table:style-name="ce1" office:value-type="float" office:value="164286" calcext:value-type="float">
            <text:p>164286</text:p>
          </table:table-cell>
          <table:table-cell table:style-name="ce1" office:value-type="float" office:value="62914" calcext:value-type="float">
            <text:p>62914</text:p>
          </table:table-cell>
          <table:table-cell table:style-name="ce1" office:value-type="float" office:value="9307" calcext:value-type="float">
            <text:p>9307</text:p>
          </table:table-cell>
          <table:table-cell table:style-name="ce1" office:value-type="float" office:value="3139" calcext:value-type="float">
            <text:p>3139</text:p>
          </table:table-cell>
          <table:table-cell table:style-name="ce3" table:formula="of:=SUM([.B28:.M28])" office:value-type="float" office:value="1579820" calcext:value-type="float">
            <text:p>1579820</text:p>
          </table:table-cell>
          <table:table-cell table:formula="of:=MAX([.B28:.M28])" office:value-type="float" office:value="448420" calcext:value-type="float">
            <text:p>448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III</text:p>
          </table:table-cell>
          <table:table-cell table:style-name="ce1" office:value-type="float" office:value="130060" calcext:value-type="float">
            <text:p>130060</text:p>
          </table:table-cell>
          <table:table-cell table:style-name="ce1" office:value-type="float" office:value="280384" calcext:value-type="float">
            <text:p>280384</text:p>
          </table:table-cell>
          <table:table-cell table:style-name="ce1" office:value-type="float" office:value="123354" calcext:value-type="float">
            <text:p>123354</text:p>
          </table:table-cell>
          <table:table-cell table:style-name="ce1" office:value-type="float" office:value="392472" calcext:value-type="float">
            <text:p>392472</text:p>
          </table:table-cell>
          <table:table-cell table:style-name="ce1" office:value-type="float" office:value="301851" calcext:value-type="float">
            <text:p>301851</text:p>
          </table:table-cell>
          <table:table-cell table:style-name="ce1" office:value-type="float" office:value="285557" calcext:value-type="float">
            <text:p>285557</text:p>
          </table:table-cell>
          <table:table-cell table:style-name="ce1" office:value-type="float" office:value="202818" calcext:value-type="float">
            <text:p>202818</text:p>
          </table:table-cell>
          <table:table-cell table:style-name="ce1" office:value-type="float" office:value="92244" calcext:value-type="float">
            <text:p>92244</text:p>
          </table:table-cell>
          <table:table-cell table:style-name="ce1" office:value-type="float" office:value="139679" calcext:value-type="float">
            <text:p>139679</text:p>
          </table:table-cell>
          <table:table-cell table:style-name="ce1" office:value-type="float" office:value="92740" calcext:value-type="float">
            <text:p>92740</text:p>
          </table:table-cell>
          <table:table-cell table:style-name="ce1" office:value-type="float" office:value="13961" calcext:value-type="float">
            <text:p>13961</text:p>
          </table:table-cell>
          <table:table-cell table:style-name="ce1" office:value-type="float" office:value="16812" calcext:value-type="float">
            <text:p>16812</text:p>
          </table:table-cell>
          <table:table-cell table:style-name="ce3" table:formula="of:=SUM([.B29:.M29])" office:value-type="float" office:value="2071932" calcext:value-type="float">
            <text:p>2071932</text:p>
          </table:table-cell>
          <table:table-cell table:formula="of:=MAX([.B29:.M29])" office:value-type="float" office:value="392472" calcext:value-type="float">
            <text:p>3924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engah IV</text:p>
          </table:table-cell>
          <table:table-cell table:style-name="ce1" office:value-type="float" office:value="47186" calcext:value-type="float">
            <text:p>47186</text:p>
          </table:table-cell>
          <table:table-cell table:style-name="ce1" office:value-type="float" office:value="103911" calcext:value-type="float">
            <text:p>103911</text:p>
          </table:table-cell>
          <table:table-cell table:style-name="ce1" office:value-type="float" office:value="160546" calcext:value-type="float">
            <text:p>160546</text:p>
          </table:table-cell>
          <table:table-cell table:style-name="ce1" office:value-type="float" office:value="417714" calcext:value-type="float">
            <text:p>417714</text:p>
          </table:table-cell>
          <table:table-cell table:style-name="ce1" office:value-type="float" office:value="235865" calcext:value-type="float">
            <text:p>235865</text:p>
          </table:table-cell>
          <table:table-cell table:style-name="ce1" office:value-type="float" office:value="168597" calcext:value-type="float">
            <text:p>168597</text:p>
          </table:table-cell>
          <table:table-cell table:style-name="ce1" office:value-type="float" office:value="110433" calcext:value-type="float">
            <text:p>110433</text:p>
          </table:table-cell>
          <table:table-cell table:style-name="ce1" office:value-type="float" office:value="123963" calcext:value-type="float">
            <text:p>123963</text:p>
          </table:table-cell>
          <table:table-cell table:style-name="ce1" office:value-type="float" office:value="55950" calcext:value-type="float">
            <text:p>55950</text:p>
          </table:table-cell>
          <table:table-cell table:style-name="ce1" office:value-type="float" office:value="92114" calcext:value-type="float">
            <text:p>92114</text:p>
          </table:table-cell>
          <table:table-cell table:style-name="ce1" office:value-type="float" office:value="6932" calcext:value-type="float">
            <text:p>6932</text:p>
          </table:table-cell>
          <table:table-cell table:style-name="ce1" office:value-type="float" office:value="4923" calcext:value-type="float">
            <text:p>4923</text:p>
          </table:table-cell>
          <table:table-cell table:style-name="ce3" table:formula="of:=SUM([.B30:.M30])" office:value-type="float" office:value="1528134" calcext:value-type="float">
            <text:p>1528134</text:p>
          </table:table-cell>
          <table:table-cell table:formula="of:=MAX([.B30:.M30])" office:value-type="float" office:value="417714" calcext:value-type="float">
            <text:p>4177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engah IX</text:p>
          </table:table-cell>
          <table:table-cell table:style-name="ce1" office:value-type="float" office:value="62146" calcext:value-type="float">
            <text:p>62146</text:p>
          </table:table-cell>
          <table:table-cell table:style-name="ce1" office:value-type="float" office:value="282131" calcext:value-type="float">
            <text:p>282131</text:p>
          </table:table-cell>
          <table:table-cell table:style-name="ce1" office:value-type="float" office:value="109527" calcext:value-type="float">
            <text:p>109527</text:p>
          </table:table-cell>
          <table:table-cell table:style-name="ce1" office:value-type="float" office:value="376245" calcext:value-type="float">
            <text:p>376245</text:p>
          </table:table-cell>
          <table:table-cell table:style-name="ce1" office:value-type="float" office:value="234622" calcext:value-type="float">
            <text:p>234622</text:p>
          </table:table-cell>
          <table:table-cell table:style-name="ce1" office:value-type="float" office:value="162077" calcext:value-type="float">
            <text:p>162077</text:p>
          </table:table-cell>
          <table:table-cell table:style-name="ce1" office:value-type="float" office:value="84622" calcext:value-type="float">
            <text:p>84622</text:p>
          </table:table-cell>
          <table:table-cell table:style-name="ce1" office:value-type="float" office:value="103357" calcext:value-type="float">
            <text:p>103357</text:p>
          </table:table-cell>
          <table:table-cell table:style-name="ce1" office:value-type="float" office:value="117118" calcext:value-type="float">
            <text:p>117118</text:p>
          </table:table-cell>
          <table:table-cell table:style-name="ce1" office:value-type="float" office:value="93511" calcext:value-type="float">
            <text:p>93511</text:p>
          </table:table-cell>
          <table:table-cell table:style-name="ce1" office:value-type="float" office:value="6489" calcext:value-type="float">
            <text:p>6489</text:p>
          </table:table-cell>
          <table:table-cell table:style-name="ce1" office:value-type="float" office:value="4130" calcext:value-type="float">
            <text:p>4130</text:p>
          </table:table-cell>
          <table:table-cell table:style-name="ce3" table:formula="of:=SUM([.B31:.M31])" office:value-type="float" office:value="1635975" calcext:value-type="float">
            <text:p>1635975</text:p>
          </table:table-cell>
          <table:table-cell table:formula="of:=MAX([.B31:.M31])" office:value-type="float" office:value="376245" calcext:value-type="float">
            <text:p>3762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V</text:p>
          </table:table-cell>
          <table:table-cell table:style-name="ce1" office:value-type="float" office:value="120090" calcext:value-type="float">
            <text:p>120090</text:p>
          </table:table-cell>
          <table:table-cell table:style-name="ce1" office:value-type="float" office:value="137727" calcext:value-type="float">
            <text:p>137727</text:p>
          </table:table-cell>
          <table:table-cell table:style-name="ce1" office:value-type="float" office:value="120918" calcext:value-type="float">
            <text:p>120918</text:p>
          </table:table-cell>
          <table:table-cell table:style-name="ce1" office:value-type="float" office:value="861673" calcext:value-type="float">
            <text:p>861673</text:p>
          </table:table-cell>
          <table:table-cell table:style-name="ce1" office:value-type="float" office:value="269446" calcext:value-type="float">
            <text:p>269446</text:p>
          </table:table-cell>
          <table:table-cell table:style-name="ce1" office:value-type="float" office:value="152378" calcext:value-type="float">
            <text:p>152378</text:p>
          </table:table-cell>
          <table:table-cell table:style-name="ce1" office:value-type="float" office:value="81667" calcext:value-type="float">
            <text:p>81667</text:p>
          </table:table-cell>
          <table:table-cell table:style-name="ce1" office:value-type="float" office:value="145363" calcext:value-type="float">
            <text:p>145363</text:p>
          </table:table-cell>
          <table:table-cell table:style-name="ce1" office:value-type="float" office:value="52877" calcext:value-type="float">
            <text:p>52877</text:p>
          </table:table-cell>
          <table:table-cell table:style-name="ce1" office:value-type="float" office:value="55214" calcext:value-type="float">
            <text:p>55214</text:p>
          </table:table-cell>
          <table:table-cell table:style-name="ce1" office:value-type="float" office:value="9070" calcext:value-type="float">
            <text:p>9070</text:p>
          </table:table-cell>
          <table:table-cell table:style-name="ce1" office:value-type="float" office:value="4405" calcext:value-type="float">
            <text:p>4405</text:p>
          </table:table-cell>
          <table:table-cell table:style-name="ce3" table:formula="of:=SUM([.B32:.M32])" office:value-type="float" office:value="2010828" calcext:value-type="float">
            <text:p>2010828</text:p>
          </table:table-cell>
          <table:table-cell table:formula="of:=MAX([.B32:.M32])" office:value-type="float" office:value="861673" calcext:value-type="float">
            <text:p>8616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VI</text:p>
          </table:table-cell>
          <table:table-cell table:style-name="ce1" office:value-type="float" office:value="146264" calcext:value-type="float">
            <text:p>146264</text:p>
          </table:table-cell>
          <table:table-cell table:style-name="ce1" office:value-type="float" office:value="358790" calcext:value-type="float">
            <text:p>358790</text:p>
          </table:table-cell>
          <table:table-cell table:style-name="ce1" office:value-type="float" office:value="91774" calcext:value-type="float">
            <text:p>91774</text:p>
          </table:table-cell>
          <table:table-cell table:style-name="ce1" office:value-type="float" office:value="454259" calcext:value-type="float">
            <text:p>454259</text:p>
          </table:table-cell>
          <table:table-cell table:style-name="ce1" office:value-type="float" office:value="203508" calcext:value-type="float">
            <text:p>203508</text:p>
          </table:table-cell>
          <table:table-cell table:style-name="ce1" office:value-type="float" office:value="207410" calcext:value-type="float">
            <text:p>207410</text:p>
          </table:table-cell>
          <table:table-cell table:style-name="ce1" office:value-type="float" office:value="131447" calcext:value-type="float">
            <text:p>131447</text:p>
          </table:table-cell>
          <table:table-cell table:style-name="ce1" office:value-type="float" office:value="162515" calcext:value-type="float">
            <text:p>162515</text:p>
          </table:table-cell>
          <table:table-cell table:style-name="ce1" office:value-type="float" office:value="137499" calcext:value-type="float">
            <text:p>137499</text:p>
          </table:table-cell>
          <table:table-cell table:style-name="ce1" office:value-type="float" office:value="101462" calcext:value-type="float">
            <text:p>101462</text:p>
          </table:table-cell>
          <table:table-cell table:style-name="ce1" office:value-type="float" office:value="11385" calcext:value-type="float">
            <text:p>11385</text:p>
          </table:table-cell>
          <table:table-cell table:style-name="ce1" office:value-type="float" office:value="8002" calcext:value-type="float">
            <text:p>8002</text:p>
          </table:table-cell>
          <table:table-cell table:style-name="ce3" table:formula="of:=SUM([.B33:.M33])" office:value-type="float" office:value="2014315" calcext:value-type="float">
            <text:p>2014315</text:p>
          </table:table-cell>
          <table:table-cell table:formula="of:=MAX([.B33:.M33])" office:value-type="float" office:value="454259" calcext:value-type="float">
            <text:p>4542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VII</text:p>
          </table:table-cell>
          <table:table-cell table:style-name="ce1" office:value-type="float" office:value="143183" calcext:value-type="float">
            <text:p>143183</text:p>
          </table:table-cell>
          <table:table-cell table:style-name="ce1" office:value-type="float" office:value="164535" calcext:value-type="float">
            <text:p>164535</text:p>
          </table:table-cell>
          <table:table-cell table:style-name="ce1" office:value-type="float" office:value="102966" calcext:value-type="float">
            <text:p>102966</text:p>
          </table:table-cell>
          <table:table-cell table:style-name="ce1" office:value-type="float" office:value="300978" calcext:value-type="float">
            <text:p>300978</text:p>
          </table:table-cell>
          <table:table-cell table:style-name="ce1" office:value-type="float" office:value="144563" calcext:value-type="float">
            <text:p>144563</text:p>
          </table:table-cell>
          <table:table-cell table:style-name="ce1" office:value-type="float" office:value="297057" calcext:value-type="float">
            <text:p>297057</text:p>
          </table:table-cell>
          <table:table-cell table:style-name="ce1" office:value-type="float" office:value="97465" calcext:value-type="float">
            <text:p>97465</text:p>
          </table:table-cell>
          <table:table-cell table:style-name="ce1" office:value-type="float" office:value="110604" calcext:value-type="float">
            <text:p>110604</text:p>
          </table:table-cell>
          <table:table-cell table:style-name="ce1" office:value-type="float" office:value="130237" calcext:value-type="float">
            <text:p>130237</text:p>
          </table:table-cell>
          <table:table-cell table:style-name="ce1" office:value-type="float" office:value="62151" calcext:value-type="float">
            <text:p>62151</text:p>
          </table:table-cell>
          <table:table-cell table:style-name="ce1" office:value-type="float" office:value="18055" calcext:value-type="float">
            <text:p>18055</text:p>
          </table:table-cell>
          <table:table-cell table:style-name="ce1" office:value-type="float" office:value="3781" calcext:value-type="float">
            <text:p>3781</text:p>
          </table:table-cell>
          <table:table-cell table:style-name="ce3" table:formula="of:=SUM([.B34:.M34])" office:value-type="float" office:value="1575575" calcext:value-type="float">
            <text:p>1575575</text:p>
          </table:table-cell>
          <table:table-cell table:formula="of:=MAX([.B34:.M34])" office:value-type="float" office:value="300978" calcext:value-type="float">
            <text:p>3009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VIII</text:p>
          </table:table-cell>
          <table:table-cell table:style-name="ce1" office:value-type="float" office:value="47985" calcext:value-type="float">
            <text:p>47985</text:p>
          </table:table-cell>
          <table:table-cell table:style-name="ce1" office:value-type="float" office:value="216461" calcext:value-type="float">
            <text:p>216461</text:p>
          </table:table-cell>
          <table:table-cell table:style-name="ce1" office:value-type="float" office:value="81773" calcext:value-type="float">
            <text:p>81773</text:p>
          </table:table-cell>
          <table:table-cell table:style-name="ce1" office:value-type="float" office:value="487813" calcext:value-type="float">
            <text:p>487813</text:p>
          </table:table-cell>
          <table:table-cell table:style-name="ce1" office:value-type="float" office:value="296890" calcext:value-type="float">
            <text:p>296890</text:p>
          </table:table-cell>
          <table:table-cell table:style-name="ce1" office:value-type="float" office:value="229642" calcext:value-type="float">
            <text:p>229642</text:p>
          </table:table-cell>
          <table:table-cell table:style-name="ce1" office:value-type="float" office:value="118282" calcext:value-type="float">
            <text:p>118282</text:p>
          </table:table-cell>
          <table:table-cell table:style-name="ce1" office:value-type="float" office:value="134829" calcext:value-type="float">
            <text:p>134829</text:p>
          </table:table-cell>
          <table:table-cell table:style-name="ce1" office:value-type="float" office:value="97771" calcext:value-type="float">
            <text:p>97771</text:p>
          </table:table-cell>
          <table:table-cell table:style-name="ce1" office:value-type="float" office:value="49274" calcext:value-type="float">
            <text:p>49274</text:p>
          </table:table-cell>
          <table:table-cell table:style-name="ce1" office:value-type="float" office:value="9018" calcext:value-type="float">
            <text:p>9018</text:p>
          </table:table-cell>
          <table:table-cell table:style-name="ce1" office:value-type="float" office:value="4392" calcext:value-type="float">
            <text:p>4392</text:p>
          </table:table-cell>
          <table:table-cell table:style-name="ce3" table:formula="of:=SUM([.B35:.M35])" office:value-type="float" office:value="1774130" calcext:value-type="float">
            <text:p>1774130</text:p>
          </table:table-cell>
          <table:table-cell table:formula="of:=MAX([.B35:.M35])" office:value-type="float" office:value="487813" calcext:value-type="float">
            <text:p>4878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wa Tengah X</text:p>
          </table:table-cell>
          <table:table-cell table:style-name="ce1" office:value-type="float" office:value="86383" calcext:value-type="float">
            <text:p>86383</text:p>
          </table:table-cell>
          <table:table-cell table:style-name="ce1" office:value-type="float" office:value="336121" calcext:value-type="float">
            <text:p>336121</text:p>
          </table:table-cell>
          <table:table-cell table:style-name="ce1" office:value-type="float" office:value="83612" calcext:value-type="float">
            <text:p>83612</text:p>
          </table:table-cell>
          <table:table-cell table:style-name="ce1" office:value-type="float" office:value="313293" calcext:value-type="float">
            <text:p>313293</text:p>
          </table:table-cell>
          <table:table-cell table:style-name="ce1" office:value-type="float" office:value="192602" calcext:value-type="float">
            <text:p>192602</text:p>
          </table:table-cell>
          <table:table-cell table:style-name="ce1" office:value-type="float" office:value="136674" calcext:value-type="float">
            <text:p>136674</text:p>
          </table:table-cell>
          <table:table-cell table:style-name="ce1" office:value-type="float" office:value="81109" calcext:value-type="float">
            <text:p>81109</text:p>
          </table:table-cell>
          <table:table-cell table:style-name="ce1" office:value-type="float" office:value="117612" calcext:value-type="float">
            <text:p>117612</text:p>
          </table:table-cell>
          <table:table-cell table:style-name="ce1" office:value-type="float" office:value="138102" calcext:value-type="float">
            <text:p>138102</text:p>
          </table:table-cell>
          <table:table-cell table:style-name="ce1" office:value-type="float" office:value="57487" calcext:value-type="float">
            <text:p>57487</text:p>
          </table:table-cell>
          <table:table-cell table:style-name="ce1" office:value-type="float" office:value="7203" calcext:value-type="float">
            <text:p>7203</text:p>
          </table:table-cell>
          <table:table-cell table:style-name="ce1" office:value-type="float" office:value="3448" calcext:value-type="float">
            <text:p>3448</text:p>
          </table:table-cell>
          <table:table-cell table:style-name="ce3" table:formula="of:=SUM([.B36:.M36])" office:value-type="float" office:value="1553646" calcext:value-type="float">
            <text:p>1553646</text:p>
          </table:table-cell>
          <table:table-cell table:formula="of:=MAX([.B36:.M36])" office:value-type="float" office:value="336121" calcext:value-type="float">
            <text:p>3361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I</text:p>
          </table:table-cell>
          <table:table-cell table:style-name="ce1" office:value-type="float" office:value="67451" calcext:value-type="float">
            <text:p>67451</text:p>
          </table:table-cell>
          <table:table-cell table:style-name="ce1" office:value-type="float" office:value="385629" calcext:value-type="float">
            <text:p>385629</text:p>
          </table:table-cell>
          <table:table-cell table:style-name="ce1" office:value-type="float" office:value="102720" calcext:value-type="float">
            <text:p>102720</text:p>
          </table:table-cell>
          <table:table-cell table:style-name="ce1" office:value-type="float" office:value="497347" calcext:value-type="float">
            <text:p>497347</text:p>
          </table:table-cell>
          <table:table-cell table:style-name="ce1" office:value-type="float" office:value="133644" calcext:value-type="float">
            <text:p>133644</text:p>
          </table:table-cell>
          <table:table-cell table:style-name="ce1" office:value-type="float" office:value="250459" calcext:value-type="float">
            <text:p>250459</text:p>
          </table:table-cell>
          <table:table-cell table:style-name="ce1" office:value-type="float" office:value="186270" calcext:value-type="float">
            <text:p>186270</text:p>
          </table:table-cell>
          <table:table-cell table:style-name="ce1" office:value-type="float" office:value="196645" calcext:value-type="float">
            <text:p>196645</text:p>
          </table:table-cell>
          <table:table-cell table:style-name="ce1" office:value-type="float" office:value="87293" calcext:value-type="float">
            <text:p>87293</text:p>
          </table:table-cell>
          <table:table-cell table:style-name="ce1" office:value-type="float" office:value="87069" calcext:value-type="float">
            <text:p>87069</text:p>
          </table:table-cell>
          <table:table-cell table:style-name="ce1" office:value-type="float" office:value="15573" calcext:value-type="float">
            <text:p>15573</text:p>
          </table:table-cell>
          <table:table-cell table:style-name="ce1" office:value-type="float" office:value="6803" calcext:value-type="float">
            <text:p>6803</text:p>
          </table:table-cell>
          <table:table-cell table:style-name="ce3" table:formula="of:=SUM([.B37:.M37])" office:value-type="float" office:value="2016903" calcext:value-type="float">
            <text:p>2016903</text:p>
          </table:table-cell>
          <table:table-cell table:formula="of:=MAX([.B37:.M37])" office:value-type="float" office:value="497347" calcext:value-type="float">
            <text:p>4973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II</text:p>
          </table:table-cell>
          <table:table-cell table:style-name="ce1" office:value-type="float" office:value="296136" calcext:value-type="float">
            <text:p>296136</text:p>
          </table:table-cell>
          <table:table-cell table:style-name="ce1" office:value-type="float" office:value="299534" calcext:value-type="float">
            <text:p>299534</text:p>
          </table:table-cell>
          <table:table-cell table:style-name="ce1" office:value-type="float" office:value="77448" calcext:value-type="float">
            <text:p>77448</text:p>
          </table:table-cell>
          <table:table-cell table:style-name="ce1" office:value-type="float" office:value="150395" calcext:value-type="float">
            <text:p>150395</text:p>
          </table:table-cell>
          <table:table-cell table:style-name="ce1" office:value-type="float" office:value="220105" calcext:value-type="float">
            <text:p>220105</text:p>
          </table:table-cell>
          <table:table-cell table:style-name="ce1" office:value-type="float" office:value="184263" calcext:value-type="float">
            <text:p>184263</text:p>
          </table:table-cell>
          <table:table-cell table:style-name="ce1" office:value-type="float" office:value="121303" calcext:value-type="float">
            <text:p>121303</text:p>
          </table:table-cell>
          <table:table-cell table:style-name="ce1" office:value-type="float" office:value="35305" calcext:value-type="float">
            <text:p>35305</text:p>
          </table:table-cell>
          <table:table-cell table:style-name="ce1" office:value-type="float" office:value="104711" calcext:value-type="float">
            <text:p>104711</text:p>
          </table:table-cell>
          <table:table-cell table:style-name="ce1" office:value-type="float" office:value="57632" calcext:value-type="float">
            <text:p>57632</text:p>
          </table:table-cell>
          <table:table-cell table:style-name="ce1" office:value-type="float" office:value="7706" calcext:value-type="float">
            <text:p>7706</text:p>
          </table:table-cell>
          <table:table-cell table:style-name="ce1" office:value-type="float" office:value="7148" calcext:value-type="float">
            <text:p>7148</text:p>
          </table:table-cell>
          <table:table-cell table:style-name="ce3" table:formula="of:=SUM([.B38:.M38])" office:value-type="float" office:value="1561686" calcext:value-type="float">
            <text:p>1561686</text:p>
          </table:table-cell>
          <table:table-cell table:formula="of:=MAX([.B38:.M38])" office:value-type="float" office:value="299534" calcext:value-type="float">
            <text:p>2995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III</text:p>
          </table:table-cell>
          <table:table-cell table:style-name="ce1" office:value-type="float" office:value="91838" calcext:value-type="float">
            <text:p>91838</text:p>
          </table:table-cell>
          <table:table-cell table:style-name="ce1" office:value-type="float" office:value="434967" calcext:value-type="float">
            <text:p>434967</text:p>
          </table:table-cell>
          <table:table-cell table:style-name="ce1" office:value-type="float" office:value="80360" calcext:value-type="float">
            <text:p>80360</text:p>
          </table:table-cell>
          <table:table-cell table:style-name="ce1" office:value-type="float" office:value="254532" calcext:value-type="float">
            <text:p>254532</text:p>
          </table:table-cell>
          <table:table-cell table:style-name="ce1" office:value-type="float" office:value="192166" calcext:value-type="float">
            <text:p>192166</text:p>
          </table:table-cell>
          <table:table-cell table:style-name="ce1" office:value-type="float" office:value="143379" calcext:value-type="float">
            <text:p>143379</text:p>
          </table:table-cell>
          <table:table-cell table:style-name="ce1" office:value-type="float" office:value="129880" calcext:value-type="float">
            <text:p>129880</text:p>
          </table:table-cell>
          <table:table-cell table:style-name="ce1" office:value-type="float" office:value="39671" calcext:value-type="float">
            <text:p>39671</text:p>
          </table:table-cell>
          <table:table-cell table:style-name="ce1" office:value-type="float" office:value="138113" calcext:value-type="float">
            <text:p>138113</text:p>
          </table:table-cell>
          <table:table-cell table:style-name="ce1" office:value-type="float" office:value="54276" calcext:value-type="float">
            <text:p>54276</text:p>
          </table:table-cell>
          <table:table-cell table:style-name="ce1" office:value-type="float" office:value="7186" calcext:value-type="float">
            <text:p>7186</text:p>
          </table:table-cell>
          <table:table-cell table:style-name="ce1" office:value-type="float" office:value="5520" calcext:value-type="float">
            <text:p>5520</text:p>
          </table:table-cell>
          <table:table-cell table:style-name="ce3" table:formula="of:=SUM([.B39:.M39])" office:value-type="float" office:value="1571888" calcext:value-type="float">
            <text:p>1571888</text:p>
          </table:table-cell>
          <table:table-cell table:formula="of:=MAX([.B39:.M39])" office:value-type="float" office:value="434967" calcext:value-type="float">
            <text:p>4349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IV</text:p>
          </table:table-cell>
          <table:table-cell table:style-name="ce1" office:value-type="float" office:value="114551" calcext:value-type="float">
            <text:p>114551</text:p>
          </table:table-cell>
          <table:table-cell table:style-name="ce1" office:value-type="float" office:value="338523" calcext:value-type="float">
            <text:p>338523</text:p>
          </table:table-cell>
          <table:table-cell table:style-name="ce1" office:value-type="float" office:value="92281" calcext:value-type="float">
            <text:p>92281</text:p>
          </table:table-cell>
          <table:table-cell table:style-name="ce1" office:value-type="float" office:value="248968" calcext:value-type="float">
            <text:p>248968</text:p>
          </table:table-cell>
          <table:table-cell table:style-name="ce1" office:value-type="float" office:value="131667" calcext:value-type="float">
            <text:p>131667</text:p>
          </table:table-cell>
          <table:table-cell table:style-name="ce1" office:value-type="float" office:value="285750" calcext:value-type="float">
            <text:p>285750</text:p>
          </table:table-cell>
          <table:table-cell table:style-name="ce1" office:value-type="float" office:value="131743" calcext:value-type="float">
            <text:p>131743</text:p>
          </table:table-cell>
          <table:table-cell table:style-name="ce1" office:value-type="float" office:value="134691" calcext:value-type="float">
            <text:p>134691</text:p>
          </table:table-cell>
          <table:table-cell table:style-name="ce1" office:value-type="float" office:value="72720" calcext:value-type="float">
            <text:p>72720</text:p>
          </table:table-cell>
          <table:table-cell table:style-name="ce1" office:value-type="float" office:value="46578" calcext:value-type="float">
            <text:p>46578</text:p>
          </table:table-cell>
          <table:table-cell table:style-name="ce1" office:value-type="float" office:value="23066" calcext:value-type="float">
            <text:p>23066</text:p>
          </table:table-cell>
          <table:table-cell table:style-name="ce1" office:value-type="float" office:value="7222" calcext:value-type="float">
            <text:p>7222</text:p>
          </table:table-cell>
          <table:table-cell table:style-name="ce3" table:formula="of:=SUM([.B40:.M40])" office:value-type="float" office:value="1627760" calcext:value-type="float">
            <text:p>1627760</text:p>
          </table:table-cell>
          <table:table-cell table:formula="of:=MAX([.B40:.M40])" office:value-type="float" office:value="338523" calcext:value-type="float">
            <text:p>3385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IX</text:p>
          </table:table-cell>
          <table:table-cell table:style-name="ce1" office:value-type="float" office:value="69512" calcext:value-type="float">
            <text:p>69512</text:p>
          </table:table-cell>
          <table:table-cell table:style-name="ce1" office:value-type="float" office:value="275141" calcext:value-type="float">
            <text:p>275141</text:p>
          </table:table-cell>
          <table:table-cell table:style-name="ce1" office:value-type="float" office:value="47047" calcext:value-type="float">
            <text:p>47047</text:p>
          </table:table-cell>
          <table:table-cell table:style-name="ce1" office:value-type="float" office:value="160182" calcext:value-type="float">
            <text:p>160182</text:p>
          </table:table-cell>
          <table:table-cell table:style-name="ce1" office:value-type="float" office:value="132904" calcext:value-type="float">
            <text:p>132904</text:p>
          </table:table-cell>
          <table:table-cell table:style-name="ce1" office:value-type="float" office:value="149778" calcext:value-type="float">
            <text:p>149778</text:p>
          </table:table-cell>
          <table:table-cell table:style-name="ce1" office:value-type="float" office:value="205387" calcext:value-type="float">
            <text:p>205387</text:p>
          </table:table-cell>
          <table:table-cell table:style-name="ce1" office:value-type="float" office:value="92422" calcext:value-type="float">
            <text:p>92422</text:p>
          </table:table-cell>
          <table:table-cell table:style-name="ce1" office:value-type="float" office:value="59656" calcext:value-type="float">
            <text:p>59656</text:p>
          </table:table-cell>
          <table:table-cell table:style-name="ce1" office:value-type="float" office:value="38621" calcext:value-type="float">
            <text:p>38621</text:p>
          </table:table-cell>
          <table:table-cell table:style-name="ce1" office:value-type="float" office:value="8625" calcext:value-type="float">
            <text:p>8625</text:p>
          </table:table-cell>
          <table:table-cell table:style-name="ce1" office:value-type="float" office:value="8542" calcext:value-type="float">
            <text:p>8542</text:p>
          </table:table-cell>
          <table:table-cell table:style-name="ce3" table:formula="of:=SUM([.B41:.M41])" office:value-type="float" office:value="1247817" calcext:value-type="float">
            <text:p>1247817</text:p>
          </table:table-cell>
          <table:table-cell table:formula="of:=MAX([.B41:.M41])" office:value-type="float" office:value="275141" calcext:value-type="float">
            <text:p>2751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V</text:p>
          </table:table-cell>
          <table:table-cell table:style-name="ce1" office:value-type="float" office:value="122385" calcext:value-type="float">
            <text:p>122385</text:p>
          </table:table-cell>
          <table:table-cell table:style-name="ce1" office:value-type="float" office:value="266530" calcext:value-type="float">
            <text:p>266530</text:p>
          </table:table-cell>
          <table:table-cell table:style-name="ce1" office:value-type="float" office:value="68050" calcext:value-type="float">
            <text:p>68050</text:p>
          </table:table-cell>
          <table:table-cell table:style-name="ce1" office:value-type="float" office:value="444112" calcext:value-type="float">
            <text:p>444112</text:p>
          </table:table-cell>
          <table:table-cell table:style-name="ce1" office:value-type="float" office:value="260100" calcext:value-type="float">
            <text:p>260100</text:p>
          </table:table-cell>
          <table:table-cell table:style-name="ce1" office:value-type="float" office:value="199899" calcext:value-type="float">
            <text:p>199899</text:p>
          </table:table-cell>
          <table:table-cell table:style-name="ce1" office:value-type="float" office:value="104411" calcext:value-type="float">
            <text:p>104411</text:p>
          </table:table-cell>
          <table:table-cell table:style-name="ce1" office:value-type="float" office:value="86699" calcext:value-type="float">
            <text:p>86699</text:p>
          </table:table-cell>
          <table:table-cell table:style-name="ce1" office:value-type="float" office:value="54572" calcext:value-type="float">
            <text:p>54572</text:p>
          </table:table-cell>
          <table:table-cell table:style-name="ce1" office:value-type="float" office:value="77777" calcext:value-type="float">
            <text:p>77777</text:p>
          </table:table-cell>
          <table:table-cell table:style-name="ce1" office:value-type="float" office:value="12588" calcext:value-type="float">
            <text:p>12588</text:p>
          </table:table-cell>
          <table:table-cell table:style-name="ce1" office:value-type="float" office:value="6465" calcext:value-type="float">
            <text:p>6465</text:p>
          </table:table-cell>
          <table:table-cell table:style-name="ce3" table:formula="of:=SUM([.B42:.M42])" office:value-type="float" office:value="1703588" calcext:value-type="float">
            <text:p>1703588</text:p>
          </table:table-cell>
          <table:table-cell table:formula="of:=MAX([.B42:.M42])" office:value-type="float" office:value="444112" calcext:value-type="float">
            <text:p>4441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VI</text:p>
          </table:table-cell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308253" calcext:value-type="float">
            <text:p>308253</text:p>
          </table:table-cell>
          <table:table-cell table:style-name="ce1" office:value-type="float" office:value="81017" calcext:value-type="float">
            <text:p>81017</text:p>
          </table:table-cell>
          <table:table-cell table:style-name="ce1" office:value-type="float" office:value="666338" calcext:value-type="float">
            <text:p>666338</text:p>
          </table:table-cell>
          <table:table-cell table:style-name="ce1" office:value-type="float" office:value="192811" calcext:value-type="float">
            <text:p>192811</text:p>
          </table:table-cell>
          <table:table-cell table:style-name="ce1" office:value-type="float" office:value="229513" calcext:value-type="float">
            <text:p>229513</text:p>
          </table:table-cell>
          <table:table-cell table:style-name="ce1" office:value-type="float" office:value="171222" calcext:value-type="float">
            <text:p>171222</text:p>
          </table:table-cell>
          <table:table-cell table:style-name="ce1" office:value-type="float" office:value="246975" calcext:value-type="float">
            <text:p>246975</text:p>
          </table:table-cell>
          <table:table-cell table:style-name="ce1" office:value-type="float" office:value="77248" calcext:value-type="float">
            <text:p>77248</text:p>
          </table:table-cell>
          <table:table-cell table:style-name="ce1" office:value-type="float" office:value="81857" calcext:value-type="float">
            <text:p>81857</text:p>
          </table:table-cell>
          <table:table-cell table:style-name="ce1" office:value-type="float" office:value="21143" calcext:value-type="float">
            <text:p>21143</text:p>
          </table:table-cell>
          <table:table-cell table:style-name="ce1" office:value-type="float" office:value="7130" calcext:value-type="float">
            <text:p>7130</text:p>
          </table:table-cell>
          <table:table-cell table:style-name="ce3" table:formula="of:=SUM([.B43:.M43])" office:value-type="float" office:value="2170507" calcext:value-type="float">
            <text:p>2170507</text:p>
          </table:table-cell>
          <table:table-cell table:formula="of:=MAX([.B43:.M43])" office:value-type="float" office:value="666338" calcext:value-type="float">
            <text:p>6663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VII</text:p>
          </table:table-cell>
          <table:table-cell table:style-name="ce1" office:value-type="float" office:value="117362" calcext:value-type="float">
            <text:p>117362</text:p>
          </table:table-cell>
          <table:table-cell table:style-name="ce1" office:value-type="float" office:value="232005" calcext:value-type="float">
            <text:p>232005</text:p>
          </table:table-cell>
          <table:table-cell table:style-name="ce1" office:value-type="float" office:value="140147" calcext:value-type="float">
            <text:p>140147</text:p>
          </table:table-cell>
          <table:table-cell table:style-name="ce1" office:value-type="float" office:value="347140" calcext:value-type="float">
            <text:p>347140</text:p>
          </table:table-cell>
          <table:table-cell table:style-name="ce1" office:value-type="float" office:value="224850" calcext:value-type="float">
            <text:p>224850</text:p>
          </table:table-cell>
          <table:table-cell table:style-name="ce1" office:value-type="float" office:value="178963" calcext:value-type="float">
            <text:p>178963</text:p>
          </table:table-cell>
          <table:table-cell table:style-name="ce1" office:value-type="float" office:value="428434" calcext:value-type="float">
            <text:p>428434</text:p>
          </table:table-cell>
          <table:table-cell table:style-name="ce1" office:value-type="float" office:value="110770" calcext:value-type="float">
            <text:p>110770</text:p>
          </table:table-cell>
          <table:table-cell table:style-name="ce1" office:value-type="float" office:value="88026" calcext:value-type="float">
            <text:p>88026</text:p>
          </table:table-cell>
          <table:table-cell table:style-name="ce1" office:value-type="float" office:value="83324" calcext:value-type="float">
            <text:p>83324</text:p>
          </table:table-cell>
          <table:table-cell table:style-name="ce1" office:value-type="float" office:value="16922" calcext:value-type="float">
            <text:p>16922</text:p>
          </table:table-cell>
          <table:table-cell table:style-name="ce1" office:value-type="float" office:value="6821" calcext:value-type="float">
            <text:p>6821</text:p>
          </table:table-cell>
          <table:table-cell table:style-name="ce3" table:formula="of:=SUM([.B44:.M44])" office:value-type="float" office:value="1974764" calcext:value-type="float">
            <text:p>1974764</text:p>
          </table:table-cell>
          <table:table-cell table:formula="of:=MAX([.B44:.M44])" office:value-type="float" office:value="428434" calcext:value-type="float">
            <text:p>4284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VIII</text:p>
          </table:table-cell>
          <table:table-cell table:style-name="ce1" office:value-type="float" office:value="163065" calcext:value-type="float">
            <text:p>163065</text:p>
          </table:table-cell>
          <table:table-cell table:style-name="ce1" office:value-type="float" office:value="378531" calcext:value-type="float">
            <text:p>378531</text:p>
          </table:table-cell>
          <table:table-cell table:style-name="ce1" office:value-type="float" office:value="118341" calcext:value-type="float">
            <text:p>118341</text:p>
          </table:table-cell>
          <table:table-cell table:style-name="ce1" office:value-type="float" office:value="420196" calcext:value-type="float">
            <text:p>420196</text:p>
          </table:table-cell>
          <table:table-cell table:style-name="ce1" office:value-type="float" office:value="236372" calcext:value-type="float">
            <text:p>236372</text:p>
          </table:table-cell>
          <table:table-cell table:style-name="ce1" office:value-type="float" office:value="284944" calcext:value-type="float">
            <text:p>284944</text:p>
          </table:table-cell>
          <table:table-cell table:style-name="ce1" office:value-type="float" office:value="205557" calcext:value-type="float">
            <text:p>205557</text:p>
          </table:table-cell>
          <table:table-cell table:style-name="ce1" office:value-type="float" office:value="133289" calcext:value-type="float">
            <text:p>133289</text:p>
          </table:table-cell>
          <table:table-cell table:style-name="ce1" office:value-type="float" office:value="106248" calcext:value-type="float">
            <text:p>106248</text:p>
          </table:table-cell>
          <table:table-cell table:style-name="ce1" office:value-type="float" office:value="131355" calcext:value-type="float">
            <text:p>131355</text:p>
          </table:table-cell>
          <table:table-cell table:style-name="ce1" office:value-type="float" office:value="21496" calcext:value-type="float">
            <text:p>21496</text:p>
          </table:table-cell>
          <table:table-cell table:style-name="ce1" office:value-type="float" office:value="11832" calcext:value-type="float">
            <text:p>11832</text:p>
          </table:table-cell>
          <table:table-cell table:style-name="ce3" table:formula="of:=SUM([.B45:.M45])" office:value-type="float" office:value="2211226" calcext:value-type="float">
            <text:p>2211226</text:p>
          </table:table-cell>
          <table:table-cell table:formula="of:=MAX([.B45:.M45])" office:value-type="float" office:value="420196" calcext:value-type="float">
            <text:p>42019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X</text:p>
          </table:table-cell>
          <table:table-cell table:style-name="ce1" office:value-type="float" office:value="74793" calcext:value-type="float">
            <text:p>74793</text:p>
          </table:table-cell>
          <table:table-cell table:style-name="ce1" office:value-type="float" office:value="251178" calcext:value-type="float">
            <text:p>251178</text:p>
          </table:table-cell>
          <table:table-cell table:style-name="ce1" office:value-type="float" office:value="35505" calcext:value-type="float">
            <text:p>35505</text:p>
          </table:table-cell>
          <table:table-cell table:style-name="ce1" office:value-type="float" office:value="217923" calcext:value-type="float">
            <text:p>217923</text:p>
          </table:table-cell>
          <table:table-cell table:style-name="ce1" office:value-type="float" office:value="223961" calcext:value-type="float">
            <text:p>223961</text:p>
          </table:table-cell>
          <table:table-cell table:style-name="ce1" office:value-type="float" office:value="150926" calcext:value-type="float">
            <text:p>150926</text:p>
          </table:table-cell>
          <table:table-cell table:style-name="ce1" office:value-type="float" office:value="87310" calcext:value-type="float">
            <text:p>87310</text:p>
          </table:table-cell>
          <table:table-cell table:style-name="ce1" office:value-type="float" office:value="103575" calcext:value-type="float">
            <text:p>103575</text:p>
          </table:table-cell>
          <table:table-cell table:style-name="ce1" office:value-type="float" office:value="103518" calcext:value-type="float">
            <text:p>103518</text:p>
          </table:table-cell>
          <table:table-cell table:style-name="ce1" office:value-type="float" office:value="21475" calcext:value-type="float">
            <text:p>21475</text:p>
          </table:table-cell>
          <table:table-cell table:style-name="ce1" office:value-type="float" office:value="6938" calcext:value-type="float">
            <text:p>6938</text:p>
          </table:table-cell>
          <table:table-cell table:style-name="ce1" office:value-type="float" office:value="7666" calcext:value-type="float">
            <text:p>7666</text:p>
          </table:table-cell>
          <table:table-cell table:style-name="ce3" table:formula="of:=SUM([.B46:.M46])" office:value-type="float" office:value="1284768" calcext:value-type="float">
            <text:p>1284768</text:p>
          </table:table-cell>
          <table:table-cell table:formula="of:=MAX([.B46:.M46])" office:value-type="float" office:value="251178" calcext:value-type="float">
            <text:p>2511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awa Timur XI</text:p>
          </table:table-cell>
          <table:table-cell table:style-name="ce1" office:value-type="float" office:value="291378" calcext:value-type="float">
            <text:p>291378</text:p>
          </table:table-cell>
          <table:table-cell table:style-name="ce1" office:value-type="float" office:value="363611" calcext:value-type="float">
            <text:p>363611</text:p>
          </table:table-cell>
          <table:table-cell table:style-name="ce1" office:value-type="float" office:value="44195" calcext:value-type="float">
            <text:p>44195</text:p>
          </table:table-cell>
          <table:table-cell table:style-name="ce1" office:value-type="float" office:value="173812" calcext:value-type="float">
            <text:p>173812</text:p>
          </table:table-cell>
          <table:table-cell table:style-name="ce1" office:value-type="float" office:value="193641" calcext:value-type="float">
            <text:p>193641</text:p>
          </table:table-cell>
          <table:table-cell table:style-name="ce1" office:value-type="float" office:value="298696" calcext:value-type="float">
            <text:p>298696</text:p>
          </table:table-cell>
          <table:table-cell table:style-name="ce1" office:value-type="float" office:value="376536" calcext:value-type="float">
            <text:p>376536</text:p>
          </table:table-cell>
          <table:table-cell table:style-name="ce1" office:value-type="float" office:value="78863" calcext:value-type="float">
            <text:p>78863</text:p>
          </table:table-cell>
          <table:table-cell table:style-name="ce1" office:value-type="float" office:value="413230" calcext:value-type="float">
            <text:p>413230</text:p>
          </table:table-cell>
          <table:table-cell table:style-name="ce1" office:value-type="float" office:value="355259" calcext:value-type="float">
            <text:p>355259</text:p>
          </table:table-cell>
          <table:table-cell table:style-name="ce1" office:value-type="float" office:value="25441" calcext:value-type="float">
            <text:p>25441</text:p>
          </table:table-cell>
          <table:table-cell table:style-name="ce1" office:value-type="float" office:value="6751" calcext:value-type="float">
            <text:p>6751</text:p>
          </table:table-cell>
          <table:table-cell table:style-name="ce3" table:formula="of:=SUM([.B47:.M47])" office:value-type="float" office:value="2621413" calcext:value-type="float">
            <text:p>2621413</text:p>
          </table:table-cell>
          <table:table-cell table:formula="of:=MAX([.B47:.M47])" office:value-type="float" office:value="413230" calcext:value-type="float">
            <text:p>4132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limantan Barat</text:p>
          </table:table-cell>
          <table:table-cell table:style-name="ce1" office:value-type="float" office:value="168741" calcext:value-type="float">
            <text:p>168741</text:p>
          </table:table-cell>
          <table:table-cell table:style-name="ce1" office:value-type="float" office:value="117937" calcext:value-type="float">
            <text:p>117937</text:p>
          </table:table-cell>
          <table:table-cell table:style-name="ce1" office:value-type="float" office:value="102146" calcext:value-type="float">
            <text:p>102146</text:p>
          </table:table-cell>
          <table:table-cell table:style-name="ce1" office:value-type="float" office:value="817770" calcext:value-type="float">
            <text:p>817770</text:p>
          </table:table-cell>
          <table:table-cell table:style-name="ce1" office:value-type="float" office:value="348986" calcext:value-type="float">
            <text:p>348986</text:p>
          </table:table-cell>
          <table:table-cell table:style-name="ce1" office:value-type="float" office:value="236281" calcext:value-type="float">
            <text:p>236281</text:p>
          </table:table-cell>
          <table:table-cell table:style-name="ce1" office:value-type="float" office:value="196890" calcext:value-type="float">
            <text:p>196890</text:p>
          </table:table-cell>
          <table:table-cell table:style-name="ce1" office:value-type="float" office:value="196212" calcext:value-type="float">
            <text:p>196212</text:p>
          </table:table-cell>
          <table:table-cell table:style-name="ce1" office:value-type="float" office:value="136564" calcext:value-type="float">
            <text:p>136564</text:p>
          </table:table-cell>
          <table:table-cell table:style-name="ce1" office:value-type="float" office:value="86741" calcext:value-type="float">
            <text:p>86741</text:p>
          </table:table-cell>
          <table:table-cell table:style-name="ce1" office:value-type="float" office:value="30813" calcext:value-type="float">
            <text:p>30813</text:p>
          </table:table-cell>
          <table:table-cell table:style-name="ce1" office:value-type="float" office:value="39181" calcext:value-type="float">
            <text:p>39181</text:p>
          </table:table-cell>
          <table:table-cell table:style-name="ce3" table:formula="of:=SUM([.B48:.M48])" office:value-type="float" office:value="2478262" calcext:value-type="float">
            <text:p>2478262</text:p>
          </table:table-cell>
          <table:table-cell table:formula="of:=MAX([.B48:.M48])" office:value-type="float" office:value="817770" calcext:value-type="float">
            <text:p>81777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limantan Selatan I</text:p>
          </table:table-cell>
          <table:table-cell table:style-name="ce1" office:value-type="float" office:value="48564" calcext:value-type="float">
            <text:p>48564</text:p>
          </table:table-cell>
          <table:table-cell table:style-name="ce1" office:value-type="float" office:value="84713" calcext:value-type="float">
            <text:p>84713</text:p>
          </table:table-cell>
          <table:table-cell table:style-name="ce1" office:value-type="float" office:value="101440" calcext:value-type="float">
            <text:p>101440</text:p>
          </table:table-cell>
          <table:table-cell table:style-name="ce1" office:value-type="float" office:value="61799" calcext:value-type="float">
            <text:p>61799</text:p>
          </table:table-cell>
          <table:table-cell table:style-name="ce1" office:value-type="float" office:value="308267" calcext:value-type="float">
            <text:p>308267</text:p>
          </table:table-cell>
          <table:table-cell table:style-name="ce1" office:value-type="float" office:value="90359" calcext:value-type="float">
            <text:p>90359</text:p>
          </table:table-cell>
          <table:table-cell table:style-name="ce1" office:value-type="float" office:value="58248" calcext:value-type="float">
            <text:p>58248</text:p>
          </table:table-cell>
          <table:table-cell table:style-name="ce1" office:value-type="float" office:value="37725" calcext:value-type="float">
            <text:p>37725</text:p>
          </table:table-cell>
          <table:table-cell table:style-name="ce1" office:value-type="float" office:value="114920" calcext:value-type="float">
            <text:p>114920</text:p>
          </table:table-cell>
          <table:table-cell table:style-name="ce1" office:value-type="float" office:value="62794" calcext:value-type="float">
            <text:p>62794</text:p>
          </table:table-cell>
          <table:table-cell table:style-name="ce1" office:value-type="float" office:value="18656" calcext:value-type="float">
            <text:p>18656</text:p>
          </table:table-cell>
          <table:table-cell table:style-name="ce1" office:value-type="float" office:value="9323" calcext:value-type="float">
            <text:p>9323</text:p>
          </table:table-cell>
          <table:table-cell table:style-name="ce3" table:formula="of:=SUM([.B49:.M49])" office:value-type="float" office:value="996808" calcext:value-type="float">
            <text:p>996808</text:p>
          </table:table-cell>
          <table:table-cell table:formula="of:=MAX([.B49:.M49])" office:value-type="float" office:value="308267" calcext:value-type="float">
            <text:p>3082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limantan Selatan II</text:p>
          </table:table-cell>
          <table:table-cell table:style-name="ce1" office:value-type="float" office:value="53867" calcext:value-type="float">
            <text:p>53867</text:p>
          </table:table-cell>
          <table:table-cell table:style-name="ce1" office:value-type="float" office:value="118180" calcext:value-type="float">
            <text:p>118180</text:p>
          </table:table-cell>
          <table:table-cell table:style-name="ce1" office:value-type="float" office:value="50668" calcext:value-type="float">
            <text:p>50668</text:p>
          </table:table-cell>
          <table:table-cell table:style-name="ce1" office:value-type="float" office:value="130565" calcext:value-type="float">
            <text:p>130565</text:p>
          </table:table-cell>
          <table:table-cell table:style-name="ce1" office:value-type="float" office:value="178047" calcext:value-type="float">
            <text:p>178047</text:p>
          </table:table-cell>
          <table:table-cell table:style-name="ce1" office:value-type="float" office:value="82039" calcext:value-type="float">
            <text:p>82039</text:p>
          </table:table-cell>
          <table:table-cell table:style-name="ce1" office:value-type="float" office:value="42823" calcext:value-type="float">
            <text:p>42823</text:p>
          </table:table-cell>
          <table:table-cell table:style-name="ce1" office:value-type="float" office:value="35343" calcext:value-type="float">
            <text:p>35343</text:p>
          </table:table-cell>
          <table:table-cell table:style-name="ce1" office:value-type="float" office:value="100162" calcext:value-type="float">
            <text:p>100162</text:p>
          </table:table-cell>
          <table:table-cell table:style-name="ce1" office:value-type="float" office:value="32316" calcext:value-type="float">
            <text:p>32316</text:p>
          </table:table-cell>
          <table:table-cell table:style-name="ce1" office:value-type="float" office:value="12078" calcext:value-type="float">
            <text:p>12078</text:p>
          </table:table-cell>
          <table:table-cell table:style-name="ce1" office:value-type="float" office:value="5035" calcext:value-type="float">
            <text:p>5035</text:p>
          </table:table-cell>
          <table:table-cell table:style-name="ce3" table:formula="of:=SUM([.B50:.M50])" office:value-type="float" office:value="841123" calcext:value-type="float">
            <text:p>841123</text:p>
          </table:table-cell>
          <table:table-cell table:formula="of:=MAX([.B50:.M50])" office:value-type="float" office:value="178047" calcext:value-type="float">
            <text:p>1780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limantan Tengah</text:p>
          </table:table-cell>
          <table:table-cell table:style-name="ce1" office:value-type="float" office:value="85960" calcext:value-type="float">
            <text:p>85960</text:p>
          </table:table-cell>
          <table:table-cell table:style-name="ce1" office:value-type="float" office:value="67753" calcext:value-type="float">
            <text:p>67753</text:p>
          </table:table-cell>
          <table:table-cell table:style-name="ce1" office:value-type="float" office:value="49522" calcext:value-type="float">
            <text:p>49522</text:p>
          </table:table-cell>
          <table:table-cell table:style-name="ce1" office:value-type="float" office:value="350701" calcext:value-type="float">
            <text:p>350701</text:p>
          </table:table-cell>
          <table:table-cell table:style-name="ce1" office:value-type="float" office:value="141095" calcext:value-type="float">
            <text:p>141095</text:p>
          </table:table-cell>
          <table:table-cell table:style-name="ce1" office:value-type="float" office:value="120019" calcext:value-type="float">
            <text:p>120019</text:p>
          </table:table-cell>
          <table:table-cell table:style-name="ce1" office:value-type="float" office:value="75467" calcext:value-type="float">
            <text:p>75467</text:p>
          </table:table-cell>
          <table:table-cell table:style-name="ce1" office:value-type="float" office:value="84259" calcext:value-type="float">
            <text:p>84259</text:p>
          </table:table-cell>
          <table:table-cell table:style-name="ce1" office:value-type="float" office:value="79756" calcext:value-type="float">
            <text:p>79756</text:p>
          </table:table-cell>
          <table:table-cell table:style-name="ce1" office:value-type="float" office:value="50941" calcext:value-type="float">
            <text:p>50941</text:p>
          </table:table-cell>
          <table:table-cell table:style-name="ce1" office:value-type="float" office:value="15431" calcext:value-type="float">
            <text:p>15431</text:p>
          </table:table-cell>
          <table:table-cell table:style-name="ce1" office:value-type="float" office:value="18640" calcext:value-type="float">
            <text:p>18640</text:p>
          </table:table-cell>
          <table:table-cell table:style-name="ce3" table:formula="of:=SUM([.B51:.M51])" office:value-type="float" office:value="1139544" calcext:value-type="float">
            <text:p>1139544</text:p>
          </table:table-cell>
          <table:table-cell table:formula="of:=MAX([.B51:.M51])" office:value-type="float" office:value="350701" calcext:value-type="float">
            <text:p>3507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limantan Timur</text:p>
          </table:table-cell>
          <table:table-cell table:style-name="ce1" office:value-type="float" office:value="117117" calcext:value-type="float">
            <text:p>117117</text:p>
          </table:table-cell>
          <table:table-cell table:style-name="ce1" office:value-type="float" office:value="84147" calcext:value-type="float">
            <text:p>84147</text:p>
          </table:table-cell>
          <table:table-cell table:style-name="ce1" office:value-type="float" office:value="144705" calcext:value-type="float">
            <text:p>144705</text:p>
          </table:table-cell>
          <table:table-cell table:style-name="ce1" office:value-type="float" office:value="312574" calcext:value-type="float">
            <text:p>312574</text:p>
          </table:table-cell>
          <table:table-cell table:style-name="ce1" office:value-type="float" office:value="362238" calcext:value-type="float">
            <text:p>362238</text:p>
          </table:table-cell>
          <table:table-cell table:style-name="ce1" office:value-type="float" office:value="222472" calcext:value-type="float">
            <text:p>222472</text:p>
          </table:table-cell>
          <table:table-cell table:style-name="ce1" office:value-type="float" office:value="159977" calcext:value-type="float">
            <text:p>159977</text:p>
          </table:table-cell>
          <table:table-cell table:style-name="ce1" office:value-type="float" office:value="96998" calcext:value-type="float">
            <text:p>96998</text:p>
          </table:table-cell>
          <table:table-cell table:style-name="ce1" office:value-type="float" office:value="131381" calcext:value-type="float">
            <text:p>131381</text:p>
          </table:table-cell>
          <table:table-cell table:style-name="ce1" office:value-type="float" office:value="98587" calcext:value-type="float">
            <text:p>98587</text:p>
          </table:table-cell>
          <table:table-cell table:style-name="ce1" office:value-type="float" office:value="40586" calcext:value-type="float">
            <text:p>40586</text:p>
          </table:table-cell>
          <table:table-cell table:style-name="ce1" office:value-type="float" office:value="27657" calcext:value-type="float">
            <text:p>27657</text:p>
          </table:table-cell>
          <table:table-cell table:style-name="ce3" table:formula="of:=SUM([.B52:.M52])" office:value-type="float" office:value="1798439" calcext:value-type="float">
            <text:p>1798439</text:p>
          </table:table-cell>
          <table:table-cell table:formula="of:=MAX([.B52:.M52])" office:value-type="float" office:value="362238" calcext:value-type="float">
            <text:p>3622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pulauan Riau</text:p>
          </table:table-cell>
          <table:table-cell table:style-name="ce1" office:value-type="float" office:value="95848" calcext:value-type="float">
            <text:p>95848</text:p>
          </table:table-cell>
          <table:table-cell table:style-name="ce1" office:value-type="float" office:value="28976" calcext:value-type="float">
            <text:p>28976</text:p>
          </table:table-cell>
          <table:table-cell table:style-name="ce1" office:value-type="float" office:value="66095" calcext:value-type="float">
            <text:p>66095</text:p>
          </table:table-cell>
          <table:table-cell table:style-name="ce1" office:value-type="float" office:value="132412" calcext:value-type="float">
            <text:p>132412</text:p>
          </table:table-cell>
          <table:table-cell table:style-name="ce1" office:value-type="float" office:value="95354" calcext:value-type="float">
            <text:p>95354</text:p>
          </table:table-cell>
          <table:table-cell table:style-name="ce1" office:value-type="float" office:value="91942" calcext:value-type="float">
            <text:p>91942</text:p>
          </table:table-cell>
          <table:table-cell table:style-name="ce1" office:value-type="float" office:value="81150" calcext:value-type="float">
            <text:p>81150</text:p>
          </table:table-cell>
          <table:table-cell table:style-name="ce1" office:value-type="float" office:value="119044" calcext:value-type="float">
            <text:p>119044</text:p>
          </table:table-cell>
          <table:table-cell table:style-name="ce1" office:value-type="float" office:value="37760" calcext:value-type="float">
            <text:p>37760</text:p>
          </table:table-cell>
          <table:table-cell table:style-name="ce1" office:value-type="float" office:value="50736" calcext:value-type="float">
            <text:p>50736</text:p>
          </table:table-cell>
          <table:table-cell table:style-name="ce1" office:value-type="float" office:value="11913" calcext:value-type="float">
            <text:p>11913</text:p>
          </table:table-cell>
          <table:table-cell table:style-name="ce1" office:value-type="float" office:value="11106" calcext:value-type="float">
            <text:p>11106</text:p>
          </table:table-cell>
          <table:table-cell table:style-name="ce3" table:formula="of:=SUM([.B53:.M53])" office:value-type="float" office:value="822336" calcext:value-type="float">
            <text:p>822336</text:p>
          </table:table-cell>
          <table:table-cell table:formula="of:=MAX([.B53:.M53])" office:value-type="float" office:value="132412" calcext:value-type="float">
            <text:p>1324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mpung I</text:p>
          </table:table-cell>
          <table:table-cell table:style-name="ce1" office:value-type="float" office:value="107848" calcext:value-type="float">
            <text:p>107848</text:p>
          </table:table-cell>
          <table:table-cell table:style-name="ce1" office:value-type="float" office:value="136637" calcext:value-type="float">
            <text:p>136637</text:p>
          </table:table-cell>
          <table:table-cell table:style-name="ce1" office:value-type="float" office:value="170327" calcext:value-type="float">
            <text:p>170327</text:p>
          </table:table-cell>
          <table:table-cell table:style-name="ce1" office:value-type="float" office:value="363555" calcext:value-type="float">
            <text:p>363555</text:p>
          </table:table-cell>
          <table:table-cell table:style-name="ce1" office:value-type="float" office:value="182202" calcext:value-type="float">
            <text:p>182202</text:p>
          </table:table-cell>
          <table:table-cell table:style-name="ce1" office:value-type="float" office:value="208796" calcext:value-type="float">
            <text:p>208796</text:p>
          </table:table-cell>
          <table:table-cell table:style-name="ce1" office:value-type="float" office:value="218348" calcext:value-type="float">
            <text:p>218348</text:p>
          </table:table-cell>
          <table:table-cell table:style-name="ce1" office:value-type="float" office:value="276424" calcext:value-type="float">
            <text:p>276424</text:p>
          </table:table-cell>
          <table:table-cell table:style-name="ce1" office:value-type="float" office:value="71490" calcext:value-type="float">
            <text:p>71490</text:p>
          </table:table-cell>
          <table:table-cell table:style-name="ce1" office:value-type="float" office:value="152407" calcext:value-type="float">
            <text:p>152407</text:p>
          </table:table-cell>
          <table:table-cell table:style-name="ce1" office:value-type="float" office:value="26139" calcext:value-type="float">
            <text:p>26139</text:p>
          </table:table-cell>
          <table:table-cell table:style-name="ce1" office:value-type="float" office:value="13414" calcext:value-type="float">
            <text:p>13414</text:p>
          </table:table-cell>
          <table:table-cell table:style-name="ce3" table:formula="of:=SUM([.B54:.M54])" office:value-type="float" office:value="1927587" calcext:value-type="float">
            <text:p>1927587</text:p>
          </table:table-cell>
          <table:table-cell table:formula="of:=MAX([.B54:.M54])" office:value-type="float" office:value="363555" calcext:value-type="float">
            <text:p>3635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mpung II</text:p>
          </table:table-cell>
          <table:table-cell table:style-name="ce1" office:value-type="float" office:value="196574" calcext:value-type="float">
            <text:p>196574</text:p>
          </table:table-cell>
          <table:table-cell table:style-name="ce1" office:value-type="float" office:value="197130" calcext:value-type="float">
            <text:p>197130</text:p>
          </table:table-cell>
          <table:table-cell table:style-name="ce1" office:value-type="float" office:value="182644" calcext:value-type="float">
            <text:p>182644</text:p>
          </table:table-cell>
          <table:table-cell table:style-name="ce1" office:value-type="float" office:value="347791" calcext:value-type="float">
            <text:p>347791</text:p>
          </table:table-cell>
          <table:table-cell table:style-name="ce1" office:value-type="float" office:value="282116" calcext:value-type="float">
            <text:p>282116</text:p>
          </table:table-cell>
          <table:table-cell table:style-name="ce1" office:value-type="float" office:value="329847" calcext:value-type="float">
            <text:p>329847</text:p>
          </table:table-cell>
          <table:table-cell table:style-name="ce1" office:value-type="float" office:value="252444" calcext:value-type="float">
            <text:p>252444</text:p>
          </table:table-cell>
          <table:table-cell table:style-name="ce1" office:value-type="float" office:value="145040" calcext:value-type="float">
            <text:p>145040</text:p>
          </table:table-cell>
          <table:table-cell table:style-name="ce1" office:value-type="float" office:value="76615" calcext:value-type="float">
            <text:p>76615</text:p>
          </table:table-cell>
          <table:table-cell table:style-name="ce1" office:value-type="float" office:value="79789" calcext:value-type="float">
            <text:p>79789</text:p>
          </table:table-cell>
          <table:table-cell table:style-name="ce1" office:value-type="float" office:value="19343" calcext:value-type="float">
            <text:p>19343</text:p>
          </table:table-cell>
          <table:table-cell table:style-name="ce1" office:value-type="float" office:value="22580" calcext:value-type="float">
            <text:p>22580</text:p>
          </table:table-cell>
          <table:table-cell table:style-name="ce3" table:formula="of:=SUM([.B55:.M55])" office:value-type="float" office:value="2131913" calcext:value-type="float">
            <text:p>2131913</text:p>
          </table:table-cell>
          <table:table-cell table:formula="of:=MAX([.B55:.M55])" office:value-type="float" office:value="347791" calcext:value-type="float">
            <text:p>3477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luku</text:p>
          </table:table-cell>
          <table:table-cell table:style-name="ce1" office:value-type="float" office:value="107443" calcext:value-type="float">
            <text:p>107443</text:p>
          </table:table-cell>
          <table:table-cell table:style-name="ce1" office:value-type="float" office:value="113294" calcext:value-type="float">
            <text:p>113294</text:p>
          </table:table-cell>
          <table:table-cell table:style-name="ce1" office:value-type="float" office:value="49528" calcext:value-type="float">
            <text:p>49528</text:p>
          </table:table-cell>
          <table:table-cell table:style-name="ce1" office:value-type="float" office:value="192731" calcext:value-type="float">
            <text:p>192731</text:p>
          </table:table-cell>
          <table:table-cell table:style-name="ce1" office:value-type="float" office:value="162549" calcext:value-type="float">
            <text:p>162549</text:p>
          </table:table-cell>
          <table:table-cell table:style-name="ce1" office:value-type="float" office:value="130794" calcext:value-type="float">
            <text:p>130794</text:p>
          </table:table-cell>
          <table:table-cell table:style-name="ce1" office:value-type="float" office:value="66517" calcext:value-type="float">
            <text:p>66517</text:p>
          </table:table-cell>
          <table:table-cell table:style-name="ce1" office:value-type="float" office:value="26473" calcext:value-type="float">
            <text:p>26473</text:p>
          </table:table-cell>
          <table:table-cell table:style-name="ce1" office:value-type="float" office:value="27702" calcext:value-type="float">
            <text:p>27702</text:p>
          </table:table-cell>
          <table:table-cell table:style-name="ce1" office:value-type="float" office:value="27120" calcext:value-type="float">
            <text:p>27120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office:value-type="float" office:value="14541" calcext:value-type="float">
            <text:p>14541</text:p>
          </table:table-cell>
          <table:table-cell table:style-name="ce3" table:formula="of:=SUM([.B56:.M56])" office:value-type="float" office:value="927338" calcext:value-type="float">
            <text:p>927338</text:p>
          </table:table-cell>
          <table:table-cell table:formula="of:=MAX([.B56:.M56])" office:value-type="float" office:value="192731" calcext:value-type="float">
            <text:p>1927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luku Utara</text:p>
          </table:table-cell>
          <table:table-cell table:style-name="ce1" office:value-type="float" office:value="65357" calcext:value-type="float">
            <text:p>65357</text:p>
          </table:table-cell>
          <table:table-cell table:style-name="ce1" office:value-type="float" office:value="22655" calcext:value-type="float">
            <text:p>22655</text:p>
          </table:table-cell>
          <table:table-cell table:style-name="ce1" office:value-type="float" office:value="71757" calcext:value-type="float">
            <text:p>71757</text:p>
          </table:table-cell>
          <table:table-cell table:style-name="ce1" office:value-type="float" office:value="122504" calcext:value-type="float">
            <text:p>122504</text:p>
          </table:table-cell>
          <table:table-cell table:style-name="ce1" office:value-type="float" office:value="85413" calcext:value-type="float">
            <text:p>85413</text:p>
          </table:table-cell>
          <table:table-cell table:style-name="ce1" office:value-type="float" office:value="45594" calcext:value-type="float">
            <text:p>45594</text:p>
          </table:table-cell>
          <table:table-cell table:style-name="ce1" office:value-type="float" office:value="50587" calcext:value-type="float">
            <text:p>50587</text:p>
          </table:table-cell>
          <table:table-cell table:style-name="ce1" office:value-type="float" office:value="77099" calcext:value-type="float">
            <text:p>77099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3345" calcext:value-type="float">
            <text:p>23345</text:p>
          </table:table-cell>
          <table:table-cell table:style-name="ce1" office:value-type="float" office:value="30180" calcext:value-type="float">
            <text:p>30180</text:p>
          </table:table-cell>
          <table:table-cell table:style-name="ce1" office:value-type="float" office:value="13154" calcext:value-type="float">
            <text:p>13154</text:p>
          </table:table-cell>
          <table:table-cell table:style-name="ce3" table:formula="of:=SUM([.B57:.M57])" office:value-type="float" office:value="627645" calcext:value-type="float">
            <text:p>627645</text:p>
          </table:table-cell>
          <table:table-cell table:formula="of:=MAX([.B57:.M57])" office:value-type="float" office:value="122504" calcext:value-type="float">
            <text:p>1225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usa Tenggara Barat</text:p>
          </table:table-cell>
          <table:table-cell table:style-name="ce1" office:value-type="float" office:value="154981" calcext:value-type="float">
            <text:p>154981</text:p>
          </table:table-cell>
          <table:table-cell table:style-name="ce1" office:value-type="float" office:value="182320" calcext:value-type="float">
            <text:p>182320</text:p>
          </table:table-cell>
          <table:table-cell table:style-name="ce1" office:value-type="float" office:value="253870" calcext:value-type="float">
            <text:p>253870</text:p>
          </table:table-cell>
          <table:table-cell table:style-name="ce1" office:value-type="float" office:value="189569" calcext:value-type="float">
            <text:p>189569</text:p>
          </table:table-cell>
          <table:table-cell table:style-name="ce1" office:value-type="float" office:value="333282" calcext:value-type="float">
            <text:p>333282</text:p>
          </table:table-cell>
          <table:table-cell table:style-name="ce1" office:value-type="float" office:value="263621" calcext:value-type="float">
            <text:p>263621</text:p>
          </table:table-cell>
          <table:table-cell table:style-name="ce1" office:value-type="float" office:value="318713" calcext:value-type="float">
            <text:p>318713</text:p>
          </table:table-cell>
          <table:table-cell table:style-name="ce1" office:value-type="float" office:value="196074" calcext:value-type="float">
            <text:p>196074</text:p>
          </table:table-cell>
          <table:table-cell table:style-name="ce1" office:value-type="float" office:value="172421" calcext:value-type="float">
            <text:p>172421</text:p>
          </table:table-cell>
          <table:table-cell table:style-name="ce1" office:value-type="float" office:value="222410" calcext:value-type="float">
            <text:p>222410</text:p>
          </table:table-cell>
          <table:table-cell table:style-name="ce1" office:value-type="float" office:value="83768" calcext:value-type="float">
            <text:p>83768</text:p>
          </table:table-cell>
          <table:table-cell table:style-name="ce1" office:value-type="float" office:value="41460" calcext:value-type="float">
            <text:p>41460</text:p>
          </table:table-cell>
          <table:table-cell table:style-name="ce3" table:formula="of:=SUM([.B58:.M58])" office:value-type="float" office:value="2412489" calcext:value-type="float">
            <text:p>2412489</text:p>
          </table:table-cell>
          <table:table-cell table:formula="of:=MAX([.B58:.M58])" office:value-type="float" office:value="333282" calcext:value-type="float">
            <text:p>3332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usa Tenggara Timur I</text:p>
          </table:table-cell>
          <table:table-cell table:style-name="ce1" office:value-type="float" office:value="84815" calcext:value-type="float">
            <text:p>84815</text:p>
          </table:table-cell>
          <table:table-cell table:style-name="ce1" office:value-type="float" office:value="77683" calcext:value-type="float">
            <text:p>77683</text:p>
          </table:table-cell>
          <table:table-cell table:style-name="ce1" office:value-type="float" office:value="43761" calcext:value-type="float">
            <text:p>43761</text:p>
          </table:table-cell>
          <table:table-cell table:style-name="ce1" office:value-type="float" office:value="181859" calcext:value-type="float">
            <text:p>181859</text:p>
          </table:table-cell>
          <table:table-cell table:style-name="ce1" office:value-type="float" office:value="218845" calcext:value-type="float">
            <text:p>218845</text:p>
          </table:table-cell>
          <table:table-cell table:style-name="ce1" office:value-type="float" office:value="114910" calcext:value-type="float">
            <text:p>114910</text:p>
          </table:table-cell>
          <table:table-cell table:style-name="ce1" office:value-type="float" office:value="115315" calcext:value-type="float">
            <text:p>115315</text:p>
          </table:table-cell>
          <table:table-cell table:style-name="ce1" office:value-type="float" office:value="147298" calcext:value-type="float">
            <text:p>147298</text:p>
          </table:table-cell>
          <table:table-cell table:style-name="ce1" office:value-type="float" office:value="21575" calcext:value-type="float">
            <text:p>21575</text:p>
          </table:table-cell>
          <table:table-cell table:style-name="ce1" office:value-type="float" office:value="46151" calcext:value-type="float">
            <text:p>46151</text:p>
          </table:table-cell>
          <table:table-cell table:style-name="ce1" office:value-type="float" office:value="19141" calcext:value-type="float">
            <text:p>19141</text:p>
          </table:table-cell>
          <table:table-cell table:style-name="ce1" office:value-type="float" office:value="27078" calcext:value-type="float">
            <text:p>27078</text:p>
          </table:table-cell>
          <table:table-cell table:style-name="ce3" table:formula="of:=SUM([.B59:.M59])" office:value-type="float" office:value="1098431" calcext:value-type="float">
            <text:p>1098431</text:p>
          </table:table-cell>
          <table:table-cell table:formula="of:=MAX([.B59:.M59])" office:value-type="float" office:value="218845" calcext:value-type="float">
            <text:p>2188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usa Tenggara Timur II</text:p>
          </table:table-cell>
          <table:table-cell table:style-name="ce1" office:value-type="float" office:value="186149" calcext:value-type="float">
            <text:p>186149</text:p>
          </table:table-cell>
          <table:table-cell table:style-name="ce1" office:value-type="float" office:value="53242" calcext:value-type="float">
            <text:p>53242</text:p>
          </table:table-cell>
          <table:table-cell table:style-name="ce1" office:value-type="float" office:value="18238" calcext:value-type="float">
            <text:p>18238</text:p>
          </table:table-cell>
          <table:table-cell table:style-name="ce1" office:value-type="float" office:value="221962" calcext:value-type="float">
            <text:p>221962</text:p>
          </table:table-cell>
          <table:table-cell table:style-name="ce1" office:value-type="float" office:value="233351" calcext:value-type="float">
            <text:p>233351</text:p>
          </table:table-cell>
          <table:table-cell table:style-name="ce1" office:value-type="float" office:value="119019" calcext:value-type="float">
            <text:p>119019</text:p>
          </table:table-cell>
          <table:table-cell table:style-name="ce1" office:value-type="float" office:value="200695" calcext:value-type="float">
            <text:p>200695</text:p>
          </table:table-cell>
          <table:table-cell table:style-name="ce1" office:value-type="float" office:value="58607" calcext:value-type="float">
            <text:p>58607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102104" calcext:value-type="float">
            <text:p>102104</text:p>
          </table:table-cell>
          <table:table-cell table:style-name="ce1" office:value-type="float" office:value="21768" calcext:value-type="float">
            <text:p>21768</text:p>
          </table:table-cell>
          <table:table-cell table:style-name="ce1" office:value-type="float" office:value="32895" calcext:value-type="float">
            <text:p>32895</text:p>
          </table:table-cell>
          <table:table-cell table:style-name="ce3" table:formula="of:=SUM([.B60:.M60])" office:value-type="float" office:value="1256730" calcext:value-type="float">
            <text:p>1256730</text:p>
          </table:table-cell>
          <table:table-cell table:formula="of:=MAX([.B60:.M60])" office:value-type="float" office:value="233351" calcext:value-type="float">
            <text:p>23335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pua</text:p>
          </table:table-cell>
          <table:table-cell table:style-name="ce1" office:value-type="float" office:value="298176" calcext:value-type="float">
            <text:p>298176</text:p>
          </table:table-cell>
          <table:table-cell table:style-name="ce1" office:value-type="float" office:value="251772" calcext:value-type="float">
            <text:p>251772</text:p>
          </table:table-cell>
          <table:table-cell table:style-name="ce1" office:value-type="float" office:value="159653" calcext:value-type="float">
            <text:p>159653</text:p>
          </table:table-cell>
          <table:table-cell table:style-name="ce1" office:value-type="float" office:value="491591" calcext:value-type="float">
            <text:p>491591</text:p>
          </table:table-cell>
          <table:table-cell table:style-name="ce1" office:value-type="float" office:value="257767" calcext:value-type="float">
            <text:p>257767</text:p>
          </table:table-cell>
          <table:table-cell table:style-name="ce1" office:value-type="float" office:value="303396" calcext:value-type="float">
            <text:p>303396</text:p>
          </table:table-cell>
          <table:table-cell table:style-name="ce1" office:value-type="float" office:value="700150" calcext:value-type="float">
            <text:p>700150</text:p>
          </table:table-cell>
          <table:table-cell table:style-name="ce1" office:value-type="float" office:value="193145" calcext:value-type="float">
            <text:p>193145</text:p>
          </table:table-cell>
          <table:table-cell table:style-name="ce1" office:value-type="float" office:value="105766" calcext:value-type="float">
            <text:p>105766</text:p>
          </table:table-cell>
          <table:table-cell table:style-name="ce1" office:value-type="float" office:value="135257" calcext:value-type="float">
            <text:p>135257</text:p>
          </table:table-cell>
          <table:table-cell table:style-name="ce1" office:value-type="float" office:value="16265" calcext:value-type="float">
            <text:p>16265</text:p>
          </table:table-cell>
          <table:table-cell table:style-name="ce1" office:value-type="float" office:value="50342" calcext:value-type="float">
            <text:p>50342</text:p>
          </table:table-cell>
          <table:table-cell table:style-name="ce3" table:formula="of:=SUM([.B61:.M61])" office:value-type="float" office:value="2963280" calcext:value-type="float">
            <text:p>2963280</text:p>
          </table:table-cell>
          <table:table-cell table:formula="of:=MAX([.B61:.M61])" office:value-type="float" office:value="700150" calcext:value-type="float">
            <text:p>7001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pua Barat</text:p>
          </table:table-cell>
          <table:table-cell table:style-name="ce1" office:value-type="float" office:value="27401" calcext:value-type="float">
            <text:p>27401</text:p>
          </table:table-cell>
          <table:table-cell table:style-name="ce1" office:value-type="float" office:value="18174" calcext:value-type="float">
            <text:p>18174</text:p>
          </table:table-cell>
          <table:table-cell table:style-name="ce1" office:value-type="float" office:value="13961" calcext:value-type="float">
            <text:p>13961</text:p>
          </table:table-cell>
          <table:table-cell table:style-name="ce1" office:value-type="float" office:value="89334" calcext:value-type="float">
            <text:p>89334</text:p>
          </table:table-cell>
          <table:table-cell table:style-name="ce1" office:value-type="float" office:value="160242" calcext:value-type="float">
            <text:p>160242</text:p>
          </table:table-cell>
          <table:table-cell table:style-name="ce1" office:value-type="float" office:value="30175" calcext:value-type="float">
            <text:p>30175</text:p>
          </table:table-cell>
          <table:table-cell table:style-name="ce1" office:value-type="float" office:value="143869" calcext:value-type="float">
            <text:p>143869</text:p>
          </table:table-cell>
          <table:table-cell table:style-name="ce1" office:value-type="float" office:value="45242" calcext:value-type="float">
            <text:p>45242</text:p>
          </table:table-cell>
          <table:table-cell table:style-name="ce1" office:value-type="float" office:value="11325" calcext:value-type="float">
            <text:p>11325</text:p>
          </table:table-cell>
          <table:table-cell table:style-name="ce1" office:value-type="float" office:value="17430" calcext:value-type="float">
            <text:p>17430</text:p>
          </table:table-cell>
          <table:table-cell table:style-name="ce1" office:value-type="float" office:value="5812" calcext:value-type="float">
            <text:p>5812</text:p>
          </table:table-cell>
          <table:table-cell table:style-name="ce1" office:value-type="float" office:value="10760" calcext:value-type="float">
            <text:p>10760</text:p>
          </table:table-cell>
          <table:table-cell table:style-name="ce3" table:formula="of:=SUM([.B62:.M62])" office:value-type="float" office:value="573725" calcext:value-type="float">
            <text:p>573725</text:p>
          </table:table-cell>
          <table:table-cell table:formula="of:=MAX([.B62:.M62])" office:value-type="float" office:value="160242" calcext:value-type="float">
            <text:p>1602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iau I</text:p>
          </table:table-cell>
          <table:table-cell table:style-name="ce1" office:value-type="float" office:value="102473" calcext:value-type="float">
            <text:p>102473</text:p>
          </table:table-cell>
          <table:table-cell table:style-name="ce1" office:value-type="float" office:value="115444" calcext:value-type="float">
            <text:p>115444</text:p>
          </table:table-cell>
          <table:table-cell table:style-name="ce1" office:value-type="float" office:value="122611" calcext:value-type="float">
            <text:p>122611</text:p>
          </table:table-cell>
          <table:table-cell table:style-name="ce1" office:value-type="float" office:value="241648" calcext:value-type="float">
            <text:p>241648</text:p>
          </table:table-cell>
          <table:table-cell table:style-name="ce1" office:value-type="float" office:value="232278" calcext:value-type="float">
            <text:p>232278</text:p>
          </table:table-cell>
          <table:table-cell table:style-name="ce1" office:value-type="float" office:value="145252" calcext:value-type="float">
            <text:p>145252</text:p>
          </table:table-cell>
          <table:table-cell table:style-name="ce1" office:value-type="float" office:value="140856" calcext:value-type="float">
            <text:p>140856</text:p>
          </table:table-cell>
          <table:table-cell table:style-name="ce1" office:value-type="float" office:value="193454" calcext:value-type="float">
            <text:p>193454</text:p>
          </table:table-cell>
          <table:table-cell table:style-name="ce1" office:value-type="float" office:value="90671" calcext:value-type="float">
            <text:p>90671</text:p>
          </table:table-cell>
          <table:table-cell table:style-name="ce1" office:value-type="float" office:value="60949" calcext:value-type="float">
            <text:p>60949</text:p>
          </table:table-cell>
          <table:table-cell table:style-name="ce1" office:value-type="float" office:value="37870" calcext:value-type="float">
            <text:p>37870</text:p>
          </table:table-cell>
          <table:table-cell table:style-name="ce1" office:value-type="float" office:value="14350" calcext:value-type="float">
            <text:p>14350</text:p>
          </table:table-cell>
          <table:table-cell table:style-name="ce3" table:formula="of:=SUM([.B63:.M63])" office:value-type="float" office:value="1497856" calcext:value-type="float">
            <text:p>1497856</text:p>
          </table:table-cell>
          <table:table-cell table:formula="of:=MAX([.B63:.M63])" office:value-type="float" office:value="241648" calcext:value-type="float">
            <text:p>2416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iau II</text:p>
          </table:table-cell>
          <table:table-cell table:style-name="ce1" office:value-type="float" office:value="63381" calcext:value-type="float">
            <text:p>63381</text:p>
          </table:table-cell>
          <table:table-cell table:style-name="ce1" office:value-type="float" office:value="101398" calcext:value-type="float">
            <text:p>101398</text:p>
          </table:table-cell>
          <table:table-cell table:style-name="ce1" office:value-type="float" office:value="67392" calcext:value-type="float">
            <text:p>67392</text:p>
          </table:table-cell>
          <table:table-cell table:style-name="ce1" office:value-type="float" office:value="132839" calcext:value-type="float">
            <text:p>132839</text:p>
          </table:table-cell>
          <table:table-cell table:style-name="ce1" office:value-type="float" office:value="312708" calcext:value-type="float">
            <text:p>312708</text:p>
          </table:table-cell>
          <table:table-cell table:style-name="ce1" office:value-type="float" office:value="114822" calcext:value-type="float">
            <text:p>114822</text:p>
          </table:table-cell>
          <table:table-cell table:style-name="ce1" office:value-type="float" office:value="120348" calcext:value-type="float">
            <text:p>120348</text:p>
          </table:table-cell>
          <table:table-cell table:style-name="ce1" office:value-type="float" office:value="73276" calcext:value-type="float">
            <text:p>73276</text:p>
          </table:table-cell>
          <table:table-cell table:style-name="ce1" office:value-type="float" office:value="96530" calcext:value-type="float">
            <text:p>96530</text:p>
          </table:table-cell>
          <table:table-cell table:style-name="ce1" office:value-type="float" office:value="51757" calcext:value-type="float">
            <text:p>51757</text:p>
          </table:table-cell>
          <table:table-cell table:style-name="ce1" office:value-type="float" office:value="24399" calcext:value-type="float">
            <text:p>24399</text:p>
          </table:table-cell>
          <table:table-cell table:style-name="ce1" office:value-type="float" office:value="12978" calcext:value-type="float">
            <text:p>12978</text:p>
          </table:table-cell>
          <table:table-cell table:style-name="ce3" table:formula="of:=SUM([.B64:.M64])" office:value-type="float" office:value="1171828" calcext:value-type="float">
            <text:p>1171828</text:p>
          </table:table-cell>
          <table:table-cell table:formula="of:=MAX([.B64:.M64])" office:value-type="float" office:value="312708" calcext:value-type="float">
            <text:p>3127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lawesi Barat</text:p>
          </table:table-cell>
          <table:table-cell table:style-name="ce1" office:value-type="float" office:value="33587" calcext:value-type="float">
            <text:p>33587</text:p>
          </table:table-cell>
          <table:table-cell table:style-name="ce1" office:value-type="float" office:value="50166" calcext:value-type="float">
            <text:p>50166</text:p>
          </table:table-cell>
          <table:table-cell table:style-name="ce1" office:value-type="float" office:value="21261" calcext:value-type="float">
            <text:p>21261</text:p>
          </table:table-cell>
          <table:table-cell table:style-name="ce1" office:value-type="float" office:value="41678" calcext:value-type="float">
            <text:p>41678</text:p>
          </table:table-cell>
          <table:table-cell table:style-name="ce1" office:value-type="float" office:value="123048" calcext:value-type="float">
            <text:p>123048</text:p>
          </table:table-cell>
          <table:table-cell table:style-name="ce1" office:value-type="float" office:value="98461" calcext:value-type="float">
            <text:p>98461</text:p>
          </table:table-cell>
          <table:table-cell table:style-name="ce1" office:value-type="float" office:value="119801" calcext:value-type="float">
            <text:p>119801</text:p>
          </table:table-cell>
          <table:table-cell table:style-name="ce1" office:value-type="float" office:value="93977" calcext:value-type="float">
            <text:p>93977</text:p>
          </table:table-cell>
          <table:table-cell table:style-name="ce1" office:value-type="float" office:value="35619" calcext:value-type="float">
            <text:p>35619</text:p>
          </table:table-cell>
          <table:table-cell table:style-name="ce1" office:value-type="float" office:value="22253" calcext:value-type="float">
            <text:p>22253</text:p>
          </table:table-cell>
          <table:table-cell table:style-name="ce1" office:value-type="float" office:value="6292" calcext:value-type="float">
            <text:p>6292</text:p>
          </table:table-cell>
          <table:table-cell table:style-name="ce1" office:value-type="float" office:value="13823" calcext:value-type="float">
            <text:p>13823</text:p>
          </table:table-cell>
          <table:table-cell table:style-name="ce3" table:formula="of:=SUM([.B65:.M65])" office:value-type="float" office:value="659966" calcext:value-type="float">
            <text:p>659966</text:p>
          </table:table-cell>
          <table:table-cell table:formula="of:=MAX([.B65:.M65])" office:value-type="float" office:value="123048" calcext:value-type="float">
            <text:p>1230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lawesi Selatan I</text:p>
          </table:table-cell>
          <table:table-cell table:style-name="ce1" office:value-type="float" office:value="99135" calcext:value-type="float">
            <text:p>99135</text:p>
          </table:table-cell>
          <table:table-cell table:style-name="ce1" office:value-type="float" office:value="46444" calcext:value-type="float">
            <text:p>46444</text:p>
          </table:table-cell>
          <table:table-cell table:style-name="ce1" office:value-type="float" office:value="147115" calcext:value-type="float">
            <text:p>147115</text:p>
          </table:table-cell>
          <table:table-cell table:style-name="ce1" office:value-type="float" office:value="103141" calcext:value-type="float">
            <text:p>103141</text:p>
          </table:table-cell>
          <table:table-cell table:style-name="ce1" office:value-type="float" office:value="205288" calcext:value-type="float">
            <text:p>205288</text:p>
          </table:table-cell>
          <table:table-cell table:style-name="ce1" office:value-type="float" office:value="184859" calcext:value-type="float">
            <text:p>184859</text:p>
          </table:table-cell>
          <table:table-cell table:style-name="ce1" office:value-type="float" office:value="199652" calcext:value-type="float">
            <text:p>199652</text:p>
          </table:table-cell>
          <table:table-cell table:style-name="ce1" office:value-type="float" office:value="163965" calcext:value-type="float">
            <text:p>163965</text:p>
          </table:table-cell>
          <table:table-cell table:style-name="ce1" office:value-type="float" office:value="123091" calcext:value-type="float">
            <text:p>123091</text:p>
          </table:table-cell>
          <table:table-cell table:style-name="ce1" office:value-type="float" office:value="113526" calcext:value-type="float">
            <text:p>113526</text:p>
          </table:table-cell>
          <table:table-cell table:style-name="ce1" office:value-type="float" office:value="15364" calcext:value-type="float">
            <text:p>15364</text:p>
          </table:table-cell>
          <table:table-cell table:style-name="ce1" office:value-type="float" office:value="53016" calcext:value-type="float">
            <text:p>53016</text:p>
          </table:table-cell>
          <table:table-cell table:style-name="ce3" table:formula="of:=SUM([.B66:.M66])" office:value-type="float" office:value="1454596" calcext:value-type="float">
            <text:p>1454596</text:p>
          </table:table-cell>
          <table:table-cell table:formula="of:=MAX([.B66:.M66])" office:value-type="float" office:value="205288" calcext:value-type="float">
            <text:p>2052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lawesi Selatan II</text:p>
          </table:table-cell>
          <table:table-cell table:style-name="ce1" office:value-type="float" office:value="113286" calcext:value-type="float">
            <text:p>113286</text:p>
          </table:table-cell>
          <table:table-cell table:style-name="ce1" office:value-type="float" office:value="70266" calcext:value-type="float">
            <text:p>70266</text:p>
          </table:table-cell>
          <table:table-cell table:style-name="ce1" office:value-type="float" office:value="107095" calcext:value-type="float">
            <text:p>107095</text:p>
          </table:table-cell>
          <table:table-cell table:style-name="ce1" office:value-type="float" office:value="112263" calcext:value-type="float">
            <text:p>112263</text:p>
          </table:table-cell>
          <table:table-cell table:style-name="ce1" office:value-type="float" office:value="373964" calcext:value-type="float">
            <text:p>373964</text:p>
          </table:table-cell>
          <table:table-cell table:style-name="ce1" office:value-type="float" office:value="271072" calcext:value-type="float">
            <text:p>271072</text:p>
          </table:table-cell>
          <table:table-cell table:style-name="ce1" office:value-type="float" office:value="180747" calcext:value-type="float">
            <text:p>180747</text:p>
          </table:table-cell>
          <table:table-cell table:style-name="ce1" office:value-type="float" office:value="135876" calcext:value-type="float">
            <text:p>135876</text:p>
          </table:table-cell>
          <table:table-cell table:style-name="ce1" office:value-type="float" office:value="137320" calcext:value-type="float">
            <text:p>137320</text:p>
          </table:table-cell>
          <table:table-cell table:style-name="ce1" office:value-type="float" office:value="90172" calcext:value-type="float">
            <text:p>90172</text:p>
          </table:table-cell>
          <table:table-cell table:style-name="ce1" office:value-type="float" office:value="22683" calcext:value-type="float">
            <text:p>22683</text:p>
          </table:table-cell>
          <table:table-cell table:style-name="ce1" office:value-type="float" office:value="9171" calcext:value-type="float">
            <text:p>9171</text:p>
          </table:table-cell>
          <table:table-cell table:style-name="ce3" table:formula="of:=SUM([.B67:.M67])" office:value-type="float" office:value="1623915" calcext:value-type="float">
            <text:p>1623915</text:p>
          </table:table-cell>
          <table:table-cell table:formula="of:=MAX([.B67:.M67])" office:value-type="float" office:value="373964" calcext:value-type="float">
            <text:p>3739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lawesi Selatan III</text:p>
          </table:table-cell>
          <table:table-cell table:style-name="ce1" office:value-type="float" office:value="104000" calcext:value-type="float">
            <text:p>104000</text:p>
          </table:table-cell>
          <table:table-cell table:style-name="ce1" office:value-type="float" office:value="52120" calcext:value-type="float">
            <text:p>52120</text:p>
          </table:table-cell>
          <table:table-cell table:style-name="ce1" office:value-type="float" office:value="84756" calcext:value-type="float">
            <text:p>84756</text:p>
          </table:table-cell>
          <table:table-cell table:style-name="ce1" office:value-type="float" office:value="98111" calcext:value-type="float">
            <text:p>98111</text:p>
          </table:table-cell>
          <table:table-cell table:style-name="ce1" office:value-type="float" office:value="305589" calcext:value-type="float">
            <text:p>305589</text:p>
          </table:table-cell>
          <table:table-cell table:style-name="ce1" office:value-type="float" office:value="204331" calcext:value-type="float">
            <text:p>204331</text:p>
          </table:table-cell>
          <table:table-cell table:style-name="ce1" office:value-type="float" office:value="109506" calcext:value-type="float">
            <text:p>109506</text:p>
          </table:table-cell>
          <table:table-cell table:style-name="ce1" office:value-type="float" office:value="107039" calcext:value-type="float">
            <text:p>107039</text:p>
          </table:table-cell>
          <table:table-cell table:style-name="ce1" office:value-type="float" office:value="127373" calcext:value-type="float">
            <text:p>127373</text:p>
          </table:table-cell>
          <table:table-cell table:style-name="ce1" office:value-type="float" office:value="83026" calcext:value-type="float">
            <text:p>83026</text:p>
          </table:table-cell>
          <table:table-cell table:style-name="ce1" office:value-type="float" office:value="19613" calcext:value-type="float">
            <text:p>19613</text:p>
          </table:table-cell>
          <table:table-cell table:style-name="ce1" office:value-type="float" office:value="30190" calcext:value-type="float">
            <text:p>30190</text:p>
          </table:table-cell>
          <table:table-cell table:style-name="ce3" table:formula="of:=SUM([.B68:.M68])" office:value-type="float" office:value="1325654" calcext:value-type="float">
            <text:p>1325654</text:p>
          </table:table-cell>
          <table:table-cell table:formula="of:=MAX([.B68:.M68])" office:value-type="float" office:value="305589" calcext:value-type="float">
            <text:p>30558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lawesi Tengah</text:p>
          </table:table-cell>
          <table:table-cell table:style-name="ce1" office:value-type="float" office:value="171289" calcext:value-type="float">
            <text:p>171289</text:p>
          </table:table-cell>
          <table:table-cell table:style-name="ce1" office:value-type="float" office:value="71783" calcext:value-type="float">
            <text:p>71783</text:p>
          </table:table-cell>
          <table:table-cell table:style-name="ce1" office:value-type="float" office:value="83990" calcext:value-type="float">
            <text:p>83990</text:p>
          </table:table-cell>
          <table:table-cell table:style-name="ce1" office:value-type="float" office:value="143106" calcext:value-type="float">
            <text:p>143106</text:p>
          </table:table-cell>
          <table:table-cell table:style-name="ce1" office:value-type="float" office:value="274610" calcext:value-type="float">
            <text:p>274610</text:p>
          </table:table-cell>
          <table:table-cell table:style-name="ce1" office:value-type="float" office:value="182217" calcext:value-type="float">
            <text:p>182217</text:p>
          </table:table-cell>
          <table:table-cell table:style-name="ce1" office:value-type="float" office:value="174006" calcext:value-type="float">
            <text:p>174006</text:p>
          </table:table-cell>
          <table:table-cell table:style-name="ce1" office:value-type="float" office:value="97049" calcext:value-type="float">
            <text:p>97049</text:p>
          </table:table-cell>
          <table:table-cell table:style-name="ce1" office:value-type="float" office:value="52099" calcext:value-type="float">
            <text:p>52099</text:p>
          </table:table-cell>
          <table:table-cell table:style-name="ce1" office:value-type="float" office:value="123646" calcext:value-type="float">
            <text:p>123646</text:p>
          </table:table-cell>
          <table:table-cell table:style-name="ce1" office:value-type="float" office:value="26087" calcext:value-type="float">
            <text:p>26087</text:p>
          </table:table-cell>
          <table:table-cell table:style-name="ce1" office:value-type="float" office:value="24866" calcext:value-type="float">
            <text:p>24866</text:p>
          </table:table-cell>
          <table:table-cell table:style-name="ce3" table:formula="of:=SUM([.B69:.M69])" office:value-type="float" office:value="1424748" calcext:value-type="float">
            <text:p>1424748</text:p>
          </table:table-cell>
          <table:table-cell table:formula="of:=MAX([.B69:.M69])" office:value-type="float" office:value="274610" calcext:value-type="float">
            <text:p>2746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lawesi Tenggara</text:p>
          </table:table-cell>
          <table:table-cell table:style-name="ce1" office:value-type="float" office:value="90363" calcext:value-type="float">
            <text:p>90363</text:p>
          </table:table-cell>
          <table:table-cell table:style-name="ce1" office:value-type="float" office:value="58772" calcext:value-type="float">
            <text:p>58772</text:p>
          </table:table-cell>
          <table:table-cell table:style-name="ce1" office:value-type="float" office:value="60177" calcext:value-type="float">
            <text:p>60177</text:p>
          </table:table-cell>
          <table:table-cell table:style-name="ce1" office:value-type="float" office:value="97056" calcext:value-type="float">
            <text:p>97056</text:p>
          </table:table-cell>
          <table:table-cell table:style-name="ce1" office:value-type="float" office:value="178294" calcext:value-type="float">
            <text:p>178294</text:p>
          </table:table-cell>
          <table:table-cell table:style-name="ce1" office:value-type="float" office:value="123957" calcext:value-type="float">
            <text:p>123957</text:p>
          </table:table-cell>
          <table:table-cell table:style-name="ce1" office:value-type="float" office:value="126764" calcext:value-type="float">
            <text:p>126764</text:p>
          </table:table-cell>
          <table:table-cell table:style-name="ce1" office:value-type="float" office:value="271231" calcext:value-type="float">
            <text:p>271231</text:p>
          </table:table-cell>
          <table:table-cell table:style-name="ce1" office:value-type="float" office:value="99140" calcext:value-type="float">
            <text:p>99140</text:p>
          </table:table-cell>
          <table:table-cell table:style-name="ce1" office:value-type="float" office:value="40315" calcext:value-type="float">
            <text:p>40315</text:p>
          </table:table-cell>
          <table:table-cell table:style-name="ce1" office:value-type="float" office:value="26699" calcext:value-type="float">
            <text:p>26699</text:p>
          </table:table-cell>
          <table:table-cell table:style-name="ce1" office:value-type="float" office:value="7965" calcext:value-type="float">
            <text:p>7965</text:p>
          </table:table-cell>
          <table:table-cell table:style-name="ce3" table:formula="of:=SUM([.B70:.M70])" office:value-type="float" office:value="1180733" calcext:value-type="float">
            <text:p>1180733</text:p>
          </table:table-cell>
          <table:table-cell table:formula="of:=MAX([.B70:.M70])" office:value-type="float" office:value="271231" calcext:value-type="float">
            <text:p>2712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lawesi Utara</text:p>
          </table:table-cell>
          <table:table-cell table:style-name="ce1" office:value-type="float" office:value="69628" calcext:value-type="float">
            <text:p>69628</text:p>
          </table:table-cell>
          <table:table-cell table:style-name="ce1" office:value-type="float" office:value="23930" calcext:value-type="float">
            <text:p>23930</text:p>
          </table:table-cell>
          <table:table-cell table:style-name="ce1" office:value-type="float" office:value="41434" calcext:value-type="float">
            <text:p>41434</text:p>
          </table:table-cell>
          <table:table-cell table:style-name="ce1" office:value-type="float" office:value="449675" calcext:value-type="float">
            <text:p>449675</text:p>
          </table:table-cell>
          <table:table-cell table:style-name="ce1" office:value-type="float" office:value="217265" calcext:value-type="float">
            <text:p>217265</text:p>
          </table:table-cell>
          <table:table-cell table:style-name="ce1" office:value-type="float" office:value="146007" calcext:value-type="float">
            <text:p>146007</text:p>
          </table:table-cell>
          <table:table-cell table:style-name="ce1" office:value-type="float" office:value="163775" calcext:value-type="float">
            <text:p>163775</text:p>
          </table:table-cell>
          <table:table-cell table:style-name="ce1" office:value-type="float" office:value="150989" calcext:value-type="float">
            <text:p>150989</text:p>
          </table:table-cell>
          <table:table-cell table:style-name="ce1" office:value-type="float" office:value="31601" calcext:value-type="float">
            <text:p>31601</text:p>
          </table:table-cell>
          <table:table-cell table:style-name="ce1" office:value-type="float" office:value="91875" calcext:value-type="float">
            <text:p>91875</text:p>
          </table:table-cell>
          <table:table-cell table:style-name="ce1" office:value-type="float" office:value="8652" calcext:value-type="float">
            <text:p>8652</text:p>
          </table:table-cell>
          <table:table-cell table:style-name="ce1" office:value-type="float" office:value="15115" calcext:value-type="float">
            <text:p>15115</text:p>
          </table:table-cell>
          <table:table-cell table:style-name="ce3" table:formula="of:=SUM([.B71:.M71])" office:value-type="float" office:value="1409946" calcext:value-type="float">
            <text:p>1409946</text:p>
          </table:table-cell>
          <table:table-cell table:formula="of:=MAX([.B71:.M71])" office:value-type="float" office:value="449675" calcext:value-type="float">
            <text:p>4496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Barat I</text:p>
          </table:table-cell>
          <table:table-cell table:style-name="ce1" office:value-type="float" office:value="136060" calcext:value-type="float">
            <text:p>136060</text:p>
          </table:table-cell>
          <table:table-cell table:style-name="ce1" office:value-type="float" office:value="40408" calcext:value-type="float">
            <text:p>40408</text:p>
          </table:table-cell>
          <table:table-cell table:style-name="ce1" office:value-type="float" office:value="111750" calcext:value-type="float">
            <text:p>111750</text:p>
          </table:table-cell>
          <table:table-cell table:style-name="ce1" office:value-type="float" office:value="103069" calcext:value-type="float">
            <text:p>103069</text:p>
          </table:table-cell>
          <table:table-cell table:style-name="ce1" office:value-type="float" office:value="251511" calcext:value-type="float">
            <text:p>251511</text:p>
          </table:table-cell>
          <table:table-cell table:style-name="ce1" office:value-type="float" office:value="153689" calcext:value-type="float">
            <text:p>153689</text:p>
          </table:table-cell>
          <table:table-cell table:style-name="ce1" office:value-type="float" office:value="143703" calcext:value-type="float">
            <text:p>143703</text:p>
          </table:table-cell>
          <table:table-cell table:style-name="ce1" office:value-type="float" office:value="150297" calcext:value-type="float">
            <text:p>150297</text:p>
          </table:table-cell>
          <table:table-cell table:style-name="ce1" office:value-type="float" office:value="114123" calcext:value-type="float">
            <text:p>114123</text:p>
          </table:table-cell>
          <table:table-cell table:style-name="ce1" office:value-type="float" office:value="84626" calcext:value-type="float">
            <text:p>84626</text:p>
          </table:table-cell>
          <table:table-cell table:style-name="ce1" office:value-type="float" office:value="37304" calcext:value-type="float">
            <text:p>37304</text:p>
          </table:table-cell>
          <table:table-cell table:style-name="ce1" office:value-type="float" office:value="18180" calcext:value-type="float">
            <text:p>18180</text:p>
          </table:table-cell>
          <table:table-cell table:style-name="ce3" table:formula="of:=SUM([.B72:.M72])" office:value-type="float" office:value="1344720" calcext:value-type="float">
            <text:p>1344720</text:p>
          </table:table-cell>
          <table:table-cell table:formula="of:=MAX([.B72:.M72])" office:value-type="float" office:value="251511" calcext:value-type="float">
            <text:p>2515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Barat II</text:p>
          </table:table-cell>
          <table:table-cell table:style-name="ce1" office:value-type="float" office:value="78433" calcext:value-type="float">
            <text:p>78433</text:p>
          </table:table-cell>
          <table:table-cell table:style-name="ce1" office:value-type="float" office:value="47962" calcext:value-type="float">
            <text:p>47962</text:p>
          </table:table-cell>
          <table:table-cell table:style-name="ce1" office:value-type="float" office:value="94010" calcext:value-type="float">
            <text:p>94010</text:p>
          </table:table-cell>
          <table:table-cell table:style-name="ce1" office:value-type="float" office:value="80996" calcext:value-type="float">
            <text:p>80996</text:p>
          </table:table-cell>
          <table:table-cell table:style-name="ce1" office:value-type="float" office:value="151738" calcext:value-type="float">
            <text:p>151738</text:p>
          </table:table-cell>
          <table:table-cell table:style-name="ce1" office:value-type="float" office:value="194591" calcext:value-type="float">
            <text:p>194591</text:p>
          </table:table-cell>
          <table:table-cell table:style-name="ce1" office:value-type="float" office:value="158528" calcext:value-type="float">
            <text:p>158528</text:p>
          </table:table-cell>
          <table:table-cell table:style-name="ce1" office:value-type="float" office:value="76351" calcext:value-type="float">
            <text:p>76351</text:p>
          </table:table-cell>
          <table:table-cell table:style-name="ce1" office:value-type="float" office:value="92173" calcext:value-type="float">
            <text:p>92173</text:p>
          </table:table-cell>
          <table:table-cell table:style-name="ce1" office:value-type="float" office:value="51522" calcext:value-type="float">
            <text:p>51522</text:p>
          </table:table-cell>
          <table:table-cell table:style-name="ce1" office:value-type="float" office:value="28389" calcext:value-type="float">
            <text:p>28389</text:p>
          </table:table-cell>
          <table:table-cell table:style-name="ce1" office:value-type="float" office:value="5926" calcext:value-type="float">
            <text:p>5926</text:p>
          </table:table-cell>
          <table:table-cell table:style-name="ce3" table:formula="of:=SUM([.B73:.M73])" office:value-type="float" office:value="1060619" calcext:value-type="float">
            <text:p>1060619</text:p>
          </table:table-cell>
          <table:table-cell table:formula="of:=MAX([.B73:.M73])" office:value-type="float" office:value="194591" calcext:value-type="float">
            <text:p>1945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Selatan I</text:p>
          </table:table-cell>
          <table:table-cell table:style-name="ce1" office:value-type="float" office:value="101481" calcext:value-type="float">
            <text:p>101481</text:p>
          </table:table-cell>
          <table:table-cell table:style-name="ce1" office:value-type="float" office:value="93615" calcext:value-type="float">
            <text:p>93615</text:p>
          </table:table-cell>
          <table:table-cell table:style-name="ce1" office:value-type="float" office:value="107319" calcext:value-type="float">
            <text:p>107319</text:p>
          </table:table-cell>
          <table:table-cell table:style-name="ce1" office:value-type="float" office:value="292999" calcext:value-type="float">
            <text:p>292999</text:p>
          </table:table-cell>
          <table:table-cell table:style-name="ce1" office:value-type="float" office:value="382985" calcext:value-type="float">
            <text:p>382985</text:p>
          </table:table-cell>
          <table:table-cell table:style-name="ce1" office:value-type="float" office:value="229436" calcext:value-type="float">
            <text:p>229436</text:p>
          </table:table-cell>
          <table:table-cell table:style-name="ce1" office:value-type="float" office:value="160683" calcext:value-type="float">
            <text:p>160683</text:p>
          </table:table-cell>
          <table:table-cell table:style-name="ce1" office:value-type="float" office:value="163175" calcext:value-type="float">
            <text:p>163175</text:p>
          </table:table-cell>
          <table:table-cell table:style-name="ce1" office:value-type="float" office:value="82937" calcext:value-type="float">
            <text:p>82937</text:p>
          </table:table-cell>
          <table:table-cell table:style-name="ce1" office:value-type="float" office:value="103787" calcext:value-type="float">
            <text:p>103787</text:p>
          </table:table-cell>
          <table:table-cell table:style-name="ce1" office:value-type="float" office:value="36704" calcext:value-type="float">
            <text:p>36704</text:p>
          </table:table-cell>
          <table:table-cell table:style-name="ce1" office:value-type="float" office:value="20714" calcext:value-type="float">
            <text:p>20714</text:p>
          </table:table-cell>
          <table:table-cell table:style-name="ce3" table:formula="of:=SUM([.B74:.M74])" office:value-type="float" office:value="1775835" calcext:value-type="float">
            <text:p>1775835</text:p>
          </table:table-cell>
          <table:table-cell table:formula="of:=MAX([.B74:.M74])" office:value-type="float" office:value="382985" calcext:value-type="float">
            <text:p>3829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Selatan II</text:p>
          </table:table-cell>
          <table:table-cell table:style-name="ce1" office:value-type="float" office:value="175923" calcext:value-type="float">
            <text:p>175923</text:p>
          </table:table-cell>
          <table:table-cell table:style-name="ce1" office:value-type="float" office:value="185673" calcext:value-type="float">
            <text:p>185673</text:p>
          </table:table-cell>
          <table:table-cell table:style-name="ce1" office:value-type="float" office:value="135197" calcext:value-type="float">
            <text:p>135197</text:p>
          </table:table-cell>
          <table:table-cell table:style-name="ce1" office:value-type="float" office:value="399848" calcext:value-type="float">
            <text:p>399848</text:p>
          </table:table-cell>
          <table:table-cell table:style-name="ce1" office:value-type="float" office:value="277947" calcext:value-type="float">
            <text:p>277947</text:p>
          </table:table-cell>
          <table:table-cell table:style-name="ce1" office:value-type="float" office:value="275950" calcext:value-type="float">
            <text:p>275950</text:p>
          </table:table-cell>
          <table:table-cell table:style-name="ce1" office:value-type="float" office:value="235682" calcext:value-type="float">
            <text:p>235682</text:p>
          </table:table-cell>
          <table:table-cell table:style-name="ce1" office:value-type="float" office:value="170275" calcext:value-type="float">
            <text:p>170275</text:p>
          </table:table-cell>
          <table:table-cell table:style-name="ce1" office:value-type="float" office:value="85825" calcext:value-type="float">
            <text:p>85825</text:p>
          </table:table-cell>
          <table:table-cell table:style-name="ce1" office:value-type="float" office:value="112766" calcext:value-type="float">
            <text:p>112766</text:p>
          </table:table-cell>
          <table:table-cell table:style-name="ce1" office:value-type="float" office:value="87432" calcext:value-type="float">
            <text:p>87432</text:p>
          </table:table-cell>
          <table:table-cell table:style-name="ce1" office:value-type="float" office:value="24506" calcext:value-type="float">
            <text:p>24506</text:p>
          </table:table-cell>
          <table:table-cell table:style-name="ce3" table:formula="of:=SUM([.B75:.M75])" office:value-type="float" office:value="2167024" calcext:value-type="float">
            <text:p>2167024</text:p>
          </table:table-cell>
          <table:table-cell table:formula="of:=MAX([.B75:.M75])" office:value-type="float" office:value="399848" calcext:value-type="float">
            <text:p>3998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Utara I</text:p>
          </table:table-cell>
          <table:table-cell table:style-name="ce1" office:value-type="float" office:value="103289" calcext:value-type="float">
            <text:p>103289</text:p>
          </table:table-cell>
          <table:table-cell table:style-name="ce1" office:value-type="float" office:value="73293" calcext:value-type="float">
            <text:p>73293</text:p>
          </table:table-cell>
          <table:table-cell table:style-name="ce1" office:value-type="float" office:value="206247" calcext:value-type="float">
            <text:p>206247</text:p>
          </table:table-cell>
          <table:table-cell table:style-name="ce1" office:value-type="float" office:value="363024" calcext:value-type="float">
            <text:p>363024</text:p>
          </table:table-cell>
          <table:table-cell table:style-name="ce1" office:value-type="float" office:value="265125" calcext:value-type="float">
            <text:p>265125</text:p>
          </table:table-cell>
          <table:table-cell table:style-name="ce1" office:value-type="float" office:value="207398" calcext:value-type="float">
            <text:p>207398</text:p>
          </table:table-cell>
          <table:table-cell table:style-name="ce1" office:value-type="float" office:value="201404" calcext:value-type="float">
            <text:p>201404</text:p>
          </table:table-cell>
          <table:table-cell table:style-name="ce1" office:value-type="float" office:value="146803" calcext:value-type="float">
            <text:p>146803</text:p>
          </table:table-cell>
          <table:table-cell table:style-name="ce1" office:value-type="float" office:value="113622" calcext:value-type="float">
            <text:p>113622</text:p>
          </table:table-cell>
          <table:table-cell table:style-name="ce1" office:value-type="float" office:value="140224" calcext:value-type="float">
            <text:p>140224</text:p>
          </table:table-cell>
          <table:table-cell table:style-name="ce1" office:value-type="float" office:value="42961" calcext:value-type="float">
            <text:p>42961</text:p>
          </table:table-cell>
          <table:table-cell table:style-name="ce1" office:value-type="float" office:value="44237" calcext:value-type="float">
            <text:p>44237</text:p>
          </table:table-cell>
          <table:table-cell table:style-name="ce3" table:formula="of:=SUM([.B76:.M76])" office:value-type="float" office:value="1907627" calcext:value-type="float">
            <text:p>1907627</text:p>
          </table:table-cell>
          <table:table-cell table:formula="of:=MAX([.B76:.M76])" office:value-type="float" office:value="363024" calcext:value-type="float">
            <text:p>3630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Utara II</text:p>
          </table:table-cell>
          <table:table-cell table:style-name="ce1" office:value-type="float" office:value="193191" calcext:value-type="float">
            <text:p>193191</text:p>
          </table:table-cell>
          <table:table-cell table:style-name="ce1" office:value-type="float" office:value="121679" calcext:value-type="float">
            <text:p>121679</text:p>
          </table:table-cell>
          <table:table-cell table:style-name="ce1" office:value-type="float" office:value="114424" calcext:value-type="float">
            <text:p>114424</text:p>
          </table:table-cell>
          <table:table-cell table:style-name="ce1" office:value-type="float" office:value="294918" calcext:value-type="float">
            <text:p>294918</text:p>
          </table:table-cell>
          <table:table-cell table:style-name="ce1" office:value-type="float" office:value="271787" calcext:value-type="float">
            <text:p>271787</text:p>
          </table:table-cell>
          <table:table-cell table:style-name="ce1" office:value-type="float" office:value="396545" calcext:value-type="float">
            <text:p>396545</text:p>
          </table:table-cell>
          <table:table-cell table:style-name="ce1" office:value-type="float" office:value="258731" calcext:value-type="float">
            <text:p>258731</text:p>
          </table:table-cell>
          <table:table-cell table:style-name="ce1" office:value-type="float" office:value="204956" calcext:value-type="float">
            <text:p>204956</text:p>
          </table:table-cell>
          <table:table-cell table:style-name="ce1" office:value-type="float" office:value="92088" calcext:value-type="float">
            <text:p>92088</text:p>
          </table:table-cell>
          <table:table-cell table:style-name="ce1" office:value-type="float" office:value="194856" calcext:value-type="float">
            <text:p>194856</text:p>
          </table:table-cell>
          <table:table-cell table:style-name="ce1" office:value-type="float" office:value="47437" calcext:value-type="float">
            <text:p>47437</text:p>
          </table:table-cell>
          <table:table-cell table:style-name="ce1" office:value-type="float" office:value="31205" calcext:value-type="float">
            <text:p>31205</text:p>
          </table:table-cell>
          <table:table-cell table:style-name="ce3" table:formula="of:=SUM([.B77:.M77])" office:value-type="float" office:value="2221817" calcext:value-type="float">
            <text:p>2221817</text:p>
          </table:table-cell>
          <table:table-cell table:formula="of:=MAX([.B77:.M77])" office:value-type="float" office:value="396545" calcext:value-type="float">
            <text:p>3965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matera Utara III</text:p>
          </table:table-cell>
          <table:table-cell table:style-name="ce1" office:value-type="float" office:value="115968" calcext:value-type="float">
            <text:p>115968</text:p>
          </table:table-cell>
          <table:table-cell table:style-name="ce1" office:value-type="float" office:value="60086" calcext:value-type="float">
            <text:p>60086</text:p>
          </table:table-cell>
          <table:table-cell table:style-name="ce1" office:value-type="float" office:value="120894" calcext:value-type="float">
            <text:p>120894</text:p>
          </table:table-cell>
          <table:table-cell table:style-name="ce1" office:value-type="float" office:value="298486" calcext:value-type="float">
            <text:p>298486</text:p>
          </table:table-cell>
          <table:table-cell table:style-name="ce1" office:value-type="float" office:value="467586" calcext:value-type="float">
            <text:p>467586</text:p>
          </table:table-cell>
          <table:table-cell table:style-name="ce1" office:value-type="float" office:value="212699" calcext:value-type="float">
            <text:p>212699</text:p>
          </table:table-cell>
          <table:table-cell table:style-name="ce1" office:value-type="float" office:value="268564" calcext:value-type="float">
            <text:p>268564</text:p>
          </table:table-cell>
          <table:table-cell table:style-name="ce1" office:value-type="float" office:value="148913" calcext:value-type="float">
            <text:p>148913</text:p>
          </table:table-cell>
          <table:table-cell table:style-name="ce1" office:value-type="float" office:value="109234" calcext:value-type="float">
            <text:p>109234</text:p>
          </table:table-cell>
          <table:table-cell table:style-name="ce1" office:value-type="float" office:value="130059" calcext:value-type="float">
            <text:p>130059</text:p>
          </table:table-cell>
          <table:table-cell table:style-name="ce1" office:value-type="float" office:value="39302" calcext:value-type="float">
            <text:p>39302</text:p>
          </table:table-cell>
          <table:table-cell table:style-name="ce1" office:value-type="float" office:value="23124" calcext:value-type="float">
            <text:p>23124</text:p>
          </table:table-cell>
          <table:table-cell table:style-name="ce3" table:formula="of:=SUM([.B78:.M78])" office:value-type="float" office:value="1994915" calcext:value-type="float">
            <text:p>1994915</text:p>
          </table:table-cell>
          <table:table-cell table:formula="of:=MAX([.B78:.M78])" office:value-type="float" office:value="467586" calcext:value-type="float">
            <text:p>46758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78])" office:value-type="float" office:value="8402812" calcext:value-type="float">
            <text:p>8402812</text:p>
          </table:table-cell>
          <table:table-cell table:style-name="ce3" table:formula="of:=SUM([.C2:.C78])" office:value-type="float" office:value="11298957" calcext:value-type="float">
            <text:p>11298957</text:p>
          </table:table-cell>
          <table:table-cell table:style-name="ce3" table:formula="of:=SUM([.D2:.D78])" office:value-type="float" office:value="8480204" calcext:value-type="float">
            <text:p>8480204</text:p>
          </table:table-cell>
          <table:table-cell table:style-name="ce3" table:formula="of:=SUM([.E2:.E78])" office:value-type="float" office:value="23681471" calcext:value-type="float">
            <text:p>23681471</text:p>
          </table:table-cell>
          <table:table-cell table:style-name="ce3" table:formula="of:=SUM([.F2:.F78])" office:value-type="float" office:value="18432312" calcext:value-type="float">
            <text:p>18432312</text:p>
          </table:table-cell>
          <table:table-cell table:style-name="ce3" table:formula="of:=SUM([.G2:.G78])" office:value-type="float" office:value="14760371" calcext:value-type="float">
            <text:p>14760371</text:p>
          </table:table-cell>
          <table:table-cell table:style-name="ce3" table:formula="of:=SUM([.H2:.H78])" office:value-type="float" office:value="12728913" calcext:value-type="float">
            <text:p>12728913</text:p>
          </table:table-cell>
          <table:table-cell table:style-name="ce3" table:formula="of:=SUM([.I2:.I78])" office:value-type="float" office:value="9481621" calcext:value-type="float">
            <text:p>9481621</text:p>
          </table:table-cell>
          <table:table-cell table:style-name="ce3" table:formula="of:=SUM([.J2:.J78])" office:value-type="float" office:value="8157488" calcext:value-type="float">
            <text:p>8157488</text:p>
          </table:table-cell>
          <table:table-cell table:style-name="ce3" table:formula="of:=SUM([.K2:.K78])" office:value-type="float" office:value="6579498" calcext:value-type="float">
            <text:p>6579498</text:p>
          </table:table-cell>
          <table:table-cell table:style-name="ce3" table:formula="of:=SUM([.L2:.L78])" office:value-type="float" office:value="1825750" calcext:value-type="float">
            <text:p>1825750</text:p>
          </table:table-cell>
          <table:table-cell table:style-name="ce3" table:formula="of:=SUM([.M2:.M78])" office:value-type="float" office:value="1143094" calcext:value-type="float">
            <text:p>1143094</text:p>
          </table:table-cell>
          <table:table-cell table:style-name="ce3" table:formula="of:=SUM([.B79:.M79])" office:value-type="float" office:value="124972491" calcext:value-type="float">
            <text:p>124972491</text:p>
          </table:table-cell>
          <table:table-cell table:formula="of:=MAX([.B79:.M79])" office:value-type="float" office:value="23681471" calcext:value-type="float">
            <text:p>23681471</text:p>
          </table:table-cell>
          <table:table-cell table:style-name="ce4" table:number-columns-repeated="1009"/>
        </table:table-row>
        <table:table-row table:style-name="ro1">
          <table:table-cell table:number-columns-repeated="1019"/>
          <table:table-cell table:style-name="ce4"/>
          <table:table-cell table:number-columns-repeated="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centages" table:style-name="ta1">
        <table:table-column table:style-name="co1" table:default-cell-style-name="ce1"/>
        <table:table-column table:style-name="co1" table:number-columns-repeated="12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constituency</text:p>
          </table:table-cell>
          <table:table-cell table:style-name="ce1" office:value-type="string" calcext:value-type="string">
            <text:p>Nasdem</text:p>
          </table:table-cell>
          <table:table-cell table:style-name="ce1" office:value-type="string" calcext:value-type="string">
            <text:p>PKB</text:p>
          </table:table-cell>
          <table:table-cell table:style-name="ce1" office:value-type="string" calcext:value-type="string">
            <text:p>PKS</text:p>
          </table:table-cell>
          <table:table-cell table:style-name="ce1" office:value-type="string" calcext:value-type="string">
            <text:p>PDI-P</text:p>
          </table:table-cell>
          <table:table-cell table:style-name="ce1" office:value-type="string" calcext:value-type="string">
            <text:p>Golkar</text:p>
          </table:table-cell>
          <table:table-cell table:style-name="ce1" office:value-type="string" calcext:value-type="string">
            <text:p>Gerindra</text:p>
          </table:table-cell>
          <table:table-cell table:style-name="ce1" office:value-type="string" calcext:value-type="string">
            <text:p>Demokrat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Hanura</text:p>
          </table:table-cell>
          <table:table-cell table:style-name="ce1" office:value-type="string" calcext:value-type="string">
            <text:p>PBB</text:p>
          </table:table-cell>
          <table:table-cell table:style-name="ce1" office:value-type="string" calcext:value-type="string">
            <text:p>PKPI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eh I</text:p>
          </table:table-cell>
          <table:table-cell table:formula="of:=([numbers.B2]/[numbers.N2])*100" office:value-type="float" office:value="12.0477250024515" calcext:value-type="float">
            <text:p>12.05</text:p>
          </table:table-cell>
          <table:table-cell table:formula="of:=([numbers.C2]/[numbers.N2])*100" office:value-type="float" office:value="7.40660723097884" calcext:value-type="float">
            <text:p>7.41</text:p>
          </table:table-cell>
          <table:table-cell table:formula="of:=([numbers.D2]/[numbers.N2])*100" office:value-type="float" office:value="8.44004837553703" calcext:value-type="float">
            <text:p>8.44</text:p>
          </table:table-cell>
          <table:table-cell table:formula="of:=([numbers.E2]/[numbers.N2])*100" office:value-type="float" office:value="2.82368679311167" calcext:value-type="float">
            <text:p>2.82</text:p>
          </table:table-cell>
          <table:table-cell table:formula="of:=([numbers.F2]/[numbers.N2])*100" office:value-type="float" office:value="11.2371876178396" calcext:value-type="float">
            <text:p>11.24</text:p>
          </table:table-cell>
          <table:table-cell table:formula="of:=([numbers.G2]/[numbers.N2])*100" office:value-type="float" office:value="14.7118076012095" calcext:value-type="float">
            <text:p>14.71</text:p>
          </table:table-cell>
          <table:table-cell table:formula="of:=([numbers.H2]/[numbers.N2])*100" office:value-type="float" office:value="16.7096503137474" calcext:value-type="float">
            <text:p>16.71</text:p>
          </table:table-cell>
          <table:table-cell table:formula="of:=([numbers.I2]/[numbers.N2])*100" office:value-type="float" office:value="12.1174820804032" calcext:value-type="float">
            <text:p>12.12</text:p>
          </table:table-cell>
          <table:table-cell table:formula="of:=([numbers.J2]/[numbers.N2])*100" office:value-type="float" office:value="6.12148254917077" calcext:value-type="float">
            <text:p>6.12</text:p>
          </table:table-cell>
          <table:table-cell table:formula="of:=([numbers.K2]/[numbers.N2])*100" office:value-type="float" office:value="3.46106717965357" calcext:value-type="float">
            <text:p>3.46</text:p>
          </table:table-cell>
          <table:table-cell table:formula="of:=([numbers.L2]/[numbers.N2])*100" office:value-type="float" office:value="3.18793832358196" calcext:value-type="float">
            <text:p>3.19</text:p>
          </table:table-cell>
          <table:table-cell table:formula="of:=([numbers.M2]/[numbers.N2])*100" office:value-type="float" office:value="1.73531693231491" calcext:value-type="float">
            <text:p>1.74</text:p>
          </table:table-cell>
          <table:table-cell table:formula="of:=SUM([.B2:.M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eh II</text:p>
          </table:table-cell>
          <table:table-cell table:formula="of:=([numbers.B3]/[numbers.N3])*100" office:value-type="float" office:value="11.3434469093762" calcext:value-type="float">
            <text:p>11.34</text:p>
          </table:table-cell>
          <table:table-cell table:formula="of:=([numbers.C3]/[numbers.N3])*100" office:value-type="float" office:value="4.21434578334697" calcext:value-type="float">
            <text:p>4.21</text:p>
          </table:table-cell>
          <table:table-cell table:formula="of:=([numbers.D3]/[numbers.N3])*100" office:value-type="float" office:value="6.9631679117936" calcext:value-type="float">
            <text:p>6.96</text:p>
          </table:table-cell>
          <table:table-cell table:formula="of:=([numbers.E3]/[numbers.N3])*100" office:value-type="float" office:value="10.3855169120978" calcext:value-type="float">
            <text:p>10.39</text:p>
          </table:table-cell>
          <table:table-cell table:formula="of:=([numbers.F3]/[numbers.N3])*100" office:value-type="float" office:value="8.62118162906487" calcext:value-type="float">
            <text:p>8.62</text:p>
          </table:table-cell>
          <table:table-cell table:formula="of:=([numbers.G3]/[numbers.N3])*100" office:value-type="float" office:value="17.1251175988089" calcext:value-type="float">
            <text:p>17.13</text:p>
          </table:table-cell>
          <table:table-cell table:formula="of:=([numbers.H3]/[numbers.N3])*100" office:value-type="float" office:value="13.4113024815585" calcext:value-type="float">
            <text:p>13.41</text:p>
          </table:table-cell>
          <table:table-cell table:formula="of:=([numbers.I3]/[numbers.N3])*100" office:value-type="float" office:value="8.40025125415186" calcext:value-type="float">
            <text:p>8.40</text:p>
          </table:table-cell>
          <table:table-cell table:formula="of:=([numbers.J3]/[numbers.N3])*100" office:value-type="float" office:value="11.6723939680169" calcext:value-type="float">
            <text:p>11.67</text:p>
          </table:table-cell>
          <table:table-cell table:formula="of:=([numbers.K3]/[numbers.N3])*100" office:value-type="float" office:value="4.21594672809272" calcext:value-type="float">
            <text:p>4.22</text:p>
          </table:table-cell>
          <table:table-cell table:formula="of:=([numbers.L3]/[numbers.N3])*100" office:value-type="float" office:value="2.59145867726178" calcext:value-type="float">
            <text:p>2.59</text:p>
          </table:table-cell>
          <table:table-cell table:formula="of:=([numbers.M3]/[numbers.N3])*100" office:value-type="float" office:value="1.05587014642994" calcext:value-type="float">
            <text:p>1.06</text:p>
          </table:table-cell>
          <table:table-cell table:formula="of:=SUM([.B3:.M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i</text:p>
          </table:table-cell>
          <table:table-cell table:formula="of:=([numbers.B4]/[numbers.N4])*100" office:value-type="float" office:value="3.01193034457206" calcext:value-type="float">
            <text:p>3.01</text:p>
          </table:table-cell>
          <table:table-cell table:formula="of:=([numbers.C4]/[numbers.N4])*100" office:value-type="float" office:value="1.9405211806842" calcext:value-type="float">
            <text:p>1.94</text:p>
          </table:table-cell>
          <table:table-cell table:formula="of:=([numbers.D4]/[numbers.N4])*100" office:value-type="float" office:value="1.83228356181302" calcext:value-type="float">
            <text:p>1.83</text:p>
          </table:table-cell>
          <table:table-cell table:formula="of:=([numbers.E4]/[numbers.N4])*100" office:value-type="float" office:value="43.1214029887613" calcext:value-type="float">
            <text:p>43.12</text:p>
          </table:table-cell>
          <table:table-cell table:formula="of:=([numbers.F4]/[numbers.N4])*100" office:value-type="float" office:value="16.2835618130172" calcext:value-type="float">
            <text:p>16.28</text:p>
          </table:table-cell>
          <table:table-cell table:formula="of:=([numbers.G4]/[numbers.N4])*100" office:value-type="float" office:value="10.8445597134741" calcext:value-type="float">
            <text:p>10.84</text:p>
          </table:table-cell>
          <table:table-cell table:formula="of:=([numbers.H4]/[numbers.N4])*100" office:value-type="float" office:value="15.3758676052859" calcext:value-type="float">
            <text:p>15.38</text:p>
          </table:table-cell>
          <table:table-cell table:formula="of:=([numbers.I4]/[numbers.N4])*100" office:value-type="float" office:value="1.16724712856614" calcext:value-type="float">
            <text:p>1.17</text:p>
          </table:table-cell>
          <table:table-cell table:formula="of:=([numbers.J4]/[numbers.N4])*100" office:value-type="float" office:value="0.743337038409287" calcext:value-type="float">
            <text:p>0.74</text:p>
          </table:table-cell>
          <table:table-cell table:formula="of:=([numbers.K4]/[numbers.N4])*100" office:value-type="float" office:value="3.81608002964061" calcext:value-type="float">
            <text:p>3.82</text:p>
          </table:table-cell>
          <table:table-cell table:formula="of:=([numbers.L4]/[numbers.N4])*100" office:value-type="float" office:value="0.184315178461158" calcext:value-type="float">
            <text:p>0.18</text:p>
          </table:table-cell>
          <table:table-cell table:formula="of:=([numbers.M4]/[numbers.N4])*100" office:value-type="float" office:value="1.67889341731505" calcext:value-type="float">
            <text:p>1.68</text:p>
          </table:table-cell>
          <table:table-cell table:formula="of:=SUM([.B4:.M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gka Belitung</text:p>
          </table:table-cell>
          <table:table-cell table:formula="of:=([numbers.B5]/[numbers.N5])*100" office:value-type="float" office:value="8.18634768882178" calcext:value-type="float">
            <text:p>8.19</text:p>
          </table:table-cell>
          <table:table-cell table:formula="of:=([numbers.C5]/[numbers.N5])*100" office:value-type="float" office:value="3.88415742989509" calcext:value-type="float">
            <text:p>3.88</text:p>
          </table:table-cell>
          <table:table-cell table:formula="of:=([numbers.D5]/[numbers.N5])*100" office:value-type="float" office:value="7.18094359899014" calcext:value-type="float">
            <text:p>7.18</text:p>
          </table:table-cell>
          <table:table-cell table:formula="of:=([numbers.E5]/[numbers.N5])*100" office:value-type="float" office:value="23.4957074078708" calcext:value-type="float">
            <text:p>23.50</text:p>
          </table:table-cell>
          <table:table-cell table:formula="of:=([numbers.F5]/[numbers.N5])*100" office:value-type="float" office:value="12.1798552396362" calcext:value-type="float">
            <text:p>12.18</text:p>
          </table:table-cell>
          <table:table-cell table:formula="of:=([numbers.G5]/[numbers.N5])*100" office:value-type="float" office:value="6.38447022608737" calcext:value-type="float">
            <text:p>6.38</text:p>
          </table:table-cell>
          <table:table-cell table:formula="of:=([numbers.H5]/[numbers.N5])*100" office:value-type="float" office:value="10.7495625138187" calcext:value-type="float">
            <text:p>10.75</text:p>
          </table:table-cell>
          <table:table-cell table:formula="of:=([numbers.I5]/[numbers.N5])*100" office:value-type="float" office:value="7.93662492051549" calcext:value-type="float">
            <text:p>7.94</text:p>
          </table:table-cell>
          <table:table-cell table:formula="of:=([numbers.J5]/[numbers.N5])*100" office:value-type="float" office:value="8.97596525477036" calcext:value-type="float">
            <text:p>8.98</text:p>
          </table:table-cell>
          <table:table-cell table:formula="of:=([numbers.K5]/[numbers.N5])*100" office:value-type="float" office:value="5.44145397953884" calcext:value-type="float">
            <text:p>5.44</text:p>
          </table:table-cell>
          <table:table-cell table:formula="of:=([numbers.L5]/[numbers.N5])*100" office:value-type="float" office:value="4.20243826774326" calcext:value-type="float">
            <text:p>4.20</text:p>
          </table:table-cell>
          <table:table-cell table:formula="of:=([numbers.M5]/[numbers.N5])*100" office:value-type="float" office:value="1.38247347231197" calcext:value-type="float">
            <text:p>1.38</text:p>
          </table:table-cell>
          <table:table-cell table:formula="of:=SUM([.B5:.M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ten I</text:p>
          </table:table-cell>
          <table:table-cell table:formula="of:=([numbers.B6]/[numbers.N6])*100" office:value-type="float" office:value="8.78131403885038" calcext:value-type="float">
            <text:p>8.78</text:p>
          </table:table-cell>
          <table:table-cell table:formula="of:=([numbers.C6]/[numbers.N6])*100" office:value-type="float" office:value="7.03894585019725" calcext:value-type="float">
            <text:p>7.04</text:p>
          </table:table-cell>
          <table:table-cell table:formula="of:=([numbers.D6]/[numbers.N6])*100" office:value-type="float" office:value="7.26927260390277" calcext:value-type="float">
            <text:p>7.27</text:p>
          </table:table-cell>
          <table:table-cell table:formula="of:=([numbers.E6]/[numbers.N6])*100" office:value-type="float" office:value="14.881733775688" calcext:value-type="float">
            <text:p>14.88</text:p>
          </table:table-cell>
          <table:table-cell table:formula="of:=([numbers.F6]/[numbers.N6])*100" office:value-type="float" office:value="16.4213087196833" calcext:value-type="float">
            <text:p>16.42</text:p>
          </table:table-cell>
          <table:table-cell table:formula="of:=([numbers.G6]/[numbers.N6])*100" office:value-type="float" office:value="12.032995884465" calcext:value-type="float">
            <text:p>12.03</text:p>
          </table:table-cell>
          <table:table-cell table:formula="of:=([numbers.H6]/[numbers.N6])*100" office:value-type="float" office:value="11.7674637461257" calcext:value-type="float">
            <text:p>11.77</text:p>
          </table:table-cell>
          <table:table-cell table:formula="of:=([numbers.I6]/[numbers.N6])*100" office:value-type="float" office:value="3.23054156622192" calcext:value-type="float">
            <text:p>3.23</text:p>
          </table:table-cell>
          <table:table-cell table:formula="of:=([numbers.J6]/[numbers.N6])*100" office:value-type="float" office:value="11.7637982944568" calcext:value-type="float">
            <text:p>11.76</text:p>
          </table:table-cell>
          <table:table-cell table:formula="of:=([numbers.K6]/[numbers.N6])*100" office:value-type="float" office:value="4.29642081430992" calcext:value-type="float">
            <text:p>4.30</text:p>
          </table:table-cell>
          <table:table-cell table:formula="of:=([numbers.L6]/[numbers.N6])*100" office:value-type="float" office:value="2.09680884072845" calcext:value-type="float">
            <text:p>2.10</text:p>
          </table:table-cell>
          <table:table-cell table:formula="of:=([numbers.M6]/[numbers.N6])*100" office:value-type="float" office:value="0.419395865370518" calcext:value-type="float">
            <text:p>0.42</text:p>
          </table:table-cell>
          <table:table-cell table:formula="of:=SUM([.B6:.M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ten II</text:p>
          </table:table-cell>
          <table:table-cell table:formula="of:=([numbers.B7]/[numbers.N7])*100" office:value-type="float" office:value="6.76834782256005" calcext:value-type="float">
            <text:p>6.77</text:p>
          </table:table-cell>
          <table:table-cell table:formula="of:=([numbers.C7]/[numbers.N7])*100" office:value-type="float" office:value="6.77314120474287" calcext:value-type="float">
            <text:p>6.77</text:p>
          </table:table-cell>
          <table:table-cell table:formula="of:=([numbers.D7]/[numbers.N7])*100" office:value-type="float" office:value="8.41118738529298" calcext:value-type="float">
            <text:p>8.41</text:p>
          </table:table-cell>
          <table:table-cell table:formula="of:=([numbers.E7]/[numbers.N7])*100" office:value-type="float" office:value="10.8736031208605" calcext:value-type="float">
            <text:p>10.87</text:p>
          </table:table-cell>
          <table:table-cell table:formula="of:=([numbers.F7]/[numbers.N7])*100" office:value-type="float" office:value="13.7134977033247" calcext:value-type="float">
            <text:p>13.71</text:p>
          </table:table-cell>
          <table:table-cell table:formula="of:=([numbers.G7]/[numbers.N7])*100" office:value-type="float" office:value="15.6214481729379" calcext:value-type="float">
            <text:p>15.62</text:p>
          </table:table-cell>
          <table:table-cell table:formula="of:=([numbers.H7]/[numbers.N7])*100" office:value-type="float" office:value="7.03557887925194" calcext:value-type="float">
            <text:p>7.04</text:p>
          </table:table-cell>
          <table:table-cell table:formula="of:=([numbers.I7]/[numbers.N7])*100" office:value-type="float" office:value="12.042543110481" calcext:value-type="float">
            <text:p>12.04</text:p>
          </table:table-cell>
          <table:table-cell table:formula="of:=([numbers.J7]/[numbers.N7])*100" office:value-type="float" office:value="9.71941199949485" calcext:value-type="float">
            <text:p>9.72</text:p>
          </table:table-cell>
          <table:table-cell table:formula="of:=([numbers.K7]/[numbers.N7])*100" office:value-type="float" office:value="5.40877871074612" calcext:value-type="float">
            <text:p>5.41</text:p>
          </table:table-cell>
          <table:table-cell table:formula="of:=([numbers.L7]/[numbers.N7])*100" office:value-type="float" office:value="2.33963140734623" calcext:value-type="float">
            <text:p>2.34</text:p>
          </table:table-cell>
          <table:table-cell table:formula="of:=([numbers.M7]/[numbers.N7])*100" office:value-type="float" office:value="1.29283048296091" calcext:value-type="float">
            <text:p>1.29</text:p>
          </table:table-cell>
          <table:table-cell table:formula="of:=SUM([.B7:.M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ten III</text:p>
          </table:table-cell>
          <table:table-cell table:formula="of:=([numbers.B8]/[numbers.N8])*100" office:value-type="float" office:value="5.43458489717537" calcext:value-type="float">
            <text:p>5.43</text:p>
          </table:table-cell>
          <table:table-cell table:formula="of:=([numbers.C8]/[numbers.N8])*100" office:value-type="float" office:value="7.51162770897174" calcext:value-type="float">
            <text:p>7.51</text:p>
          </table:table-cell>
          <table:table-cell table:formula="of:=([numbers.D8]/[numbers.N8])*100" office:value-type="float" office:value="8.33321078023495" calcext:value-type="float">
            <text:p>8.33</text:p>
          </table:table-cell>
          <table:table-cell table:formula="of:=([numbers.E8]/[numbers.N8])*100" office:value-type="float" office:value="20.2397216006415" calcext:value-type="float">
            <text:p>20.24</text:p>
          </table:table-cell>
          <table:table-cell table:formula="of:=([numbers.F8]/[numbers.N8])*100" office:value-type="float" office:value="11.9618145185947" calcext:value-type="float">
            <text:p>11.96</text:p>
          </table:table-cell>
          <table:table-cell table:formula="of:=([numbers.G8]/[numbers.N8])*100" office:value-type="float" office:value="12.805495848546" calcext:value-type="float">
            <text:p>12.81</text:p>
          </table:table-cell>
          <table:table-cell table:formula="of:=([numbers.H8]/[numbers.N8])*100" office:value-type="float" office:value="11.1684831615913" calcext:value-type="float">
            <text:p>11.17</text:p>
          </table:table-cell>
          <table:table-cell table:formula="of:=([numbers.I8]/[numbers.N8])*100" office:value-type="float" office:value="6.96962050594563" calcext:value-type="float">
            <text:p>6.97</text:p>
          </table:table-cell>
          <table:table-cell table:formula="of:=([numbers.J8]/[numbers.N8])*100" office:value-type="float" office:value="6.48311050599981" calcext:value-type="float">
            <text:p>6.48</text:p>
          </table:table-cell>
          <table:table-cell table:formula="of:=([numbers.K8]/[numbers.N8])*100" office:value-type="float" office:value="6.39394345167835" calcext:value-type="float">
            <text:p>6.39</text:p>
          </table:table-cell>
          <table:table-cell table:formula="of:=([numbers.L8]/[numbers.N8])*100" office:value-type="float" office:value="1.51827808510655" calcext:value-type="float">
            <text:p>1.52</text:p>
          </table:table-cell>
          <table:table-cell table:formula="of:=([numbers.M8]/[numbers.N8])*100" office:value-type="float" office:value="1.18010893551411" calcext:value-type="float">
            <text:p>1.18</text:p>
          </table:table-cell>
          <table:table-cell table:formula="of:=SUM([.B8:.M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ngkulu</text:p>
          </table:table-cell>
          <table:table-cell table:formula="of:=([numbers.B9]/[numbers.N9])*100" office:value-type="float" office:value="14.1551601885781" calcext:value-type="float">
            <text:p>14.16</text:p>
          </table:table-cell>
          <table:table-cell table:formula="of:=([numbers.C9]/[numbers.N9])*100" office:value-type="float" office:value="8.82506725268063" calcext:value-type="float">
            <text:p>8.83</text:p>
          </table:table-cell>
          <table:table-cell table:formula="of:=([numbers.D9]/[numbers.N9])*100" office:value-type="float" office:value="8.20845354017028" calcext:value-type="float">
            <text:p>8.21</text:p>
          </table:table-cell>
          <table:table-cell table:formula="of:=([numbers.E9]/[numbers.N9])*100" office:value-type="float" office:value="12.9142467429134" calcext:value-type="float">
            <text:p>12.91</text:p>
          </table:table-cell>
          <table:table-cell table:formula="of:=([numbers.F9]/[numbers.N9])*100" office:value-type="float" office:value="10.0256020265114" calcext:value-type="float">
            <text:p>10.03</text:p>
          </table:table-cell>
          <table:table-cell table:formula="of:=([numbers.G9]/[numbers.N9])*100" office:value-type="float" office:value="11.7462963664608" calcext:value-type="float">
            <text:p>11.75</text:p>
          </table:table-cell>
          <table:table-cell table:formula="of:=([numbers.H9]/[numbers.N9])*100" office:value-type="float" office:value="8.05873851833008" calcext:value-type="float">
            <text:p>8.06</text:p>
          </table:table-cell>
          <table:table-cell table:formula="of:=([numbers.I9]/[numbers.N9])*100" office:value-type="float" office:value="10.0329632857197" calcext:value-type="float">
            <text:p>10.03</text:p>
          </table:table-cell>
          <table:table-cell table:formula="of:=([numbers.J9]/[numbers.N9])*100" office:value-type="float" office:value="6.69614778810399" calcext:value-type="float">
            <text:p>6.70</text:p>
          </table:table-cell>
          <table:table-cell table:formula="of:=([numbers.K9]/[numbers.N9])*100" office:value-type="float" office:value="5.37675032882095" calcext:value-type="float">
            <text:p>5.38</text:p>
          </table:table-cell>
          <table:table-cell table:formula="of:=([numbers.L9]/[numbers.N9])*100" office:value-type="float" office:value="1.91208707936628" calcext:value-type="float">
            <text:p>1.91</text:p>
          </table:table-cell>
          <table:table-cell table:formula="of:=([numbers.M9]/[numbers.N9])*100" office:value-type="float" office:value="2.04848688234434" calcext:value-type="float">
            <text:p>2.05</text:p>
          </table:table-cell>
          <table:table-cell table:formula="of:=SUM([.B9:.M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 Yogyakarta</text:p>
          </table:table-cell>
          <table:table-cell table:formula="of:=([numbers.B10]/[numbers.N10])*100" office:value-type="float" office:value="5.21657935383813" calcext:value-type="float">
            <text:p>5.22</text:p>
          </table:table-cell>
          <table:table-cell table:formula="of:=([numbers.C10]/[numbers.N10])*100" office:value-type="float" office:value="6.30958803138503" calcext:value-type="float">
            <text:p>6.31</text:p>
          </table:table-cell>
          <table:table-cell table:formula="of:=([numbers.D10]/[numbers.N10])*100" office:value-type="float" office:value="7.18030467313408" calcext:value-type="float">
            <text:p>7.18</text:p>
          </table:table-cell>
          <table:table-cell table:formula="of:=([numbers.E10]/[numbers.N10])*100" office:value-type="float" office:value="27.7030357089965" calcext:value-type="float">
            <text:p>27.70</text:p>
          </table:table-cell>
          <table:table-cell table:formula="of:=([numbers.F10]/[numbers.N10])*100" office:value-type="float" office:value="9.73433236883774" calcext:value-type="float">
            <text:p>9.73</text:p>
          </table:table-cell>
          <table:table-cell table:formula="of:=([numbers.G10]/[numbers.N10])*100" office:value-type="float" office:value="11.8547983372284" calcext:value-type="float">
            <text:p>11.85</text:p>
          </table:table-cell>
          <table:table-cell table:formula="of:=([numbers.H10]/[numbers.N10])*100" office:value-type="float" office:value="7.12266800941803" calcext:value-type="float">
            <text:p>7.12</text:p>
          </table:table-cell>
          <table:table-cell table:formula="of:=([numbers.I10]/[numbers.N10])*100" office:value-type="float" office:value="17.2758009044149" calcext:value-type="float">
            <text:p>17.28</text:p>
          </table:table-cell>
          <table:table-cell table:formula="of:=([numbers.J10]/[numbers.N10])*100" office:value-type="float" office:value="4.58544089134348" calcext:value-type="float">
            <text:p>4.59</text:p>
          </table:table-cell>
          <table:table-cell table:formula="of:=([numbers.K10]/[numbers.N10])*100" office:value-type="float" office:value="2.07734772291477" calcext:value-type="float">
            <text:p>2.08</text:p>
          </table:table-cell>
          <table:table-cell table:formula="of:=([numbers.L10]/[numbers.N10])*100" office:value-type="float" office:value="0.687658324807607" calcext:value-type="float">
            <text:p>0.69</text:p>
          </table:table-cell>
          <table:table-cell table:formula="of:=([numbers.M10]/[numbers.N10])*100" office:value-type="float" office:value="0.252445673681312" calcext:value-type="float">
            <text:p>0.25</text:p>
          </table:table-cell>
          <table:table-cell table:formula="of:=SUM([.B10:.M1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KI Jakarta I</text:p>
          </table:table-cell>
          <table:table-cell table:formula="of:=([numbers.B11]/[numbers.N11])*100" office:value-type="float" office:value="3.31916237301972" calcext:value-type="float">
            <text:p>3.32</text:p>
          </table:table-cell>
          <table:table-cell table:formula="of:=([numbers.C11]/[numbers.N11])*100" office:value-type="float" office:value="5.80878445507266" calcext:value-type="float">
            <text:p>5.81</text:p>
          </table:table-cell>
          <table:table-cell table:formula="of:=([numbers.D11]/[numbers.N11])*100" office:value-type="float" office:value="10.6304537017783" calcext:value-type="float">
            <text:p>10.63</text:p>
          </table:table-cell>
          <table:table-cell table:formula="of:=([numbers.E11]/[numbers.N11])*100" office:value-type="float" office:value="23.1826128478239" calcext:value-type="float">
            <text:p>23.18</text:p>
          </table:table-cell>
          <table:table-cell table:formula="of:=([numbers.F11]/[numbers.N11])*100" office:value-type="float" office:value="8.97021787851482" calcext:value-type="float">
            <text:p>8.97</text:p>
          </table:table-cell>
          <table:table-cell table:formula="of:=([numbers.G11]/[numbers.N11])*100" office:value-type="float" office:value="12.2150597259768" calcext:value-type="float">
            <text:p>12.22</text:p>
          </table:table-cell>
          <table:table-cell table:formula="of:=([numbers.H11]/[numbers.N11])*100" office:value-type="float" office:value="8.88627034187442" calcext:value-type="float">
            <text:p>8.89</text:p>
          </table:table-cell>
          <table:table-cell table:formula="of:=([numbers.I11]/[numbers.N11])*100" office:value-type="float" office:value="6.64155942176321" calcext:value-type="float">
            <text:p>6.64</text:p>
          </table:table-cell>
          <table:table-cell table:formula="of:=([numbers.J11]/[numbers.N11])*100" office:value-type="float" office:value="13.1904684888673" calcext:value-type="float">
            <text:p>13.19</text:p>
          </table:table-cell>
          <table:table-cell table:formula="of:=([numbers.K11]/[numbers.N11])*100" office:value-type="float" office:value="5.25380652018207" calcext:value-type="float">
            <text:p>5.25</text:p>
          </table:table-cell>
          <table:table-cell table:formula="of:=([numbers.L11]/[numbers.N11])*100" office:value-type="float" office:value="1.21169412290227" calcext:value-type="float">
            <text:p>1.21</text:p>
          </table:table-cell>
          <table:table-cell table:formula="of:=([numbers.M11]/[numbers.N11])*100" office:value-type="float" office:value="0.689910122224533" calcext:value-type="float">
            <text:p>0.69</text:p>
          </table:table-cell>
          <table:table-cell table:formula="of:=SUM([.B11:.M1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KI Jakarta II</text:p>
          </table:table-cell>
          <table:table-cell table:formula="of:=([numbers.B12]/[numbers.N12])*100" office:value-type="float" office:value="3.74491995980829" calcext:value-type="float">
            <text:p>3.74</text:p>
          </table:table-cell>
          <table:table-cell table:formula="of:=([numbers.C12]/[numbers.N12])*100" office:value-type="float" office:value="5.86120024884697" calcext:value-type="float">
            <text:p>5.86</text:p>
          </table:table-cell>
          <table:table-cell table:formula="of:=([numbers.D12]/[numbers.N12])*100" office:value-type="float" office:value="14.132875852709" calcext:value-type="float">
            <text:p>14.13</text:p>
          </table:table-cell>
          <table:table-cell table:formula="of:=([numbers.E12]/[numbers.N12])*100" office:value-type="float" office:value="26.6974320224546" calcext:value-type="float">
            <text:p>26.70</text:p>
          </table:table-cell>
          <table:table-cell table:formula="of:=([numbers.F12]/[numbers.N12])*100" office:value-type="float" office:value="9.45380683442758" calcext:value-type="float">
            <text:p>9.45</text:p>
          </table:table-cell>
          <table:table-cell table:formula="of:=([numbers.G12]/[numbers.N12])*100" office:value-type="float" office:value="13.5557822059279" calcext:value-type="float">
            <text:p>13.56</text:p>
          </table:table-cell>
          <table:table-cell table:formula="of:=([numbers.H12]/[numbers.N12])*100" office:value-type="float" office:value="7.80154724011733" calcext:value-type="float">
            <text:p>7.80</text:p>
          </table:table-cell>
          <table:table-cell table:formula="of:=([numbers.I12]/[numbers.N12])*100" office:value-type="float" office:value="3.4137005285566" calcext:value-type="float">
            <text:p>3.41</text:p>
          </table:table-cell>
          <table:table-cell table:formula="of:=([numbers.J12]/[numbers.N12])*100" office:value-type="float" office:value="8.27762112237336" calcext:value-type="float">
            <text:p>8.28</text:p>
          </table:table-cell>
          <table:table-cell table:formula="of:=([numbers.K12]/[numbers.N12])*100" office:value-type="float" office:value="5.46939057894757" calcext:value-type="float">
            <text:p>5.47</text:p>
          </table:table-cell>
          <table:table-cell table:formula="of:=([numbers.L12]/[numbers.N12])*100" office:value-type="float" office:value="1.02722344826021" calcext:value-type="float">
            <text:p>1.03</text:p>
          </table:table-cell>
          <table:table-cell table:formula="of:=([numbers.M12]/[numbers.N12])*100" office:value-type="float" office:value="0.564499957570618" calcext:value-type="float">
            <text:p>0.56</text:p>
          </table:table-cell>
          <table:table-cell table:formula="of:=SUM([.B12:.M1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KI Jakarta III</text:p>
          </table:table-cell>
          <table:table-cell table:formula="of:=([numbers.B13]/[numbers.N13])*100" office:value-type="float" office:value="6.83781824776424" calcext:value-type="float">
            <text:p>6.84</text:p>
          </table:table-cell>
          <table:table-cell table:formula="of:=([numbers.C13]/[numbers.N13])*100" office:value-type="float" office:value="3.17468698187803" calcext:value-type="float">
            <text:p>3.17</text:p>
          </table:table-cell>
          <table:table-cell table:formula="of:=([numbers.D13]/[numbers.N13])*100" office:value-type="float" office:value="7.94268599018291" calcext:value-type="float">
            <text:p>7.94</text:p>
          </table:table-cell>
          <table:table-cell table:formula="of:=([numbers.E13]/[numbers.N13])*100" office:value-type="float" office:value="35.3076177451447" calcext:value-type="float">
            <text:p>35.31</text:p>
          </table:table-cell>
          <table:table-cell table:formula="of:=([numbers.F13]/[numbers.N13])*100" office:value-type="float" office:value="8.20949100444139" calcext:value-type="float">
            <text:p>8.21</text:p>
          </table:table-cell>
          <table:table-cell table:formula="of:=([numbers.G13]/[numbers.N13])*100" office:value-type="float" office:value="11.5569211768804" calcext:value-type="float">
            <text:p>11.56</text:p>
          </table:table-cell>
          <table:table-cell table:formula="of:=([numbers.H13]/[numbers.N13])*100" office:value-type="float" office:value="5.29546833204111" calcext:value-type="float">
            <text:p>5.30</text:p>
          </table:table-cell>
          <table:table-cell table:formula="of:=([numbers.I13]/[numbers.N13])*100" office:value-type="float" office:value="3.56654429255924" calcext:value-type="float">
            <text:p>3.57</text:p>
          </table:table-cell>
          <table:table-cell table:formula="of:=([numbers.J13]/[numbers.N13])*100" office:value-type="float" office:value="9.95345116217142" calcext:value-type="float">
            <text:p>9.95</text:p>
          </table:table-cell>
          <table:table-cell table:formula="of:=([numbers.K13]/[numbers.N13])*100" office:value-type="float" office:value="6.73434450272056" calcext:value-type="float">
            <text:p>6.73</text:p>
          </table:table-cell>
          <table:table-cell table:formula="of:=([numbers.L13]/[numbers.N13])*100" office:value-type="float" office:value="0.965295835626533" calcext:value-type="float">
            <text:p>0.97</text:p>
          </table:table-cell>
          <table:table-cell table:formula="of:=([numbers.M13]/[numbers.N13])*100" office:value-type="float" office:value="0.455674728589457" calcext:value-type="float">
            <text:p>0.46</text:p>
          </table:table-cell>
          <table:table-cell table:formula="of:=SUM([.B13:.M1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rontalo</text:p>
          </table:table-cell>
          <table:table-cell table:formula="of:=([numbers.B14]/[numbers.N14])*100" office:value-type="float" office:value="3.2874999607322" calcext:value-type="float">
            <text:p>3.29</text:p>
          </table:table-cell>
          <table:table-cell table:formula="of:=([numbers.C14]/[numbers.N14])*100" office:value-type="float" office:value="2.08669072997264" calcext:value-type="float">
            <text:p>2.09</text:p>
          </table:table-cell>
          <table:table-cell table:formula="of:=([numbers.D14]/[numbers.N14])*100" office:value-type="float" office:value="4.16222940561121" calcext:value-type="float">
            <text:p>4.16</text:p>
          </table:table-cell>
          <table:table-cell table:formula="of:=([numbers.E14]/[numbers.N14])*100" office:value-type="float" office:value="6.37803265195852" calcext:value-type="float">
            <text:p>6.38</text:p>
          </table:table-cell>
          <table:table-cell table:formula="of:=([numbers.F14]/[numbers.N14])*100" office:value-type="float" office:value="48.8161544575232" calcext:value-type="float">
            <text:p>48.82</text:p>
          </table:table-cell>
          <table:table-cell table:formula="of:=([numbers.G14]/[numbers.N14])*100" office:value-type="float" office:value="7.75020654861196" calcext:value-type="float">
            <text:p>7.75</text:p>
          </table:table-cell>
          <table:table-cell table:formula="of:=([numbers.H14]/[numbers.N14])*100" office:value-type="float" office:value="7.48632695310169" calcext:value-type="float">
            <text:p>7.49</text:p>
          </table:table-cell>
          <table:table-cell table:formula="of:=([numbers.I14]/[numbers.N14])*100" office:value-type="float" office:value="6.47478850364562" calcext:value-type="float">
            <text:p>6.47</text:p>
          </table:table-cell>
          <table:table-cell table:formula="of:=([numbers.J14]/[numbers.N14])*100" office:value-type="float" office:value="4.88711293732546" calcext:value-type="float">
            <text:p>4.89</text:p>
          </table:table-cell>
          <table:table-cell table:formula="of:=([numbers.K14]/[numbers.N14])*100" office:value-type="float" office:value="5.7550883211289" calcext:value-type="float">
            <text:p>5.76</text:p>
          </table:table-cell>
          <table:table-cell table:formula="of:=([numbers.L14]/[numbers.N14])*100" office:value-type="float" office:value="2.54015524916203" calcext:value-type="float">
            <text:p>2.54</text:p>
          </table:table-cell>
          <table:table-cell table:formula="of:=([numbers.M14]/[numbers.N14])*100" office:value-type="float" office:value="0.375714281226537" calcext:value-type="float">
            <text:p>0.38</text:p>
          </table:table-cell>
          <table:table-cell table:formula="of:=SUM([.B14:.M1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mbi</text:p>
          </table:table-cell>
          <table:table-cell table:formula="of:=([numbers.B15]/[numbers.N15])*100" office:value-type="float" office:value="5.81196459959408" calcext:value-type="float">
            <text:p>5.81</text:p>
          </table:table-cell>
          <table:table-cell table:formula="of:=([numbers.C15]/[numbers.N15])*100" office:value-type="float" office:value="6.23839362442803" calcext:value-type="float">
            <text:p>6.24</text:p>
          </table:table-cell>
          <table:table-cell table:formula="of:=([numbers.D15]/[numbers.N15])*100" office:value-type="float" office:value="4.15512678210689" calcext:value-type="float">
            <text:p>4.16</text:p>
          </table:table-cell>
          <table:table-cell table:formula="of:=([numbers.E15]/[numbers.N15])*100" office:value-type="float" office:value="16.2027071593976" calcext:value-type="float">
            <text:p>16.20</text:p>
          </table:table-cell>
          <table:table-cell table:formula="of:=([numbers.F15]/[numbers.N15])*100" office:value-type="float" office:value="17.0644897804792" calcext:value-type="float">
            <text:p>17.06</text:p>
          </table:table-cell>
          <table:table-cell table:formula="of:=([numbers.G15]/[numbers.N15])*100" office:value-type="float" office:value="11.4642325636925" calcext:value-type="float">
            <text:p>11.46</text:p>
          </table:table-cell>
          <table:table-cell table:formula="of:=([numbers.H15]/[numbers.N15])*100" office:value-type="float" office:value="13.9170712275364" calcext:value-type="float">
            <text:p>13.92</text:p>
          </table:table-cell>
          <table:table-cell table:formula="of:=([numbers.I15]/[numbers.N15])*100" office:value-type="float" office:value="10.6053459955862" calcext:value-type="float">
            <text:p>10.61</text:p>
          </table:table-cell>
          <table:table-cell table:formula="of:=([numbers.J15]/[numbers.N15])*100" office:value-type="float" office:value="6.1838414428727" calcext:value-type="float">
            <text:p>6.18</text:p>
          </table:table-cell>
          <table:table-cell table:formula="of:=([numbers.K15]/[numbers.N15])*100" office:value-type="float" office:value="5.04971163586803" calcext:value-type="float">
            <text:p>5.05</text:p>
          </table:table-cell>
          <table:table-cell table:formula="of:=([numbers.L15]/[numbers.N15])*100" office:value-type="float" office:value="2.31701968961404" calcext:value-type="float">
            <text:p>2.32</text:p>
          </table:table-cell>
          <table:table-cell table:formula="of:=([numbers.M15]/[numbers.N15])*100" office:value-type="float" office:value="0.990095498824439" calcext:value-type="float">
            <text:p>0.99</text:p>
          </table:table-cell>
          <table:table-cell table:formula="of:=SUM([.B15:.M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I</text:p>
          </table:table-cell>
          <table:table-cell table:formula="of:=([numbers.B16]/[numbers.N16])*100" office:value-type="float" office:value="6.77834485901484" calcext:value-type="float">
            <text:p>6.78</text:p>
          </table:table-cell>
          <table:table-cell table:formula="of:=([numbers.C16]/[numbers.N16])*100" office:value-type="float" office:value="3.92096835295285" calcext:value-type="float">
            <text:p>3.92</text:p>
          </table:table-cell>
          <table:table-cell table:formula="of:=([numbers.D16]/[numbers.N16])*100" office:value-type="float" office:value="11.5635645878503" calcext:value-type="float">
            <text:p>11.56</text:p>
          </table:table-cell>
          <table:table-cell table:formula="of:=([numbers.E16]/[numbers.N16])*100" office:value-type="float" office:value="23.0020870639777" calcext:value-type="float">
            <text:p>23.00</text:p>
          </table:table-cell>
          <table:table-cell table:formula="of:=([numbers.F16]/[numbers.N16])*100" office:value-type="float" office:value="10.4829882618378" calcext:value-type="float">
            <text:p>10.48</text:p>
          </table:table-cell>
          <table:table-cell table:formula="of:=([numbers.G16]/[numbers.N16])*100" office:value-type="float" office:value="15.427778220446" calcext:value-type="float">
            <text:p>15.43</text:p>
          </table:table-cell>
          <table:table-cell table:formula="of:=([numbers.H16]/[numbers.N16])*100" office:value-type="float" office:value="8.05441743236613" calcext:value-type="float">
            <text:p>8.05</text:p>
          </table:table-cell>
          <table:table-cell table:formula="of:=([numbers.I16]/[numbers.N16])*100" office:value-type="float" office:value="4.43064251655462" calcext:value-type="float">
            <text:p>4.43</text:p>
          </table:table-cell>
          <table:table-cell table:formula="of:=([numbers.J16]/[numbers.N16])*100" office:value-type="float" office:value="6.32521573084284" calcext:value-type="float">
            <text:p>6.33</text:p>
          </table:table-cell>
          <table:table-cell table:formula="of:=([numbers.K16]/[numbers.N16])*100" office:value-type="float" office:value="6.95720610211097" calcext:value-type="float">
            <text:p>6.96</text:p>
          </table:table-cell>
          <table:table-cell table:formula="of:=([numbers.L16]/[numbers.N16])*100" office:value-type="float" office:value="2.3827197253407" calcext:value-type="float">
            <text:p>2.38</text:p>
          </table:table-cell>
          <table:table-cell table:formula="of:=([numbers.M16]/[numbers.N16])*100" office:value-type="float" office:value="0.67406714670536" calcext:value-type="float">
            <text:p>0.67</text:p>
          </table:table-cell>
          <table:table-cell table:formula="of:=SUM([.B16:.M1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II</text:p>
          </table:table-cell>
          <table:table-cell table:formula="of:=([numbers.B17]/[numbers.N17])*100" office:value-type="float" office:value="4.91060649896675" calcext:value-type="float">
            <text:p>4.91</text:p>
          </table:table-cell>
          <table:table-cell table:formula="of:=([numbers.C17]/[numbers.N17])*100" office:value-type="float" office:value="6.80079027990387" calcext:value-type="float">
            <text:p>6.80</text:p>
          </table:table-cell>
          <table:table-cell table:formula="of:=([numbers.D17]/[numbers.N17])*100" office:value-type="float" office:value="7.79734859193731" calcext:value-type="float">
            <text:p>7.80</text:p>
          </table:table-cell>
          <table:table-cell table:formula="of:=([numbers.E17]/[numbers.N17])*100" office:value-type="float" office:value="18.9401796743542" calcext:value-type="float">
            <text:p>18.94</text:p>
          </table:table-cell>
          <table:table-cell table:formula="of:=([numbers.F17]/[numbers.N17])*100" office:value-type="float" office:value="17.8260781637507" calcext:value-type="float">
            <text:p>17.83</text:p>
          </table:table-cell>
          <table:table-cell table:formula="of:=([numbers.G17]/[numbers.N17])*100" office:value-type="float" office:value="11.3255430698008" calcext:value-type="float">
            <text:p>11.33</text:p>
          </table:table-cell>
          <table:table-cell table:formula="of:=([numbers.H17]/[numbers.N17])*100" office:value-type="float" office:value="12.7646218084731" calcext:value-type="float">
            <text:p>12.76</text:p>
          </table:table-cell>
          <table:table-cell table:formula="of:=([numbers.I17]/[numbers.N17])*100" office:value-type="float" office:value="5.64459113498111" calcext:value-type="float">
            <text:p>5.64</text:p>
          </table:table-cell>
          <table:table-cell table:formula="of:=([numbers.J17]/[numbers.N17])*100" office:value-type="float" office:value="4.98353445959638" calcext:value-type="float">
            <text:p>4.98</text:p>
          </table:table-cell>
          <table:table-cell table:formula="of:=([numbers.K17]/[numbers.N17])*100" office:value-type="float" office:value="5.93906821426375" calcext:value-type="float">
            <text:p>5.94</text:p>
          </table:table-cell>
          <table:table-cell table:formula="of:=([numbers.L17]/[numbers.N17])*100" office:value-type="float" office:value="2.42903350022431" calcext:value-type="float">
            <text:p>2.43</text:p>
          </table:table-cell>
          <table:table-cell table:formula="of:=([numbers.M17]/[numbers.N17])*100" office:value-type="float" office:value="0.638604603747763" calcext:value-type="float">
            <text:p>0.64</text:p>
          </table:table-cell>
          <table:table-cell table:formula="of:=SUM([.B17:.M1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III</text:p>
          </table:table-cell>
          <table:table-cell table:formula="of:=([numbers.B18]/[numbers.N18])*100" office:value-type="float" office:value="4.29196679479311" calcext:value-type="float">
            <text:p>4.29</text:p>
          </table:table-cell>
          <table:table-cell table:formula="of:=([numbers.C18]/[numbers.N18])*100" office:value-type="float" office:value="6.00552343421945" calcext:value-type="float">
            <text:p>6.01</text:p>
          </table:table-cell>
          <table:table-cell table:formula="of:=([numbers.D18]/[numbers.N18])*100" office:value-type="float" office:value="10.609933029706" calcext:value-type="float">
            <text:p>10.61</text:p>
          </table:table-cell>
          <table:table-cell table:formula="of:=([numbers.E18]/[numbers.N18])*100" office:value-type="float" office:value="16.3641159813517" calcext:value-type="float">
            <text:p>16.36</text:p>
          </table:table-cell>
          <table:table-cell table:formula="of:=([numbers.F18]/[numbers.N18])*100" office:value-type="float" office:value="17.1424303110566" calcext:value-type="float">
            <text:p>17.14</text:p>
          </table:table-cell>
          <table:table-cell table:formula="of:=([numbers.G18]/[numbers.N18])*100" office:value-type="float" office:value="8.99354791821441" calcext:value-type="float">
            <text:p>8.99</text:p>
          </table:table-cell>
          <table:table-cell table:formula="of:=([numbers.H18]/[numbers.N18])*100" office:value-type="float" office:value="14.9852762255456" calcext:value-type="float">
            <text:p>14.99</text:p>
          </table:table-cell>
          <table:table-cell table:formula="of:=([numbers.I18]/[numbers.N18])*100" office:value-type="float" office:value="4.54734487548047" calcext:value-type="float">
            <text:p>4.55</text:p>
          </table:table-cell>
          <table:table-cell table:formula="of:=([numbers.J18]/[numbers.N18])*100" office:value-type="float" office:value="6.79359529269895" calcext:value-type="float">
            <text:p>6.79</text:p>
          </table:table-cell>
          <table:table-cell table:formula="of:=([numbers.K18]/[numbers.N18])*100" office:value-type="float" office:value="7.04668540112191" calcext:value-type="float">
            <text:p>7.05</text:p>
          </table:table-cell>
          <table:table-cell table:formula="of:=([numbers.L18]/[numbers.N18])*100" office:value-type="float" office:value="2.48366118630016" calcext:value-type="float">
            <text:p>2.48</text:p>
          </table:table-cell>
          <table:table-cell table:formula="of:=([numbers.M18]/[numbers.N18])*100" office:value-type="float" office:value="0.73591954951172" calcext:value-type="float">
            <text:p>0.74</text:p>
          </table:table-cell>
          <table:table-cell table:formula="of:=SUM([.B18:.M1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IV</text:p>
          </table:table-cell>
          <table:table-cell table:formula="of:=([numbers.B19]/[numbers.N19])*100" office:value-type="float" office:value="4.56868735678768" calcext:value-type="float">
            <text:p>4.57</text:p>
          </table:table-cell>
          <table:table-cell table:formula="of:=([numbers.C19]/[numbers.N19])*100" office:value-type="float" office:value="5.28845104671644" calcext:value-type="float">
            <text:p>5.29</text:p>
          </table:table-cell>
          <table:table-cell table:formula="of:=([numbers.D19]/[numbers.N19])*100" office:value-type="float" office:value="10.2221252318676" calcext:value-type="float">
            <text:p>10.22</text:p>
          </table:table-cell>
          <table:table-cell table:formula="of:=([numbers.E19]/[numbers.N19])*100" office:value-type="float" office:value="14.7312674387792" calcext:value-type="float">
            <text:p>14.73</text:p>
          </table:table-cell>
          <table:table-cell table:formula="of:=([numbers.F19]/[numbers.N19])*100" office:value-type="float" office:value="16.5098280672767" calcext:value-type="float">
            <text:p>16.51</text:p>
          </table:table-cell>
          <table:table-cell table:formula="of:=([numbers.G19]/[numbers.N19])*100" office:value-type="float" office:value="9.24079933908001" calcext:value-type="float">
            <text:p>9.24</text:p>
          </table:table-cell>
          <table:table-cell table:formula="of:=([numbers.H19]/[numbers.N19])*100" office:value-type="float" office:value="7.78599597836422" calcext:value-type="float">
            <text:p>7.79</text:p>
          </table:table-cell>
          <table:table-cell table:formula="of:=([numbers.I19]/[numbers.N19])*100" office:value-type="float" office:value="13.6970991224105" calcext:value-type="float">
            <text:p>13.70</text:p>
          </table:table-cell>
          <table:table-cell table:formula="of:=([numbers.J19]/[numbers.N19])*100" office:value-type="float" office:value="9.91512477982324" calcext:value-type="float">
            <text:p>9.92</text:p>
          </table:table-cell>
          <table:table-cell table:formula="of:=([numbers.K19]/[numbers.N19])*100" office:value-type="float" office:value="6.30531697660281" calcext:value-type="float">
            <text:p>6.31</text:p>
          </table:table-cell>
          <table:table-cell table:formula="of:=([numbers.L19]/[numbers.N19])*100" office:value-type="float" office:value="1.12169345159229" calcext:value-type="float">
            <text:p>1.12</text:p>
          </table:table-cell>
          <table:table-cell table:formula="of:=([numbers.M19]/[numbers.N19])*100" office:value-type="float" office:value="0.613611210699422" calcext:value-type="float">
            <text:p>0.61</text:p>
          </table:table-cell>
          <table:table-cell table:formula="of:=SUM([.B19:.M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IX</text:p>
          </table:table-cell>
          <table:table-cell table:formula="of:=([numbers.B20]/[numbers.N20])*100" office:value-type="float" office:value="5.65988965443477" calcext:value-type="float">
            <text:p>5.66</text:p>
          </table:table-cell>
          <table:table-cell table:formula="of:=([numbers.C20]/[numbers.N20])*100" office:value-type="float" office:value="8.0258027585401" calcext:value-type="float">
            <text:p>8.03</text:p>
          </table:table-cell>
          <table:table-cell table:formula="of:=([numbers.D20]/[numbers.N20])*100" office:value-type="float" office:value="7.74711632831123" calcext:value-type="float">
            <text:p>7.75</text:p>
          </table:table-cell>
          <table:table-cell table:formula="of:=([numbers.E20]/[numbers.N20])*100" office:value-type="float" office:value="25.8250415702307" calcext:value-type="float">
            <text:p>25.83</text:p>
          </table:table-cell>
          <table:table-cell table:formula="of:=([numbers.F20]/[numbers.N20])*100" office:value-type="float" office:value="16.5868439009366" calcext:value-type="float">
            <text:p>16.59</text:p>
          </table:table-cell>
          <table:table-cell table:formula="of:=([numbers.G20]/[numbers.N20])*100" office:value-type="float" office:value="8.66646463386011" calcext:value-type="float">
            <text:p>8.67</text:p>
          </table:table-cell>
          <table:table-cell table:formula="of:=([numbers.H20]/[numbers.N20])*100" office:value-type="float" office:value="10.0481610557997" calcext:value-type="float">
            <text:p>10.05</text:p>
          </table:table-cell>
          <table:table-cell table:formula="of:=([numbers.I20]/[numbers.N20])*100" office:value-type="float" office:value="4.49042671507531" calcext:value-type="float">
            <text:p>4.49</text:p>
          </table:table-cell>
          <table:table-cell table:formula="of:=([numbers.J20]/[numbers.N20])*100" office:value-type="float" office:value="6.58349649463177" calcext:value-type="float">
            <text:p>6.58</text:p>
          </table:table-cell>
          <table:table-cell table:formula="of:=([numbers.K20]/[numbers.N20])*100" office:value-type="float" office:value="4.46338997184415" calcext:value-type="float">
            <text:p>4.46</text:p>
          </table:table-cell>
          <table:table-cell table:formula="of:=([numbers.L20]/[numbers.N20])*100" office:value-type="float" office:value="1.16530344040082" calcext:value-type="float">
            <text:p>1.17</text:p>
          </table:table-cell>
          <table:table-cell table:formula="of:=([numbers.M20]/[numbers.N20])*100" office:value-type="float" office:value="0.738063475934823" calcext:value-type="float">
            <text:p>0.74</text:p>
          </table:table-cell>
          <table:table-cell table:formula="of:=SUM([.B20:.M2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V</text:p>
          </table:table-cell>
          <table:table-cell table:formula="of:=([numbers.B21]/[numbers.N21])*100" office:value-type="float" office:value="5.42036095620727" calcext:value-type="float">
            <text:p>5.42</text:p>
          </table:table-cell>
          <table:table-cell table:formula="of:=([numbers.C21]/[numbers.N21])*100" office:value-type="float" office:value="5.15237571235072" calcext:value-type="float">
            <text:p>5.15</text:p>
          </table:table-cell>
          <table:table-cell table:formula="of:=([numbers.D21]/[numbers.N21])*100" office:value-type="float" office:value="7.06910781116569" calcext:value-type="float">
            <text:p>7.07</text:p>
          </table:table-cell>
          <table:table-cell table:formula="of:=([numbers.E21]/[numbers.N21])*100" office:value-type="float" office:value="16.4921013367263" calcext:value-type="float">
            <text:p>16.49</text:p>
          </table:table-cell>
          <table:table-cell table:formula="of:=([numbers.F21]/[numbers.N21])*100" office:value-type="float" office:value="18.0338642411877" calcext:value-type="float">
            <text:p>18.03</text:p>
          </table:table-cell>
          <table:table-cell table:formula="of:=([numbers.G21]/[numbers.N21])*100" office:value-type="float" office:value="15.2760663529744" calcext:value-type="float">
            <text:p>15.28</text:p>
          </table:table-cell>
          <table:table-cell table:formula="of:=([numbers.H21]/[numbers.N21])*100" office:value-type="float" office:value="7.85290853063275" calcext:value-type="float">
            <text:p>7.85</text:p>
          </table:table-cell>
          <table:table-cell table:formula="of:=([numbers.I21]/[numbers.N21])*100" office:value-type="float" office:value="5.53704032721805" calcext:value-type="float">
            <text:p>5.54</text:p>
          </table:table-cell>
          <table:table-cell table:formula="of:=([numbers.J21]/[numbers.N21])*100" office:value-type="float" office:value="11.9200180344374" calcext:value-type="float">
            <text:p>11.92</text:p>
          </table:table-cell>
          <table:table-cell table:formula="of:=([numbers.K21]/[numbers.N21])*100" office:value-type="float" office:value="5.22927042677044" calcext:value-type="float">
            <text:p>5.23</text:p>
          </table:table-cell>
          <table:table-cell table:formula="of:=([numbers.L21]/[numbers.N21])*100" office:value-type="float" office:value="1.66770784975633" calcext:value-type="float">
            <text:p>1.67</text:p>
          </table:table-cell>
          <table:table-cell table:formula="of:=([numbers.M21]/[numbers.N21])*100" office:value-type="float" office:value="0.349178420573014" calcext:value-type="float">
            <text:p>0.35</text:p>
          </table:table-cell>
          <table:table-cell table:formula="of:=SUM([.B21:.M2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VI</text:p>
          </table:table-cell>
          <table:table-cell table:formula="of:=([numbers.B22]/[numbers.N22])*100" office:value-type="float" office:value="2.79003206677893" calcext:value-type="float">
            <text:p>2.79</text:p>
          </table:table-cell>
          <table:table-cell table:formula="of:=([numbers.C22]/[numbers.N22])*100" office:value-type="float" office:value="4.38470131212591" calcext:value-type="float">
            <text:p>4.38</text:p>
          </table:table-cell>
          <table:table-cell table:formula="of:=([numbers.D22]/[numbers.N22])*100" office:value-type="float" office:value="12.9899909412739" calcext:value-type="float">
            <text:p>12.99</text:p>
          </table:table-cell>
          <table:table-cell table:formula="of:=([numbers.E22]/[numbers.N22])*100" office:value-type="float" office:value="24.0710359737019" calcext:value-type="float">
            <text:p>24.07</text:p>
          </table:table-cell>
          <table:table-cell table:formula="of:=([numbers.F22]/[numbers.N22])*100" office:value-type="float" office:value="11.6436864013516" calcext:value-type="float">
            <text:p>11.64</text:p>
          </table:table-cell>
          <table:table-cell table:formula="of:=([numbers.G22]/[numbers.N22])*100" office:value-type="float" office:value="15.7347293775043" calcext:value-type="float">
            <text:p>15.73</text:p>
          </table:table-cell>
          <table:table-cell table:formula="of:=([numbers.H22]/[numbers.N22])*100" office:value-type="float" office:value="6.73913647554422" calcext:value-type="float">
            <text:p>6.74</text:p>
          </table:table-cell>
          <table:table-cell table:formula="of:=([numbers.I22]/[numbers.N22])*100" office:value-type="float" office:value="7.02784863591146" calcext:value-type="float">
            <text:p>7.03</text:p>
          </table:table-cell>
          <table:table-cell table:formula="of:=([numbers.J22]/[numbers.N22])*100" office:value-type="float" office:value="6.26652661764951" calcext:value-type="float">
            <text:p>6.27</text:p>
          </table:table-cell>
          <table:table-cell table:formula="of:=([numbers.K22]/[numbers.N22])*100" office:value-type="float" office:value="6.31515474860646" calcext:value-type="float">
            <text:p>6.32</text:p>
          </table:table-cell>
          <table:table-cell table:formula="of:=([numbers.L22]/[numbers.N22])*100" office:value-type="float" office:value="1.38559606973552" calcext:value-type="float">
            <text:p>1.39</text:p>
          </table:table-cell>
          <table:table-cell table:formula="of:=([numbers.M22]/[numbers.N22])*100" office:value-type="float" office:value="0.651561379816269" calcext:value-type="float">
            <text:p>0.65</text:p>
          </table:table-cell>
          <table:table-cell table:formula="of:=SUM([.B22:.M2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VII</text:p>
          </table:table-cell>
          <table:table-cell table:formula="of:=([numbers.B23]/[numbers.N23])*100" office:value-type="float" office:value="4.54743566909785" calcext:value-type="float">
            <text:p>4.55</text:p>
          </table:table-cell>
          <table:table-cell table:formula="of:=([numbers.C23]/[numbers.N23])*100" office:value-type="float" office:value="5.87825383103898" calcext:value-type="float">
            <text:p>5.88</text:p>
          </table:table-cell>
          <table:table-cell table:formula="of:=([numbers.D23]/[numbers.N23])*100" office:value-type="float" office:value="8.48805184988901" calcext:value-type="float">
            <text:p>8.49</text:p>
          </table:table-cell>
          <table:table-cell table:formula="of:=([numbers.E23]/[numbers.N23])*100" office:value-type="float" office:value="22.0333792348492" calcext:value-type="float">
            <text:p>22.03</text:p>
          </table:table-cell>
          <table:table-cell table:formula="of:=([numbers.F23]/[numbers.N23])*100" office:value-type="float" office:value="19.5447423940319" calcext:value-type="float">
            <text:p>19.54</text:p>
          </table:table-cell>
          <table:table-cell table:formula="of:=([numbers.G23]/[numbers.N23])*100" office:value-type="float" office:value="13.531933409498" calcext:value-type="float">
            <text:p>13.53</text:p>
          </table:table-cell>
          <table:table-cell table:formula="of:=([numbers.H23]/[numbers.N23])*100" office:value-type="float" office:value="7.46786531887074" calcext:value-type="float">
            <text:p>7.47</text:p>
          </table:table-cell>
          <table:table-cell table:formula="of:=([numbers.I23]/[numbers.N23])*100" office:value-type="float" office:value="5.59495315004583" calcext:value-type="float">
            <text:p>5.59</text:p>
          </table:table-cell>
          <table:table-cell table:formula="of:=([numbers.J23]/[numbers.N23])*100" office:value-type="float" office:value="5.79951897528124" calcext:value-type="float">
            <text:p>5.80</text:p>
          </table:table-cell>
          <table:table-cell table:formula="of:=([numbers.K23]/[numbers.N23])*100" office:value-type="float" office:value="4.90863860737407" calcext:value-type="float">
            <text:p>4.91</text:p>
          </table:table-cell>
          <table:table-cell table:formula="of:=([numbers.L23]/[numbers.N23])*100" office:value-type="float" office:value="1.75356098747627" calcext:value-type="float">
            <text:p>1.75</text:p>
          </table:table-cell>
          <table:table-cell table:formula="of:=([numbers.M23]/[numbers.N23])*100" office:value-type="float" office:value="0.451666572546839" calcext:value-type="float">
            <text:p>0.45</text:p>
          </table:table-cell>
          <table:table-cell table:formula="of:=SUM([.B23:.M2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VIII</text:p>
          </table:table-cell>
          <table:table-cell table:formula="of:=([numbers.B24]/[numbers.N24])*100" office:value-type="float" office:value="5.62303571629727" calcext:value-type="float">
            <text:p>5.62</text:p>
          </table:table-cell>
          <table:table-cell table:formula="of:=([numbers.C24]/[numbers.N24])*100" office:value-type="float" office:value="12.3736176409446" calcext:value-type="float">
            <text:p>12.37</text:p>
          </table:table-cell>
          <table:table-cell table:formula="of:=([numbers.D24]/[numbers.N24])*100" office:value-type="float" office:value="6.7511451601176" calcext:value-type="float">
            <text:p>6.75</text:p>
          </table:table-cell>
          <table:table-cell table:formula="of:=([numbers.E24]/[numbers.N24])*100" office:value-type="float" office:value="21.1521032748558" calcext:value-type="float">
            <text:p>21.15</text:p>
          </table:table-cell>
          <table:table-cell table:formula="of:=([numbers.F24]/[numbers.N24])*100" office:value-type="float" office:value="22.8243493862269" calcext:value-type="float">
            <text:p>22.82</text:p>
          </table:table-cell>
          <table:table-cell table:formula="of:=([numbers.G24]/[numbers.N24])*100" office:value-type="float" office:value="10.9842693453463" calcext:value-type="float">
            <text:p>10.98</text:p>
          </table:table-cell>
          <table:table-cell table:formula="of:=([numbers.H24]/[numbers.N24])*100" office:value-type="float" office:value="6.19118669617338" calcext:value-type="float">
            <text:p>6.19</text:p>
          </table:table-cell>
          <table:table-cell table:formula="of:=([numbers.I24]/[numbers.N24])*100" office:value-type="float" office:value="2.71955686681324" calcext:value-type="float">
            <text:p>2.72</text:p>
          </table:table-cell>
          <table:table-cell table:formula="of:=([numbers.J24]/[numbers.N24])*100" office:value-type="float" office:value="3.32913125536994" calcext:value-type="float">
            <text:p>3.33</text:p>
          </table:table-cell>
          <table:table-cell table:formula="of:=([numbers.K24]/[numbers.N24])*100" office:value-type="float" office:value="6.60378227979285" calcext:value-type="float">
            <text:p>6.60</text:p>
          </table:table-cell>
          <table:table-cell table:formula="of:=([numbers.L24]/[numbers.N24])*100" office:value-type="float" office:value="1.09349606400813" calcext:value-type="float">
            <text:p>1.09</text:p>
          </table:table-cell>
          <table:table-cell table:formula="of:=([numbers.M24]/[numbers.N24])*100" office:value-type="float" office:value="0.354326314053954" calcext:value-type="float">
            <text:p>0.35</text:p>
          </table:table-cell>
          <table:table-cell table:formula="of:=SUM([.B24:.M2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X</text:p>
          </table:table-cell>
          <table:table-cell table:formula="of:=([numbers.B25]/[numbers.N25])*100" office:value-type="float" office:value="5.23218922029007" calcext:value-type="float">
            <text:p>5.23</text:p>
          </table:table-cell>
          <table:table-cell table:formula="of:=([numbers.C25]/[numbers.N25])*100" office:value-type="float" office:value="7.00027882364505" calcext:value-type="float">
            <text:p>7.00</text:p>
          </table:table-cell>
          <table:table-cell table:formula="of:=([numbers.D25]/[numbers.N25])*100" office:value-type="float" office:value="11.2825285894532" calcext:value-type="float">
            <text:p>11.28</text:p>
          </table:table-cell>
          <table:table-cell table:formula="of:=([numbers.E25]/[numbers.N25])*100" office:value-type="float" office:value="20.9942837809556" calcext:value-type="float">
            <text:p>20.99</text:p>
          </table:table-cell>
          <table:table-cell table:formula="of:=([numbers.F25]/[numbers.N25])*100" office:value-type="float" office:value="14.3436377726471" calcext:value-type="float">
            <text:p>14.34</text:p>
          </table:table-cell>
          <table:table-cell table:formula="of:=([numbers.G25]/[numbers.N25])*100" office:value-type="float" office:value="5.97765800173713" calcext:value-type="float">
            <text:p>5.98</text:p>
          </table:table-cell>
          <table:table-cell table:formula="of:=([numbers.H25]/[numbers.N25])*100" office:value-type="float" office:value="9.17476893409799" calcext:value-type="float">
            <text:p>9.17</text:p>
          </table:table-cell>
          <table:table-cell table:formula="of:=([numbers.I25]/[numbers.N25])*100" office:value-type="float" office:value="12.3137748910281" calcext:value-type="float">
            <text:p>12.31</text:p>
          </table:table-cell>
          <table:table-cell table:formula="of:=([numbers.J25]/[numbers.N25])*100" office:value-type="float" office:value="8.66185378274088" calcext:value-type="float">
            <text:p>8.66</text:p>
          </table:table-cell>
          <table:table-cell table:formula="of:=([numbers.K25]/[numbers.N25])*100" office:value-type="float" office:value="3.3429417164972" calcext:value-type="float">
            <text:p>3.34</text:p>
          </table:table-cell>
          <table:table-cell table:formula="of:=([numbers.L25]/[numbers.N25])*100" office:value-type="float" office:value="1.18490019517655" calcext:value-type="float">
            <text:p>1.18</text:p>
          </table:table-cell>
          <table:table-cell table:formula="of:=([numbers.M25]/[numbers.N25])*100" office:value-type="float" office:value="0.491184291731107" calcext:value-type="float">
            <text:p>0.49</text:p>
          </table:table-cell>
          <table:table-cell table:formula="of:=SUM([.B25:.M2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Barat XI</text:p>
          </table:table-cell>
          <table:table-cell table:formula="of:=([numbers.B26]/[numbers.N26])*100" office:value-type="float" office:value="4.32389419270903" calcext:value-type="float">
            <text:p>4.32</text:p>
          </table:table-cell>
          <table:table-cell table:formula="of:=([numbers.C26]/[numbers.N26])*100" office:value-type="float" office:value="13.7943872468298" calcext:value-type="float">
            <text:p>13.79</text:p>
          </table:table-cell>
          <table:table-cell table:formula="of:=([numbers.D26]/[numbers.N26])*100" office:value-type="float" office:value="7.65439776128104" calcext:value-type="float">
            <text:p>7.65</text:p>
          </table:table-cell>
          <table:table-cell table:formula="of:=([numbers.E26]/[numbers.N26])*100" office:value-type="float" office:value="12.4174032578434" calcext:value-type="float">
            <text:p>12.42</text:p>
          </table:table-cell>
          <table:table-cell table:formula="of:=([numbers.F26]/[numbers.N26])*100" office:value-type="float" office:value="15.133486481566" calcext:value-type="float">
            <text:p>15.13</text:p>
          </table:table-cell>
          <table:table-cell table:formula="of:=([numbers.G26]/[numbers.N26])*100" office:value-type="float" office:value="7.18779341762623" calcext:value-type="float">
            <text:p>7.19</text:p>
          </table:table-cell>
          <table:table-cell table:formula="of:=([numbers.H26]/[numbers.N26])*100" office:value-type="float" office:value="9.44606843393999" calcext:value-type="float">
            <text:p>9.45</text:p>
          </table:table-cell>
          <table:table-cell table:formula="of:=([numbers.I26]/[numbers.N26])*100" office:value-type="float" office:value="9.12768921409591" calcext:value-type="float">
            <text:p>9.13</text:p>
          </table:table-cell>
          <table:table-cell table:formula="of:=([numbers.J26]/[numbers.N26])*100" office:value-type="float" office:value="14.0054945167341" calcext:value-type="float">
            <text:p>14.01</text:p>
          </table:table-cell>
          <table:table-cell table:formula="of:=([numbers.K26]/[numbers.N26])*100" office:value-type="float" office:value="4.10783653914997" calcext:value-type="float">
            <text:p>4.11</text:p>
          </table:table-cell>
          <table:table-cell table:formula="of:=([numbers.L26]/[numbers.N26])*100" office:value-type="float" office:value="2.18217820972034" calcext:value-type="float">
            <text:p>2.18</text:p>
          </table:table-cell>
          <table:table-cell table:formula="of:=([numbers.M26]/[numbers.N26])*100" office:value-type="float" office:value="0.619370728504186" calcext:value-type="float">
            <text:p>0.62</text:p>
          </table:table-cell>
          <table:table-cell table:formula="of:=SUM([.B26:.M2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engah I</text:p>
          </table:table-cell>
          <table:table-cell table:formula="of:=([numbers.B27]/[numbers.N27])*100" office:value-type="float" office:value="8.18765383754755" calcext:value-type="float">
            <text:p>8.19</text:p>
          </table:table-cell>
          <table:table-cell table:formula="of:=([numbers.C27]/[numbers.N27])*100" office:value-type="float" office:value="10.5010263008417" calcext:value-type="float">
            <text:p>10.50</text:p>
          </table:table-cell>
          <table:table-cell table:formula="of:=([numbers.D27]/[numbers.N27])*100" office:value-type="float" office:value="6.93683623939274" calcext:value-type="float">
            <text:p>6.94</text:p>
          </table:table-cell>
          <table:table-cell table:formula="of:=([numbers.E27]/[numbers.N27])*100" office:value-type="float" office:value="27.7618680826893" calcext:value-type="float">
            <text:p>27.76</text:p>
          </table:table-cell>
          <table:table-cell table:formula="of:=([numbers.F27]/[numbers.N27])*100" office:value-type="float" office:value="9.11810205346231" calcext:value-type="float">
            <text:p>9.12</text:p>
          </table:table-cell>
          <table:table-cell table:formula="of:=([numbers.G27]/[numbers.N27])*100" office:value-type="float" office:value="11.1116430280393" calcext:value-type="float">
            <text:p>11.11</text:p>
          </table:table-cell>
          <table:table-cell table:formula="of:=([numbers.H27]/[numbers.N27])*100" office:value-type="float" office:value="8.45810670086235" calcext:value-type="float">
            <text:p>8.46</text:p>
          </table:table-cell>
          <table:table-cell table:formula="of:=([numbers.I27]/[numbers.N27])*100" office:value-type="float" office:value="7.34671110384357" calcext:value-type="float">
            <text:p>7.35</text:p>
          </table:table-cell>
          <table:table-cell table:formula="of:=([numbers.J27]/[numbers.N27])*100" office:value-type="float" office:value="6.36080606571768" calcext:value-type="float">
            <text:p>6.36</text:p>
          </table:table-cell>
          <table:table-cell table:formula="of:=([numbers.K27]/[numbers.N27])*100" office:value-type="float" office:value="3.4363327710553" calcext:value-type="float">
            <text:p>3.44</text:p>
          </table:table-cell>
          <table:table-cell table:formula="of:=([numbers.L27]/[numbers.N27])*100" office:value-type="float" office:value="0.414823484861525" calcext:value-type="float">
            <text:p>0.41</text:p>
          </table:table-cell>
          <table:table-cell table:formula="of:=([numbers.M27]/[numbers.N27])*100" office:value-type="float" office:value="0.366090331686662" calcext:value-type="float">
            <text:p>0.37</text:p>
          </table:table-cell>
          <table:table-cell table:formula="of:=SUM([.B27:.M2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engah II</text:p>
          </table:table-cell>
          <table:table-cell table:formula="of:=([numbers.B28]/[numbers.N28])*100" office:value-type="float" office:value="6.30527528452609" calcext:value-type="float">
            <text:p>6.31</text:p>
          </table:table-cell>
          <table:table-cell table:formula="of:=([numbers.C28]/[numbers.N28])*100" office:value-type="float" office:value="14.568558443367" calcext:value-type="float">
            <text:p>14.57</text:p>
          </table:table-cell>
          <table:table-cell table:formula="of:=([numbers.D28]/[numbers.N28])*100" office:value-type="float" office:value="4.62552695876745" calcext:value-type="float">
            <text:p>4.63</text:p>
          </table:table-cell>
          <table:table-cell table:formula="of:=([numbers.E28]/[numbers.N28])*100" office:value-type="float" office:value="11.0794900684888" calcext:value-type="float">
            <text:p>11.08</text:p>
          </table:table-cell>
          <table:table-cell table:formula="of:=([numbers.F28]/[numbers.N28])*100" office:value-type="float" office:value="28.3842463065412" calcext:value-type="float">
            <text:p>28.38</text:p>
          </table:table-cell>
          <table:table-cell table:formula="of:=([numbers.G28]/[numbers.N28])*100" office:value-type="float" office:value="11.2108341456622" calcext:value-type="float">
            <text:p>11.21</text:p>
          </table:table-cell>
          <table:table-cell table:formula="of:=([numbers.H28]/[numbers.N28])*100" office:value-type="float" office:value="3.52135053360509" calcext:value-type="float">
            <text:p>3.52</text:p>
          </table:table-cell>
          <table:table-cell table:formula="of:=([numbers.I28]/[numbers.N28])*100" office:value-type="float" office:value="5.13552176830272" calcext:value-type="float">
            <text:p>5.14</text:p>
          </table:table-cell>
          <table:table-cell table:formula="of:=([numbers.J28]/[numbers.N28])*100" office:value-type="float" office:value="10.3990328012052" calcext:value-type="float">
            <text:p>10.40</text:p>
          </table:table-cell>
          <table:table-cell table:formula="of:=([numbers.K28]/[numbers.N28])*100" office:value-type="float" office:value="3.98235241989594" calcext:value-type="float">
            <text:p>3.98</text:p>
          </table:table-cell>
          <table:table-cell table:formula="of:=([numbers.L28]/[numbers.N28])*100" office:value-type="float" office:value="0.589117747591498" calcext:value-type="float">
            <text:p>0.59</text:p>
          </table:table-cell>
          <table:table-cell table:formula="of:=([numbers.M28]/[numbers.N28])*100" office:value-type="float" office:value="0.198693522046815" calcext:value-type="float">
            <text:p>0.20</text:p>
          </table:table-cell>
          <table:table-cell table:formula="of:=SUM([.B28:.M28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III</text:p>
          </table:table-cell>
          <table:table-cell table:formula="of:=([numbers.B29]/[numbers.N29])*100" office:value-type="float" office:value="6.27723303660545" calcext:value-type="float">
            <text:p>6.28</text:p>
          </table:table-cell>
          <table:table-cell table:formula="of:=([numbers.C29]/[numbers.N29])*100" office:value-type="float" office:value="13.5324904485282" calcext:value-type="float">
            <text:p>13.53</text:p>
          </table:table-cell>
          <table:table-cell table:formula="of:=([numbers.D29]/[numbers.N29])*100" office:value-type="float" office:value="5.9535737659344" calcext:value-type="float">
            <text:p>5.95</text:p>
          </table:table-cell>
          <table:table-cell table:formula="of:=([numbers.E29]/[numbers.N29])*100" office:value-type="float" office:value="18.9423205008659" calcext:value-type="float">
            <text:p>18.94</text:p>
          </table:table-cell>
          <table:table-cell table:formula="of:=([numbers.F29]/[numbers.N29])*100" office:value-type="float" office:value="14.5685765749069" calcext:value-type="float">
            <text:p>14.57</text:p>
          </table:table-cell>
          <table:table-cell table:formula="of:=([numbers.G29]/[numbers.N29])*100" office:value-type="float" office:value="13.7821608045052" calcext:value-type="float">
            <text:p>13.78</text:p>
          </table:table-cell>
          <table:table-cell table:formula="of:=([numbers.H29]/[numbers.N29])*100" office:value-type="float" office:value="9.78883476870863" calcext:value-type="float">
            <text:p>9.79</text:p>
          </table:table-cell>
          <table:table-cell table:formula="of:=([numbers.I29]/[numbers.N29])*100" office:value-type="float" office:value="4.45207661255292" calcext:value-type="float">
            <text:p>4.45</text:p>
          </table:table-cell>
          <table:table-cell table:formula="of:=([numbers.J29]/[numbers.N29])*100" office:value-type="float" office:value="6.74148572443497" calcext:value-type="float">
            <text:p>6.74</text:p>
          </table:table-cell>
          <table:table-cell table:formula="of:=([numbers.K29]/[numbers.N29])*100" office:value-type="float" office:value="4.47601562213432" calcext:value-type="float">
            <text:p>4.48</text:p>
          </table:table-cell>
          <table:table-cell table:formula="of:=([numbers.L29]/[numbers.N29])*100" office:value-type="float" office:value="0.673815549931175" calcext:value-type="float">
            <text:p>0.67</text:p>
          </table:table-cell>
          <table:table-cell table:formula="of:=([numbers.M29]/[numbers.N29])*100" office:value-type="float" office:value="0.811416590891979" calcext:value-type="float">
            <text:p>0.81</text:p>
          </table:table-cell>
          <table:table-cell table:formula="of:=SUM([.B29:.M2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engah IV</text:p>
          </table:table-cell>
          <table:table-cell table:formula="of:=([numbers.B30]/[numbers.N30])*100" office:value-type="float" office:value="3.08781821489477" calcext:value-type="float">
            <text:p>3.09</text:p>
          </table:table-cell>
          <table:table-cell table:formula="of:=([numbers.C30]/[numbers.N30])*100" office:value-type="float" office:value="6.79986179222503" calcext:value-type="float">
            <text:p>6.80</text:p>
          </table:table-cell>
          <table:table-cell table:formula="of:=([numbers.D30]/[numbers.N30])*100" office:value-type="float" office:value="10.50601583369" calcext:value-type="float">
            <text:p>10.51</text:p>
          </table:table-cell>
          <table:table-cell table:formula="of:=([numbers.E30]/[numbers.N30])*100" office:value-type="float" office:value="27.3349064938022" calcext:value-type="float">
            <text:p>27.33</text:p>
          </table:table-cell>
          <table:table-cell table:formula="of:=([numbers.F30]/[numbers.N30])*100" office:value-type="float" office:value="15.4348375207933" calcext:value-type="float">
            <text:p>15.43</text:p>
          </table:table-cell>
          <table:table-cell table:formula="of:=([numbers.G30]/[numbers.N30])*100" office:value-type="float" office:value="11.0328675364857" calcext:value-type="float">
            <text:p>11.03</text:p>
          </table:table-cell>
          <table:table-cell table:formula="of:=([numbers.H30]/[numbers.N30])*100" office:value-type="float" office:value="7.22665682459784" calcext:value-type="float">
            <text:p>7.23</text:p>
          </table:table-cell>
          <table:table-cell table:formula="of:=([numbers.I30]/[numbers.N30])*100" office:value-type="float" office:value="8.11205038301615" calcext:value-type="float">
            <text:p>8.11</text:p>
          </table:table-cell>
          <table:table-cell table:formula="of:=([numbers.J30]/[numbers.N30])*100" office:value-type="float" office:value="3.6613281296012" calcext:value-type="float">
            <text:p>3.66</text:p>
          </table:table-cell>
          <table:table-cell table:formula="of:=([numbers.K30]/[numbers.N30])*100" office:value-type="float" office:value="6.02787451885764" calcext:value-type="float">
            <text:p>6.03</text:p>
          </table:table-cell>
          <table:table-cell table:formula="of:=([numbers.L30]/[numbers.N30])*100" office:value-type="float" office:value="0.453625140203673" calcext:value-type="float">
            <text:p>0.45</text:p>
          </table:table-cell>
          <table:table-cell table:formula="of:=([numbers.M30]/[numbers.N30])*100" office:value-type="float" office:value="0.32215761183247" calcext:value-type="float">
            <text:p>0.32</text:p>
          </table:table-cell>
          <table:table-cell table:formula="of:=SUM([.B30:.M3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engah IX</text:p>
          </table:table-cell>
          <table:table-cell table:formula="of:=([numbers.B31]/[numbers.N31])*100" office:value-type="float" office:value="3.79871330552117" calcext:value-type="float">
            <text:p>3.80</text:p>
          </table:table-cell>
          <table:table-cell table:formula="of:=([numbers.C31]/[numbers.N31])*100" office:value-type="float" office:value="17.2454346796253" calcext:value-type="float">
            <text:p>17.25</text:p>
          </table:table-cell>
          <table:table-cell table:formula="of:=([numbers.D31]/[numbers.N31])*100" office:value-type="float" office:value="6.69490670700958" calcext:value-type="float">
            <text:p>6.69</text:p>
          </table:table-cell>
          <table:table-cell table:formula="of:=([numbers.E31]/[numbers.N31])*100" office:value-type="float" office:value="22.9982120753679" calcext:value-type="float">
            <text:p>23.00</text:p>
          </table:table-cell>
          <table:table-cell table:formula="of:=([numbers.F31]/[numbers.N31])*100" office:value-type="float" office:value="14.3414171976956" calcext:value-type="float">
            <text:p>14.34</text:p>
          </table:table-cell>
          <table:table-cell table:formula="of:=([numbers.G31]/[numbers.N31])*100" office:value-type="float" office:value="9.90705848194502" calcext:value-type="float">
            <text:p>9.91</text:p>
          </table:table-cell>
          <table:table-cell table:formula="of:=([numbers.H31]/[numbers.N31])*100" office:value-type="float" office:value="5.17257293051544" calcext:value-type="float">
            <text:p>5.17</text:p>
          </table:table-cell>
          <table:table-cell table:formula="of:=([numbers.I31]/[numbers.N31])*100" office:value-type="float" office:value="6.31776157948624" calcext:value-type="float">
            <text:p>6.32</text:p>
          </table:table-cell>
          <table:table-cell table:formula="of:=([numbers.J31]/[numbers.N31])*100" office:value-type="float" office:value="7.15891135255734" calcext:value-type="float">
            <text:p>7.16</text:p>
          </table:table-cell>
          <table:table-cell table:formula="of:=([numbers.K31]/[numbers.N31])*100" office:value-type="float" office:value="5.71591864178854" calcext:value-type="float">
            <text:p>5.72</text:p>
          </table:table-cell>
          <table:table-cell table:formula="of:=([numbers.L31]/[numbers.N31])*100" office:value-type="float" office:value="0.396644202998212" calcext:value-type="float">
            <text:p>0.40</text:p>
          </table:table-cell>
          <table:table-cell table:formula="of:=([numbers.M31]/[numbers.N31])*100" office:value-type="float" office:value="0.252448845489693" calcext:value-type="float">
            <text:p>0.25</text:p>
          </table:table-cell>
          <table:table-cell table:formula="of:=SUM([.B31:.M31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V</text:p>
          </table:table-cell>
          <table:table-cell table:formula="of:=([numbers.B32]/[numbers.N32])*100" office:value-type="float" office:value="5.97216668954282" calcext:value-type="float">
            <text:p>5.97</text:p>
          </table:table-cell>
          <table:table-cell table:formula="of:=([numbers.C32]/[numbers.N32])*100" office:value-type="float" office:value="6.8492680627085" calcext:value-type="float">
            <text:p>6.85</text:p>
          </table:table-cell>
          <table:table-cell table:formula="of:=([numbers.D32]/[numbers.N32])*100" office:value-type="float" office:value="6.01334375690014" calcext:value-type="float">
            <text:p>6.01</text:p>
          </table:table-cell>
          <table:table-cell table:formula="of:=([numbers.E32]/[numbers.N32])*100" office:value-type="float" office:value="42.8516511606164" calcext:value-type="float">
            <text:p>42.85</text:p>
          </table:table-cell>
          <table:table-cell table:formula="of:=([numbers.F32]/[numbers.N32])*100" office:value-type="float" office:value="13.399753733288" calcext:value-type="float">
            <text:p>13.40</text:p>
          </table:table-cell>
          <table:table-cell table:formula="of:=([numbers.G32]/[numbers.N32])*100" office:value-type="float" office:value="7.57787339344787" calcext:value-type="float">
            <text:p>7.58</text:p>
          </table:table-cell>
          <table:table-cell table:formula="of:=([numbers.H32]/[numbers.N32])*100" office:value-type="float" office:value="4.06136178728365" calcext:value-type="float">
            <text:p>4.06</text:p>
          </table:table-cell>
          <table:table-cell table:formula="of:=([numbers.I32]/[numbers.N32])*100" office:value-type="float" office:value="7.22901212833718" calcext:value-type="float">
            <text:p>7.23</text:p>
          </table:table-cell>
          <table:table-cell table:formula="of:=([numbers.J32]/[numbers.N32])*100" office:value-type="float" office:value="2.62961327373599" calcext:value-type="float">
            <text:p>2.63</text:p>
          </table:table-cell>
          <table:table-cell table:formula="of:=([numbers.K32]/[numbers.N32])*100" office:value-type="float" office:value="2.74583405442932" calcext:value-type="float">
            <text:p>2.75</text:p>
          </table:table-cell>
          <table:table-cell table:formula="of:=([numbers.L32]/[numbers.N32])*100" office:value-type="float" office:value="0.45105797213884" calcext:value-type="float">
            <text:p>0.45</text:p>
          </table:table-cell>
          <table:table-cell table:formula="of:=([numbers.M32]/[numbers.N32])*100" office:value-type="float" office:value="0.219063987571289" calcext:value-type="float">
            <text:p>0.22</text:p>
          </table:table-cell>
          <table:table-cell table:formula="of:=SUM([.B32:.M32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VI</text:p>
          </table:table-cell>
          <table:table-cell table:formula="of:=([numbers.B33]/[numbers.N33])*100" office:value-type="float" office:value="7.2612277622914" calcext:value-type="float">
            <text:p>7.26</text:p>
          </table:table-cell>
          <table:table-cell table:formula="of:=([numbers.C33]/[numbers.N33])*100" office:value-type="float" office:value="17.8120105345986" calcext:value-type="float">
            <text:p>17.81</text:p>
          </table:table-cell>
          <table:table-cell table:formula="of:=([numbers.D33]/[numbers.N33])*100" office:value-type="float" office:value="4.55608978734706" calcext:value-type="float">
            <text:p>4.56</text:p>
          </table:table-cell>
          <table:table-cell table:formula="of:=([numbers.E33]/[numbers.N33])*100" office:value-type="float" office:value="22.5515373712652" calcext:value-type="float">
            <text:p>22.55</text:p>
          </table:table-cell>
          <table:table-cell table:formula="of:=([numbers.F33]/[numbers.N33])*100" office:value-type="float" office:value="10.1030871536974" calcext:value-type="float">
            <text:p>10.10</text:p>
          </table:table-cell>
          <table:table-cell table:formula="of:=([numbers.G33]/[numbers.N33])*100" office:value-type="float" office:value="10.2968006493523" calcext:value-type="float">
            <text:p>10.30</text:p>
          </table:table-cell>
          <table:table-cell table:formula="of:=([numbers.H33]/[numbers.N33])*100" office:value-type="float" office:value="6.52564271228681" calcext:value-type="float">
            <text:p>6.53</text:p>
          </table:table-cell>
          <table:table-cell table:formula="of:=([numbers.I33]/[numbers.N33])*100" office:value-type="float" office:value="8.06800326661917" calcext:value-type="float">
            <text:p>8.07</text:p>
          </table:table-cell>
          <table:table-cell table:formula="of:=([numbers.J33]/[numbers.N33])*100" office:value-type="float" office:value="6.82609224475814" calcext:value-type="float">
            <text:p>6.83</text:p>
          </table:table-cell>
          <table:table-cell table:formula="of:=([numbers.K33]/[numbers.N33])*100" office:value-type="float" office:value="5.03704733370898" calcext:value-type="float">
            <text:p>5.04</text:p>
          </table:table-cell>
          <table:table-cell table:formula="of:=([numbers.L33]/[numbers.N33])*100" office:value-type="float" office:value="0.565204548444508" calcext:value-type="float">
            <text:p>0.57</text:p>
          </table:table-cell>
          <table:table-cell table:formula="of:=([numbers.M33]/[numbers.N33])*100" office:value-type="float" office:value="0.397256635630475" calcext:value-type="float">
            <text:p>0.40</text:p>
          </table:table-cell>
          <table:table-cell table:formula="of:=SUM([.B33:.M33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VII</text:p>
          </table:table-cell>
          <table:table-cell table:formula="of:=([numbers.B34]/[numbers.N34])*100" office:value-type="float" office:value="9.08766640750202" calcext:value-type="float">
            <text:p>9.09</text:p>
          </table:table-cell>
          <table:table-cell table:formula="of:=([numbers.C34]/[numbers.N34])*100" office:value-type="float" office:value="10.4428541960871" calcext:value-type="float">
            <text:p>10.44</text:p>
          </table:table-cell>
          <table:table-cell table:formula="of:=([numbers.D34]/[numbers.N34])*100" office:value-type="float" office:value="6.53513796550466" calcext:value-type="float">
            <text:p>6.54</text:p>
          </table:table-cell>
          <table:table-cell table:formula="of:=([numbers.E34]/[numbers.N34])*100" office:value-type="float" office:value="19.1027402694254" calcext:value-type="float">
            <text:p>19.10</text:p>
          </table:table-cell>
          <table:table-cell table:formula="of:=([numbers.F34]/[numbers.N34])*100" office:value-type="float" office:value="9.17525347888866" calcext:value-type="float">
            <text:p>9.18</text:p>
          </table:table-cell>
          <table:table-cell table:formula="of:=([numbers.G34]/[numbers.N34])*100" office:value-type="float" office:value="18.8538787426812" calcext:value-type="float">
            <text:p>18.85</text:p>
          </table:table-cell>
          <table:table-cell table:formula="of:=([numbers.H34]/[numbers.N34])*100" office:value-type="float" office:value="6.18599558891199" calcext:value-type="float">
            <text:p>6.19</text:p>
          </table:table-cell>
          <table:table-cell table:formula="of:=([numbers.I34]/[numbers.N34])*100" office:value-type="float" office:value="7.019913364962" calcext:value-type="float">
            <text:p>7.02</text:p>
          </table:table-cell>
          <table:table-cell table:formula="of:=([numbers.J34]/[numbers.N34])*100" office:value-type="float" office:value="8.26599812766768" calcext:value-type="float">
            <text:p>8.27</text:p>
          </table:table-cell>
          <table:table-cell table:formula="of:=([numbers.K34]/[numbers.N34])*100" office:value-type="float" office:value="3.94465512590641" calcext:value-type="float">
            <text:p>3.94</text:p>
          </table:table-cell>
          <table:table-cell table:formula="of:=([numbers.L34]/[numbers.N34])*100" office:value-type="float" office:value="1.14593085064183" calcext:value-type="float">
            <text:p>1.15</text:p>
          </table:table-cell>
          <table:table-cell table:formula="of:=([numbers.M34]/[numbers.N34])*100" office:value-type="float" office:value="0.239975881820922" calcext:value-type="float">
            <text:p>0.24</text:p>
          </table:table-cell>
          <table:table-cell table:formula="of:=SUM([.B34:.M34])" office:value-type="float" office:value="99.9999999999999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VIII</text:p>
          </table:table-cell>
          <table:table-cell table:formula="of:=([numbers.B35]/[numbers.N35])*100" office:value-type="float" office:value="2.70470596855924" calcext:value-type="float">
            <text:p>2.70</text:p>
          </table:table-cell>
          <table:table-cell table:formula="of:=([numbers.C35]/[numbers.N35])*100" office:value-type="float" office:value="12.2009661073315" calcext:value-type="float">
            <text:p>12.20</text:p>
          </table:table-cell>
          <table:table-cell table:formula="of:=([numbers.D35]/[numbers.N35])*100" office:value-type="float" office:value="4.60918872912357" calcext:value-type="float">
            <text:p>4.61</text:p>
          </table:table-cell>
          <table:table-cell table:formula="of:=([numbers.E35]/[numbers.N35])*100" office:value-type="float" office:value="27.4958993985785" calcext:value-type="float">
            <text:p>27.50</text:p>
          </table:table-cell>
          <table:table-cell table:formula="of:=([numbers.F35]/[numbers.N35])*100" office:value-type="float" office:value="16.7343993957602" calcext:value-type="float">
            <text:p>16.73</text:p>
          </table:table-cell>
          <table:table-cell table:formula="of:=([numbers.G35]/[numbers.N35])*100" office:value-type="float" office:value="12.943921809563" calcext:value-type="float">
            <text:p>12.94</text:p>
          </table:table-cell>
          <table:table-cell table:formula="of:=([numbers.H35]/[numbers.N35])*100" office:value-type="float" office:value="6.66704243770186" calcext:value-type="float">
            <text:p>6.67</text:p>
          </table:table-cell>
          <table:table-cell table:formula="of:=([numbers.I35]/[numbers.N35])*100" office:value-type="float" office:value="7.59972493560224" calcext:value-type="float">
            <text:p>7.60</text:p>
          </table:table-cell>
          <table:table-cell table:formula="of:=([numbers.J35]/[numbers.N35])*100" office:value-type="float" office:value="5.51092648227582" calcext:value-type="float">
            <text:p>5.51</text:p>
          </table:table-cell>
          <table:table-cell table:formula="of:=([numbers.K35]/[numbers.N35])*100" office:value-type="float" office:value="2.77736129821377" calcext:value-type="float">
            <text:p>2.78</text:p>
          </table:table-cell>
          <table:table-cell table:formula="of:=([numbers.L35]/[numbers.N35])*100" office:value-type="float" office:value="0.50830547930535" calcext:value-type="float">
            <text:p>0.51</text:p>
          </table:table-cell>
          <table:table-cell table:formula="of:=([numbers.M35]/[numbers.N35])*100" office:value-type="float" office:value="0.247557957985041" calcext:value-type="float">
            <text:p>0.25</text:p>
          </table:table-cell>
          <table:table-cell table:formula="of:=SUM([.B35:.M35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wa Tengah X</text:p>
          </table:table-cell>
          <table:table-cell table:formula="of:=([numbers.B36]/[numbers.N36])*100" office:value-type="float" office:value="5.56001817659879" calcext:value-type="float">
            <text:p>5.56</text:p>
          </table:table-cell>
          <table:table-cell table:formula="of:=([numbers.C36]/[numbers.N36])*100" office:value-type="float" office:value="21.634336264503" calcext:value-type="float">
            <text:p>21.63</text:p>
          </table:table-cell>
          <table:table-cell table:formula="of:=([numbers.D36]/[numbers.N36])*100" office:value-type="float" office:value="5.38166351923154" calcext:value-type="float">
            <text:p>5.38</text:p>
          </table:table-cell>
          <table:table-cell table:formula="of:=([numbers.E36]/[numbers.N36])*100" office:value-type="float" office:value="20.1650182860188" calcext:value-type="float">
            <text:p>20.17</text:p>
          </table:table-cell>
          <table:table-cell table:formula="of:=([numbers.F36]/[numbers.N36])*100" office:value-type="float" office:value="12.3967750697392" calcext:value-type="float">
            <text:p>12.40</text:p>
          </table:table-cell>
          <table:table-cell table:formula="of:=([numbers.G36]/[numbers.N36])*100" office:value-type="float" office:value="8.79698464128894" calcext:value-type="float">
            <text:p>8.80</text:p>
          </table:table-cell>
          <table:table-cell table:formula="of:=([numbers.H36]/[numbers.N36])*100" office:value-type="float" office:value="5.22055860858909" calcext:value-type="float">
            <text:p>5.22</text:p>
          </table:table-cell>
          <table:table-cell table:formula="of:=([numbers.I36]/[numbers.N36])*100" office:value-type="float" office:value="7.57006422312419" calcext:value-type="float">
            <text:p>7.57</text:p>
          </table:table-cell>
          <table:table-cell table:formula="of:=([numbers.J36]/[numbers.N36])*100" office:value-type="float" office:value="8.88889747085243" calcext:value-type="float">
            <text:p>8.89</text:p>
          </table:table-cell>
          <table:table-cell table:formula="of:=([numbers.K36]/[numbers.N36])*100" office:value-type="float" office:value="3.70013503719638" calcext:value-type="float">
            <text:p>3.70</text:p>
          </table:table-cell>
          <table:table-cell table:formula="of:=([numbers.L36]/[numbers.N36])*100" office:value-type="float" office:value="0.463619125592316" calcext:value-type="float">
            <text:p>0.46</text:p>
          </table:table-cell>
          <table:table-cell table:formula="of:=([numbers.M36]/[numbers.N36])*100" office:value-type="float" office:value="0.221929577265349" calcext:value-type="float">
            <text:p>0.22</text:p>
          </table:table-cell>
          <table:table-cell table:formula="of:=SUM([.B36:.M3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I</text:p>
          </table:table-cell>
          <table:table-cell table:formula="of:=([numbers.B37]/[numbers.N37])*100" office:value-type="float" office:value="3.34428576882478" calcext:value-type="float">
            <text:p>3.34</text:p>
          </table:table-cell>
          <table:table-cell table:formula="of:=([numbers.C37]/[numbers.N37])*100" office:value-type="float" office:value="19.1198585157541" calcext:value-type="float">
            <text:p>19.12</text:p>
          </table:table-cell>
          <table:table-cell table:formula="of:=([numbers.D37]/[numbers.N37])*100" office:value-type="float" office:value="5.09295687497118" calcext:value-type="float">
            <text:p>5.09</text:p>
          </table:table-cell>
          <table:table-cell table:formula="of:=([numbers.E37]/[numbers.N37])*100" office:value-type="float" office:value="24.6589449269499" calcext:value-type="float">
            <text:p>24.66</text:p>
          </table:table-cell>
          <table:table-cell table:formula="of:=([numbers.F37]/[numbers.N37])*100" office:value-type="float" office:value="6.62619868184043" calcext:value-type="float">
            <text:p>6.63</text:p>
          </table:table-cell>
          <table:table-cell table:formula="of:=([numbers.G37]/[numbers.N37])*100" office:value-type="float" office:value="12.4179992790927" calcext:value-type="float">
            <text:p>12.42</text:p>
          </table:table-cell>
          <table:table-cell table:formula="of:=([numbers.H37]/[numbers.N37])*100" office:value-type="float" office:value="9.23544662286684" calcext:value-type="float">
            <text:p>9.24</text:p>
          </table:table-cell>
          <table:table-cell table:formula="of:=([numbers.I37]/[numbers.N37])*100" office:value-type="float" office:value="9.74984914990954" calcext:value-type="float">
            <text:p>9.75</text:p>
          </table:table-cell>
          <table:table-cell table:formula="of:=([numbers.J37]/[numbers.N37])*100" office:value-type="float" office:value="4.32807130536273" calcext:value-type="float">
            <text:p>4.33</text:p>
          </table:table-cell>
          <table:table-cell table:formula="of:=([numbers.K37]/[numbers.N37])*100" office:value-type="float" office:value="4.31696516887525" calcext:value-type="float">
            <text:p>4.32</text:p>
          </table:table-cell>
          <table:table-cell table:formula="of:=([numbers.L37]/[numbers.N37])*100" office:value-type="float" office:value="0.772124390711898" calcext:value-type="float">
            <text:p>0.77</text:p>
          </table:table-cell>
          <table:table-cell table:formula="of:=([numbers.M37]/[numbers.N37])*100" office:value-type="float" office:value="0.337299314840624" calcext:value-type="float">
            <text:p>0.34</text:p>
          </table:table-cell>
          <table:table-cell table:formula="of:=SUM([.B37:.M3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II</text:p>
          </table:table-cell>
          <table:table-cell table:formula="of:=([numbers.B38]/[numbers.N38])*100" office:value-type="float" office:value="18.9625827471079" calcext:value-type="float">
            <text:p>18.96</text:p>
          </table:table-cell>
          <table:table-cell table:formula="of:=([numbers.C38]/[numbers.N38])*100" office:value-type="float" office:value="19.1801681003736" calcext:value-type="float">
            <text:p>19.18</text:p>
          </table:table-cell>
          <table:table-cell table:formula="of:=([numbers.D38]/[numbers.N38])*100" office:value-type="float" office:value="4.95925557378372" calcext:value-type="float">
            <text:p>4.96</text:p>
          </table:table-cell>
          <table:table-cell table:formula="of:=([numbers.E38]/[numbers.N38])*100" office:value-type="float" office:value="9.63029699952487" calcext:value-type="float">
            <text:p>9.63</text:p>
          </table:table-cell>
          <table:table-cell table:formula="of:=([numbers.F38]/[numbers.N38])*100" office:value-type="float" office:value="14.0940624427702" calcext:value-type="float">
            <text:p>14.09</text:p>
          </table:table-cell>
          <table:table-cell table:formula="of:=([numbers.G38]/[numbers.N38])*100" office:value-type="float" office:value="11.7989787959936" calcext:value-type="float">
            <text:p>11.80</text:p>
          </table:table-cell>
          <table:table-cell table:formula="of:=([numbers.H38]/[numbers.N38])*100" office:value-type="float" office:value="7.76743852477387" calcext:value-type="float">
            <text:p>7.77</text:p>
          </table:table-cell>
          <table:table-cell table:formula="of:=([numbers.I38]/[numbers.N38])*100" office:value-type="float" office:value="2.26069773309103" calcext:value-type="float">
            <text:p>2.26</text:p>
          </table:table-cell>
          <table:table-cell table:formula="of:=([numbers.J38]/[numbers.N38])*100" office:value-type="float" office:value="6.70499703525549" calcext:value-type="float">
            <text:p>6.70</text:p>
          </table:table-cell>
          <table:table-cell table:formula="of:=([numbers.K38]/[numbers.N38])*100" office:value-type="float" office:value="3.69037053543414" calcext:value-type="float">
            <text:p>3.69</text:p>
          </table:table-cell>
          <table:table-cell table:formula="of:=([numbers.L38]/[numbers.N38])*100" office:value-type="float" office:value="0.49344106305621" calcext:value-type="float">
            <text:p>0.49</text:p>
          </table:table-cell>
          <table:table-cell table:formula="of:=([numbers.M38]/[numbers.N38])*100" office:value-type="float" office:value="0.457710448835425" calcext:value-type="float">
            <text:p>0.46</text:p>
          </table:table-cell>
          <table:table-cell table:formula="of:=SUM([.B38:.M3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III</text:p>
          </table:table-cell>
          <table:table-cell table:formula="of:=([numbers.B39]/[numbers.N39])*100" office:value-type="float" office:value="5.84252822084016" calcext:value-type="float">
            <text:p>5.84</text:p>
          </table:table-cell>
          <table:table-cell table:formula="of:=([numbers.C39]/[numbers.N39])*100" office:value-type="float" office:value="27.6716280040308" calcext:value-type="float">
            <text:p>27.67</text:p>
          </table:table-cell>
          <table:table-cell table:formula="of:=([numbers.D39]/[numbers.N39])*100" office:value-type="float" office:value="5.11232352432234" calcext:value-type="float">
            <text:p>5.11</text:p>
          </table:table-cell>
          <table:table-cell table:formula="of:=([numbers.E39]/[numbers.N39])*100" office:value-type="float" office:value="16.1927567358489" calcext:value-type="float">
            <text:p>16.19</text:p>
          </table:table-cell>
          <table:table-cell table:formula="of:=([numbers.F39]/[numbers.N39])*100" office:value-type="float" office:value="12.225171259021" calcext:value-type="float">
            <text:p>12.23</text:p>
          </table:table-cell>
          <table:table-cell table:formula="of:=([numbers.G39]/[numbers.N39])*100" office:value-type="float" office:value="9.12145140111764" calcext:value-type="float">
            <text:p>9.12</text:p>
          </table:table-cell>
          <table:table-cell table:formula="of:=([numbers.H39]/[numbers.N39])*100" office:value-type="float" office:value="8.26267520332237" calcext:value-type="float">
            <text:p>8.26</text:p>
          </table:table-cell>
          <table:table-cell table:formula="of:=([numbers.I39]/[numbers.N39])*100" office:value-type="float" office:value="2.52378032022638" calcext:value-type="float">
            <text:p>2.52</text:p>
          </table:table-cell>
          <table:table-cell table:formula="of:=([numbers.J39]/[numbers.N39])*100" office:value-type="float" office:value="8.78644025528536" calcext:value-type="float">
            <text:p>8.79</text:p>
          </table:table-cell>
          <table:table-cell table:formula="of:=([numbers.K39]/[numbers.N39])*100" office:value-type="float" office:value="3.45291776513339" calcext:value-type="float">
            <text:p>3.45</text:p>
          </table:table-cell>
          <table:table-cell table:formula="of:=([numbers.L39]/[numbers.N39])*100" office:value-type="float" office:value="0.457157252934051" calcext:value-type="float">
            <text:p>0.46</text:p>
          </table:table-cell>
          <table:table-cell table:formula="of:=([numbers.M39]/[numbers.N39])*100" office:value-type="float" office:value="0.351170057917612" calcext:value-type="float">
            <text:p>0.35</text:p>
          </table:table-cell>
          <table:table-cell table:formula="of:=SUM([.B39:.M3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IV</text:p>
          </table:table-cell>
          <table:table-cell table:formula="of:=([numbers.B40]/[numbers.N40])*100" office:value-type="float" office:value="7.03733965695189" calcext:value-type="float">
            <text:p>7.04</text:p>
          </table:table-cell>
          <table:table-cell table:formula="of:=([numbers.C40]/[numbers.N40])*100" office:value-type="float" office:value="20.7968619452499" calcext:value-type="float">
            <text:p>20.80</text:p>
          </table:table-cell>
          <table:table-cell table:formula="of:=([numbers.D40]/[numbers.N40])*100" office:value-type="float" office:value="5.66920184793827" calcext:value-type="float">
            <text:p>5.67</text:p>
          </table:table-cell>
          <table:table-cell table:formula="of:=([numbers.E40]/[numbers.N40])*100" office:value-type="float" office:value="15.2951295031209" calcext:value-type="float">
            <text:p>15.30</text:p>
          </table:table-cell>
          <table:table-cell table:formula="of:=([numbers.F40]/[numbers.N40])*100" office:value-type="float" office:value="8.08884602152651" calcext:value-type="float">
            <text:p>8.09</text:p>
          </table:table-cell>
          <table:table-cell table:formula="of:=([numbers.G40]/[numbers.N40])*100" office:value-type="float" office:value="17.5547992333022" calcext:value-type="float">
            <text:p>17.55</text:p>
          </table:table-cell>
          <table:table-cell table:formula="of:=([numbers.H40]/[numbers.N40])*100" office:value-type="float" office:value="8.09351501449845" calcext:value-type="float">
            <text:p>8.09</text:p>
          </table:table-cell>
          <table:table-cell table:formula="of:=([numbers.I40]/[numbers.N40])*100" office:value-type="float" office:value="8.27462279451516" calcext:value-type="float">
            <text:p>8.27</text:p>
          </table:table-cell>
          <table:table-cell table:formula="of:=([numbers.J40]/[numbers.N40])*100" office:value-type="float" office:value="4.46748906472699" calcext:value-type="float">
            <text:p>4.47</text:p>
          </table:table-cell>
          <table:table-cell table:formula="of:=([numbers.K40]/[numbers.N40])*100" office:value-type="float" office:value="2.8614783506168" calcext:value-type="float">
            <text:p>2.86</text:p>
          </table:table-cell>
          <table:table-cell table:formula="of:=([numbers.L40]/[numbers.N40])*100" office:value-type="float" office:value="1.41703936698285" calcext:value-type="float">
            <text:p>1.42</text:p>
          </table:table-cell>
          <table:table-cell table:formula="of:=([numbers.M40]/[numbers.N40])*100" office:value-type="float" office:value="0.443677200570109" calcext:value-type="float">
            <text:p>0.44</text:p>
          </table:table-cell>
          <table:table-cell table:formula="of:=SUM([.B40:.M4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IX</text:p>
          </table:table-cell>
          <table:table-cell table:formula="of:=([numbers.B41]/[numbers.N41])*100" office:value-type="float" office:value="5.57068865065951" calcext:value-type="float">
            <text:p>5.57</text:p>
          </table:table-cell>
          <table:table-cell table:formula="of:=([numbers.C41]/[numbers.N41])*100" office:value-type="float" office:value="22.0497877493254" calcext:value-type="float">
            <text:p>22.05</text:p>
          </table:table-cell>
          <table:table-cell table:formula="of:=([numbers.D41]/[numbers.N41])*100" office:value-type="float" office:value="3.77034452968664" calcext:value-type="float">
            <text:p>3.77</text:p>
          </table:table-cell>
          <table:table-cell table:formula="of:=([numbers.E41]/[numbers.N41])*100" office:value-type="float" office:value="12.8369784992511" calcext:value-type="float">
            <text:p>12.84</text:p>
          </table:table-cell>
          <table:table-cell table:formula="of:=([numbers.F41]/[numbers.N41])*100" office:value-type="float" office:value="10.6509207680293" calcext:value-type="float">
            <text:p>10.65</text:p>
          </table:table-cell>
          <table:table-cell table:formula="of:=([numbers.G41]/[numbers.N41])*100" office:value-type="float" office:value="12.0032023926585" calcext:value-type="float">
            <text:p>12.00</text:p>
          </table:table-cell>
          <table:table-cell table:formula="of:=([numbers.H41]/[numbers.N41])*100" office:value-type="float" office:value="16.4597052292123" calcext:value-type="float">
            <text:p>16.46</text:p>
          </table:table-cell>
          <table:table-cell table:formula="of:=([numbers.I41]/[numbers.N41])*100" office:value-type="float" office:value="7.40669505223923" calcext:value-type="float">
            <text:p>7.41</text:p>
          </table:table-cell>
          <table:table-cell table:formula="of:=([numbers.J41]/[numbers.N41])*100" office:value-type="float" office:value="4.78082924018506" calcext:value-type="float">
            <text:p>4.78</text:p>
          </table:table-cell>
          <table:table-cell table:formula="of:=([numbers.K41]/[numbers.N41])*100" office:value-type="float" office:value="3.09508525689264" calcext:value-type="float">
            <text:p>3.10</text:p>
          </table:table-cell>
          <table:table-cell table:formula="of:=([numbers.L41]/[numbers.N41])*100" office:value-type="float" office:value="0.691207124121566" calcext:value-type="float">
            <text:p>0.69</text:p>
          </table:table-cell>
          <table:table-cell table:formula="of:=([numbers.M41]/[numbers.N41])*100" office:value-type="float" office:value="0.684555507738715" calcext:value-type="float">
            <text:p>0.68</text:p>
          </table:table-cell>
          <table:table-cell table:formula="of:=SUM([.B41:.M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V</text:p>
          </table:table-cell>
          <table:table-cell table:formula="of:=([numbers.B42]/[numbers.N42])*100" office:value-type="float" office:value="7.18395527557132" calcext:value-type="float">
            <text:p>7.18</text:p>
          </table:table-cell>
          <table:table-cell table:formula="of:=([numbers.C42]/[numbers.N42])*100" office:value-type="float" office:value="15.6452146880584" calcext:value-type="float">
            <text:p>15.65</text:p>
          </table:table-cell>
          <table:table-cell table:formula="of:=([numbers.D42]/[numbers.N42])*100" office:value-type="float" office:value="3.99451040979392" calcext:value-type="float">
            <text:p>3.99</text:p>
          </table:table-cell>
          <table:table-cell table:formula="of:=([numbers.E42]/[numbers.N42])*100" office:value-type="float" office:value="26.0692139179191" calcext:value-type="float">
            <text:p>26.07</text:p>
          </table:table-cell>
          <table:table-cell table:formula="of:=([numbers.F42]/[numbers.N42])*100" office:value-type="float" office:value="15.2677760115709" calcext:value-type="float">
            <text:p>15.27</text:p>
          </table:table-cell>
          <table:table-cell table:formula="of:=([numbers.G42]/[numbers.N42])*100" office:value-type="float" office:value="11.7339990655018" calcext:value-type="float">
            <text:p>11.73</text:p>
          </table:table-cell>
          <table:table-cell table:formula="of:=([numbers.H42]/[numbers.N42])*100" office:value-type="float" office:value="6.12888797056565" calcext:value-type="float">
            <text:p>6.13</text:p>
          </table:table-cell>
          <table:table-cell table:formula="of:=([numbers.I42]/[numbers.N42])*100" office:value-type="float" office:value="5.08919997088498" calcext:value-type="float">
            <text:p>5.09</text:p>
          </table:table-cell>
          <table:table-cell table:formula="of:=([numbers.J42]/[numbers.N42])*100" office:value-type="float" office:value="3.20335668013628" calcext:value-type="float">
            <text:p>3.20</text:p>
          </table:table-cell>
          <table:table-cell table:formula="of:=([numbers.K42]/[numbers.N42])*100" office:value-type="float" office:value="4.56548179489407" calcext:value-type="float">
            <text:p>4.57</text:p>
          </table:table-cell>
          <table:table-cell table:formula="of:=([numbers.L42]/[numbers.N42])*100" office:value-type="float" office:value="0.738911051263568" calcext:value-type="float">
            <text:p>0.74</text:p>
          </table:table-cell>
          <table:table-cell table:formula="of:=([numbers.M42]/[numbers.N42])*100" office:value-type="float" office:value="0.379493163840083" calcext:value-type="float">
            <text:p>0.38</text:p>
          </table:table-cell>
          <table:table-cell table:formula="of:=SUM([.B42:.M4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VI</text:p>
          </table:table-cell>
          <table:table-cell table:formula="of:=([numbers.B43]/[numbers.N43])*100" office:value-type="float" office:value="4.00828009308424" calcext:value-type="float">
            <text:p>4.01</text:p>
          </table:table-cell>
          <table:table-cell table:formula="of:=([numbers.C43]/[numbers.N43])*100" office:value-type="float" office:value="14.2018892360172" calcext:value-type="float">
            <text:p>14.20</text:p>
          </table:table-cell>
          <table:table-cell table:formula="of:=([numbers.D43]/[numbers.N43])*100" office:value-type="float" office:value="3.73263021036099" calcext:value-type="float">
            <text:p>3.73</text:p>
          </table:table-cell>
          <table:table-cell table:formula="of:=([numbers.E43]/[numbers.N43])*100" office:value-type="float" office:value="30.6996475938571" calcext:value-type="float">
            <text:p>30.70</text:p>
          </table:table-cell>
          <table:table-cell table:formula="of:=([numbers.F43]/[numbers.N43])*100" office:value-type="float" office:value="8.88322405778926" calcext:value-type="float">
            <text:p>8.88</text:p>
          </table:table-cell>
          <table:table-cell table:formula="of:=([numbers.G43]/[numbers.N43])*100" office:value-type="float" office:value="10.5741653908511" calcext:value-type="float">
            <text:p>10.57</text:p>
          </table:table-cell>
          <table:table-cell table:formula="of:=([numbers.H43]/[numbers.N43])*100" office:value-type="float" office:value="7.88857165629966" calcext:value-type="float">
            <text:p>7.89</text:p>
          </table:table-cell>
          <table:table-cell table:formula="of:=([numbers.I43]/[numbers.N43])*100" office:value-type="float" office:value="11.3786778849366" calcext:value-type="float">
            <text:p>11.38</text:p>
          </table:table-cell>
          <table:table-cell table:formula="of:=([numbers.J43]/[numbers.N43])*100" office:value-type="float" office:value="3.55898414517898" calcext:value-type="float">
            <text:p>3.56</text:p>
          </table:table-cell>
          <table:table-cell table:formula="of:=([numbers.K43]/[numbers.N43])*100" office:value-type="float" office:value="3.77133084574249" calcext:value-type="float">
            <text:p>3.77</text:p>
          </table:table-cell>
          <table:table-cell table:formula="of:=([numbers.L43]/[numbers.N43])*100" office:value-type="float" office:value="0.974104206989427" calcext:value-type="float">
            <text:p>0.97</text:p>
          </table:table-cell>
          <table:table-cell table:formula="of:=([numbers.M43]/[numbers.N43])*100" office:value-type="float" office:value="0.328494678892996" calcext:value-type="float">
            <text:p>0.33</text:p>
          </table:table-cell>
          <table:table-cell table:formula="of:=SUM([.B43:.M4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VII</text:p>
          </table:table-cell>
          <table:table-cell table:formula="of:=([numbers.B44]/[numbers.N44])*100" office:value-type="float" office:value="5.94308990846501" calcext:value-type="float">
            <text:p>5.94</text:p>
          </table:table-cell>
          <table:table-cell table:formula="of:=([numbers.C44]/[numbers.N44])*100" office:value-type="float" office:value="11.7484924780885" calcext:value-type="float">
            <text:p>11.75</text:p>
          </table:table-cell>
          <table:table-cell table:formula="of:=([numbers.D44]/[numbers.N44])*100" office:value-type="float" office:value="7.09689866738507" calcext:value-type="float">
            <text:p>7.10</text:p>
          </table:table-cell>
          <table:table-cell table:formula="of:=([numbers.E44]/[numbers.N44])*100" office:value-type="float" office:value="17.5788094172266" calcext:value-type="float">
            <text:p>17.58</text:p>
          </table:table-cell>
          <table:table-cell table:formula="of:=([numbers.F44]/[numbers.N44])*100" office:value-type="float" office:value="11.3861707019168" calcext:value-type="float">
            <text:p>11.39</text:p>
          </table:table-cell>
          <table:table-cell table:formula="of:=([numbers.G44]/[numbers.N44])*100" office:value-type="float" office:value="9.06250063298703" calcext:value-type="float">
            <text:p>9.06</text:p>
          </table:table-cell>
          <table:table-cell table:formula="of:=([numbers.H44]/[numbers.N44])*100" office:value-type="float" office:value="21.6954532288415" calcext:value-type="float">
            <text:p>21.70</text:p>
          </table:table-cell>
          <table:table-cell table:formula="of:=([numbers.I44]/[numbers.N44])*100" office:value-type="float" office:value="5.60927786814019" calcext:value-type="float">
            <text:p>5.61</text:p>
          </table:table-cell>
          <table:table-cell table:formula="of:=([numbers.J44]/[numbers.N44])*100" office:value-type="float" office:value="4.45754530667968" calcext:value-type="float">
            <text:p>4.46</text:p>
          </table:table-cell>
          <table:table-cell table:formula="of:=([numbers.K44]/[numbers.N44])*100" office:value-type="float" office:value="4.21944090534363" calcext:value-type="float">
            <text:p>4.22</text:p>
          </table:table-cell>
          <table:table-cell table:formula="of:=([numbers.L44]/[numbers.N44])*100" office:value-type="float" office:value="0.856912522205185" calcext:value-type="float">
            <text:p>0.86</text:p>
          </table:table-cell>
          <table:table-cell table:formula="of:=([numbers.M44]/[numbers.N44])*100" office:value-type="float" office:value="0.345408362720811" calcext:value-type="float">
            <text:p>0.35</text:p>
          </table:table-cell>
          <table:table-cell table:formula="of:=SUM([.B44:.M4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VIII</text:p>
          </table:table-cell>
          <table:table-cell table:formula="of:=([numbers.B45]/[numbers.N45])*100" office:value-type="float" office:value="7.37441582181107" calcext:value-type="float">
            <text:p>7.37</text:p>
          </table:table-cell>
          <table:table-cell table:formula="of:=([numbers.C45]/[numbers.N45])*100" office:value-type="float" office:value="17.1186029831415" calcext:value-type="float">
            <text:p>17.12</text:p>
          </table:table-cell>
          <table:table-cell table:formula="of:=([numbers.D45]/[numbers.N45])*100" office:value-type="float" office:value="5.35182744775975" calcext:value-type="float">
            <text:p>5.35</text:p>
          </table:table-cell>
          <table:table-cell table:formula="of:=([numbers.E45]/[numbers.N45])*100" office:value-type="float" office:value="19.0028518116194" calcext:value-type="float">
            <text:p>19.00</text:p>
          </table:table-cell>
          <table:table-cell table:formula="of:=([numbers.F45]/[numbers.N45])*100" office:value-type="float" office:value="10.6896355234607" calcext:value-type="float">
            <text:p>10.69</text:p>
          </table:table-cell>
          <table:table-cell table:formula="of:=([numbers.G45]/[numbers.N45])*100" office:value-type="float" office:value="12.886245006164" calcext:value-type="float">
            <text:p>12.89</text:p>
          </table:table-cell>
          <table:table-cell table:formula="of:=([numbers.H45]/[numbers.N45])*100" office:value-type="float" office:value="9.29606471703933" calcext:value-type="float">
            <text:p>9.30</text:p>
          </table:table-cell>
          <table:table-cell table:formula="of:=([numbers.I45]/[numbers.N45])*100" office:value-type="float" office:value="6.02783252367691" calcext:value-type="float">
            <text:p>6.03</text:p>
          </table:table-cell>
          <table:table-cell table:formula="of:=([numbers.J45]/[numbers.N45])*100" office:value-type="float" office:value="4.80493626612567" calcext:value-type="float">
            <text:p>4.80</text:p>
          </table:table-cell>
          <table:table-cell table:formula="of:=([numbers.K45]/[numbers.N45])*100" office:value-type="float" office:value="5.94036973154259" calcext:value-type="float">
            <text:p>5.94</text:p>
          </table:table-cell>
          <table:table-cell table:formula="of:=([numbers.L45]/[numbers.N45])*100" office:value-type="float" office:value="0.972130392822805" calcext:value-type="float">
            <text:p>0.97</text:p>
          </table:table-cell>
          <table:table-cell table:formula="of:=([numbers.M45]/[numbers.N45])*100" office:value-type="float" office:value="0.535087774836222" calcext:value-type="float">
            <text:p>0.54</text:p>
          </table:table-cell>
          <table:table-cell table:formula="of:=SUM([.B45:.M4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X</text:p>
          </table:table-cell>
          <table:table-cell table:formula="of:=([numbers.B46]/[numbers.N46])*100" office:value-type="float" office:value="5.82151797055967" calcext:value-type="float">
            <text:p>5.82</text:p>
          </table:table-cell>
          <table:table-cell table:formula="of:=([numbers.C46]/[numbers.N46])*100" office:value-type="float" office:value="19.550455802137" calcext:value-type="float">
            <text:p>19.55</text:p>
          </table:table-cell>
          <table:table-cell table:formula="of:=([numbers.D46]/[numbers.N46])*100" office:value-type="float" office:value="2.76353396099529" calcext:value-type="float">
            <text:p>2.76</text:p>
          </table:table-cell>
          <table:table-cell table:formula="of:=([numbers.E46]/[numbers.N46])*100" office:value-type="float" office:value="16.9620507360084" calcext:value-type="float">
            <text:p>16.96</text:p>
          </table:table-cell>
          <table:table-cell table:formula="of:=([numbers.F46]/[numbers.N46])*100" office:value-type="float" office:value="17.432018854766" calcext:value-type="float">
            <text:p>17.43</text:p>
          </table:table-cell>
          <table:table-cell table:formula="of:=([numbers.G46]/[numbers.N46])*100" office:value-type="float" office:value="11.7473349273955" calcext:value-type="float">
            <text:p>11.75</text:p>
          </table:table-cell>
          <table:table-cell table:formula="of:=([numbers.H46]/[numbers.N46])*100" office:value-type="float" office:value="6.79577947146878" calcext:value-type="float">
            <text:p>6.80</text:p>
          </table:table-cell>
          <table:table-cell table:formula="of:=([numbers.I46]/[numbers.N46])*100" office:value-type="float" office:value="8.06176679369349" calcext:value-type="float">
            <text:p>8.06</text:p>
          </table:table-cell>
          <table:table-cell table:formula="of:=([numbers.J46]/[numbers.N46])*100" office:value-type="float" office:value="8.05733019502354" calcext:value-type="float">
            <text:p>8.06</text:p>
          </table:table-cell>
          <table:table-cell table:formula="of:=([numbers.K46]/[numbers.N46])*100" office:value-type="float" office:value="1.67150800767142" calcext:value-type="float">
            <text:p>1.67</text:p>
          </table:table-cell>
          <table:table-cell table:formula="of:=([numbers.L46]/[numbers.N46])*100" office:value-type="float" office:value="0.540019676704276" calcext:value-type="float">
            <text:p>0.54</text:p>
          </table:table-cell>
          <table:table-cell table:formula="of:=([numbers.M46]/[numbers.N46])*100" office:value-type="float" office:value="0.596683603576677" calcext:value-type="float">
            <text:p>0.60</text:p>
          </table:table-cell>
          <table:table-cell table:formula="of:=SUM([.B46:.M4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a Timur XI</text:p>
          </table:table-cell>
          <table:table-cell table:formula="of:=([numbers.B47]/[numbers.N47])*100" office:value-type="float" office:value="11.1153030827268" calcext:value-type="float">
            <text:p>11.12</text:p>
          </table:table-cell>
          <table:table-cell table:formula="of:=([numbers.C47]/[numbers.N47])*100" office:value-type="float" office:value="13.8708017393673" calcext:value-type="float">
            <text:p>13.87</text:p>
          </table:table-cell>
          <table:table-cell table:formula="of:=([numbers.D47]/[numbers.N47])*100" office:value-type="float" office:value="1.68592282101294" calcext:value-type="float">
            <text:p>1.69</text:p>
          </table:table-cell>
          <table:table-cell table:formula="of:=([numbers.E47]/[numbers.N47])*100" office:value-type="float" office:value="6.63046990306373" calcext:value-type="float">
            <text:p>6.63</text:p>
          </table:table-cell>
          <table:table-cell table:formula="of:=([numbers.F47]/[numbers.N47])*100" office:value-type="float" office:value="7.38689401479279" calcext:value-type="float">
            <text:p>7.39</text:p>
          </table:table-cell>
          <table:table-cell table:formula="of:=([numbers.G47]/[numbers.N47])*100" office:value-type="float" office:value="11.3944655039095" calcext:value-type="float">
            <text:p>11.39</text:p>
          </table:table-cell>
          <table:table-cell table:formula="of:=([numbers.H47]/[numbers.N47])*100" office:value-type="float" office:value="14.3638564392562" calcext:value-type="float">
            <text:p>14.36</text:p>
          </table:table-cell>
          <table:table-cell table:formula="of:=([numbers.I47]/[numbers.N47])*100" office:value-type="float" office:value="3.00841569031663" calcext:value-type="float">
            <text:p>3.01</text:p>
          </table:table-cell>
          <table:table-cell table:formula="of:=([numbers.J47]/[numbers.N47])*100" office:value-type="float" office:value="15.7636358711886" calcext:value-type="float">
            <text:p>15.76</text:p>
          </table:table-cell>
          <table:table-cell table:formula="of:=([numbers.K47]/[numbers.N47])*100" office:value-type="float" office:value="13.5521949421934" calcext:value-type="float">
            <text:p>13.55</text:p>
          </table:table-cell>
          <table:table-cell table:formula="of:=([numbers.L47]/[numbers.N47])*100" office:value-type="float" office:value="0.970507127263045" calcext:value-type="float">
            <text:p>0.97</text:p>
          </table:table-cell>
          <table:table-cell table:formula="of:=([numbers.M47]/[numbers.N47])*100" office:value-type="float" office:value="0.257532864909116" calcext:value-type="float">
            <text:p>0.26</text:p>
          </table:table-cell>
          <table:table-cell table:formula="of:=SUM([.B47:.M4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limantan Barat</text:p>
          </table:table-cell>
          <table:table-cell table:formula="of:=([numbers.B48]/[numbers.N48])*100" office:value-type="float" office:value="6.80884426263244" calcext:value-type="float">
            <text:p>6.81</text:p>
          </table:table-cell>
          <table:table-cell table:formula="of:=([numbers.C48]/[numbers.N48])*100" office:value-type="float" office:value="4.75885923280105" calcext:value-type="float">
            <text:p>4.76</text:p>
          </table:table-cell>
          <table:table-cell table:formula="of:=([numbers.D48]/[numbers.N48])*100" office:value-type="float" office:value="4.12167882169036" calcext:value-type="float">
            <text:p>4.12</text:p>
          </table:table-cell>
          <table:table-cell table:formula="of:=([numbers.E48]/[numbers.N48])*100" office:value-type="float" office:value="32.9977217905129" calcext:value-type="float">
            <text:p>33.00</text:p>
          </table:table-cell>
          <table:table-cell table:formula="of:=([numbers.F48]/[numbers.N48])*100" office:value-type="float" office:value="14.0818848047543" calcext:value-type="float">
            <text:p>14.08</text:p>
          </table:table-cell>
          <table:table-cell table:formula="of:=([numbers.G48]/[numbers.N48])*100" office:value-type="float" office:value="9.53414126512855" calcext:value-type="float">
            <text:p>9.53</text:p>
          </table:table-cell>
          <table:table-cell table:formula="of:=([numbers.H48]/[numbers.N48])*100" office:value-type="float" office:value="7.94468058663693" calcext:value-type="float">
            <text:p>7.94</text:p>
          </table:table-cell>
          <table:table-cell table:formula="of:=([numbers.I48]/[numbers.N48])*100" office:value-type="float" office:value="7.91732270437912" calcext:value-type="float">
            <text:p>7.92</text:p>
          </table:table-cell>
          <table:table-cell table:formula="of:=([numbers.J48]/[numbers.N48])*100" office:value-type="float" office:value="5.5104746794326" calcext:value-type="float">
            <text:p>5.51</text:p>
          </table:table-cell>
          <table:table-cell table:formula="of:=([numbers.K48]/[numbers.N48])*100" office:value-type="float" office:value="3.50007384207158" calcext:value-type="float">
            <text:p>3.50</text:p>
          </table:table-cell>
          <table:table-cell table:formula="of:=([numbers.L48]/[numbers.N48])*100" office:value-type="float" office:value="1.24333101181392" calcext:value-type="float">
            <text:p>1.24</text:p>
          </table:table-cell>
          <table:table-cell table:formula="of:=([numbers.M48]/[numbers.N48])*100" office:value-type="float" office:value="1.58098699814628" calcext:value-type="float">
            <text:p>1.58</text:p>
          </table:table-cell>
          <table:table-cell table:formula="of:=SUM([.B48:.M4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limantan Selatan I</text:p>
          </table:table-cell>
          <table:table-cell table:formula="of:=([numbers.B49]/[numbers.N49])*100" office:value-type="float" office:value="4.87195126844889" calcext:value-type="float">
            <text:p>4.87</text:p>
          </table:table-cell>
          <table:table-cell table:formula="of:=([numbers.C49]/[numbers.N49])*100" office:value-type="float" office:value="8.4984269789167" calcext:value-type="float">
            <text:p>8.50</text:p>
          </table:table-cell>
          <table:table-cell table:formula="of:=([numbers.D49]/[numbers.N49])*100" office:value-type="float" office:value="10.1764833348047" calcext:value-type="float">
            <text:p>10.18</text:p>
          </table:table-cell>
          <table:table-cell table:formula="of:=([numbers.E49]/[numbers.N49])*100" office:value-type="float" office:value="6.19968940859223" calcext:value-type="float">
            <text:p>6.20</text:p>
          </table:table-cell>
          <table:table-cell table:formula="of:=([numbers.F49]/[numbers.N49])*100" office:value-type="float" office:value="30.9254139212366" calcext:value-type="float">
            <text:p>30.93</text:p>
          </table:table-cell>
          <table:table-cell table:formula="of:=([numbers.G49]/[numbers.N49])*100" office:value-type="float" office:value="9.06483495317052" calcext:value-type="float">
            <text:p>9.06</text:p>
          </table:table-cell>
          <table:table-cell table:formula="of:=([numbers.H49]/[numbers.N49])*100" office:value-type="float" office:value="5.84345229974077" calcext:value-type="float">
            <text:p>5.84</text:p>
          </table:table-cell>
          <table:table-cell table:formula="of:=([numbers.I49]/[numbers.N49])*100" office:value-type="float" office:value="3.78458038057479" calcext:value-type="float">
            <text:p>3.78</text:p>
          </table:table-cell>
          <table:table-cell table:formula="of:=([numbers.J49]/[numbers.N49])*100" office:value-type="float" office:value="11.5287999293746" calcext:value-type="float">
            <text:p>11.53</text:p>
          </table:table-cell>
          <table:table-cell table:formula="of:=([numbers.K49]/[numbers.N49])*100" office:value-type="float" office:value="6.29950802963058" calcext:value-type="float">
            <text:p>6.30</text:p>
          </table:table-cell>
          <table:table-cell table:formula="of:=([numbers.L49]/[numbers.N49])*100" office:value-type="float" office:value="1.87157406441361" calcext:value-type="float">
            <text:p>1.87</text:p>
          </table:table-cell>
          <table:table-cell table:formula="of:=([numbers.M49]/[numbers.N49])*100" office:value-type="float" office:value="0.935285431096059" calcext:value-type="float">
            <text:p>0.94</text:p>
          </table:table-cell>
          <table:table-cell table:formula="of:=SUM([.B49:.M4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limantan Selatan II</text:p>
          </table:table-cell>
          <table:table-cell table:formula="of:=([numbers.B50]/[numbers.N50])*100" office:value-type="float" office:value="6.40417632141791" calcext:value-type="float">
            <text:p>6.40</text:p>
          </table:table-cell>
          <table:table-cell table:formula="of:=([numbers.C50]/[numbers.N50])*100" office:value-type="float" office:value="14.0502637545282" calcext:value-type="float">
            <text:p>14.05</text:p>
          </table:table-cell>
          <table:table-cell table:formula="of:=([numbers.D50]/[numbers.N50])*100" office:value-type="float" office:value="6.0238514462213" calcext:value-type="float">
            <text:p>6.02</text:p>
          </table:table-cell>
          <table:table-cell table:formula="of:=([numbers.E50]/[numbers.N50])*100" office:value-type="float" office:value="15.5227000093922" calcext:value-type="float">
            <text:p>15.52</text:p>
          </table:table-cell>
          <table:table-cell table:formula="of:=([numbers.F50]/[numbers.N50])*100" office:value-type="float" office:value="21.1677721332076" calcext:value-type="float">
            <text:p>21.17</text:p>
          </table:table-cell>
          <table:table-cell table:formula="of:=([numbers.G50]/[numbers.N50])*100" office:value-type="float" office:value="9.75350810761327" calcext:value-type="float">
            <text:p>9.75</text:p>
          </table:table-cell>
          <table:table-cell table:formula="of:=([numbers.H50]/[numbers.N50])*100" office:value-type="float" office:value="5.09116978135184" calcext:value-type="float">
            <text:p>5.09</text:p>
          </table:table-cell>
          <table:table-cell table:formula="of:=([numbers.I50]/[numbers.N50])*100" office:value-type="float" office:value="4.20188248329911" calcext:value-type="float">
            <text:p>4.20</text:p>
          </table:table-cell>
          <table:table-cell table:formula="of:=([numbers.J50]/[numbers.N50])*100" office:value-type="float" office:value="11.9081275865718" calcext:value-type="float">
            <text:p>11.91</text:p>
          </table:table-cell>
          <table:table-cell table:formula="of:=([numbers.K50]/[numbers.N50])*100" office:value-type="float" office:value="3.84200646041067" calcext:value-type="float">
            <text:p>3.84</text:p>
          </table:table-cell>
          <table:table-cell table:formula="of:=([numbers.L50]/[numbers.N50])*100" office:value-type="float" office:value="1.43593743126748" calcext:value-type="float">
            <text:p>1.44</text:p>
          </table:table-cell>
          <table:table-cell table:formula="of:=([numbers.M50]/[numbers.N50])*100" office:value-type="float" office:value="0.598604484718644" calcext:value-type="float">
            <text:p>0.60</text:p>
          </table:table-cell>
          <table:table-cell table:formula="of:=SUM([.B50:.M5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limantan Tengah</text:p>
          </table:table-cell>
          <table:table-cell table:formula="of:=([numbers.B51]/[numbers.N51])*100" office:value-type="float" office:value="7.54336822448278" calcext:value-type="float">
            <text:p>7.54</text:p>
          </table:table-cell>
          <table:table-cell table:formula="of:=([numbers.C51]/[numbers.N51])*100" office:value-type="float" office:value="5.94562386358052" calcext:value-type="float">
            <text:p>5.95</text:p>
          </table:table-cell>
          <table:table-cell table:formula="of:=([numbers.D51]/[numbers.N51])*100" office:value-type="float" office:value="4.34577339707813" calcext:value-type="float">
            <text:p>4.35</text:p>
          </table:table-cell>
          <table:table-cell table:formula="of:=([numbers.E51]/[numbers.N51])*100" office:value-type="float" office:value="30.7755558363696" calcext:value-type="float">
            <text:p>30.78</text:p>
          </table:table-cell>
          <table:table-cell table:formula="of:=([numbers.F51]/[numbers.N51])*100" office:value-type="float" office:value="12.3817070687924" calcext:value-type="float">
            <text:p>12.38</text:p>
          </table:table-cell>
          <table:table-cell table:formula="of:=([numbers.G51]/[numbers.N51])*100" office:value-type="float" office:value="10.5321953342741" calcext:value-type="float">
            <text:p>10.53</text:p>
          </table:table-cell>
          <table:table-cell table:formula="of:=([numbers.H51]/[numbers.N51])*100" office:value-type="float" office:value="6.62256130522384" calcext:value-type="float">
            <text:p>6.62</text:p>
          </table:table-cell>
          <table:table-cell table:formula="of:=([numbers.I51]/[numbers.N51])*100" office:value-type="float" office:value="7.39409799007322" calcext:value-type="float">
            <text:p>7.39</text:p>
          </table:table-cell>
          <table:table-cell table:formula="of:=([numbers.J51]/[numbers.N51])*100" office:value-type="float" office:value="6.99893992684793" calcext:value-type="float">
            <text:p>7.00</text:p>
          </table:table-cell>
          <table:table-cell table:formula="of:=([numbers.K51]/[numbers.N51])*100" office:value-type="float" office:value="4.4702968906861" calcext:value-type="float">
            <text:p>4.47</text:p>
          </table:table-cell>
          <table:table-cell table:formula="of:=([numbers.L51]/[numbers.N51])*100" office:value-type="float" office:value="1.35413814648666" calcext:value-type="float">
            <text:p>1.35</text:p>
          </table:table-cell>
          <table:table-cell table:formula="of:=([numbers.M51]/[numbers.N51])*100" office:value-type="float" office:value="1.63574201610469" calcext:value-type="float">
            <text:p>1.64</text:p>
          </table:table-cell>
          <table:table-cell table:formula="of:=SUM([.B51:.M5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limantan Timur</text:p>
          </table:table-cell>
          <table:table-cell table:formula="of:=([numbers.B52]/[numbers.N52])*100" office:value-type="float" office:value="6.51214747900819" calcext:value-type="float">
            <text:p>6.51</text:p>
          </table:table-cell>
          <table:table-cell table:formula="of:=([numbers.C52]/[numbers.N52])*100" office:value-type="float" office:value="4.67889097155922" calcext:value-type="float">
            <text:p>4.68</text:p>
          </table:table-cell>
          <table:table-cell table:formula="of:=([numbers.D52]/[numbers.N52])*100" office:value-type="float" office:value="8.04614446194728" calcext:value-type="float">
            <text:p>8.05</text:p>
          </table:table-cell>
          <table:table-cell table:formula="of:=([numbers.E52]/[numbers.N52])*100" office:value-type="float" office:value="17.3802948001016" calcext:value-type="float">
            <text:p>17.38</text:p>
          </table:table-cell>
          <table:table-cell table:formula="of:=([numbers.F52]/[numbers.N52])*100" office:value-type="float" office:value="20.1418007505398" calcext:value-type="float">
            <text:p>20.14</text:p>
          </table:table-cell>
          <table:table-cell table:formula="of:=([numbers.G52]/[numbers.N52])*100" office:value-type="float" office:value="12.3702833401633" calcext:value-type="float">
            <text:p>12.37</text:p>
          </table:table-cell>
          <table:table-cell table:formula="of:=([numbers.H52]/[numbers.N52])*100" office:value-type="float" office:value="8.89532533491545" calcext:value-type="float">
            <text:p>8.90</text:p>
          </table:table-cell>
          <table:table-cell table:formula="of:=([numbers.I52]/[numbers.N52])*100" office:value-type="float" office:value="5.3934551018967" calcext:value-type="float">
            <text:p>5.39</text:p>
          </table:table-cell>
          <table:table-cell table:formula="of:=([numbers.J52]/[numbers.N52])*100" office:value-type="float" office:value="7.30527974537919" calcext:value-type="float">
            <text:p>7.31</text:p>
          </table:table-cell>
          <table:table-cell table:formula="of:=([numbers.K52]/[numbers.N52])*100" office:value-type="float" office:value="5.48180950257418" calcext:value-type="float">
            <text:p>5.48</text:p>
          </table:table-cell>
          <table:table-cell table:formula="of:=([numbers.L52]/[numbers.N52])*100" office:value-type="float" office:value="2.25673486840532" calcext:value-type="float">
            <text:p>2.26</text:p>
          </table:table-cell>
          <table:table-cell table:formula="of:=([numbers.M52]/[numbers.N52])*100" office:value-type="float" office:value="1.53783364350973" calcext:value-type="float">
            <text:p>1.54</text:p>
          </table:table-cell>
          <table:table-cell table:formula="of:=SUM([.B52:.M5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pulauan Riau</text:p>
          </table:table-cell>
          <table:table-cell table:formula="of:=([numbers.B53]/[numbers.N53])*100" office:value-type="float" office:value="11.6555763094404" calcext:value-type="float">
            <text:p>11.66</text:p>
          </table:table-cell>
          <table:table-cell table:formula="of:=([numbers.C53]/[numbers.N53])*100" office:value-type="float" office:value="3.52362051521519" calcext:value-type="float">
            <text:p>3.52</text:p>
          </table:table-cell>
          <table:table-cell table:formula="of:=([numbers.D53]/[numbers.N53])*100" office:value-type="float" office:value="8.0374688691727" calcext:value-type="float">
            <text:p>8.04</text:p>
          </table:table-cell>
          <table:table-cell table:formula="of:=([numbers.E53]/[numbers.N53])*100" office:value-type="float" office:value="16.1019340026461" calcext:value-type="float">
            <text:p>16.10</text:p>
          </table:table-cell>
          <table:table-cell table:formula="of:=([numbers.F53]/[numbers.N53])*100" office:value-type="float" office:value="11.5955035411316" calcext:value-type="float">
            <text:p>11.60</text:p>
          </table:table-cell>
          <table:table-cell table:formula="of:=([numbers.G53]/[numbers.N53])*100" office:value-type="float" office:value="11.1805879835007" calcext:value-type="float">
            <text:p>11.18</text:p>
          </table:table-cell>
          <table:table-cell table:formula="of:=([numbers.H53]/[numbers.N53])*100" office:value-type="float" office:value="9.86822904506187" calcext:value-type="float">
            <text:p>9.87</text:p>
          </table:table-cell>
          <table:table-cell table:formula="of:=([numbers.I53]/[numbers.N53])*100" office:value-type="float" office:value="14.4763211144836" calcext:value-type="float">
            <text:p>14.48</text:p>
          </table:table-cell>
          <table:table-cell table:formula="of:=([numbers.J53]/[numbers.N53])*100" office:value-type="float" office:value="4.59179702700599" calcext:value-type="float">
            <text:p>4.59</text:p>
          </table:table-cell>
          <table:table-cell table:formula="of:=([numbers.K53]/[numbers.N53])*100" office:value-type="float" office:value="6.16974083586271" calcext:value-type="float">
            <text:p>6.17</text:p>
          </table:table-cell>
          <table:table-cell table:formula="of:=([numbers.L53]/[numbers.N53])*100" office:value-type="float" office:value="1.44867791267803" calcext:value-type="float">
            <text:p>1.45</text:p>
          </table:table-cell>
          <table:table-cell table:formula="of:=([numbers.M53]/[numbers.N53])*100" office:value-type="float" office:value="1.35054284380107" calcext:value-type="float">
            <text:p>1.35</text:p>
          </table:table-cell>
          <table:table-cell table:formula="of:=SUM([.B53:.M5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pung I</text:p>
          </table:table-cell>
          <table:table-cell table:formula="of:=([numbers.B54]/[numbers.N54])*100" office:value-type="float" office:value="5.59497444213932" calcext:value-type="float">
            <text:p>5.59</text:p>
          </table:table-cell>
          <table:table-cell table:formula="of:=([numbers.C54]/[numbers.N54])*100" office:value-type="float" office:value="7.08849976680689" calcext:value-type="float">
            <text:p>7.09</text:p>
          </table:table-cell>
          <table:table-cell table:formula="of:=([numbers.D54]/[numbers.N54])*100" office:value-type="float" office:value="8.8362808008147" calcext:value-type="float">
            <text:p>8.84</text:p>
          </table:table-cell>
          <table:table-cell table:formula="of:=([numbers.E54]/[numbers.N54])*100" office:value-type="float" office:value="18.8606273024253" calcext:value-type="float">
            <text:p>18.86</text:p>
          </table:table-cell>
          <table:table-cell table:formula="of:=([numbers.F54]/[numbers.N54])*100" office:value-type="float" office:value="9.45233600351113" calcext:value-type="float">
            <text:p>9.45</text:p>
          </table:table-cell>
          <table:table-cell table:formula="of:=([numbers.G54]/[numbers.N54])*100" office:value-type="float" office:value="10.831988387554" calcext:value-type="float">
            <text:p>10.83</text:p>
          </table:table-cell>
          <table:table-cell table:formula="of:=([numbers.H54]/[numbers.N54])*100" office:value-type="float" office:value="11.3275302230198" calcext:value-type="float">
            <text:p>11.33</text:p>
          </table:table-cell>
          <table:table-cell table:formula="of:=([numbers.I54]/[numbers.N54])*100" office:value-type="float" office:value="14.3404162821185" calcext:value-type="float">
            <text:p>14.34</text:p>
          </table:table-cell>
          <table:table-cell table:formula="of:=([numbers.J54]/[numbers.N54])*100" office:value-type="float" office:value="3.70878201606464" calcext:value-type="float">
            <text:p>3.71</text:p>
          </table:table-cell>
          <table:table-cell table:formula="of:=([numbers.K54]/[numbers.N54])*100" office:value-type="float" office:value="7.90662107598775" calcext:value-type="float">
            <text:p>7.91</text:p>
          </table:table-cell>
          <table:table-cell table:formula="of:=([numbers.L54]/[numbers.N54])*100" office:value-type="float" office:value="1.35604774259216" calcext:value-type="float">
            <text:p>1.36</text:p>
          </table:table-cell>
          <table:table-cell table:formula="of:=([numbers.M54]/[numbers.N54])*100" office:value-type="float" office:value="0.695895956965885" calcext:value-type="float">
            <text:p>0.70</text:p>
          </table:table-cell>
          <table:table-cell table:formula="of:=SUM([.B54:.M5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pung II</text:p>
          </table:table-cell>
          <table:table-cell table:formula="of:=([numbers.B55]/[numbers.N55])*100" office:value-type="float" office:value="9.22054511605305" calcext:value-type="float">
            <text:p>9.22</text:p>
          </table:table-cell>
          <table:table-cell table:formula="of:=([numbers.C55]/[numbers.N55])*100" office:value-type="float" office:value="9.24662497953716" calcext:value-type="float">
            <text:p>9.25</text:p>
          </table:table-cell>
          <table:table-cell table:formula="of:=([numbers.D55]/[numbers.N55])*100" office:value-type="float" office:value="8.56714134207165" calcext:value-type="float">
            <text:p>8.57</text:p>
          </table:table-cell>
          <table:table-cell table:formula="of:=([numbers.E55]/[numbers.N55])*100" office:value-type="float" office:value="16.3135643902917" calcext:value-type="float">
            <text:p>16.31</text:p>
          </table:table-cell>
          <table:table-cell table:formula="of:=([numbers.F55]/[numbers.N55])*100" office:value-type="float" office:value="13.2329977818044" calcext:value-type="float">
            <text:p>13.23</text:p>
          </table:table-cell>
          <table:table-cell table:formula="of:=([numbers.G55]/[numbers.N55])*100" office:value-type="float" office:value="15.4718790119484" calcext:value-type="float">
            <text:p>15.47</text:p>
          </table:table-cell>
          <table:table-cell table:formula="of:=([numbers.H55]/[numbers.N55])*100" office:value-type="float" office:value="11.8411961463718" calcext:value-type="float">
            <text:p>11.84</text:p>
          </table:table-cell>
          <table:table-cell table:formula="of:=([numbers.I55]/[numbers.N55])*100" office:value-type="float" office:value="6.8032794959269" calcext:value-type="float">
            <text:p>6.80</text:p>
          </table:table-cell>
          <table:table-cell table:formula="of:=([numbers.J55]/[numbers.N55])*100" office:value-type="float" office:value="3.59372075689768" calcext:value-type="float">
            <text:p>3.59</text:p>
          </table:table-cell>
          <table:table-cell table:formula="of:=([numbers.K55]/[numbers.N55])*100" office:value-type="float" office:value="3.74260112865769" calcext:value-type="float">
            <text:p>3.74</text:p>
          </table:table-cell>
          <table:table-cell table:formula="of:=([numbers.L55]/[numbers.N55])*100" office:value-type="float" office:value="0.907307193117167" calcext:value-type="float">
            <text:p>0.91</text:p>
          </table:table-cell>
          <table:table-cell table:formula="of:=([numbers.M55]/[numbers.N55])*100" office:value-type="float" office:value="1.05914265732232" calcext:value-type="float">
            <text:p>1.06</text:p>
          </table:table-cell>
          <table:table-cell table:formula="of:=SUM([.B55:.M5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uku</text:p>
          </table:table-cell>
          <table:table-cell table:formula="of:=([numbers.B56]/[numbers.N56])*100" office:value-type="float" office:value="11.5861746202571" calcext:value-type="float">
            <text:p>11.59</text:p>
          </table:table-cell>
          <table:table-cell table:formula="of:=([numbers.C56]/[numbers.N56])*100" office:value-type="float" office:value="12.2171204027011" calcext:value-type="float">
            <text:p>12.22</text:p>
          </table:table-cell>
          <table:table-cell table:formula="of:=([numbers.D56]/[numbers.N56])*100" office:value-type="float" office:value="5.34087894597223" calcext:value-type="float">
            <text:p>5.34</text:p>
          </table:table-cell>
          <table:table-cell table:formula="of:=([numbers.E56]/[numbers.N56])*100" office:value-type="float" office:value="20.7832527082898" calcext:value-type="float">
            <text:p>20.78</text:p>
          </table:table-cell>
          <table:table-cell table:formula="of:=([numbers.F56]/[numbers.N56])*100" office:value-type="float" office:value="17.5285602444848" calcext:value-type="float">
            <text:p>17.53</text:p>
          </table:table-cell>
          <table:table-cell table:formula="of:=([numbers.G56]/[numbers.N56])*100" office:value-type="float" office:value="14.1042424660695" calcext:value-type="float">
            <text:p>14.10</text:p>
          </table:table-cell>
          <table:table-cell table:formula="of:=([numbers.H56]/[numbers.N56])*100" office:value-type="float" office:value="7.17289704509036" calcext:value-type="float">
            <text:p>7.17</text:p>
          </table:table-cell>
          <table:table-cell table:formula="of:=([numbers.I56]/[numbers.N56])*100" office:value-type="float" office:value="2.85473042191736" calcext:value-type="float">
            <text:p>2.85</text:p>
          </table:table-cell>
          <table:table-cell table:formula="of:=([numbers.J56]/[numbers.N56])*100" office:value-type="float" office:value="2.98726030853907" calcext:value-type="float">
            <text:p>2.99</text:p>
          </table:table-cell>
          <table:table-cell table:formula="of:=([numbers.K56]/[numbers.N56])*100" office:value-type="float" office:value="2.92450002048875" calcext:value-type="float">
            <text:p>2.92</text:p>
          </table:table-cell>
          <table:table-cell table:formula="of:=([numbers.L56]/[numbers.N56])*100" office:value-type="float" office:value="0.932346134850508" calcext:value-type="float">
            <text:p>0.93</text:p>
          </table:table-cell>
          <table:table-cell table:formula="of:=([numbers.M56]/[numbers.N56])*100" office:value-type="float" office:value="1.56803668133949" calcext:value-type="float">
            <text:p>1.57</text:p>
          </table:table-cell>
          <table:table-cell table:formula="of:=SUM([.B56:.M5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uku Utara</text:p>
          </table:table-cell>
          <table:table-cell table:formula="of:=([numbers.B57]/[numbers.N57])*100" office:value-type="float" office:value="10.413051964088" calcext:value-type="float">
            <text:p>10.41</text:p>
          </table:table-cell>
          <table:table-cell table:formula="of:=([numbers.C57]/[numbers.N57])*100" office:value-type="float" office:value="3.60952449234838" calcext:value-type="float">
            <text:p>3.61</text:p>
          </table:table-cell>
          <table:table-cell table:formula="of:=([numbers.D57]/[numbers.N57])*100" office:value-type="float" office:value="11.4327366584614" calcext:value-type="float">
            <text:p>11.43</text:p>
          </table:table-cell>
          <table:table-cell table:formula="of:=([numbers.E57]/[numbers.N57])*100" office:value-type="float" office:value="19.5180396561751" calcext:value-type="float">
            <text:p>19.52</text:p>
          </table:table-cell>
          <table:table-cell table:formula="of:=([numbers.F57]/[numbers.N57])*100" office:value-type="float" office:value="13.6084888750807" calcext:value-type="float">
            <text:p>13.61</text:p>
          </table:table-cell>
          <table:table-cell table:formula="of:=([numbers.G57]/[numbers.N57])*100" office:value-type="float" office:value="7.26429749300958" calcext:value-type="float">
            <text:p>7.26</text:p>
          </table:table-cell>
          <table:table-cell table:formula="of:=([numbers.H57]/[numbers.N57])*100" office:value-type="float" office:value="8.05981088035434" calcext:value-type="float">
            <text:p>8.06</text:p>
          </table:table-cell>
          <table:table-cell table:formula="of:=([numbers.I57]/[numbers.N57])*100" office:value-type="float" office:value="12.2838547267962" calcext:value-type="float">
            <text:p>12.28</text:p>
          </table:table-cell>
          <table:table-cell table:formula="of:=([numbers.J57]/[numbers.N57])*100" office:value-type="float" office:value="3.18651466991691" calcext:value-type="float">
            <text:p>3.19</text:p>
          </table:table-cell>
          <table:table-cell table:formula="of:=([numbers.K57]/[numbers.N57])*100" office:value-type="float" office:value="3.71945924846052" calcext:value-type="float">
            <text:p>3.72</text:p>
          </table:table-cell>
          <table:table-cell table:formula="of:=([numbers.L57]/[numbers.N57])*100" office:value-type="float" office:value="4.80845063690462" calcext:value-type="float">
            <text:p>4.81</text:p>
          </table:table-cell>
          <table:table-cell table:formula="of:=([numbers.M57]/[numbers.N57])*100" office:value-type="float" office:value="2.09577069840435" calcext:value-type="float">
            <text:p>2.10</text:p>
          </table:table-cell>
          <table:table-cell table:formula="of:=SUM([.B57:.M5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sa Tenggara Barat</text:p>
          </table:table-cell>
          <table:table-cell table:formula="of:=([numbers.B58]/[numbers.N58])*100" office:value-type="float" office:value="6.42411219284316" calcext:value-type="float">
            <text:p>6.42</text:p>
          </table:table-cell>
          <table:table-cell table:formula="of:=([numbers.C58]/[numbers.N58])*100" office:value-type="float" office:value="7.55734015782041" calcext:value-type="float">
            <text:p>7.56</text:p>
          </table:table-cell>
          <table:table-cell table:formula="of:=([numbers.D58]/[numbers.N58])*100" office:value-type="float" office:value="10.5231567895232" calcext:value-type="float">
            <text:p>10.52</text:p>
          </table:table-cell>
          <table:table-cell table:formula="of:=([numbers.E58]/[numbers.N58])*100" office:value-type="float" office:value="7.85781821181361" calcext:value-type="float">
            <text:p>7.86</text:p>
          </table:table-cell>
          <table:table-cell table:formula="of:=([numbers.F58]/[numbers.N58])*100" office:value-type="float" office:value="13.8148609175006" calcext:value-type="float">
            <text:p>13.81</text:p>
          </table:table-cell>
          <table:table-cell table:formula="of:=([numbers.G58]/[numbers.N58])*100" office:value-type="float" office:value="10.927345160952" calcext:value-type="float">
            <text:p>10.93</text:p>
          </table:table-cell>
          <table:table-cell table:formula="of:=([numbers.H58]/[numbers.N58])*100" office:value-type="float" office:value="13.2109617909139" calcext:value-type="float">
            <text:p>13.21</text:p>
          </table:table-cell>
          <table:table-cell table:formula="of:=([numbers.I58]/[numbers.N58])*100" office:value-type="float" office:value="8.12745674695304" calcext:value-type="float">
            <text:p>8.13</text:p>
          </table:table-cell>
          <table:table-cell table:formula="of:=([numbers.J58]/[numbers.N58])*100" office:value-type="float" office:value="7.14701704339377" calcext:value-type="float">
            <text:p>7.15</text:p>
          </table:table-cell>
          <table:table-cell table:formula="of:=([numbers.K58]/[numbers.N58])*100" office:value-type="float" office:value="9.21910939283039" calcext:value-type="float">
            <text:p>9.22</text:p>
          </table:table-cell>
          <table:table-cell table:formula="of:=([numbers.L58]/[numbers.N58])*100" office:value-type="float" office:value="3.47226453675022" calcext:value-type="float">
            <text:p>3.47</text:p>
          </table:table-cell>
          <table:table-cell table:formula="of:=([numbers.M58]/[numbers.N58])*100" office:value-type="float" office:value="1.71855705870576" calcext:value-type="float">
            <text:p>1.72</text:p>
          </table:table-cell>
          <table:table-cell table:formula="of:=SUM([.B58:.M5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sa Tenggara Timur I</text:p>
          </table:table-cell>
          <table:table-cell table:formula="of:=([numbers.B59]/[numbers.N59])*100" office:value-type="float" office:value="7.7214681668671" calcext:value-type="float">
            <text:p>7.72</text:p>
          </table:table-cell>
          <table:table-cell table:formula="of:=([numbers.C59]/[numbers.N59])*100" office:value-type="float" office:value="7.07217840720082" calcext:value-type="float">
            <text:p>7.07</text:p>
          </table:table-cell>
          <table:table-cell table:formula="of:=([numbers.D59]/[numbers.N59])*100" office:value-type="float" office:value="3.98395529623618" calcext:value-type="float">
            <text:p>3.98</text:p>
          </table:table-cell>
          <table:table-cell table:formula="of:=([numbers.E59]/[numbers.N59])*100" office:value-type="float" office:value="16.5562515988715" calcext:value-type="float">
            <text:p>16.56</text:p>
          </table:table-cell>
          <table:table-cell table:formula="of:=([numbers.F59]/[numbers.N59])*100" office:value-type="float" office:value="19.9234180390029" calcext:value-type="float">
            <text:p>19.92</text:p>
          </table:table-cell>
          <table:table-cell table:formula="of:=([numbers.G59]/[numbers.N59])*100" office:value-type="float" office:value="10.4612852332099" calcext:value-type="float">
            <text:p>10.46</text:p>
          </table:table-cell>
          <table:table-cell table:formula="of:=([numbers.H59]/[numbers.N59])*100" office:value-type="float" office:value="10.4981560061579" calcext:value-type="float">
            <text:p>10.50</text:p>
          </table:table-cell>
          <table:table-cell table:formula="of:=([numbers.I59]/[numbers.N59])*100" office:value-type="float" office:value="13.4098546017001" calcext:value-type="float">
            <text:p>13.41</text:p>
          </table:table-cell>
          <table:table-cell table:formula="of:=([numbers.J59]/[numbers.N59])*100" office:value-type="float" office:value="1.96416525025241" calcext:value-type="float">
            <text:p>1.96</text:p>
          </table:table-cell>
          <table:table-cell table:formula="of:=([numbers.K59]/[numbers.N59])*100" office:value-type="float" office:value="4.20153837610191" calcext:value-type="float">
            <text:p>4.20</text:p>
          </table:table-cell>
          <table:table-cell table:formula="of:=([numbers.L59]/[numbers.N59])*100" office:value-type="float" office:value="1.74257645678245" calcext:value-type="float">
            <text:p>1.74</text:p>
          </table:table-cell>
          <table:table-cell table:formula="of:=([numbers.M59]/[numbers.N59])*100" office:value-type="float" office:value="2.4651525676169" calcext:value-type="float">
            <text:p>2.47</text:p>
          </table:table-cell>
          <table:table-cell table:formula="of:=SUM([.B59:.M5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sa Tenggara Timur II</text:p>
          </table:table-cell>
          <table:table-cell table:formula="of:=([numbers.B60]/[numbers.N60])*100" office:value-type="float" office:value="14.812171269883" calcext:value-type="float">
            <text:p>14.81</text:p>
          </table:table-cell>
          <table:table-cell table:formula="of:=([numbers.C60]/[numbers.N60])*100" office:value-type="float" office:value="4.23655041257868" calcext:value-type="float">
            <text:p>4.24</text:p>
          </table:table-cell>
          <table:table-cell table:formula="of:=([numbers.D60]/[numbers.N60])*100" office:value-type="float" office:value="1.4512265960071" calcext:value-type="float">
            <text:p>1.45</text:p>
          </table:table-cell>
          <table:table-cell table:formula="of:=([numbers.E60]/[numbers.N60])*100" office:value-type="float" office:value="17.661868499996" calcext:value-type="float">
            <text:p>17.66</text:p>
          </table:table-cell>
          <table:table-cell table:formula="of:=([numbers.F60]/[numbers.N60])*100" office:value-type="float" office:value="18.5681092995313" calcext:value-type="float">
            <text:p>18.57</text:p>
          </table:table-cell>
          <table:table-cell table:formula="of:=([numbers.G60]/[numbers.N60])*100" office:value-type="float" office:value="9.47053066291089" calcext:value-type="float">
            <text:p>9.47</text:p>
          </table:table-cell>
          <table:table-cell table:formula="of:=([numbers.H60]/[numbers.N60])*100" office:value-type="float" office:value="15.9696195682446" calcext:value-type="float">
            <text:p>15.97</text:p>
          </table:table-cell>
          <table:table-cell table:formula="of:=([numbers.I60]/[numbers.N60])*100" office:value-type="float" office:value="4.66345197456892" calcext:value-type="float">
            <text:p>4.66</text:p>
          </table:table-cell>
          <table:table-cell table:formula="of:=([numbers.J60]/[numbers.N60])*100" office:value-type="float" office:value="0.692272803227424" calcext:value-type="float">
            <text:p>0.69</text:p>
          </table:table-cell>
          <table:table-cell table:formula="of:=([numbers.K60]/[numbers.N60])*100" office:value-type="float" office:value="8.12457727594631" calcext:value-type="float">
            <text:p>8.12</text:p>
          </table:table-cell>
          <table:table-cell table:formula="of:=([numbers.L60]/[numbers.N60])*100" office:value-type="float" office:value="1.73211429662696" calcext:value-type="float">
            <text:p>1.73</text:p>
          </table:table-cell>
          <table:table-cell table:formula="of:=([numbers.M60]/[numbers.N60])*100" office:value-type="float" office:value="2.61750734047886" calcext:value-type="float">
            <text:p>2.62</text:p>
          </table:table-cell>
          <table:table-cell table:formula="of:=SUM([.B60:.M6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pua</text:p>
          </table:table-cell>
          <table:table-cell table:formula="of:=([numbers.B61]/[numbers.N61])*100" office:value-type="float" office:value="10.062363327124" calcext:value-type="float">
            <text:p>10.06</text:p>
          </table:table-cell>
          <table:table-cell table:formula="of:=([numbers.C61]/[numbers.N61])*100" office:value-type="float" office:value="8.49639588564024" calcext:value-type="float">
            <text:p>8.50</text:p>
          </table:table-cell>
          <table:table-cell table:formula="of:=([numbers.D61]/[numbers.N61])*100" office:value-type="float" office:value="5.38771226478767" calcext:value-type="float">
            <text:p>5.39</text:p>
          </table:table-cell>
          <table:table-cell table:formula="of:=([numbers.E61]/[numbers.N61])*100" office:value-type="float" office:value="16.5894211819335" calcext:value-type="float">
            <text:p>16.59</text:p>
          </table:table-cell>
          <table:table-cell table:formula="of:=([numbers.F61]/[numbers.N61])*100" office:value-type="float" office:value="8.69870548851273" calcext:value-type="float">
            <text:p>8.70</text:p>
          </table:table-cell>
          <table:table-cell table:formula="of:=([numbers.G61]/[numbers.N61])*100" office:value-type="float" office:value="10.2385194784158" calcext:value-type="float">
            <text:p>10.24</text:p>
          </table:table-cell>
          <table:table-cell table:formula="of:=([numbers.H61]/[numbers.N61])*100" office:value-type="float" office:value="23.6275343538241" calcext:value-type="float">
            <text:p>23.63</text:p>
          </table:table-cell>
          <table:table-cell table:formula="of:=([numbers.I61]/[numbers.N61])*100" office:value-type="float" office:value="6.51794632974272" calcext:value-type="float">
            <text:p>6.52</text:p>
          </table:table-cell>
          <table:table-cell table:formula="of:=([numbers.J61]/[numbers.N61])*100" office:value-type="float" office:value="3.56922059339651" calcext:value-type="float">
            <text:p>3.57</text:p>
          </table:table-cell>
          <table:table-cell table:formula="of:=([numbers.K61]/[numbers.N61])*100" office:value-type="float" office:value="4.56443535541697" calcext:value-type="float">
            <text:p>4.56</text:p>
          </table:table-cell>
          <table:table-cell table:formula="of:=([numbers.L61]/[numbers.N61])*100" office:value-type="float" office:value="0.548885019302935" calcext:value-type="float">
            <text:p>0.55</text:p>
          </table:table-cell>
          <table:table-cell table:formula="of:=([numbers.M61]/[numbers.N61])*100" office:value-type="float" office:value="1.69886072190276" calcext:value-type="float">
            <text:p>1.70</text:p>
          </table:table-cell>
          <table:table-cell table:formula="of:=SUM([.B61:.M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pua Barat</text:p>
          </table:table-cell>
          <table:table-cell table:formula="of:=([numbers.B62]/[numbers.N62])*100" office:value-type="float" office:value="4.77598152424942" calcext:value-type="float">
            <text:p>4.78</text:p>
          </table:table-cell>
          <table:table-cell table:formula="of:=([numbers.C62]/[numbers.N62])*100" office:value-type="float" office:value="3.16771972634973" calcext:value-type="float">
            <text:p>3.17</text:p>
          </table:table-cell>
          <table:table-cell table:formula="of:=([numbers.D62]/[numbers.N62])*100" office:value-type="float" office:value="2.43339579066626" calcext:value-type="float">
            <text:p>2.43</text:p>
          </table:table-cell>
          <table:table-cell table:formula="of:=([numbers.E62]/[numbers.N62])*100" office:value-type="float" office:value="15.5708745479106" calcext:value-type="float">
            <text:p>15.57</text:p>
          </table:table-cell>
          <table:table-cell table:formula="of:=([numbers.F62]/[numbers.N62])*100" office:value-type="float" office:value="27.9301058869668" calcext:value-type="float">
            <text:p>27.93</text:p>
          </table:table-cell>
          <table:table-cell table:formula="of:=([numbers.G62]/[numbers.N62])*100" office:value-type="float" office:value="5.25948843086845" calcext:value-type="float">
            <text:p>5.26</text:p>
          </table:table-cell>
          <table:table-cell table:formula="of:=([numbers.H62]/[numbers.N62])*100" office:value-type="float" office:value="25.0762996208985" calcext:value-type="float">
            <text:p>25.08</text:p>
          </table:table-cell>
          <table:table-cell table:formula="of:=([numbers.I62]/[numbers.N62])*100" office:value-type="float" office:value="7.88565950586082" calcext:value-type="float">
            <text:p>7.89</text:p>
          </table:table-cell>
          <table:table-cell table:formula="of:=([numbers.J62]/[numbers.N62])*100" office:value-type="float" office:value="1.97394221970456" calcext:value-type="float">
            <text:p>1.97</text:p>
          </table:table-cell>
          <table:table-cell table:formula="of:=([numbers.K62]/[numbers.N62])*100" office:value-type="float" office:value="3.03804087324066" calcext:value-type="float">
            <text:p>3.04</text:p>
          </table:table-cell>
          <table:table-cell table:formula="of:=([numbers.L62]/[numbers.N62])*100" office:value-type="float" office:value="1.01302889014772" calcext:value-type="float">
            <text:p>1.01</text:p>
          </table:table-cell>
          <table:table-cell table:formula="of:=([numbers.M62]/[numbers.N62])*100" office:value-type="float" office:value="1.87546298313652" calcext:value-type="float">
            <text:p>1.88</text:p>
          </table:table-cell>
          <table:table-cell table:formula="of:=SUM([.B62:.M6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au I</text:p>
          </table:table-cell>
          <table:table-cell table:formula="of:=([numbers.B63]/[numbers.N63])*100" office:value-type="float" office:value="6.84131184840198" calcext:value-type="float">
            <text:p>6.84</text:p>
          </table:table-cell>
          <table:table-cell table:formula="of:=([numbers.C63]/[numbers.N63])*100" office:value-type="float" office:value="7.70728294308665" calcext:value-type="float">
            <text:p>7.71</text:p>
          </table:table-cell>
          <table:table-cell table:formula="of:=([numbers.D63]/[numbers.N63])*100" office:value-type="float" office:value="8.18576685609298" calcext:value-type="float">
            <text:p>8.19</text:p>
          </table:table-cell>
          <table:table-cell table:formula="of:=([numbers.E63]/[numbers.N63])*100" office:value-type="float" office:value="16.1329259955563" calcext:value-type="float">
            <text:p>16.13</text:p>
          </table:table-cell>
          <table:table-cell table:formula="of:=([numbers.F63]/[numbers.N63])*100" office:value-type="float" office:value="15.5073651939839" calcext:value-type="float">
            <text:p>15.51</text:p>
          </table:table-cell>
          <table:table-cell table:formula="of:=([numbers.G63]/[numbers.N63])*100" office:value-type="float" office:value="9.69732737993505" calcext:value-type="float">
            <text:p>9.70</text:p>
          </table:table-cell>
          <table:table-cell table:formula="of:=([numbers.H63]/[numbers.N63])*100" office:value-type="float" office:value="9.40384122372244" calcext:value-type="float">
            <text:p>9.40</text:p>
          </table:table-cell>
          <table:table-cell table:formula="of:=([numbers.I63]/[numbers.N63])*100" office:value-type="float" office:value="12.9153937361135" calcext:value-type="float">
            <text:p>12.92</text:p>
          </table:table-cell>
          <table:table-cell table:formula="of:=([numbers.J63]/[numbers.N63])*100" office:value-type="float" office:value="6.05338563920697" calcext:value-type="float">
            <text:p>6.05</text:p>
          </table:table-cell>
          <table:table-cell table:formula="of:=([numbers.K63]/[numbers.N63])*100" office:value-type="float" office:value="4.06908274226628" calcext:value-type="float">
            <text:p>4.07</text:p>
          </table:table-cell>
          <table:table-cell table:formula="of:=([numbers.L63]/[numbers.N63])*100" office:value-type="float" office:value="2.52828042215006" calcext:value-type="float">
            <text:p>2.53</text:p>
          </table:table-cell>
          <table:table-cell table:formula="of:=([numbers.M63]/[numbers.N63])*100" office:value-type="float" office:value="0.958036019483849" calcext:value-type="float">
            <text:p>0.96</text:p>
          </table:table-cell>
          <table:table-cell table:formula="of:=SUM([.B63:.M6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au II</text:p>
          </table:table-cell>
          <table:table-cell table:formula="of:=([numbers.B64]/[numbers.N64])*100" office:value-type="float" office:value="5.40872892608813" calcext:value-type="float">
            <text:p>5.41</text:p>
          </table:table-cell>
          <table:table-cell table:formula="of:=([numbers.C64]/[numbers.N64])*100" office:value-type="float" office:value="8.65297637537249" calcext:value-type="float">
            <text:p>8.65</text:p>
          </table:table-cell>
          <table:table-cell table:formula="of:=([numbers.D64]/[numbers.N64])*100" office:value-type="float" office:value="5.75101465402772" calcext:value-type="float">
            <text:p>5.75</text:p>
          </table:table-cell>
          <table:table-cell table:formula="of:=([numbers.E64]/[numbers.N64])*100" office:value-type="float" office:value="11.336049317818" calcext:value-type="float">
            <text:p>11.34</text:p>
          </table:table-cell>
          <table:table-cell table:formula="of:=([numbers.F64]/[numbers.N64])*100" office:value-type="float" office:value="26.6854862659025" calcext:value-type="float">
            <text:p>26.69</text:p>
          </table:table-cell>
          <table:table-cell table:formula="of:=([numbers.G64]/[numbers.N64])*100" office:value-type="float" office:value="9.79853698665674" calcext:value-type="float">
            <text:p>9.80</text:p>
          </table:table-cell>
          <table:table-cell table:formula="of:=([numbers.H64]/[numbers.N64])*100" office:value-type="float" office:value="10.2701078997942" calcext:value-type="float">
            <text:p>10.27</text:p>
          </table:table-cell>
          <table:table-cell table:formula="of:=([numbers.I64]/[numbers.N64])*100" office:value-type="float" office:value="6.25313612577955" calcext:value-type="float">
            <text:p>6.25</text:p>
          </table:table-cell>
          <table:table-cell table:formula="of:=([numbers.J64]/[numbers.N64])*100" office:value-type="float" office:value="8.23755704762132" calcext:value-type="float">
            <text:p>8.24</text:p>
          </table:table-cell>
          <table:table-cell table:formula="of:=([numbers.K64]/[numbers.N64])*100" office:value-type="float" office:value="4.41677447543496" calcext:value-type="float">
            <text:p>4.42</text:p>
          </table:table-cell>
          <table:table-cell table:formula="of:=([numbers.L64]/[numbers.N64])*100" office:value-type="float" office:value="2.08213150735432" calcext:value-type="float">
            <text:p>2.08</text:p>
          </table:table-cell>
          <table:table-cell table:formula="of:=([numbers.M64]/[numbers.N64])*100" office:value-type="float" office:value="1.1075004181501" calcext:value-type="float">
            <text:p>1.11</text:p>
          </table:table-cell>
          <table:table-cell table:formula="of:=SUM([.B64:.M6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formula="of:=([numbers.B65]/[numbers.N65])*100" office:value-type="float" office:value="5.0892015649291" calcext:value-type="float">
            <text:p>5.09</text:p>
          </table:table-cell>
          <table:table-cell table:formula="of:=([numbers.C65]/[numbers.N65])*100" office:value-type="float" office:value="7.60130067306498" calcext:value-type="float">
            <text:p>7.60</text:p>
          </table:table-cell>
          <table:table-cell table:formula="of:=([numbers.D65]/[numbers.N65])*100" office:value-type="float" office:value="3.22152959394878" calcext:value-type="float">
            <text:p>3.22</text:p>
          </table:table-cell>
          <table:table-cell table:formula="of:=([numbers.E65]/[numbers.N65])*100" office:value-type="float" office:value="6.31517381198425" calcext:value-type="float">
            <text:p>6.32</text:p>
          </table:table-cell>
          <table:table-cell table:formula="of:=([numbers.F65]/[numbers.N65])*100" office:value-type="float" office:value="18.6445968428677" calcext:value-type="float">
            <text:p>18.64</text:p>
          </table:table-cell>
          <table:table-cell table:formula="of:=([numbers.G65]/[numbers.N65])*100" office:value-type="float" office:value="14.9191018931278" calcext:value-type="float">
            <text:p>14.92</text:p>
          </table:table-cell>
          <table:table-cell table:formula="of:=([numbers.H65]/[numbers.N65])*100" office:value-type="float" office:value="18.1526018006988" calcext:value-type="float">
            <text:p>18.15</text:p>
          </table:table-cell>
          <table:table-cell table:formula="of:=([numbers.I65]/[numbers.N65])*100" office:value-type="float" office:value="14.2396729528491" calcext:value-type="float">
            <text:p>14.24</text:p>
          </table:table-cell>
          <table:table-cell table:formula="of:=([numbers.J65]/[numbers.N65])*100" office:value-type="float" office:value="5.39709621404739" calcext:value-type="float">
            <text:p>5.40</text:p>
          </table:table-cell>
          <table:table-cell table:formula="of:=([numbers.K65]/[numbers.N65])*100" office:value-type="float" office:value="3.37184036753409" calcext:value-type="float">
            <text:p>3.37</text:p>
          </table:table-cell>
          <table:table-cell table:formula="of:=([numbers.L65]/[numbers.N65])*100" office:value-type="float" office:value="0.953382446974541" calcext:value-type="float">
            <text:p>0.95</text:p>
          </table:table-cell>
          <table:table-cell table:formula="of:=([numbers.M65]/[numbers.N65])*100" office:value-type="float" office:value="2.09450183797347" calcext:value-type="float">
            <text:p>2.09</text:p>
          </table:table-cell>
          <table:table-cell table:formula="of:=SUM([.B65:.M6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lawesi Selatan I</text:p>
          </table:table-cell>
          <table:table-cell table:formula="of:=([numbers.B66]/[numbers.N66])*100" office:value-type="float" office:value="6.81529441851896" calcext:value-type="float">
            <text:p>6.82</text:p>
          </table:table-cell>
          <table:table-cell table:formula="of:=([numbers.C66]/[numbers.N66])*100" office:value-type="float" office:value="3.19291404623689" calcext:value-type="float">
            <text:p>3.19</text:p>
          </table:table-cell>
          <table:table-cell table:formula="of:=([numbers.D66]/[numbers.N66])*100" office:value-type="float" office:value="10.1138047952834" calcext:value-type="float">
            <text:p>10.11</text:p>
          </table:table-cell>
          <table:table-cell table:formula="of:=([numbers.E66]/[numbers.N66])*100" office:value-type="float" office:value="7.09069734826715" calcext:value-type="float">
            <text:p>7.09</text:p>
          </table:table-cell>
          <table:table-cell table:formula="of:=([numbers.F66]/[numbers.N66])*100" office:value-type="float" office:value="14.1130595711799" calcext:value-type="float">
            <text:p>14.11</text:p>
          </table:table-cell>
          <table:table-cell table:formula="of:=([numbers.G66]/[numbers.N66])*100" office:value-type="float" office:value="12.7086146256418" calcext:value-type="float">
            <text:p>12.71</text:p>
          </table:table-cell>
          <table:table-cell table:formula="of:=([numbers.H66]/[numbers.N66])*100" office:value-type="float" office:value="13.7255980354683" calcext:value-type="float">
            <text:p>13.73</text:p>
          </table:table-cell>
          <table:table-cell table:formula="of:=([numbers.I66]/[numbers.N66])*100" office:value-type="float" office:value="11.2722020409791" calcext:value-type="float">
            <text:p>11.27</text:p>
          </table:table-cell>
          <table:table-cell table:formula="of:=([numbers.J66]/[numbers.N66])*100" office:value-type="float" office:value="8.46221218812646" calcext:value-type="float">
            <text:p>8.46</text:p>
          </table:table-cell>
          <table:table-cell table:formula="of:=([numbers.K66]/[numbers.N66])*100" office:value-type="float" office:value="7.80464128871522" calcext:value-type="float">
            <text:p>7.80</text:p>
          </table:table-cell>
          <table:table-cell table:formula="of:=([numbers.L66]/[numbers.N66])*100" office:value-type="float" office:value="1.05623829571922" calcext:value-type="float">
            <text:p>1.06</text:p>
          </table:table-cell>
          <table:table-cell table:formula="of:=([numbers.M66]/[numbers.N66])*100" office:value-type="float" office:value="3.64472334586373" calcext:value-type="float">
            <text:p>3.64</text:p>
          </table:table-cell>
          <table:table-cell table:formula="of:=SUM([.B66:.M66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ulawesi Selatan II</text:p>
          </table:table-cell>
          <table:table-cell table:formula="of:=([numbers.B67]/[numbers.N67])*100" office:value-type="float" office:value="6.97610404485456" calcext:value-type="float">
            <text:p>6.98</text:p>
          </table:table-cell>
          <table:table-cell table:formula="of:=([numbers.C67]/[numbers.N67])*100" office:value-type="float" office:value="4.32695061009967" calcext:value-type="float">
            <text:p>4.33</text:p>
          </table:table-cell>
          <table:table-cell table:formula="of:=([numbers.D67]/[numbers.N67])*100" office:value-type="float" office:value="6.59486487901153" calcext:value-type="float">
            <text:p>6.59</text:p>
          </table:table-cell>
          <table:table-cell table:formula="of:=([numbers.E67]/[numbers.N67])*100" office:value-type="float" office:value="6.91310813681751" calcext:value-type="float">
            <text:p>6.91</text:p>
          </table:table-cell>
          <table:table-cell table:formula="of:=([numbers.F67]/[numbers.N67])*100" office:value-type="float" office:value="23.0285452132655" calcext:value-type="float">
            <text:p>23.03</text:p>
          </table:table-cell>
          <table:table-cell table:formula="of:=([numbers.G67]/[numbers.N67])*100" office:value-type="float" office:value="16.6924992995323" calcext:value-type="float">
            <text:p>16.69</text:p>
          </table:table-cell>
          <table:table-cell table:formula="of:=([numbers.H67]/[numbers.N67])*100" office:value-type="float" office:value="11.1303239393688" calcext:value-type="float">
            <text:p>11.13</text:p>
          </table:table-cell>
          <table:table-cell table:formula="of:=([numbers.I67]/[numbers.N67])*100" office:value-type="float" office:value="8.36718670620076" calcext:value-type="float">
            <text:p>8.37</text:p>
          </table:table-cell>
          <table:table-cell table:formula="of:=([numbers.J67]/[numbers.N67])*100" office:value-type="float" office:value="8.45610761647007" calcext:value-type="float">
            <text:p>8.46</text:p>
          </table:table-cell>
          <table:table-cell table:formula="of:=([numbers.K67]/[numbers.N67])*100" office:value-type="float" office:value="5.55275368476798" calcext:value-type="float">
            <text:p>5.55</text:p>
          </table:table-cell>
          <table:table-cell table:formula="of:=([numbers.L67]/[numbers.N67])*100" office:value-type="float" office:value="1.39680956207683" calcext:value-type="float">
            <text:p>1.40</text:p>
          </table:table-cell>
          <table:table-cell table:formula="of:=([numbers.M67]/[numbers.N67])*100" office:value-type="float" office:value="0.564746307534569" calcext:value-type="float">
            <text:p>0.56</text:p>
          </table:table-cell>
          <table:table-cell table:formula="of:=SUM([.B67:.M67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ulawesi Selatan III</text:p>
          </table:table-cell>
          <table:table-cell table:formula="of:=([numbers.B68]/[numbers.N68])*100" office:value-type="float" office:value="7.84518433920163" calcext:value-type="float">
            <text:p>7.85</text:p>
          </table:table-cell>
          <table:table-cell table:formula="of:=([numbers.C68]/[numbers.N68])*100" office:value-type="float" office:value="3.93164430537682" calcext:value-type="float">
            <text:p>3.93</text:p>
          </table:table-cell>
          <table:table-cell table:formula="of:=([numbers.D68]/[numbers.N68])*100" office:value-type="float" office:value="6.39352349859013" calcext:value-type="float">
            <text:p>6.39</text:p>
          </table:table-cell>
          <table:table-cell table:formula="of:=([numbers.E68]/[numbers.N68])*100" office:value-type="float" office:value="7.40095077599434" calcext:value-type="float">
            <text:p>7.40</text:p>
          </table:table-cell>
          <table:table-cell table:formula="of:=([numbers.F68]/[numbers.N68])*100" office:value-type="float" office:value="23.051942663772" calcext:value-type="float">
            <text:p>23.05</text:p>
          </table:table-cell>
          <table:table-cell table:formula="of:=([numbers.G68]/[numbers.N68])*100" office:value-type="float" office:value="15.413599627052" calcext:value-type="float">
            <text:p>15.41</text:p>
          </table:table-cell>
          <table:table-cell table:formula="of:=([numbers.H68]/[numbers.N68])*100" office:value-type="float" office:value="8.26052650239052" calcext:value-type="float">
            <text:p>8.26</text:p>
          </table:table-cell>
          <table:table-cell table:formula="of:=([numbers.I68]/[numbers.N68])*100" office:value-type="float" office:value="8.07442967772888" calcext:value-type="float">
            <text:p>8.07</text:p>
          </table:table-cell>
          <table:table-cell table:formula="of:=([numbers.J68]/[numbers.N68])*100" office:value-type="float" office:value="9.6083140849724" calcext:value-type="float">
            <text:p>9.61</text:p>
          </table:table-cell>
          <table:table-cell table:formula="of:=([numbers.K68]/[numbers.N68])*100" office:value-type="float" office:value="6.2630218744861" calcext:value-type="float">
            <text:p>6.26</text:p>
          </table:table-cell>
          <table:table-cell table:formula="of:=([numbers.L68]/[numbers.N68])*100" office:value-type="float" office:value="1.47949615812271" calcext:value-type="float">
            <text:p>1.48</text:p>
          </table:table-cell>
          <table:table-cell table:formula="of:=([numbers.M68]/[numbers.N68])*100" office:value-type="float" office:value="2.27736649231247" calcext:value-type="float">
            <text:p>2.28</text:p>
          </table:table-cell>
          <table:table-cell table:formula="of:=SUM([.B68:.M6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lawesi Tengah</text:p>
          </table:table-cell>
          <table:table-cell table:formula="of:=([numbers.B69]/[numbers.N69])*100" office:value-type="float" office:value="12.0224067694778" calcext:value-type="float">
            <text:p>12.02</text:p>
          </table:table-cell>
          <table:table-cell table:formula="of:=([numbers.C69]/[numbers.N69])*100" office:value-type="float" office:value="5.03829449137672" calcext:value-type="float">
            <text:p>5.04</text:p>
          </table:table-cell>
          <table:table-cell table:formula="of:=([numbers.D69]/[numbers.N69])*100" office:value-type="float" office:value="5.89507758565023" calcext:value-type="float">
            <text:p>5.90</text:p>
          </table:table-cell>
          <table:table-cell table:formula="of:=([numbers.E69]/[numbers.N69])*100" office:value-type="float" office:value="10.0443025714021" calcext:value-type="float">
            <text:p>10.04</text:p>
          </table:table-cell>
          <table:table-cell table:formula="of:=([numbers.F69]/[numbers.N69])*100" office:value-type="float" office:value="19.2742856982428" calcext:value-type="float">
            <text:p>19.27</text:p>
          </table:table-cell>
          <table:table-cell table:formula="of:=([numbers.G69]/[numbers.N69])*100" office:value-type="float" office:value="12.7894196026245" calcext:value-type="float">
            <text:p>12.79</text:p>
          </table:table-cell>
          <table:table-cell table:formula="of:=([numbers.H69]/[numbers.N69])*100" office:value-type="float" office:value="12.213107160003" calcext:value-type="float">
            <text:p>12.21</text:p>
          </table:table-cell>
          <table:table-cell table:formula="of:=([numbers.I69]/[numbers.N69])*100" office:value-type="float" office:value="6.81166072877449" calcext:value-type="float">
            <text:p>6.81</text:p>
          </table:table-cell>
          <table:table-cell table:formula="of:=([numbers.J69]/[numbers.N69])*100" office:value-type="float" office:value="3.65671683694239" calcext:value-type="float">
            <text:p>3.66</text:p>
          </table:table-cell>
          <table:table-cell table:formula="of:=([numbers.K69]/[numbers.N69])*100" office:value-type="float" office:value="8.67844699553886" calcext:value-type="float">
            <text:p>8.68</text:p>
          </table:table-cell>
          <table:table-cell table:formula="of:=([numbers.L69]/[numbers.N69])*100" office:value-type="float" office:value="1.83099046287484" calcext:value-type="float">
            <text:p>1.83</text:p>
          </table:table-cell>
          <table:table-cell table:formula="of:=([numbers.M69]/[numbers.N69])*100" office:value-type="float" office:value="1.74529109709226" calcext:value-type="float">
            <text:p>1.75</text:p>
          </table:table-cell>
          <table:table-cell table:formula="of:=SUM([.B69:.M69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ulawesi Tenggara</text:p>
          </table:table-cell>
          <table:table-cell table:formula="of:=([numbers.B70]/[numbers.N70])*100" office:value-type="float" office:value="7.65312733700168" calcext:value-type="float">
            <text:p>7.65</text:p>
          </table:table-cell>
          <table:table-cell table:formula="of:=([numbers.C70]/[numbers.N70])*100" office:value-type="float" office:value="4.97758595719778" calcext:value-type="float">
            <text:p>4.98</text:p>
          </table:table-cell>
          <table:table-cell table:formula="of:=([numbers.D70]/[numbers.N70])*100" office:value-type="float" office:value="5.09657983642365" calcext:value-type="float">
            <text:p>5.10</text:p>
          </table:table-cell>
          <table:table-cell table:formula="of:=([numbers.E70]/[numbers.N70])*100" office:value-type="float" office:value="8.21997860650969" calcext:value-type="float">
            <text:p>8.22</text:p>
          </table:table-cell>
          <table:table-cell table:formula="of:=([numbers.F70]/[numbers.N70])*100" office:value-type="float" office:value="15.1002809271868" calcext:value-type="float">
            <text:p>15.10</text:p>
          </table:table-cell>
          <table:table-cell table:formula="of:=([numbers.G70]/[numbers.N70])*100" office:value-type="float" office:value="10.4983091012109" calcext:value-type="float">
            <text:p>10.50</text:p>
          </table:table-cell>
          <table:table-cell table:formula="of:=([numbers.H70]/[numbers.N70])*100" office:value-type="float" office:value="10.7360427802052" calcext:value-type="float">
            <text:p>10.74</text:p>
          </table:table-cell>
          <table:table-cell table:formula="of:=([numbers.I70]/[numbers.N70])*100" office:value-type="float" office:value="22.9714084386563" calcext:value-type="float">
            <text:p>22.97</text:p>
          </table:table-cell>
          <table:table-cell table:formula="of:=([numbers.J70]/[numbers.N70])*100" office:value-type="float" office:value="8.39647913626535" calcext:value-type="float">
            <text:p>8.40</text:p>
          </table:table-cell>
          <table:table-cell table:formula="of:=([numbers.K70]/[numbers.N70])*100" office:value-type="float" office:value="3.41440444198646" calcext:value-type="float">
            <text:p>3.41</text:p>
          </table:table-cell>
          <table:table-cell table:formula="of:=([numbers.L70]/[numbers.N70])*100" office:value-type="float" office:value="2.26122247790144" calcext:value-type="float">
            <text:p>2.26</text:p>
          </table:table-cell>
          <table:table-cell table:formula="of:=([numbers.M70]/[numbers.N70])*100" office:value-type="float" office:value="0.674580959454847" calcext:value-type="float">
            <text:p>0.67</text:p>
          </table:table-cell>
          <table:table-cell table:formula="of:=SUM([.B70:.M7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lawesi Utara</text:p>
          </table:table-cell>
          <table:table-cell table:formula="of:=([numbers.B71]/[numbers.N71])*100" office:value-type="float" office:value="4.93834515648117" calcext:value-type="float">
            <text:p>4.94</text:p>
          </table:table-cell>
          <table:table-cell table:formula="of:=([numbers.C71]/[numbers.N71])*100" office:value-type="float" office:value="1.69722812079328" calcext:value-type="float">
            <text:p>1.70</text:p>
          </table:table-cell>
          <table:table-cell table:formula="of:=([numbers.D71]/[numbers.N71])*100" office:value-type="float" office:value="2.93869410601541" calcext:value-type="float">
            <text:p>2.94</text:p>
          </table:table-cell>
          <table:table-cell table:formula="of:=([numbers.E71]/[numbers.N71])*100" office:value-type="float" office:value="31.8930654081788" calcext:value-type="float">
            <text:p>31.89</text:p>
          </table:table-cell>
          <table:table-cell table:formula="of:=([numbers.F71]/[numbers.N71])*100" office:value-type="float" office:value="15.4094553975826" calcext:value-type="float">
            <text:p>15.41</text:p>
          </table:table-cell>
          <table:table-cell table:formula="of:=([numbers.G71]/[numbers.N71])*100" office:value-type="float" office:value="10.3555029767097" calcext:value-type="float">
            <text:p>10.36</text:p>
          </table:table-cell>
          <table:table-cell table:formula="of:=([numbers.H71]/[numbers.N71])*100" office:value-type="float" office:value="11.6156930832812" calcext:value-type="float">
            <text:p>11.62</text:p>
          </table:table-cell>
          <table:table-cell table:formula="of:=([numbers.I71]/[numbers.N71])*100" office:value-type="float" office:value="10.7088498424762" calcext:value-type="float">
            <text:p>10.71</text:p>
          </table:table-cell>
          <table:table-cell table:formula="of:=([numbers.J71]/[numbers.N71])*100" office:value-type="float" office:value="2.24129151045501" calcext:value-type="float">
            <text:p>2.24</text:p>
          </table:table-cell>
          <table:table-cell table:formula="of:=([numbers.K71]/[numbers.N71])*100" office:value-type="float" office:value="6.51620700367248" calcext:value-type="float">
            <text:p>6.52</text:p>
          </table:table-cell>
          <table:table-cell table:formula="of:=([numbers.L71]/[numbers.N71])*100" office:value-type="float" office:value="0.613640522402986" calcext:value-type="float">
            <text:p>0.61</text:p>
          </table:table-cell>
          <table:table-cell table:formula="of:=([numbers.M71]/[numbers.N71])*100" office:value-type="float" office:value="1.07202687195112" calcext:value-type="float">
            <text:p>1.07</text:p>
          </table:table-cell>
          <table:table-cell table:formula="of:=SUM([.B71:.M7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Barat I</text:p>
          </table:table-cell>
          <table:table-cell table:formula="of:=([numbers.B72]/[numbers.N72])*100" office:value-type="float" office:value="10.1180914986019" calcext:value-type="float">
            <text:p>10.12</text:p>
          </table:table-cell>
          <table:table-cell table:formula="of:=([numbers.C72]/[numbers.N72])*100" office:value-type="float" office:value="3.00493783092391" calcext:value-type="float">
            <text:p>3.00</text:p>
          </table:table-cell>
          <table:table-cell table:formula="of:=([numbers.D72]/[numbers.N72])*100" office:value-type="float" office:value="8.31028020703195" calcext:value-type="float">
            <text:p>8.31</text:p>
          </table:table-cell>
          <table:table-cell table:formula="of:=([numbers.E72]/[numbers.N72])*100" office:value-type="float" office:value="7.66471830566958" calcext:value-type="float">
            <text:p>7.66</text:p>
          </table:table-cell>
          <table:table-cell table:formula="of:=([numbers.F72]/[numbers.N72])*100" office:value-type="float" office:value="18.703596287703" calcext:value-type="float">
            <text:p>18.70</text:p>
          </table:table-cell>
          <table:table-cell table:formula="of:=([numbers.G72]/[numbers.N72])*100" office:value-type="float" office:value="11.4290707359153" calcext:value-type="float">
            <text:p>11.43</text:p>
          </table:table-cell>
          <table:table-cell table:formula="of:=([numbers.H72]/[numbers.N72])*100" office:value-type="float" office:value="10.6864626093164" calcext:value-type="float">
            <text:p>10.69</text:p>
          </table:table-cell>
          <table:table-cell table:formula="of:=([numbers.I72]/[numbers.N72])*100" office:value-type="float" office:value="11.176824915224" calcext:value-type="float">
            <text:p>11.18</text:p>
          </table:table-cell>
          <table:table-cell table:formula="of:=([numbers.J72]/[numbers.N72])*100" office:value-type="float" office:value="8.48674817062288" calcext:value-type="float">
            <text:p>8.49</text:p>
          </table:table-cell>
          <table:table-cell table:formula="of:=([numbers.K72]/[numbers.N72])*100" office:value-type="float" office:value="6.29320602058421" calcext:value-type="float">
            <text:p>6.29</text:p>
          </table:table-cell>
          <table:table-cell table:formula="of:=([numbers.L72]/[numbers.N72])*100" office:value-type="float" office:value="2.77410910821584" calcext:value-type="float">
            <text:p>2.77</text:p>
          </table:table-cell>
          <table:table-cell table:formula="of:=([numbers.M72]/[numbers.N72])*100" office:value-type="float" office:value="1.35195431019097" calcext:value-type="float">
            <text:p>1.35</text:p>
          </table:table-cell>
          <table:table-cell table:formula="of:=SUM([.B72:.M7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Barat II</text:p>
          </table:table-cell>
          <table:table-cell table:formula="of:=([numbers.B73]/[numbers.N73])*100" office:value-type="float" office:value="7.39502120931267" calcext:value-type="float">
            <text:p>7.40</text:p>
          </table:table-cell>
          <table:table-cell table:formula="of:=([numbers.C73]/[numbers.N73])*100" office:value-type="float" office:value="4.52207625924107" calcext:value-type="float">
            <text:p>4.52</text:p>
          </table:table-cell>
          <table:table-cell table:formula="of:=([numbers.D73]/[numbers.N73])*100" office:value-type="float" office:value="8.86369186295927" calcext:value-type="float">
            <text:p>8.86</text:p>
          </table:table-cell>
          <table:table-cell table:formula="of:=([numbers.E73]/[numbers.N73])*100" office:value-type="float" office:value="7.63667254688064" calcext:value-type="float">
            <text:p>7.64</text:p>
          </table:table-cell>
          <table:table-cell table:formula="of:=([numbers.F73]/[numbers.N73])*100" office:value-type="float" office:value="14.3065511743614" calcext:value-type="float">
            <text:p>14.31</text:p>
          </table:table-cell>
          <table:table-cell table:formula="of:=([numbers.G73]/[numbers.N73])*100" office:value-type="float" office:value="18.3469275960548" calcext:value-type="float">
            <text:p>18.35</text:p>
          </table:table-cell>
          <table:table-cell table:formula="of:=([numbers.H73]/[numbers.N73])*100" office:value-type="float" office:value="14.9467433640167" calcext:value-type="float">
            <text:p>14.95</text:p>
          </table:table-cell>
          <table:table-cell table:formula="of:=([numbers.I73]/[numbers.N73])*100" office:value-type="float" office:value="7.19872074703546" calcext:value-type="float">
            <text:p>7.20</text:p>
          </table:table-cell>
          <table:table-cell table:formula="of:=([numbers.J73]/[numbers.N73])*100" office:value-type="float" office:value="8.69049111886549" calcext:value-type="float">
            <text:p>8.69</text:p>
          </table:table-cell>
          <table:table-cell table:formula="of:=([numbers.K73]/[numbers.N73])*100" office:value-type="float" office:value="4.85772930713102" calcext:value-type="float">
            <text:p>4.86</text:p>
          </table:table-cell>
          <table:table-cell table:formula="of:=([numbers.L73]/[numbers.N73])*100" office:value-type="float" office:value="2.67664448779439" calcext:value-type="float">
            <text:p>2.68</text:p>
          </table:table-cell>
          <table:table-cell table:formula="of:=([numbers.M73]/[numbers.N73])*100" office:value-type="float" office:value="0.558730326347161" calcext:value-type="float">
            <text:p>0.56</text:p>
          </table:table-cell>
          <table:table-cell table:formula="of:=SUM([.B73:.M7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Selatan I</text:p>
          </table:table-cell>
          <table:table-cell table:formula="of:=([numbers.B74]/[numbers.N74])*100" office:value-type="float" office:value="5.71455118296463" calcext:value-type="float">
            <text:p>5.71</text:p>
          </table:table-cell>
          <table:table-cell table:formula="of:=([numbers.C74]/[numbers.N74])*100" office:value-type="float" office:value="5.27160462542973" calcext:value-type="float">
            <text:p>5.27</text:p>
          </table:table-cell>
          <table:table-cell table:formula="of:=([numbers.D74]/[numbers.N74])*100" office:value-type="float" office:value="6.04329794153173" calcext:value-type="float">
            <text:p>6.04</text:p>
          </table:table-cell>
          <table:table-cell table:formula="of:=([numbers.E74]/[numbers.N74])*100" office:value-type="float" office:value="16.4992243085647" calcext:value-type="float">
            <text:p>16.50</text:p>
          </table:table-cell>
          <table:table-cell table:formula="of:=([numbers.F74]/[numbers.N74])*100" office:value-type="float" office:value="21.5664743627646" calcext:value-type="float">
            <text:p>21.57</text:p>
          </table:table-cell>
          <table:table-cell table:formula="of:=([numbers.G74]/[numbers.N74])*100" office:value-type="float" office:value="12.9198940216856" calcext:value-type="float">
            <text:p>12.92</text:p>
          </table:table-cell>
          <table:table-cell table:formula="of:=([numbers.H74]/[numbers.N74])*100" office:value-type="float" office:value="9.04830685283261" calcext:value-type="float">
            <text:p>9.05</text:p>
          </table:table-cell>
          <table:table-cell table:formula="of:=([numbers.I74]/[numbers.N74])*100" office:value-type="float" office:value="9.18863520541041" calcext:value-type="float">
            <text:p>9.19</text:p>
          </table:table-cell>
          <table:table-cell table:formula="of:=([numbers.J74]/[numbers.N74])*100" office:value-type="float" office:value="4.6703100231722" calcext:value-type="float">
            <text:p>4.67</text:p>
          </table:table-cell>
          <table:table-cell table:formula="of:=([numbers.K74]/[numbers.N74])*100" office:value-type="float" office:value="5.84440558948326" calcext:value-type="float">
            <text:p>5.84</text:p>
          </table:table-cell>
          <table:table-cell table:formula="of:=([numbers.L74]/[numbers.N74])*100" office:value-type="float" office:value="2.06685868901108" calcext:value-type="float">
            <text:p>2.07</text:p>
          </table:table-cell>
          <table:table-cell table:formula="of:=([numbers.M74]/[numbers.N74])*100" office:value-type="float" office:value="1.16643719714951" calcext:value-type="float">
            <text:p>1.17</text:p>
          </table:table-cell>
          <table:table-cell table:formula="of:=SUM([.B74:.M7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Selatan II</text:p>
          </table:table-cell>
          <table:table-cell table:formula="of:=([numbers.B75]/[numbers.N75])*100" office:value-type="float" office:value="8.11818420100562" calcext:value-type="float">
            <text:p>8.12</text:p>
          </table:table-cell>
          <table:table-cell table:formula="of:=([numbers.C75]/[numbers.N75])*100" office:value-type="float" office:value="8.56810999785882" calcext:value-type="float">
            <text:p>8.57</text:p>
          </table:table-cell>
          <table:table-cell table:formula="of:=([numbers.D75]/[numbers.N75])*100" office:value-type="float" office:value="6.23883261099093" calcext:value-type="float">
            <text:p>6.24</text:p>
          </table:table-cell>
          <table:table-cell table:formula="of:=([numbers.E75]/[numbers.N75])*100" office:value-type="float" office:value="18.4514800020674" calcext:value-type="float">
            <text:p>18.45</text:p>
          </table:table-cell>
          <table:table-cell table:formula="of:=([numbers.F75]/[numbers.N75])*100" office:value-type="float" office:value="12.8262077392775" calcext:value-type="float">
            <text:p>12.83</text:p>
          </table:table-cell>
          <table:table-cell table:formula="of:=([numbers.G75]/[numbers.N75])*100" office:value-type="float" office:value="12.7340537068348" calcext:value-type="float">
            <text:p>12.73</text:p>
          </table:table-cell>
          <table:table-cell table:formula="of:=([numbers.H75]/[numbers.N75])*100" office:value-type="float" office:value="10.8758370927133" calcext:value-type="float">
            <text:p>10.88</text:p>
          </table:table-cell>
          <table:table-cell table:formula="of:=([numbers.I75]/[numbers.N75])*100" office:value-type="float" office:value="7.85755026247979" calcext:value-type="float">
            <text:p>7.86</text:p>
          </table:table-cell>
          <table:table-cell table:formula="of:=([numbers.J75]/[numbers.N75])*100" office:value-type="float" office:value="3.96050066819749" calcext:value-type="float">
            <text:p>3.96</text:p>
          </table:table-cell>
          <table:table-cell table:formula="of:=([numbers.K75]/[numbers.N75])*100" office:value-type="float" office:value="5.20372640081513" calcext:value-type="float">
            <text:p>5.20</text:p>
          </table:table-cell>
          <table:table-cell table:formula="of:=([numbers.L75]/[numbers.N75])*100" office:value-type="float" office:value="4.03465766876601" calcext:value-type="float">
            <text:p>4.03</text:p>
          </table:table-cell>
          <table:table-cell table:formula="of:=([numbers.M75]/[numbers.N75])*100" office:value-type="float" office:value="1.13085964899327" calcext:value-type="float">
            <text:p>1.13</text:p>
          </table:table-cell>
          <table:table-cell table:formula="of:=SUM([.B75:.M7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Utara I</text:p>
          </table:table-cell>
          <table:table-cell table:formula="of:=([numbers.B76]/[numbers.N76])*100" office:value-type="float" office:value="5.41452810219189" calcext:value-type="float">
            <text:p>5.41</text:p>
          </table:table-cell>
          <table:table-cell table:formula="of:=([numbers.C76]/[numbers.N76])*100" office:value-type="float" office:value="3.84210330426231" calcext:value-type="float">
            <text:p>3.84</text:p>
          </table:table-cell>
          <table:table-cell table:formula="of:=([numbers.D76]/[numbers.N76])*100" office:value-type="float" office:value="10.8117048039266" calcext:value-type="float">
            <text:p>10.81</text:p>
          </table:table-cell>
          <table:table-cell table:formula="of:=([numbers.E76]/[numbers.N76])*100" office:value-type="float" office:value="19.0301353461657" calcext:value-type="float">
            <text:p>19.03</text:p>
          </table:table-cell>
          <table:table-cell table:formula="of:=([numbers.F76]/[numbers.N76])*100" office:value-type="float" office:value="13.8981572393345" calcext:value-type="float">
            <text:p>13.90</text:p>
          </table:table-cell>
          <table:table-cell table:formula="of:=([numbers.G76]/[numbers.N76])*100" office:value-type="float" office:value="10.8720415469062" calcext:value-type="float">
            <text:p>10.87</text:p>
          </table:table-cell>
          <table:table-cell table:formula="of:=([numbers.H76]/[numbers.N76])*100" office:value-type="float" office:value="10.5578291772972" calcext:value-type="float">
            <text:p>10.56</text:p>
          </table:table-cell>
          <table:table-cell table:formula="of:=([numbers.I76]/[numbers.N76])*100" office:value-type="float" office:value="7.69558199794824" calcext:value-type="float">
            <text:p>7.70</text:p>
          </table:table-cell>
          <table:table-cell table:formula="of:=([numbers.J76]/[numbers.N76])*100" office:value-type="float" office:value="5.95619583912369" calcext:value-type="float">
            <text:p>5.96</text:p>
          </table:table-cell>
          <table:table-cell table:formula="of:=([numbers.K76]/[numbers.N76])*100" office:value-type="float" office:value="7.35070325593001" calcext:value-type="float">
            <text:p>7.35</text:p>
          </table:table-cell>
          <table:table-cell table:formula="of:=([numbers.L76]/[numbers.N76])*100" office:value-type="float" office:value="2.25206500012843" calcext:value-type="float">
            <text:p>2.25</text:p>
          </table:table-cell>
          <table:table-cell table:formula="of:=([numbers.M76]/[numbers.N76])*100" office:value-type="float" office:value="2.31895438678526" calcext:value-type="float">
            <text:p>2.32</text:p>
          </table:table-cell>
          <table:table-cell table:formula="of:=SUM([.B76:.M7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Utara II</text:p>
          </table:table-cell>
          <table:table-cell table:formula="of:=([numbers.B77]/[numbers.N77])*100" office:value-type="float" office:value="8.69518056617624" calcext:value-type="float">
            <text:p>8.70</text:p>
          </table:table-cell>
          <table:table-cell table:formula="of:=([numbers.C77]/[numbers.N77])*100" office:value-type="float" office:value="5.476553649558" calcext:value-type="float">
            <text:p>5.48</text:p>
          </table:table-cell>
          <table:table-cell table:formula="of:=([numbers.D77]/[numbers.N77])*100" office:value-type="float" office:value="5.15001910598398" calcext:value-type="float">
            <text:p>5.15</text:p>
          </table:table-cell>
          <table:table-cell table:formula="of:=([numbers.E77]/[numbers.N77])*100" office:value-type="float" office:value="13.2737304647502" calcext:value-type="float">
            <text:p>13.27</text:p>
          </table:table-cell>
          <table:table-cell table:formula="of:=([numbers.F77]/[numbers.N77])*100" office:value-type="float" office:value="12.2326456229293" calcext:value-type="float">
            <text:p>12.23</text:p>
          </table:table-cell>
          <table:table-cell table:formula="of:=([numbers.G77]/[numbers.N77])*100" office:value-type="float" office:value="17.8477795425996" calcext:value-type="float">
            <text:p>17.85</text:p>
          </table:table-cell>
          <table:table-cell table:formula="of:=([numbers.H77]/[numbers.N77])*100" office:value-type="float" office:value="11.6450184691178" calcext:value-type="float">
            <text:p>11.65</text:p>
          </table:table-cell>
          <table:table-cell table:formula="of:=([numbers.I77]/[numbers.N77])*100" office:value-type="float" office:value="9.22470212443239" calcext:value-type="float">
            <text:p>9.22</text:p>
          </table:table-cell>
          <table:table-cell table:formula="of:=([numbers.J77]/[numbers.N77])*100" office:value-type="float" office:value="4.14471578892411" calcext:value-type="float">
            <text:p>4.14</text:p>
          </table:table-cell>
          <table:table-cell table:formula="of:=([numbers.K77]/[numbers.N77])*100" office:value-type="float" office:value="8.77011923124182" calcext:value-type="float">
            <text:p>8.77</text:p>
          </table:table-cell>
          <table:table-cell table:formula="of:=([numbers.L77]/[numbers.N77])*100" office:value-type="float" office:value="2.13505432715656" calcext:value-type="float">
            <text:p>2.14</text:p>
          </table:table-cell>
          <table:table-cell table:formula="of:=([numbers.M77]/[numbers.N77])*100" office:value-type="float" office:value="1.40448110712989" calcext:value-type="float">
            <text:p>1.40</text:p>
          </table:table-cell>
          <table:table-cell table:formula="of:=SUM([.B77:.M77])" office:value-type="float" office:value="99.9999999999999" calcext:value-type="float">
            <text:p>100</text:p>
          </table:table-cell>
        </table:table-row>
        <table:table-row table:style-name="ro1">
          <table:table-cell office:value-type="string" calcext:value-type="string">
            <text:p>Sumatera Utara III</text:p>
          </table:table-cell>
          <table:table-cell table:formula="of:=([numbers.B78]/[numbers.N78])*100" office:value-type="float" office:value="5.81318001017587" calcext:value-type="float">
            <text:p>5.81</text:p>
          </table:table-cell>
          <table:table-cell table:formula="of:=([numbers.C78]/[numbers.N78])*100" office:value-type="float" office:value="3.0119579029683" calcext:value-type="float">
            <text:p>3.01</text:p>
          </table:table-cell>
          <table:table-cell table:formula="of:=([numbers.D78]/[numbers.N78])*100" office:value-type="float" office:value="6.06010782414288" calcext:value-type="float">
            <text:p>6.06</text:p>
          </table:table-cell>
          <table:table-cell table:formula="of:=([numbers.E78]/[numbers.N78])*100" office:value-type="float" office:value="14.9623417539093" calcext:value-type="float">
            <text:p>14.96</text:p>
          </table:table-cell>
          <table:table-cell table:formula="of:=([numbers.F78]/[numbers.N78])*100" office:value-type="float" office:value="23.438893386435" calcext:value-type="float">
            <text:p>23.44</text:p>
          </table:table-cell>
          <table:table-cell table:formula="of:=([numbers.G78]/[numbers.N78])*100" office:value-type="float" office:value="10.662058283185" calcext:value-type="float">
            <text:p>10.66</text:p>
          </table:table-cell>
          <table:table-cell table:formula="of:=([numbers.H78]/[numbers.N78])*100" office:value-type="float" office:value="13.4624282237589" calcext:value-type="float">
            <text:p>13.46</text:p>
          </table:table-cell>
          <table:table-cell table:formula="of:=([numbers.I78]/[numbers.N78])*100" office:value-type="float" office:value="7.46462881877173" calcext:value-type="float">
            <text:p>7.46</text:p>
          </table:table-cell>
          <table:table-cell table:formula="of:=([numbers.J78]/[numbers.N78])*100" office:value-type="float" office:value="5.47562176834602" calcext:value-type="float">
            <text:p>5.48</text:p>
          </table:table-cell>
          <table:table-cell table:formula="of:=([numbers.K78]/[numbers.N78])*100" office:value-type="float" office:value="6.51952589458699" calcext:value-type="float">
            <text:p>6.52</text:p>
          </table:table-cell>
          <table:table-cell table:formula="of:=([numbers.L78]/[numbers.N78])*100" office:value-type="float" office:value="1.97010900213794" calcext:value-type="float">
            <text:p>1.97</text:p>
          </table:table-cell>
          <table:table-cell table:formula="of:=([numbers.M78]/[numbers.N78])*100" office:value-type="float" office:value="1.15914713158205" calcext:value-type="float">
            <text:p>1.16</text:p>
          </table:table-cell>
          <table:table-cell table:formula="of:=SUM([.B78:.M78])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([numbers.B79]/[numbers.N79])*100" office:value-type="float" office:value="6.72372930455551" calcext:value-type="float">
            <text:p>6.72</text:p>
          </table:table-cell>
          <table:table-cell table:formula="of:=([numbers.C79]/[numbers.N79])*100" office:value-type="float" office:value="9.04115530513031" calcext:value-type="float">
            <text:p>9.04</text:p>
          </table:table-cell>
          <table:table-cell table:formula="of:=([numbers.D79]/[numbers.N79])*100" office:value-type="float" office:value="6.78565653300453" calcext:value-type="float">
            <text:p>6.79</text:p>
          </table:table-cell>
          <table:table-cell table:formula="of:=([numbers.E79]/[numbers.N79])*100" office:value-type="float" office:value="18.9493470206975" calcext:value-type="float">
            <text:p>18.95</text:p>
          </table:table-cell>
          <table:table-cell table:formula="of:=([numbers.F79]/[numbers.N79])*100" office:value-type="float" office:value="14.7490954629367" calcext:value-type="float">
            <text:p>14.75</text:p>
          </table:table-cell>
          <table:table-cell table:formula="of:=([numbers.G79]/[numbers.N79])*100" office:value-type="float" office:value="11.810896047515" calcext:value-type="float">
            <text:p>11.81</text:p>
          </table:table-cell>
          <table:table-cell table:formula="of:=([numbers.H79]/[numbers.N79])*100" office:value-type="float" office:value="10.1853719151681" calcext:value-type="float">
            <text:p>10.19</text:p>
          </table:table-cell>
          <table:table-cell table:formula="of:=([numbers.I79]/[numbers.N79])*100" office:value-type="float" office:value="7.58696647888694" calcext:value-type="float">
            <text:p>7.59</text:p>
          </table:table-cell>
          <table:table-cell table:formula="of:=([numbers.J79]/[numbers.N79])*100" office:value-type="float" office:value="6.52742690389359" calcext:value-type="float">
            <text:p>6.53</text:p>
          </table:table-cell>
          <table:table-cell table:formula="of:=([numbers.K79]/[numbers.N79])*100" office:value-type="float" office:value="5.26475702560814" calcext:value-type="float">
            <text:p>5.26</text:p>
          </table:table-cell>
          <table:table-cell table:formula="of:=([numbers.L79]/[numbers.N79])*100" office:value-type="float" office:value="1.46092150791809" calcext:value-type="float">
            <text:p>1.46</text:p>
          </table:table-cell>
          <table:table-cell table:formula="of:=([numbers.M79]/[numbers.N79])*100" office:value-type="float" office:value="0.914676494685538" calcext:value-type="float">
            <text:p>0.91</text:p>
          </table:table-cell>
          <table:table-cell table:formula="of:=SUM([.B79:.M79])" office:value-type="float" office:value="100" calcext:value-type="float">
            <text:p>100</text:p>
          </table:table-cell>
        </table:table-row>
      </table:table>
      <table:table table:name="input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onstituency</text:p>
          </table:table-cell>
          <table:table-cell table:style-name="ce1" office:value-type="string" calcext:value-type="string">
            <text:p>Nasdem</text:p>
          </table:table-cell>
          <table:table-cell table:style-name="ce1" office:value-type="string" calcext:value-type="string">
            <text:p>PKB</text:p>
          </table:table-cell>
          <table:table-cell table:style-name="ce1" office:value-type="string" calcext:value-type="string">
            <text:p>PKS</text:p>
          </table:table-cell>
          <table:table-cell table:style-name="ce1" office:value-type="string" calcext:value-type="string">
            <text:p>PDI-P</text:p>
          </table:table-cell>
          <table:table-cell table:style-name="ce1" office:value-type="string" calcext:value-type="string">
            <text:p>Golkar</text:p>
          </table:table-cell>
          <table:table-cell table:style-name="ce1" office:value-type="string" calcext:value-type="string">
            <text:p>Gerindra</text:p>
          </table:table-cell>
          <table:table-cell table:style-name="ce1" office:value-type="string" calcext:value-type="string">
            <text:p>Demokrat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Hanura</text:p>
          </table:table-cell>
          <table:table-cell table:style-name="ce1" office:value-type="string" calcext:value-type="string">
            <text:p>PBB</text:p>
          </table:table-cell>
          <table:table-cell table:style-name="ce1" office:value-type="string" calcext:value-type="string">
            <text:p>PKPI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eh I</text:p>
          </table:table-cell>
          <table:table-cell table:formula="of:=[percentages.B2]/100" office:value-type="float" office:value="0.120477250024515" calcext:value-type="float">
            <text:p>0.12047725</text:p>
          </table:table-cell>
          <table:table-cell table:formula="of:=[percentages.C2]/100" office:value-type="float" office:value="0.0740660723097884" calcext:value-type="float">
            <text:p>0.0740660723</text:p>
          </table:table-cell>
          <table:table-cell table:formula="of:=[percentages.D2]/100" office:value-type="float" office:value="0.0844004837553703" calcext:value-type="float">
            <text:p>0.0844004838</text:p>
          </table:table-cell>
          <table:table-cell table:formula="of:=[percentages.E2]/100" office:value-type="float" office:value="0.0282368679311167" calcext:value-type="float">
            <text:p>0.0282368679</text:p>
          </table:table-cell>
          <table:table-cell table:formula="of:=[percentages.F2]/100" office:value-type="float" office:value="0.112371876178396" calcext:value-type="float">
            <text:p>0.1123718762</text:p>
          </table:table-cell>
          <table:table-cell table:formula="of:=[percentages.G2]/100" office:value-type="float" office:value="0.147118076012095" calcext:value-type="float">
            <text:p>0.147118076</text:p>
          </table:table-cell>
          <table:table-cell table:formula="of:=[percentages.H2]/100" office:value-type="float" office:value="0.167096503137474" calcext:value-type="float">
            <text:p>0.1670965031</text:p>
          </table:table-cell>
          <table:table-cell table:formula="of:=[percentages.I2]/100" office:value-type="float" office:value="0.121174820804032" calcext:value-type="float">
            <text:p>0.1211748208</text:p>
          </table:table-cell>
          <table:table-cell table:formula="of:=[percentages.J2]/100" office:value-type="float" office:value="0.0612148254917077" calcext:value-type="float">
            <text:p>0.0612148255</text:p>
          </table:table-cell>
          <table:table-cell table:formula="of:=[percentages.K2]/100" office:value-type="float" office:value="0.0346106717965357" calcext:value-type="float">
            <text:p>0.0346106718</text:p>
          </table:table-cell>
          <table:table-cell table:formula="of:=[percentages.L2]/100" office:value-type="float" office:value="0.0318793832358196" calcext:value-type="float">
            <text:p>0.0318793832</text:p>
          </table:table-cell>
          <table:table-cell table:formula="of:=[percentages.M2]/100" office:value-type="float" office:value="0.0173531693231491" calcext:value-type="float">
            <text:p>0.0173531693</text:p>
          </table:table-cell>
          <table:table-cell table:formula="of:=[percentages.N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eh II</text:p>
          </table:table-cell>
          <table:table-cell table:formula="of:=[percentages.B3]/100" office:value-type="float" office:value="0.113434469093762" calcext:value-type="float">
            <text:p>0.1134344691</text:p>
          </table:table-cell>
          <table:table-cell table:formula="of:=[percentages.C3]/100" office:value-type="float" office:value="0.0421434578334697" calcext:value-type="float">
            <text:p>0.0421434578</text:p>
          </table:table-cell>
          <table:table-cell table:formula="of:=[percentages.D3]/100" office:value-type="float" office:value="0.069631679117936" calcext:value-type="float">
            <text:p>0.0696316791</text:p>
          </table:table-cell>
          <table:table-cell table:formula="of:=[percentages.E3]/100" office:value-type="float" office:value="0.103855169120978" calcext:value-type="float">
            <text:p>0.1038551691</text:p>
          </table:table-cell>
          <table:table-cell table:formula="of:=[percentages.F3]/100" office:value-type="float" office:value="0.0862118162906487" calcext:value-type="float">
            <text:p>0.0862118163</text:p>
          </table:table-cell>
          <table:table-cell table:formula="of:=[percentages.G3]/100" office:value-type="float" office:value="0.171251175988089" calcext:value-type="float">
            <text:p>0.171251176</text:p>
          </table:table-cell>
          <table:table-cell table:formula="of:=[percentages.H3]/100" office:value-type="float" office:value="0.134113024815585" calcext:value-type="float">
            <text:p>0.1341130248</text:p>
          </table:table-cell>
          <table:table-cell table:formula="of:=[percentages.I3]/100" office:value-type="float" office:value="0.0840025125415186" calcext:value-type="float">
            <text:p>0.0840025125</text:p>
          </table:table-cell>
          <table:table-cell table:formula="of:=[percentages.J3]/100" office:value-type="float" office:value="0.116723939680169" calcext:value-type="float">
            <text:p>0.1167239397</text:p>
          </table:table-cell>
          <table:table-cell table:formula="of:=[percentages.K3]/100" office:value-type="float" office:value="0.0421594672809272" calcext:value-type="float">
            <text:p>0.0421594673</text:p>
          </table:table-cell>
          <table:table-cell table:formula="of:=[percentages.L3]/100" office:value-type="float" office:value="0.0259145867726178" calcext:value-type="float">
            <text:p>0.0259145868</text:p>
          </table:table-cell>
          <table:table-cell table:formula="of:=[percentages.M3]/100" office:value-type="float" office:value="0.0105587014642994" calcext:value-type="float">
            <text:p>0.0105587015</text:p>
          </table:table-cell>
          <table:table-cell table:formula="of:=[percentages.N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i</text:p>
          </table:table-cell>
          <table:table-cell table:formula="of:=[percentages.B4]/100" office:value-type="float" office:value="0.0301193034457206" calcext:value-type="float">
            <text:p>0.0301193034</text:p>
          </table:table-cell>
          <table:table-cell table:formula="of:=[percentages.C4]/100" office:value-type="float" office:value="0.019405211806842" calcext:value-type="float">
            <text:p>0.0194052118</text:p>
          </table:table-cell>
          <table:table-cell table:formula="of:=[percentages.D4]/100" office:value-type="float" office:value="0.0183228356181302" calcext:value-type="float">
            <text:p>0.0183228356</text:p>
          </table:table-cell>
          <table:table-cell table:formula="of:=[percentages.E4]/100" office:value-type="float" office:value="0.431214029887613" calcext:value-type="float">
            <text:p>0.4312140299</text:p>
          </table:table-cell>
          <table:table-cell table:formula="of:=[percentages.F4]/100" office:value-type="float" office:value="0.162835618130172" calcext:value-type="float">
            <text:p>0.1628356181</text:p>
          </table:table-cell>
          <table:table-cell table:formula="of:=[percentages.G4]/100" office:value-type="float" office:value="0.108445597134741" calcext:value-type="float">
            <text:p>0.1084455971</text:p>
          </table:table-cell>
          <table:table-cell table:formula="of:=[percentages.H4]/100" office:value-type="float" office:value="0.153758676052859" calcext:value-type="float">
            <text:p>0.1537586761</text:p>
          </table:table-cell>
          <table:table-cell table:formula="of:=[percentages.I4]/100" office:value-type="float" office:value="0.0116724712856614" calcext:value-type="float">
            <text:p>0.0116724713</text:p>
          </table:table-cell>
          <table:table-cell table:formula="of:=[percentages.J4]/100" office:value-type="float" office:value="0.00743337038409287" calcext:value-type="float">
            <text:p>0.0074333704</text:p>
          </table:table-cell>
          <table:table-cell table:formula="of:=[percentages.K4]/100" office:value-type="float" office:value="0.0381608002964061" calcext:value-type="float">
            <text:p>0.0381608003</text:p>
          </table:table-cell>
          <table:table-cell table:formula="of:=[percentages.L4]/100" office:value-type="float" office:value="0.00184315178461158" calcext:value-type="float">
            <text:p>0.0018431518</text:p>
          </table:table-cell>
          <table:table-cell table:formula="of:=[percentages.M4]/100" office:value-type="float" office:value="0.0167889341731505" calcext:value-type="float">
            <text:p>0.0167889342</text:p>
          </table:table-cell>
          <table:table-cell table:formula="of:=[percentages.N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ka Belitung</text:p>
          </table:table-cell>
          <table:table-cell table:formula="of:=[percentages.B5]/100" office:value-type="float" office:value="0.0818634768882178" calcext:value-type="float">
            <text:p>0.0818634769</text:p>
          </table:table-cell>
          <table:table-cell table:formula="of:=[percentages.C5]/100" office:value-type="float" office:value="0.0388415742989509" calcext:value-type="float">
            <text:p>0.0388415743</text:p>
          </table:table-cell>
          <table:table-cell table:formula="of:=[percentages.D5]/100" office:value-type="float" office:value="0.0718094359899014" calcext:value-type="float">
            <text:p>0.071809436</text:p>
          </table:table-cell>
          <table:table-cell table:formula="of:=[percentages.E5]/100" office:value-type="float" office:value="0.234957074078708" calcext:value-type="float">
            <text:p>0.2349570741</text:p>
          </table:table-cell>
          <table:table-cell table:formula="of:=[percentages.F5]/100" office:value-type="float" office:value="0.121798552396362" calcext:value-type="float">
            <text:p>0.1217985524</text:p>
          </table:table-cell>
          <table:table-cell table:formula="of:=[percentages.G5]/100" office:value-type="float" office:value="0.0638447022608737" calcext:value-type="float">
            <text:p>0.0638447023</text:p>
          </table:table-cell>
          <table:table-cell table:formula="of:=[percentages.H5]/100" office:value-type="float" office:value="0.107495625138187" calcext:value-type="float">
            <text:p>0.1074956251</text:p>
          </table:table-cell>
          <table:table-cell table:formula="of:=[percentages.I5]/100" office:value-type="float" office:value="0.0793662492051549" calcext:value-type="float">
            <text:p>0.0793662492</text:p>
          </table:table-cell>
          <table:table-cell table:formula="of:=[percentages.J5]/100" office:value-type="float" office:value="0.0897596525477036" calcext:value-type="float">
            <text:p>0.0897596525</text:p>
          </table:table-cell>
          <table:table-cell table:formula="of:=[percentages.K5]/100" office:value-type="float" office:value="0.0544145397953884" calcext:value-type="float">
            <text:p>0.0544145398</text:p>
          </table:table-cell>
          <table:table-cell table:formula="of:=[percentages.L5]/100" office:value-type="float" office:value="0.0420243826774326" calcext:value-type="float">
            <text:p>0.0420243827</text:p>
          </table:table-cell>
          <table:table-cell table:formula="of:=[percentages.M5]/100" office:value-type="float" office:value="0.0138247347231197" calcext:value-type="float">
            <text:p>0.0138247347</text:p>
          </table:table-cell>
          <table:table-cell table:formula="of:=[percentages.N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ten I</text:p>
          </table:table-cell>
          <table:table-cell table:formula="of:=[percentages.B6]/100" office:value-type="float" office:value="0.0878131403885038" calcext:value-type="float">
            <text:p>0.0878131404</text:p>
          </table:table-cell>
          <table:table-cell table:formula="of:=[percentages.C6]/100" office:value-type="float" office:value="0.0703894585019725" calcext:value-type="float">
            <text:p>0.0703894585</text:p>
          </table:table-cell>
          <table:table-cell table:formula="of:=[percentages.D6]/100" office:value-type="float" office:value="0.0726927260390277" calcext:value-type="float">
            <text:p>0.072692726</text:p>
          </table:table-cell>
          <table:table-cell table:formula="of:=[percentages.E6]/100" office:value-type="float" office:value="0.14881733775688" calcext:value-type="float">
            <text:p>0.1488173378</text:p>
          </table:table-cell>
          <table:table-cell table:formula="of:=[percentages.F6]/100" office:value-type="float" office:value="0.164213087196833" calcext:value-type="float">
            <text:p>0.1642130872</text:p>
          </table:table-cell>
          <table:table-cell table:formula="of:=[percentages.G6]/100" office:value-type="float" office:value="0.12032995884465" calcext:value-type="float">
            <text:p>0.1203299588</text:p>
          </table:table-cell>
          <table:table-cell table:formula="of:=[percentages.H6]/100" office:value-type="float" office:value="0.117674637461257" calcext:value-type="float">
            <text:p>0.1176746375</text:p>
          </table:table-cell>
          <table:table-cell table:formula="of:=[percentages.I6]/100" office:value-type="float" office:value="0.0323054156622192" calcext:value-type="float">
            <text:p>0.0323054157</text:p>
          </table:table-cell>
          <table:table-cell table:formula="of:=[percentages.J6]/100" office:value-type="float" office:value="0.117637982944568" calcext:value-type="float">
            <text:p>0.1176379829</text:p>
          </table:table-cell>
          <table:table-cell table:formula="of:=[percentages.K6]/100" office:value-type="float" office:value="0.0429642081430992" calcext:value-type="float">
            <text:p>0.0429642081</text:p>
          </table:table-cell>
          <table:table-cell table:formula="of:=[percentages.L6]/100" office:value-type="float" office:value="0.0209680884072845" calcext:value-type="float">
            <text:p>0.0209680884</text:p>
          </table:table-cell>
          <table:table-cell table:formula="of:=[percentages.M6]/100" office:value-type="float" office:value="0.00419395865370518" calcext:value-type="float">
            <text:p>0.0041939587</text:p>
          </table:table-cell>
          <table:table-cell table:formula="of:=[percentages.N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ten II</text:p>
          </table:table-cell>
          <table:table-cell table:formula="of:=[percentages.B7]/100" office:value-type="float" office:value="0.0676834782256005" calcext:value-type="float">
            <text:p>0.0676834782</text:p>
          </table:table-cell>
          <table:table-cell table:formula="of:=[percentages.C7]/100" office:value-type="float" office:value="0.0677314120474287" calcext:value-type="float">
            <text:p>0.067731412</text:p>
          </table:table-cell>
          <table:table-cell table:formula="of:=[percentages.D7]/100" office:value-type="float" office:value="0.0841118738529298" calcext:value-type="float">
            <text:p>0.0841118739</text:p>
          </table:table-cell>
          <table:table-cell table:formula="of:=[percentages.E7]/100" office:value-type="float" office:value="0.108736031208605" calcext:value-type="float">
            <text:p>0.1087360312</text:p>
          </table:table-cell>
          <table:table-cell table:formula="of:=[percentages.F7]/100" office:value-type="float" office:value="0.137134977033247" calcext:value-type="float">
            <text:p>0.137134977</text:p>
          </table:table-cell>
          <table:table-cell table:formula="of:=[percentages.G7]/100" office:value-type="float" office:value="0.156214481729379" calcext:value-type="float">
            <text:p>0.1562144817</text:p>
          </table:table-cell>
          <table:table-cell table:formula="of:=[percentages.H7]/100" office:value-type="float" office:value="0.0703557887925194" calcext:value-type="float">
            <text:p>0.0703557888</text:p>
          </table:table-cell>
          <table:table-cell table:formula="of:=[percentages.I7]/100" office:value-type="float" office:value="0.12042543110481" calcext:value-type="float">
            <text:p>0.1204254311</text:p>
          </table:table-cell>
          <table:table-cell table:formula="of:=[percentages.J7]/100" office:value-type="float" office:value="0.0971941199949485" calcext:value-type="float">
            <text:p>0.09719412</text:p>
          </table:table-cell>
          <table:table-cell table:formula="of:=[percentages.K7]/100" office:value-type="float" office:value="0.0540877871074612" calcext:value-type="float">
            <text:p>0.0540877871</text:p>
          </table:table-cell>
          <table:table-cell table:formula="of:=[percentages.L7]/100" office:value-type="float" office:value="0.0233963140734623" calcext:value-type="float">
            <text:p>0.0233963141</text:p>
          </table:table-cell>
          <table:table-cell table:formula="of:=[percentages.M7]/100" office:value-type="float" office:value="0.0129283048296091" calcext:value-type="float">
            <text:p>0.0129283048</text:p>
          </table:table-cell>
          <table:table-cell table:formula="of:=[percentages.N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ten III</text:p>
          </table:table-cell>
          <table:table-cell table:formula="of:=[percentages.B8]/100" office:value-type="float" office:value="0.0543458489717537" calcext:value-type="float">
            <text:p>0.054345849</text:p>
          </table:table-cell>
          <table:table-cell table:formula="of:=[percentages.C8]/100" office:value-type="float" office:value="0.0751162770897174" calcext:value-type="float">
            <text:p>0.0751162771</text:p>
          </table:table-cell>
          <table:table-cell table:formula="of:=[percentages.D8]/100" office:value-type="float" office:value="0.0833321078023495" calcext:value-type="float">
            <text:p>0.0833321078</text:p>
          </table:table-cell>
          <table:table-cell table:formula="of:=[percentages.E8]/100" office:value-type="float" office:value="0.202397216006415" calcext:value-type="float">
            <text:p>0.202397216</text:p>
          </table:table-cell>
          <table:table-cell table:formula="of:=[percentages.F8]/100" office:value-type="float" office:value="0.119618145185947" calcext:value-type="float">
            <text:p>0.1196181452</text:p>
          </table:table-cell>
          <table:table-cell table:formula="of:=[percentages.G8]/100" office:value-type="float" office:value="0.12805495848546" calcext:value-type="float">
            <text:p>0.1280549585</text:p>
          </table:table-cell>
          <table:table-cell table:formula="of:=[percentages.H8]/100" office:value-type="float" office:value="0.111684831615913" calcext:value-type="float">
            <text:p>0.1116848316</text:p>
          </table:table-cell>
          <table:table-cell table:formula="of:=[percentages.I8]/100" office:value-type="float" office:value="0.0696962050594563" calcext:value-type="float">
            <text:p>0.0696962051</text:p>
          </table:table-cell>
          <table:table-cell table:formula="of:=[percentages.J8]/100" office:value-type="float" office:value="0.0648311050599981" calcext:value-type="float">
            <text:p>0.0648311051</text:p>
          </table:table-cell>
          <table:table-cell table:formula="of:=[percentages.K8]/100" office:value-type="float" office:value="0.0639394345167835" calcext:value-type="float">
            <text:p>0.0639394345</text:p>
          </table:table-cell>
          <table:table-cell table:formula="of:=[percentages.L8]/100" office:value-type="float" office:value="0.0151827808510655" calcext:value-type="float">
            <text:p>0.0151827809</text:p>
          </table:table-cell>
          <table:table-cell table:formula="of:=[percentages.M8]/100" office:value-type="float" office:value="0.0118010893551411" calcext:value-type="float">
            <text:p>0.0118010894</text:p>
          </table:table-cell>
          <table:table-cell table:formula="of:=[percentages.N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gkulu</text:p>
          </table:table-cell>
          <table:table-cell table:formula="of:=[percentages.B9]/100" office:value-type="float" office:value="0.141551601885781" calcext:value-type="float">
            <text:p>0.1415516019</text:p>
          </table:table-cell>
          <table:table-cell table:formula="of:=[percentages.C9]/100" office:value-type="float" office:value="0.0882506725268063" calcext:value-type="float">
            <text:p>0.0882506725</text:p>
          </table:table-cell>
          <table:table-cell table:formula="of:=[percentages.D9]/100" office:value-type="float" office:value="0.0820845354017028" calcext:value-type="float">
            <text:p>0.0820845354</text:p>
          </table:table-cell>
          <table:table-cell table:formula="of:=[percentages.E9]/100" office:value-type="float" office:value="0.129142467429134" calcext:value-type="float">
            <text:p>0.1291424674</text:p>
          </table:table-cell>
          <table:table-cell table:formula="of:=[percentages.F9]/100" office:value-type="float" office:value="0.100256020265114" calcext:value-type="float">
            <text:p>0.1002560203</text:p>
          </table:table-cell>
          <table:table-cell table:formula="of:=[percentages.G9]/100" office:value-type="float" office:value="0.117462963664608" calcext:value-type="float">
            <text:p>0.1174629637</text:p>
          </table:table-cell>
          <table:table-cell table:formula="of:=[percentages.H9]/100" office:value-type="float" office:value="0.0805873851833008" calcext:value-type="float">
            <text:p>0.0805873852</text:p>
          </table:table-cell>
          <table:table-cell table:formula="of:=[percentages.I9]/100" office:value-type="float" office:value="0.100329632857197" calcext:value-type="float">
            <text:p>0.1003296329</text:p>
          </table:table-cell>
          <table:table-cell table:formula="of:=[percentages.J9]/100" office:value-type="float" office:value="0.0669614778810399" calcext:value-type="float">
            <text:p>0.0669614779</text:p>
          </table:table-cell>
          <table:table-cell table:formula="of:=[percentages.K9]/100" office:value-type="float" office:value="0.0537675032882095" calcext:value-type="float">
            <text:p>0.0537675033</text:p>
          </table:table-cell>
          <table:table-cell table:formula="of:=[percentages.L9]/100" office:value-type="float" office:value="0.0191208707936628" calcext:value-type="float">
            <text:p>0.0191208708</text:p>
          </table:table-cell>
          <table:table-cell table:formula="of:=[percentages.M9]/100" office:value-type="float" office:value="0.0204848688234434" calcext:value-type="float">
            <text:p>0.0204848688</text:p>
          </table:table-cell>
          <table:table-cell table:formula="of:=[percentages.N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 Yogyakarta</text:p>
          </table:table-cell>
          <table:table-cell table:formula="of:=[percentages.B10]/100" office:value-type="float" office:value="0.0521657935383813" calcext:value-type="float">
            <text:p>0.0521657935</text:p>
          </table:table-cell>
          <table:table-cell table:formula="of:=[percentages.C10]/100" office:value-type="float" office:value="0.0630958803138503" calcext:value-type="float">
            <text:p>0.0630958803</text:p>
          </table:table-cell>
          <table:table-cell table:formula="of:=[percentages.D10]/100" office:value-type="float" office:value="0.0718030467313408" calcext:value-type="float">
            <text:p>0.0718030467</text:p>
          </table:table-cell>
          <table:table-cell table:formula="of:=[percentages.E10]/100" office:value-type="float" office:value="0.277030357089965" calcext:value-type="float">
            <text:p>0.2770303571</text:p>
          </table:table-cell>
          <table:table-cell table:formula="of:=[percentages.F10]/100" office:value-type="float" office:value="0.0973433236883774" calcext:value-type="float">
            <text:p>0.0973433237</text:p>
          </table:table-cell>
          <table:table-cell table:formula="of:=[percentages.G10]/100" office:value-type="float" office:value="0.118547983372284" calcext:value-type="float">
            <text:p>0.1185479834</text:p>
          </table:table-cell>
          <table:table-cell table:formula="of:=[percentages.H10]/100" office:value-type="float" office:value="0.0712266800941803" calcext:value-type="float">
            <text:p>0.0712266801</text:p>
          </table:table-cell>
          <table:table-cell table:formula="of:=[percentages.I10]/100" office:value-type="float" office:value="0.172758009044149" calcext:value-type="float">
            <text:p>0.172758009</text:p>
          </table:table-cell>
          <table:table-cell table:formula="of:=[percentages.J10]/100" office:value-type="float" office:value="0.0458544089134348" calcext:value-type="float">
            <text:p>0.0458544089</text:p>
          </table:table-cell>
          <table:table-cell table:formula="of:=[percentages.K10]/100" office:value-type="float" office:value="0.0207734772291477" calcext:value-type="float">
            <text:p>0.0207734772</text:p>
          </table:table-cell>
          <table:table-cell table:formula="of:=[percentages.L10]/100" office:value-type="float" office:value="0.00687658324807607" calcext:value-type="float">
            <text:p>0.0068765832</text:p>
          </table:table-cell>
          <table:table-cell table:formula="of:=[percentages.M10]/100" office:value-type="float" office:value="0.00252445673681312" calcext:value-type="float">
            <text:p>0.0025244567</text:p>
          </table:table-cell>
          <table:table-cell table:formula="of:=[percentages.N1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KI Jakarta I</text:p>
          </table:table-cell>
          <table:table-cell table:formula="of:=[percentages.B11]/100" office:value-type="float" office:value="0.0331916237301972" calcext:value-type="float">
            <text:p>0.0331916237</text:p>
          </table:table-cell>
          <table:table-cell table:formula="of:=[percentages.C11]/100" office:value-type="float" office:value="0.0580878445507266" calcext:value-type="float">
            <text:p>0.0580878446</text:p>
          </table:table-cell>
          <table:table-cell table:formula="of:=[percentages.D11]/100" office:value-type="float" office:value="0.106304537017783" calcext:value-type="float">
            <text:p>0.106304537</text:p>
          </table:table-cell>
          <table:table-cell table:formula="of:=[percentages.E11]/100" office:value-type="float" office:value="0.231826128478239" calcext:value-type="float">
            <text:p>0.2318261285</text:p>
          </table:table-cell>
          <table:table-cell table:formula="of:=[percentages.F11]/100" office:value-type="float" office:value="0.0897021787851482" calcext:value-type="float">
            <text:p>0.0897021788</text:p>
          </table:table-cell>
          <table:table-cell table:formula="of:=[percentages.G11]/100" office:value-type="float" office:value="0.122150597259768" calcext:value-type="float">
            <text:p>0.1221505973</text:p>
          </table:table-cell>
          <table:table-cell table:formula="of:=[percentages.H11]/100" office:value-type="float" office:value="0.0888627034187442" calcext:value-type="float">
            <text:p>0.0888627034</text:p>
          </table:table-cell>
          <table:table-cell table:formula="of:=[percentages.I11]/100" office:value-type="float" office:value="0.0664155942176321" calcext:value-type="float">
            <text:p>0.0664155942</text:p>
          </table:table-cell>
          <table:table-cell table:formula="of:=[percentages.J11]/100" office:value-type="float" office:value="0.131904684888673" calcext:value-type="float">
            <text:p>0.1319046849</text:p>
          </table:table-cell>
          <table:table-cell table:formula="of:=[percentages.K11]/100" office:value-type="float" office:value="0.0525380652018207" calcext:value-type="float">
            <text:p>0.0525380652</text:p>
          </table:table-cell>
          <table:table-cell table:formula="of:=[percentages.L11]/100" office:value-type="float" office:value="0.0121169412290227" calcext:value-type="float">
            <text:p>0.0121169412</text:p>
          </table:table-cell>
          <table:table-cell table:formula="of:=[percentages.M11]/100" office:value-type="float" office:value="0.00689910122224533" calcext:value-type="float">
            <text:p>0.0068991012</text:p>
          </table:table-cell>
          <table:table-cell table:formula="of:=[percentages.N1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KI Jakarta II</text:p>
          </table:table-cell>
          <table:table-cell table:formula="of:=[percentages.B12]/100" office:value-type="float" office:value="0.0374491995980829" calcext:value-type="float">
            <text:p>0.0374491996</text:p>
          </table:table-cell>
          <table:table-cell table:formula="of:=[percentages.C12]/100" office:value-type="float" office:value="0.0586120024884697" calcext:value-type="float">
            <text:p>0.0586120025</text:p>
          </table:table-cell>
          <table:table-cell table:formula="of:=[percentages.D12]/100" office:value-type="float" office:value="0.14132875852709" calcext:value-type="float">
            <text:p>0.1413287585</text:p>
          </table:table-cell>
          <table:table-cell table:formula="of:=[percentages.E12]/100" office:value-type="float" office:value="0.266974320224546" calcext:value-type="float">
            <text:p>0.2669743202</text:p>
          </table:table-cell>
          <table:table-cell table:formula="of:=[percentages.F12]/100" office:value-type="float" office:value="0.0945380683442758" calcext:value-type="float">
            <text:p>0.0945380683</text:p>
          </table:table-cell>
          <table:table-cell table:formula="of:=[percentages.G12]/100" office:value-type="float" office:value="0.135557822059279" calcext:value-type="float">
            <text:p>0.1355578221</text:p>
          </table:table-cell>
          <table:table-cell table:formula="of:=[percentages.H12]/100" office:value-type="float" office:value="0.0780154724011733" calcext:value-type="float">
            <text:p>0.0780154724</text:p>
          </table:table-cell>
          <table:table-cell table:formula="of:=[percentages.I12]/100" office:value-type="float" office:value="0.034137005285566" calcext:value-type="float">
            <text:p>0.0341370053</text:p>
          </table:table-cell>
          <table:table-cell table:formula="of:=[percentages.J12]/100" office:value-type="float" office:value="0.0827762112237336" calcext:value-type="float">
            <text:p>0.0827762112</text:p>
          </table:table-cell>
          <table:table-cell table:formula="of:=[percentages.K12]/100" office:value-type="float" office:value="0.0546939057894757" calcext:value-type="float">
            <text:p>0.0546939058</text:p>
          </table:table-cell>
          <table:table-cell table:formula="of:=[percentages.L12]/100" office:value-type="float" office:value="0.0102722344826021" calcext:value-type="float">
            <text:p>0.0102722345</text:p>
          </table:table-cell>
          <table:table-cell table:formula="of:=[percentages.M12]/100" office:value-type="float" office:value="0.00564499957570618" calcext:value-type="float">
            <text:p>0.0056449996</text:p>
          </table:table-cell>
          <table:table-cell table:formula="of:=[percentages.N1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KI Jakarta III</text:p>
          </table:table-cell>
          <table:table-cell table:formula="of:=[percentages.B13]/100" office:value-type="float" office:value="0.0683781824776424" calcext:value-type="float">
            <text:p>0.0683781825</text:p>
          </table:table-cell>
          <table:table-cell table:formula="of:=[percentages.C13]/100" office:value-type="float" office:value="0.0317468698187803" calcext:value-type="float">
            <text:p>0.0317468698</text:p>
          </table:table-cell>
          <table:table-cell table:formula="of:=[percentages.D13]/100" office:value-type="float" office:value="0.0794268599018291" calcext:value-type="float">
            <text:p>0.0794268599</text:p>
          </table:table-cell>
          <table:table-cell table:formula="of:=[percentages.E13]/100" office:value-type="float" office:value="0.353076177451447" calcext:value-type="float">
            <text:p>0.3530761775</text:p>
          </table:table-cell>
          <table:table-cell table:formula="of:=[percentages.F13]/100" office:value-type="float" office:value="0.0820949100444139" calcext:value-type="float">
            <text:p>0.08209491</text:p>
          </table:table-cell>
          <table:table-cell table:formula="of:=[percentages.G13]/100" office:value-type="float" office:value="0.115569211768804" calcext:value-type="float">
            <text:p>0.1155692118</text:p>
          </table:table-cell>
          <table:table-cell table:formula="of:=[percentages.H13]/100" office:value-type="float" office:value="0.0529546833204111" calcext:value-type="float">
            <text:p>0.0529546833</text:p>
          </table:table-cell>
          <table:table-cell table:formula="of:=[percentages.I13]/100" office:value-type="float" office:value="0.0356654429255924" calcext:value-type="float">
            <text:p>0.0356654429</text:p>
          </table:table-cell>
          <table:table-cell table:formula="of:=[percentages.J13]/100" office:value-type="float" office:value="0.0995345116217142" calcext:value-type="float">
            <text:p>0.0995345116</text:p>
          </table:table-cell>
          <table:table-cell table:formula="of:=[percentages.K13]/100" office:value-type="float" office:value="0.0673434450272056" calcext:value-type="float">
            <text:p>0.067343445</text:p>
          </table:table-cell>
          <table:table-cell table:formula="of:=[percentages.L13]/100" office:value-type="float" office:value="0.00965295835626533" calcext:value-type="float">
            <text:p>0.0096529584</text:p>
          </table:table-cell>
          <table:table-cell table:formula="of:=[percentages.M13]/100" office:value-type="float" office:value="0.00455674728589457" calcext:value-type="float">
            <text:p>0.0045567473</text:p>
          </table:table-cell>
          <table:table-cell table:formula="of:=[percentages.N1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ontalo</text:p>
          </table:table-cell>
          <table:table-cell table:formula="of:=[percentages.B14]/100" office:value-type="float" office:value="0.032874999607322" calcext:value-type="float">
            <text:p>0.0328749996</text:p>
          </table:table-cell>
          <table:table-cell table:formula="of:=[percentages.C14]/100" office:value-type="float" office:value="0.0208669072997264" calcext:value-type="float">
            <text:p>0.0208669073</text:p>
          </table:table-cell>
          <table:table-cell table:formula="of:=[percentages.D14]/100" office:value-type="float" office:value="0.0416222940561121" calcext:value-type="float">
            <text:p>0.0416222941</text:p>
          </table:table-cell>
          <table:table-cell table:formula="of:=[percentages.E14]/100" office:value-type="float" office:value="0.0637803265195852" calcext:value-type="float">
            <text:p>0.0637803265</text:p>
          </table:table-cell>
          <table:table-cell table:formula="of:=[percentages.F14]/100" office:value-type="float" office:value="0.488161544575232" calcext:value-type="float">
            <text:p>0.4881615446</text:p>
          </table:table-cell>
          <table:table-cell table:formula="of:=[percentages.G14]/100" office:value-type="float" office:value="0.0775020654861196" calcext:value-type="float">
            <text:p>0.0775020655</text:p>
          </table:table-cell>
          <table:table-cell table:formula="of:=[percentages.H14]/100" office:value-type="float" office:value="0.0748632695310169" calcext:value-type="float">
            <text:p>0.0748632695</text:p>
          </table:table-cell>
          <table:table-cell table:formula="of:=[percentages.I14]/100" office:value-type="float" office:value="0.0647478850364562" calcext:value-type="float">
            <text:p>0.064747885</text:p>
          </table:table-cell>
          <table:table-cell table:formula="of:=[percentages.J14]/100" office:value-type="float" office:value="0.0488711293732546" calcext:value-type="float">
            <text:p>0.0488711294</text:p>
          </table:table-cell>
          <table:table-cell table:formula="of:=[percentages.K14]/100" office:value-type="float" office:value="0.057550883211289" calcext:value-type="float">
            <text:p>0.0575508832</text:p>
          </table:table-cell>
          <table:table-cell table:formula="of:=[percentages.L14]/100" office:value-type="float" office:value="0.0254015524916203" calcext:value-type="float">
            <text:p>0.0254015525</text:p>
          </table:table-cell>
          <table:table-cell table:formula="of:=[percentages.M14]/100" office:value-type="float" office:value="0.00375714281226537" calcext:value-type="float">
            <text:p>0.0037571428</text:p>
          </table:table-cell>
          <table:table-cell table:formula="of:=[percentages.N1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bi</text:p>
          </table:table-cell>
          <table:table-cell table:formula="of:=[percentages.B15]/100" office:value-type="float" office:value="0.0581196459959408" calcext:value-type="float">
            <text:p>0.058119646</text:p>
          </table:table-cell>
          <table:table-cell table:formula="of:=[percentages.C15]/100" office:value-type="float" office:value="0.0623839362442803" calcext:value-type="float">
            <text:p>0.0623839362</text:p>
          </table:table-cell>
          <table:table-cell table:formula="of:=[percentages.D15]/100" office:value-type="float" office:value="0.0415512678210689" calcext:value-type="float">
            <text:p>0.0415512678</text:p>
          </table:table-cell>
          <table:table-cell table:formula="of:=[percentages.E15]/100" office:value-type="float" office:value="0.162027071593976" calcext:value-type="float">
            <text:p>0.1620270716</text:p>
          </table:table-cell>
          <table:table-cell table:formula="of:=[percentages.F15]/100" office:value-type="float" office:value="0.170644897804792" calcext:value-type="float">
            <text:p>0.1706448978</text:p>
          </table:table-cell>
          <table:table-cell table:formula="of:=[percentages.G15]/100" office:value-type="float" office:value="0.114642325636925" calcext:value-type="float">
            <text:p>0.1146423256</text:p>
          </table:table-cell>
          <table:table-cell table:formula="of:=[percentages.H15]/100" office:value-type="float" office:value="0.139170712275364" calcext:value-type="float">
            <text:p>0.1391707123</text:p>
          </table:table-cell>
          <table:table-cell table:formula="of:=[percentages.I15]/100" office:value-type="float" office:value="0.106053459955862" calcext:value-type="float">
            <text:p>0.10605346</text:p>
          </table:table-cell>
          <table:table-cell table:formula="of:=[percentages.J15]/100" office:value-type="float" office:value="0.061838414428727" calcext:value-type="float">
            <text:p>0.0618384144</text:p>
          </table:table-cell>
          <table:table-cell table:formula="of:=[percentages.K15]/100" office:value-type="float" office:value="0.0504971163586803" calcext:value-type="float">
            <text:p>0.0504971164</text:p>
          </table:table-cell>
          <table:table-cell table:formula="of:=[percentages.L15]/100" office:value-type="float" office:value="0.0231701968961404" calcext:value-type="float">
            <text:p>0.0231701969</text:p>
          </table:table-cell>
          <table:table-cell table:formula="of:=[percentages.M15]/100" office:value-type="float" office:value="0.00990095498824439" calcext:value-type="float">
            <text:p>0.009900955</text:p>
          </table:table-cell>
          <table:table-cell table:formula="of:=[percentages.N1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I</text:p>
          </table:table-cell>
          <table:table-cell table:formula="of:=[percentages.B16]/100" office:value-type="float" office:value="0.0677834485901484" calcext:value-type="float">
            <text:p>0.0677834486</text:p>
          </table:table-cell>
          <table:table-cell table:formula="of:=[percentages.C16]/100" office:value-type="float" office:value="0.0392096835295285" calcext:value-type="float">
            <text:p>0.0392096835</text:p>
          </table:table-cell>
          <table:table-cell table:formula="of:=[percentages.D16]/100" office:value-type="float" office:value="0.115635645878503" calcext:value-type="float">
            <text:p>0.1156356459</text:p>
          </table:table-cell>
          <table:table-cell table:formula="of:=[percentages.E16]/100" office:value-type="float" office:value="0.230020870639777" calcext:value-type="float">
            <text:p>0.2300208706</text:p>
          </table:table-cell>
          <table:table-cell table:formula="of:=[percentages.F16]/100" office:value-type="float" office:value="0.104829882618378" calcext:value-type="float">
            <text:p>0.1048298826</text:p>
          </table:table-cell>
          <table:table-cell table:formula="of:=[percentages.G16]/100" office:value-type="float" office:value="0.15427778220446" calcext:value-type="float">
            <text:p>0.1542777822</text:p>
          </table:table-cell>
          <table:table-cell table:formula="of:=[percentages.H16]/100" office:value-type="float" office:value="0.0805441743236613" calcext:value-type="float">
            <text:p>0.0805441743</text:p>
          </table:table-cell>
          <table:table-cell table:formula="of:=[percentages.I16]/100" office:value-type="float" office:value="0.0443064251655462" calcext:value-type="float">
            <text:p>0.0443064252</text:p>
          </table:table-cell>
          <table:table-cell table:formula="of:=[percentages.J16]/100" office:value-type="float" office:value="0.0632521573084284" calcext:value-type="float">
            <text:p>0.0632521573</text:p>
          </table:table-cell>
          <table:table-cell table:formula="of:=[percentages.K16]/100" office:value-type="float" office:value="0.0695720610211097" calcext:value-type="float">
            <text:p>0.069572061</text:p>
          </table:table-cell>
          <table:table-cell table:formula="of:=[percentages.L16]/100" office:value-type="float" office:value="0.023827197253407" calcext:value-type="float">
            <text:p>0.0238271973</text:p>
          </table:table-cell>
          <table:table-cell table:formula="of:=[percentages.M16]/100" office:value-type="float" office:value="0.0067406714670536" calcext:value-type="float">
            <text:p>0.0067406715</text:p>
          </table:table-cell>
          <table:table-cell table:formula="of:=[percentages.N1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II</text:p>
          </table:table-cell>
          <table:table-cell table:formula="of:=[percentages.B17]/100" office:value-type="float" office:value="0.0491060649896675" calcext:value-type="float">
            <text:p>0.049106065</text:p>
          </table:table-cell>
          <table:table-cell table:formula="of:=[percentages.C17]/100" office:value-type="float" office:value="0.0680079027990387" calcext:value-type="float">
            <text:p>0.0680079028</text:p>
          </table:table-cell>
          <table:table-cell table:formula="of:=[percentages.D17]/100" office:value-type="float" office:value="0.0779734859193731" calcext:value-type="float">
            <text:p>0.0779734859</text:p>
          </table:table-cell>
          <table:table-cell table:formula="of:=[percentages.E17]/100" office:value-type="float" office:value="0.189401796743542" calcext:value-type="float">
            <text:p>0.1894017967</text:p>
          </table:table-cell>
          <table:table-cell table:formula="of:=[percentages.F17]/100" office:value-type="float" office:value="0.178260781637507" calcext:value-type="float">
            <text:p>0.1782607816</text:p>
          </table:table-cell>
          <table:table-cell table:formula="of:=[percentages.G17]/100" office:value-type="float" office:value="0.113255430698008" calcext:value-type="float">
            <text:p>0.1132554307</text:p>
          </table:table-cell>
          <table:table-cell table:formula="of:=[percentages.H17]/100" office:value-type="float" office:value="0.127646218084731" calcext:value-type="float">
            <text:p>0.1276462181</text:p>
          </table:table-cell>
          <table:table-cell table:formula="of:=[percentages.I17]/100" office:value-type="float" office:value="0.0564459113498111" calcext:value-type="float">
            <text:p>0.0564459113</text:p>
          </table:table-cell>
          <table:table-cell table:formula="of:=[percentages.J17]/100" office:value-type="float" office:value="0.0498353445959638" calcext:value-type="float">
            <text:p>0.0498353446</text:p>
          </table:table-cell>
          <table:table-cell table:formula="of:=[percentages.K17]/100" office:value-type="float" office:value="0.0593906821426375" calcext:value-type="float">
            <text:p>0.0593906821</text:p>
          </table:table-cell>
          <table:table-cell table:formula="of:=[percentages.L17]/100" office:value-type="float" office:value="0.0242903350022431" calcext:value-type="float">
            <text:p>0.024290335</text:p>
          </table:table-cell>
          <table:table-cell table:formula="of:=[percentages.M17]/100" office:value-type="float" office:value="0.00638604603747763" calcext:value-type="float">
            <text:p>0.006386046</text:p>
          </table:table-cell>
          <table:table-cell table:formula="of:=[percentages.N1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III</text:p>
          </table:table-cell>
          <table:table-cell table:formula="of:=[percentages.B18]/100" office:value-type="float" office:value="0.0429196679479311" calcext:value-type="float">
            <text:p>0.0429196679</text:p>
          </table:table-cell>
          <table:table-cell table:formula="of:=[percentages.C18]/100" office:value-type="float" office:value="0.0600552343421945" calcext:value-type="float">
            <text:p>0.0600552343</text:p>
          </table:table-cell>
          <table:table-cell table:formula="of:=[percentages.D18]/100" office:value-type="float" office:value="0.10609933029706" calcext:value-type="float">
            <text:p>0.1060993303</text:p>
          </table:table-cell>
          <table:table-cell table:formula="of:=[percentages.E18]/100" office:value-type="float" office:value="0.163641159813517" calcext:value-type="float">
            <text:p>0.1636411598</text:p>
          </table:table-cell>
          <table:table-cell table:formula="of:=[percentages.F18]/100" office:value-type="float" office:value="0.171424303110566" calcext:value-type="float">
            <text:p>0.1714243031</text:p>
          </table:table-cell>
          <table:table-cell table:formula="of:=[percentages.G18]/100" office:value-type="float" office:value="0.0899354791821441" calcext:value-type="float">
            <text:p>0.0899354792</text:p>
          </table:table-cell>
          <table:table-cell table:formula="of:=[percentages.H18]/100" office:value-type="float" office:value="0.149852762255456" calcext:value-type="float">
            <text:p>0.1498527623</text:p>
          </table:table-cell>
          <table:table-cell table:formula="of:=[percentages.I18]/100" office:value-type="float" office:value="0.0454734487548047" calcext:value-type="float">
            <text:p>0.0454734488</text:p>
          </table:table-cell>
          <table:table-cell table:formula="of:=[percentages.J18]/100" office:value-type="float" office:value="0.0679359529269895" calcext:value-type="float">
            <text:p>0.0679359529</text:p>
          </table:table-cell>
          <table:table-cell table:formula="of:=[percentages.K18]/100" office:value-type="float" office:value="0.0704668540112191" calcext:value-type="float">
            <text:p>0.070466854</text:p>
          </table:table-cell>
          <table:table-cell table:formula="of:=[percentages.L18]/100" office:value-type="float" office:value="0.0248366118630016" calcext:value-type="float">
            <text:p>0.0248366119</text:p>
          </table:table-cell>
          <table:table-cell table:formula="of:=[percentages.M18]/100" office:value-type="float" office:value="0.0073591954951172" calcext:value-type="float">
            <text:p>0.0073591955</text:p>
          </table:table-cell>
          <table:table-cell table:formula="of:=[percentages.N1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IV</text:p>
          </table:table-cell>
          <table:table-cell table:formula="of:=[percentages.B19]/100" office:value-type="float" office:value="0.0456868735678768" calcext:value-type="float">
            <text:p>0.0456868736</text:p>
          </table:table-cell>
          <table:table-cell table:formula="of:=[percentages.C19]/100" office:value-type="float" office:value="0.0528845104671644" calcext:value-type="float">
            <text:p>0.0528845105</text:p>
          </table:table-cell>
          <table:table-cell table:formula="of:=[percentages.D19]/100" office:value-type="float" office:value="0.102221252318676" calcext:value-type="float">
            <text:p>0.1022212523</text:p>
          </table:table-cell>
          <table:table-cell table:formula="of:=[percentages.E19]/100" office:value-type="float" office:value="0.147312674387792" calcext:value-type="float">
            <text:p>0.1473126744</text:p>
          </table:table-cell>
          <table:table-cell table:formula="of:=[percentages.F19]/100" office:value-type="float" office:value="0.165098280672767" calcext:value-type="float">
            <text:p>0.1650982807</text:p>
          </table:table-cell>
          <table:table-cell table:formula="of:=[percentages.G19]/100" office:value-type="float" office:value="0.0924079933908001" calcext:value-type="float">
            <text:p>0.0924079934</text:p>
          </table:table-cell>
          <table:table-cell table:formula="of:=[percentages.H19]/100" office:value-type="float" office:value="0.0778599597836422" calcext:value-type="float">
            <text:p>0.0778599598</text:p>
          </table:table-cell>
          <table:table-cell table:formula="of:=[percentages.I19]/100" office:value-type="float" office:value="0.136970991224105" calcext:value-type="float">
            <text:p>0.1369709912</text:p>
          </table:table-cell>
          <table:table-cell table:formula="of:=[percentages.J19]/100" office:value-type="float" office:value="0.0991512477982324" calcext:value-type="float">
            <text:p>0.0991512478</text:p>
          </table:table-cell>
          <table:table-cell table:formula="of:=[percentages.K19]/100" office:value-type="float" office:value="0.0630531697660281" calcext:value-type="float">
            <text:p>0.0630531698</text:p>
          </table:table-cell>
          <table:table-cell table:formula="of:=[percentages.L19]/100" office:value-type="float" office:value="0.0112169345159229" calcext:value-type="float">
            <text:p>0.0112169345</text:p>
          </table:table-cell>
          <table:table-cell table:formula="of:=[percentages.M19]/100" office:value-type="float" office:value="0.00613611210699422" calcext:value-type="float">
            <text:p>0.0061361121</text:p>
          </table:table-cell>
          <table:table-cell table:formula="of:=[percentages.N1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IX</text:p>
          </table:table-cell>
          <table:table-cell table:formula="of:=[percentages.B20]/100" office:value-type="float" office:value="0.0565988965443477" calcext:value-type="float">
            <text:p>0.0565988965</text:p>
          </table:table-cell>
          <table:table-cell table:formula="of:=[percentages.C20]/100" office:value-type="float" office:value="0.080258027585401" calcext:value-type="float">
            <text:p>0.0802580276</text:p>
          </table:table-cell>
          <table:table-cell table:formula="of:=[percentages.D20]/100" office:value-type="float" office:value="0.0774711632831123" calcext:value-type="float">
            <text:p>0.0774711633</text:p>
          </table:table-cell>
          <table:table-cell table:formula="of:=[percentages.E20]/100" office:value-type="float" office:value="0.258250415702307" calcext:value-type="float">
            <text:p>0.2582504157</text:p>
          </table:table-cell>
          <table:table-cell table:formula="of:=[percentages.F20]/100" office:value-type="float" office:value="0.165868439009366" calcext:value-type="float">
            <text:p>0.165868439</text:p>
          </table:table-cell>
          <table:table-cell table:formula="of:=[percentages.G20]/100" office:value-type="float" office:value="0.0866646463386011" calcext:value-type="float">
            <text:p>0.0866646463</text:p>
          </table:table-cell>
          <table:table-cell table:formula="of:=[percentages.H20]/100" office:value-type="float" office:value="0.100481610557997" calcext:value-type="float">
            <text:p>0.1004816106</text:p>
          </table:table-cell>
          <table:table-cell table:formula="of:=[percentages.I20]/100" office:value-type="float" office:value="0.0449042671507531" calcext:value-type="float">
            <text:p>0.0449042672</text:p>
          </table:table-cell>
          <table:table-cell table:formula="of:=[percentages.J20]/100" office:value-type="float" office:value="0.0658349649463177" calcext:value-type="float">
            <text:p>0.0658349649</text:p>
          </table:table-cell>
          <table:table-cell table:formula="of:=[percentages.K20]/100" office:value-type="float" office:value="0.0446338997184415" calcext:value-type="float">
            <text:p>0.0446338997</text:p>
          </table:table-cell>
          <table:table-cell table:formula="of:=[percentages.L20]/100" office:value-type="float" office:value="0.0116530344040082" calcext:value-type="float">
            <text:p>0.0116530344</text:p>
          </table:table-cell>
          <table:table-cell table:formula="of:=[percentages.M20]/100" office:value-type="float" office:value="0.00738063475934823" calcext:value-type="float">
            <text:p>0.0073806348</text:p>
          </table:table-cell>
          <table:table-cell table:formula="of:=[percentages.N2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V</text:p>
          </table:table-cell>
          <table:table-cell table:formula="of:=[percentages.B21]/100" office:value-type="float" office:value="0.0542036095620727" calcext:value-type="float">
            <text:p>0.0542036096</text:p>
          </table:table-cell>
          <table:table-cell table:formula="of:=[percentages.C21]/100" office:value-type="float" office:value="0.0515237571235072" calcext:value-type="float">
            <text:p>0.0515237571</text:p>
          </table:table-cell>
          <table:table-cell table:formula="of:=[percentages.D21]/100" office:value-type="float" office:value="0.0706910781116569" calcext:value-type="float">
            <text:p>0.0706910781</text:p>
          </table:table-cell>
          <table:table-cell table:formula="of:=[percentages.E21]/100" office:value-type="float" office:value="0.164921013367263" calcext:value-type="float">
            <text:p>0.1649210134</text:p>
          </table:table-cell>
          <table:table-cell table:formula="of:=[percentages.F21]/100" office:value-type="float" office:value="0.180338642411877" calcext:value-type="float">
            <text:p>0.1803386424</text:p>
          </table:table-cell>
          <table:table-cell table:formula="of:=[percentages.G21]/100" office:value-type="float" office:value="0.152760663529744" calcext:value-type="float">
            <text:p>0.1527606635</text:p>
          </table:table-cell>
          <table:table-cell table:formula="of:=[percentages.H21]/100" office:value-type="float" office:value="0.0785290853063275" calcext:value-type="float">
            <text:p>0.0785290853</text:p>
          </table:table-cell>
          <table:table-cell table:formula="of:=[percentages.I21]/100" office:value-type="float" office:value="0.0553704032721805" calcext:value-type="float">
            <text:p>0.0553704033</text:p>
          </table:table-cell>
          <table:table-cell table:formula="of:=[percentages.J21]/100" office:value-type="float" office:value="0.119200180344374" calcext:value-type="float">
            <text:p>0.1192001803</text:p>
          </table:table-cell>
          <table:table-cell table:formula="of:=[percentages.K21]/100" office:value-type="float" office:value="0.0522927042677044" calcext:value-type="float">
            <text:p>0.0522927043</text:p>
          </table:table-cell>
          <table:table-cell table:formula="of:=[percentages.L21]/100" office:value-type="float" office:value="0.0166770784975633" calcext:value-type="float">
            <text:p>0.0166770785</text:p>
          </table:table-cell>
          <table:table-cell table:formula="of:=[percentages.M21]/100" office:value-type="float" office:value="0.00349178420573014" calcext:value-type="float">
            <text:p>0.0034917842</text:p>
          </table:table-cell>
          <table:table-cell table:formula="of:=[percentages.N2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VI</text:p>
          </table:table-cell>
          <table:table-cell table:formula="of:=[percentages.B22]/100" office:value-type="float" office:value="0.0279003206677893" calcext:value-type="float">
            <text:p>0.0279003207</text:p>
          </table:table-cell>
          <table:table-cell table:formula="of:=[percentages.C22]/100" office:value-type="float" office:value="0.0438470131212591" calcext:value-type="float">
            <text:p>0.0438470131</text:p>
          </table:table-cell>
          <table:table-cell table:formula="of:=[percentages.D22]/100" office:value-type="float" office:value="0.129899909412739" calcext:value-type="float">
            <text:p>0.1298999094</text:p>
          </table:table-cell>
          <table:table-cell table:formula="of:=[percentages.E22]/100" office:value-type="float" office:value="0.240710359737019" calcext:value-type="float">
            <text:p>0.2407103597</text:p>
          </table:table-cell>
          <table:table-cell table:formula="of:=[percentages.F22]/100" office:value-type="float" office:value="0.116436864013516" calcext:value-type="float">
            <text:p>0.116436864</text:p>
          </table:table-cell>
          <table:table-cell table:formula="of:=[percentages.G22]/100" office:value-type="float" office:value="0.157347293775043" calcext:value-type="float">
            <text:p>0.1573472938</text:p>
          </table:table-cell>
          <table:table-cell table:formula="of:=[percentages.H22]/100" office:value-type="float" office:value="0.0673913647554422" calcext:value-type="float">
            <text:p>0.0673913648</text:p>
          </table:table-cell>
          <table:table-cell table:formula="of:=[percentages.I22]/100" office:value-type="float" office:value="0.0702784863591146" calcext:value-type="float">
            <text:p>0.0702784864</text:p>
          </table:table-cell>
          <table:table-cell table:formula="of:=[percentages.J22]/100" office:value-type="float" office:value="0.0626652661764951" calcext:value-type="float">
            <text:p>0.0626652662</text:p>
          </table:table-cell>
          <table:table-cell table:formula="of:=[percentages.K22]/100" office:value-type="float" office:value="0.0631515474860646" calcext:value-type="float">
            <text:p>0.0631515475</text:p>
          </table:table-cell>
          <table:table-cell table:formula="of:=[percentages.L22]/100" office:value-type="float" office:value="0.0138559606973552" calcext:value-type="float">
            <text:p>0.0138559607</text:p>
          </table:table-cell>
          <table:table-cell table:formula="of:=[percentages.M22]/100" office:value-type="float" office:value="0.00651561379816269" calcext:value-type="float">
            <text:p>0.0065156138</text:p>
          </table:table-cell>
          <table:table-cell table:formula="of:=[percentages.N2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VII</text:p>
          </table:table-cell>
          <table:table-cell table:formula="of:=[percentages.B23]/100" office:value-type="float" office:value="0.0454743566909785" calcext:value-type="float">
            <text:p>0.0454743567</text:p>
          </table:table-cell>
          <table:table-cell table:formula="of:=[percentages.C23]/100" office:value-type="float" office:value="0.0587825383103898" calcext:value-type="float">
            <text:p>0.0587825383</text:p>
          </table:table-cell>
          <table:table-cell table:formula="of:=[percentages.D23]/100" office:value-type="float" office:value="0.0848805184988901" calcext:value-type="float">
            <text:p>0.0848805185</text:p>
          </table:table-cell>
          <table:table-cell table:formula="of:=[percentages.E23]/100" office:value-type="float" office:value="0.220333792348492" calcext:value-type="float">
            <text:p>0.2203337923</text:p>
          </table:table-cell>
          <table:table-cell table:formula="of:=[percentages.F23]/100" office:value-type="float" office:value="0.195447423940319" calcext:value-type="float">
            <text:p>0.1954474239</text:p>
          </table:table-cell>
          <table:table-cell table:formula="of:=[percentages.G23]/100" office:value-type="float" office:value="0.13531933409498" calcext:value-type="float">
            <text:p>0.1353193341</text:p>
          </table:table-cell>
          <table:table-cell table:formula="of:=[percentages.H23]/100" office:value-type="float" office:value="0.0746786531887074" calcext:value-type="float">
            <text:p>0.0746786532</text:p>
          </table:table-cell>
          <table:table-cell table:formula="of:=[percentages.I23]/100" office:value-type="float" office:value="0.0559495315004583" calcext:value-type="float">
            <text:p>0.0559495315</text:p>
          </table:table-cell>
          <table:table-cell table:formula="of:=[percentages.J23]/100" office:value-type="float" office:value="0.0579951897528124" calcext:value-type="float">
            <text:p>0.0579951898</text:p>
          </table:table-cell>
          <table:table-cell table:formula="of:=[percentages.K23]/100" office:value-type="float" office:value="0.0490863860737407" calcext:value-type="float">
            <text:p>0.0490863861</text:p>
          </table:table-cell>
          <table:table-cell table:formula="of:=[percentages.L23]/100" office:value-type="float" office:value="0.0175356098747627" calcext:value-type="float">
            <text:p>0.0175356099</text:p>
          </table:table-cell>
          <table:table-cell table:formula="of:=[percentages.M23]/100" office:value-type="float" office:value="0.00451666572546839" calcext:value-type="float">
            <text:p>0.0045166657</text:p>
          </table:table-cell>
          <table:table-cell table:formula="of:=[percentages.N2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VIII</text:p>
          </table:table-cell>
          <table:table-cell table:formula="of:=[percentages.B24]/100" office:value-type="float" office:value="0.0562303571629727" calcext:value-type="float">
            <text:p>0.0562303572</text:p>
          </table:table-cell>
          <table:table-cell table:formula="of:=[percentages.C24]/100" office:value-type="float" office:value="0.123736176409446" calcext:value-type="float">
            <text:p>0.1237361764</text:p>
          </table:table-cell>
          <table:table-cell table:formula="of:=[percentages.D24]/100" office:value-type="float" office:value="0.067511451601176" calcext:value-type="float">
            <text:p>0.0675114516</text:p>
          </table:table-cell>
          <table:table-cell table:formula="of:=[percentages.E24]/100" office:value-type="float" office:value="0.211521032748558" calcext:value-type="float">
            <text:p>0.2115210327</text:p>
          </table:table-cell>
          <table:table-cell table:formula="of:=[percentages.F24]/100" office:value-type="float" office:value="0.228243493862269" calcext:value-type="float">
            <text:p>0.2282434939</text:p>
          </table:table-cell>
          <table:table-cell table:formula="of:=[percentages.G24]/100" office:value-type="float" office:value="0.109842693453463" calcext:value-type="float">
            <text:p>0.1098426935</text:p>
          </table:table-cell>
          <table:table-cell table:formula="of:=[percentages.H24]/100" office:value-type="float" office:value="0.0619118669617338" calcext:value-type="float">
            <text:p>0.061911867</text:p>
          </table:table-cell>
          <table:table-cell table:formula="of:=[percentages.I24]/100" office:value-type="float" office:value="0.0271955686681324" calcext:value-type="float">
            <text:p>0.0271955687</text:p>
          </table:table-cell>
          <table:table-cell table:formula="of:=[percentages.J24]/100" office:value-type="float" office:value="0.0332913125536994" calcext:value-type="float">
            <text:p>0.0332913126</text:p>
          </table:table-cell>
          <table:table-cell table:formula="of:=[percentages.K24]/100" office:value-type="float" office:value="0.0660378227979285" calcext:value-type="float">
            <text:p>0.0660378228</text:p>
          </table:table-cell>
          <table:table-cell table:formula="of:=[percentages.L24]/100" office:value-type="float" office:value="0.0109349606400813" calcext:value-type="float">
            <text:p>0.0109349606</text:p>
          </table:table-cell>
          <table:table-cell table:formula="of:=[percentages.M24]/100" office:value-type="float" office:value="0.00354326314053954" calcext:value-type="float">
            <text:p>0.0035432631</text:p>
          </table:table-cell>
          <table:table-cell table:formula="of:=[percentages.N2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X</text:p>
          </table:table-cell>
          <table:table-cell table:formula="of:=[percentages.B25]/100" office:value-type="float" office:value="0.0523218922029007" calcext:value-type="float">
            <text:p>0.0523218922</text:p>
          </table:table-cell>
          <table:table-cell table:formula="of:=[percentages.C25]/100" office:value-type="float" office:value="0.0700027882364505" calcext:value-type="float">
            <text:p>0.0700027882</text:p>
          </table:table-cell>
          <table:table-cell table:formula="of:=[percentages.D25]/100" office:value-type="float" office:value="0.112825285894532" calcext:value-type="float">
            <text:p>0.1128252859</text:p>
          </table:table-cell>
          <table:table-cell table:formula="of:=[percentages.E25]/100" office:value-type="float" office:value="0.209942837809556" calcext:value-type="float">
            <text:p>0.2099428378</text:p>
          </table:table-cell>
          <table:table-cell table:formula="of:=[percentages.F25]/100" office:value-type="float" office:value="0.143436377726471" calcext:value-type="float">
            <text:p>0.1434363777</text:p>
          </table:table-cell>
          <table:table-cell table:formula="of:=[percentages.G25]/100" office:value-type="float" office:value="0.0597765800173713" calcext:value-type="float">
            <text:p>0.05977658</text:p>
          </table:table-cell>
          <table:table-cell table:formula="of:=[percentages.H25]/100" office:value-type="float" office:value="0.0917476893409799" calcext:value-type="float">
            <text:p>0.0917476893</text:p>
          </table:table-cell>
          <table:table-cell table:formula="of:=[percentages.I25]/100" office:value-type="float" office:value="0.123137748910281" calcext:value-type="float">
            <text:p>0.1231377489</text:p>
          </table:table-cell>
          <table:table-cell table:formula="of:=[percentages.J25]/100" office:value-type="float" office:value="0.0866185378274088" calcext:value-type="float">
            <text:p>0.0866185378</text:p>
          </table:table-cell>
          <table:table-cell table:formula="of:=[percentages.K25]/100" office:value-type="float" office:value="0.033429417164972" calcext:value-type="float">
            <text:p>0.0334294172</text:p>
          </table:table-cell>
          <table:table-cell table:formula="of:=[percentages.L25]/100" office:value-type="float" office:value="0.0118490019517655" calcext:value-type="float">
            <text:p>0.011849002</text:p>
          </table:table-cell>
          <table:table-cell table:formula="of:=[percentages.M25]/100" office:value-type="float" office:value="0.00491184291731107" calcext:value-type="float">
            <text:p>0.0049118429</text:p>
          </table:table-cell>
          <table:table-cell table:formula="of:=[percentages.N2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Barat XI</text:p>
          </table:table-cell>
          <table:table-cell table:formula="of:=[percentages.B26]/100" office:value-type="float" office:value="0.0432389419270903" calcext:value-type="float">
            <text:p>0.0432389419</text:p>
          </table:table-cell>
          <table:table-cell table:formula="of:=[percentages.C26]/100" office:value-type="float" office:value="0.137943872468298" calcext:value-type="float">
            <text:p>0.1379438725</text:p>
          </table:table-cell>
          <table:table-cell table:formula="of:=[percentages.D26]/100" office:value-type="float" office:value="0.0765439776128104" calcext:value-type="float">
            <text:p>0.0765439776</text:p>
          </table:table-cell>
          <table:table-cell table:formula="of:=[percentages.E26]/100" office:value-type="float" office:value="0.124174032578434" calcext:value-type="float">
            <text:p>0.1241740326</text:p>
          </table:table-cell>
          <table:table-cell table:formula="of:=[percentages.F26]/100" office:value-type="float" office:value="0.15133486481566" calcext:value-type="float">
            <text:p>0.1513348648</text:p>
          </table:table-cell>
          <table:table-cell table:formula="of:=[percentages.G26]/100" office:value-type="float" office:value="0.0718779341762623" calcext:value-type="float">
            <text:p>0.0718779342</text:p>
          </table:table-cell>
          <table:table-cell table:formula="of:=[percentages.H26]/100" office:value-type="float" office:value="0.0944606843393999" calcext:value-type="float">
            <text:p>0.0944606843</text:p>
          </table:table-cell>
          <table:table-cell table:formula="of:=[percentages.I26]/100" office:value-type="float" office:value="0.0912768921409591" calcext:value-type="float">
            <text:p>0.0912768921</text:p>
          </table:table-cell>
          <table:table-cell table:formula="of:=[percentages.J26]/100" office:value-type="float" office:value="0.140054945167341" calcext:value-type="float">
            <text:p>0.1400549452</text:p>
          </table:table-cell>
          <table:table-cell table:formula="of:=[percentages.K26]/100" office:value-type="float" office:value="0.0410783653914997" calcext:value-type="float">
            <text:p>0.0410783654</text:p>
          </table:table-cell>
          <table:table-cell table:formula="of:=[percentages.L26]/100" office:value-type="float" office:value="0.0218217820972034" calcext:value-type="float">
            <text:p>0.0218217821</text:p>
          </table:table-cell>
          <table:table-cell table:formula="of:=[percentages.M26]/100" office:value-type="float" office:value="0.00619370728504186" calcext:value-type="float">
            <text:p>0.0061937073</text:p>
          </table:table-cell>
          <table:table-cell table:formula="of:=[percentages.N2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engah I</text:p>
          </table:table-cell>
          <table:table-cell table:formula="of:=[percentages.B27]/100" office:value-type="float" office:value="0.0818765383754755" calcext:value-type="float">
            <text:p>0.0818765384</text:p>
          </table:table-cell>
          <table:table-cell table:formula="of:=[percentages.C27]/100" office:value-type="float" office:value="0.105010263008417" calcext:value-type="float">
            <text:p>0.105010263</text:p>
          </table:table-cell>
          <table:table-cell table:formula="of:=[percentages.D27]/100" office:value-type="float" office:value="0.0693683623939274" calcext:value-type="float">
            <text:p>0.0693683624</text:p>
          </table:table-cell>
          <table:table-cell table:formula="of:=[percentages.E27]/100" office:value-type="float" office:value="0.277618680826893" calcext:value-type="float">
            <text:p>0.2776186808</text:p>
          </table:table-cell>
          <table:table-cell table:formula="of:=[percentages.F27]/100" office:value-type="float" office:value="0.0911810205346231" calcext:value-type="float">
            <text:p>0.0911810205</text:p>
          </table:table-cell>
          <table:table-cell table:formula="of:=[percentages.G27]/100" office:value-type="float" office:value="0.111116430280393" calcext:value-type="float">
            <text:p>0.1111164303</text:p>
          </table:table-cell>
          <table:table-cell table:formula="of:=[percentages.H27]/100" office:value-type="float" office:value="0.0845810670086235" calcext:value-type="float">
            <text:p>0.084581067</text:p>
          </table:table-cell>
          <table:table-cell table:formula="of:=[percentages.I27]/100" office:value-type="float" office:value="0.0734671110384357" calcext:value-type="float">
            <text:p>0.073467111</text:p>
          </table:table-cell>
          <table:table-cell table:formula="of:=[percentages.J27]/100" office:value-type="float" office:value="0.0636080606571768" calcext:value-type="float">
            <text:p>0.0636080607</text:p>
          </table:table-cell>
          <table:table-cell table:formula="of:=[percentages.K27]/100" office:value-type="float" office:value="0.034363327710553" calcext:value-type="float">
            <text:p>0.0343633277</text:p>
          </table:table-cell>
          <table:table-cell table:formula="of:=[percentages.L27]/100" office:value-type="float" office:value="0.00414823484861525" calcext:value-type="float">
            <text:p>0.0041482348</text:p>
          </table:table-cell>
          <table:table-cell table:formula="of:=[percentages.M27]/100" office:value-type="float" office:value="0.00366090331686662" calcext:value-type="float">
            <text:p>0.0036609033</text:p>
          </table:table-cell>
          <table:table-cell table:formula="of:=[percentages.N2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engah II</text:p>
          </table:table-cell>
          <table:table-cell table:formula="of:=[percentages.B28]/100" office:value-type="float" office:value="0.0630527528452609" calcext:value-type="float">
            <text:p>0.0630527528</text:p>
          </table:table-cell>
          <table:table-cell table:formula="of:=[percentages.C28]/100" office:value-type="float" office:value="0.14568558443367" calcext:value-type="float">
            <text:p>0.1456855844</text:p>
          </table:table-cell>
          <table:table-cell table:formula="of:=[percentages.D28]/100" office:value-type="float" office:value="0.0462552695876745" calcext:value-type="float">
            <text:p>0.0462552696</text:p>
          </table:table-cell>
          <table:table-cell table:formula="of:=[percentages.E28]/100" office:value-type="float" office:value="0.110794900684888" calcext:value-type="float">
            <text:p>0.1107949007</text:p>
          </table:table-cell>
          <table:table-cell table:formula="of:=[percentages.F28]/100" office:value-type="float" office:value="0.283842463065412" calcext:value-type="float">
            <text:p>0.2838424631</text:p>
          </table:table-cell>
          <table:table-cell table:formula="of:=[percentages.G28]/100" office:value-type="float" office:value="0.112108341456622" calcext:value-type="float">
            <text:p>0.1121083415</text:p>
          </table:table-cell>
          <table:table-cell table:formula="of:=[percentages.H28]/100" office:value-type="float" office:value="0.0352135053360509" calcext:value-type="float">
            <text:p>0.0352135053</text:p>
          </table:table-cell>
          <table:table-cell table:formula="of:=[percentages.I28]/100" office:value-type="float" office:value="0.0513552176830272" calcext:value-type="float">
            <text:p>0.0513552177</text:p>
          </table:table-cell>
          <table:table-cell table:formula="of:=[percentages.J28]/100" office:value-type="float" office:value="0.103990328012052" calcext:value-type="float">
            <text:p>0.103990328</text:p>
          </table:table-cell>
          <table:table-cell table:formula="of:=[percentages.K28]/100" office:value-type="float" office:value="0.0398235241989594" calcext:value-type="float">
            <text:p>0.0398235242</text:p>
          </table:table-cell>
          <table:table-cell table:formula="of:=[percentages.L28]/100" office:value-type="float" office:value="0.00589117747591498" calcext:value-type="float">
            <text:p>0.0058911775</text:p>
          </table:table-cell>
          <table:table-cell table:formula="of:=[percentages.M28]/100" office:value-type="float" office:value="0.00198693522046815" calcext:value-type="float">
            <text:p>0.0019869352</text:p>
          </table:table-cell>
          <table:table-cell table:formula="of:=[percentages.N28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III</text:p>
          </table:table-cell>
          <table:table-cell table:formula="of:=[percentages.B29]/100" office:value-type="float" office:value="0.0627723303660545" calcext:value-type="float">
            <text:p>0.0627723304</text:p>
          </table:table-cell>
          <table:table-cell table:formula="of:=[percentages.C29]/100" office:value-type="float" office:value="0.135324904485282" calcext:value-type="float">
            <text:p>0.1353249045</text:p>
          </table:table-cell>
          <table:table-cell table:formula="of:=[percentages.D29]/100" office:value-type="float" office:value="0.059535737659344" calcext:value-type="float">
            <text:p>0.0595357377</text:p>
          </table:table-cell>
          <table:table-cell table:formula="of:=[percentages.E29]/100" office:value-type="float" office:value="0.189423205008659" calcext:value-type="float">
            <text:p>0.189423205</text:p>
          </table:table-cell>
          <table:table-cell table:formula="of:=[percentages.F29]/100" office:value-type="float" office:value="0.145685765749069" calcext:value-type="float">
            <text:p>0.1456857657</text:p>
          </table:table-cell>
          <table:table-cell table:formula="of:=[percentages.G29]/100" office:value-type="float" office:value="0.137821608045052" calcext:value-type="float">
            <text:p>0.137821608</text:p>
          </table:table-cell>
          <table:table-cell table:formula="of:=[percentages.H29]/100" office:value-type="float" office:value="0.0978883476870863" calcext:value-type="float">
            <text:p>0.0978883477</text:p>
          </table:table-cell>
          <table:table-cell table:formula="of:=[percentages.I29]/100" office:value-type="float" office:value="0.0445207661255292" calcext:value-type="float">
            <text:p>0.0445207661</text:p>
          </table:table-cell>
          <table:table-cell table:formula="of:=[percentages.J29]/100" office:value-type="float" office:value="0.0674148572443497" calcext:value-type="float">
            <text:p>0.0674148572</text:p>
          </table:table-cell>
          <table:table-cell table:formula="of:=[percentages.K29]/100" office:value-type="float" office:value="0.0447601562213432" calcext:value-type="float">
            <text:p>0.0447601562</text:p>
          </table:table-cell>
          <table:table-cell table:formula="of:=[percentages.L29]/100" office:value-type="float" office:value="0.00673815549931175" calcext:value-type="float">
            <text:p>0.0067381555</text:p>
          </table:table-cell>
          <table:table-cell table:formula="of:=[percentages.M29]/100" office:value-type="float" office:value="0.00811416590891979" calcext:value-type="float">
            <text:p>0.0081141659</text:p>
          </table:table-cell>
          <table:table-cell table:formula="of:=[percentages.N2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engah IV</text:p>
          </table:table-cell>
          <table:table-cell table:formula="of:=[percentages.B30]/100" office:value-type="float" office:value="0.0308781821489477" calcext:value-type="float">
            <text:p>0.0308781821</text:p>
          </table:table-cell>
          <table:table-cell table:formula="of:=[percentages.C30]/100" office:value-type="float" office:value="0.0679986179222503" calcext:value-type="float">
            <text:p>0.0679986179</text:p>
          </table:table-cell>
          <table:table-cell table:formula="of:=[percentages.D30]/100" office:value-type="float" office:value="0.1050601583369" calcext:value-type="float">
            <text:p>0.1050601583</text:p>
          </table:table-cell>
          <table:table-cell table:formula="of:=[percentages.E30]/100" office:value-type="float" office:value="0.273349064938022" calcext:value-type="float">
            <text:p>0.2733490649</text:p>
          </table:table-cell>
          <table:table-cell table:formula="of:=[percentages.F30]/100" office:value-type="float" office:value="0.154348375207933" calcext:value-type="float">
            <text:p>0.1543483752</text:p>
          </table:table-cell>
          <table:table-cell table:formula="of:=[percentages.G30]/100" office:value-type="float" office:value="0.110328675364857" calcext:value-type="float">
            <text:p>0.1103286754</text:p>
          </table:table-cell>
          <table:table-cell table:formula="of:=[percentages.H30]/100" office:value-type="float" office:value="0.0722665682459784" calcext:value-type="float">
            <text:p>0.0722665682</text:p>
          </table:table-cell>
          <table:table-cell table:formula="of:=[percentages.I30]/100" office:value-type="float" office:value="0.0811205038301615" calcext:value-type="float">
            <text:p>0.0811205038</text:p>
          </table:table-cell>
          <table:table-cell table:formula="of:=[percentages.J30]/100" office:value-type="float" office:value="0.036613281296012" calcext:value-type="float">
            <text:p>0.0366132813</text:p>
          </table:table-cell>
          <table:table-cell table:formula="of:=[percentages.K30]/100" office:value-type="float" office:value="0.0602787451885764" calcext:value-type="float">
            <text:p>0.0602787452</text:p>
          </table:table-cell>
          <table:table-cell table:formula="of:=[percentages.L30]/100" office:value-type="float" office:value="0.00453625140203673" calcext:value-type="float">
            <text:p>0.0045362514</text:p>
          </table:table-cell>
          <table:table-cell table:formula="of:=[percentages.M30]/100" office:value-type="float" office:value="0.0032215761183247" calcext:value-type="float">
            <text:p>0.0032215761</text:p>
          </table:table-cell>
          <table:table-cell table:formula="of:=[percentages.N3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engah IX</text:p>
          </table:table-cell>
          <table:table-cell table:formula="of:=[percentages.B31]/100" office:value-type="float" office:value="0.0379871330552117" calcext:value-type="float">
            <text:p>0.0379871331</text:p>
          </table:table-cell>
          <table:table-cell table:formula="of:=[percentages.C31]/100" office:value-type="float" office:value="0.172454346796253" calcext:value-type="float">
            <text:p>0.1724543468</text:p>
          </table:table-cell>
          <table:table-cell table:formula="of:=[percentages.D31]/100" office:value-type="float" office:value="0.0669490670700958" calcext:value-type="float">
            <text:p>0.0669490671</text:p>
          </table:table-cell>
          <table:table-cell table:formula="of:=[percentages.E31]/100" office:value-type="float" office:value="0.229982120753679" calcext:value-type="float">
            <text:p>0.2299821208</text:p>
          </table:table-cell>
          <table:table-cell table:formula="of:=[percentages.F31]/100" office:value-type="float" office:value="0.143414171976956" calcext:value-type="float">
            <text:p>0.143414172</text:p>
          </table:table-cell>
          <table:table-cell table:formula="of:=[percentages.G31]/100" office:value-type="float" office:value="0.0990705848194502" calcext:value-type="float">
            <text:p>0.0990705848</text:p>
          </table:table-cell>
          <table:table-cell table:formula="of:=[percentages.H31]/100" office:value-type="float" office:value="0.0517257293051544" calcext:value-type="float">
            <text:p>0.0517257293</text:p>
          </table:table-cell>
          <table:table-cell table:formula="of:=[percentages.I31]/100" office:value-type="float" office:value="0.0631776157948624" calcext:value-type="float">
            <text:p>0.0631776158</text:p>
          </table:table-cell>
          <table:table-cell table:formula="of:=[percentages.J31]/100" office:value-type="float" office:value="0.0715891135255734" calcext:value-type="float">
            <text:p>0.0715891135</text:p>
          </table:table-cell>
          <table:table-cell table:formula="of:=[percentages.K31]/100" office:value-type="float" office:value="0.0571591864178854" calcext:value-type="float">
            <text:p>0.0571591864</text:p>
          </table:table-cell>
          <table:table-cell table:formula="of:=[percentages.L31]/100" office:value-type="float" office:value="0.00396644202998212" calcext:value-type="float">
            <text:p>0.003966442</text:p>
          </table:table-cell>
          <table:table-cell table:formula="of:=[percentages.M31]/100" office:value-type="float" office:value="0.00252448845489693" calcext:value-type="float">
            <text:p>0.0025244885</text:p>
          </table:table-cell>
          <table:table-cell table:formula="of:=[percentages.N31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V</text:p>
          </table:table-cell>
          <table:table-cell table:formula="of:=[percentages.B32]/100" office:value-type="float" office:value="0.0597216668954282" calcext:value-type="float">
            <text:p>0.0597216669</text:p>
          </table:table-cell>
          <table:table-cell table:formula="of:=[percentages.C32]/100" office:value-type="float" office:value="0.068492680627085" calcext:value-type="float">
            <text:p>0.0684926806</text:p>
          </table:table-cell>
          <table:table-cell table:formula="of:=[percentages.D32]/100" office:value-type="float" office:value="0.0601334375690014" calcext:value-type="float">
            <text:p>0.0601334376</text:p>
          </table:table-cell>
          <table:table-cell table:formula="of:=[percentages.E32]/100" office:value-type="float" office:value="0.428516511606164" calcext:value-type="float">
            <text:p>0.4285165116</text:p>
          </table:table-cell>
          <table:table-cell table:formula="of:=[percentages.F32]/100" office:value-type="float" office:value="0.13399753733288" calcext:value-type="float">
            <text:p>0.1339975373</text:p>
          </table:table-cell>
          <table:table-cell table:formula="of:=[percentages.G32]/100" office:value-type="float" office:value="0.0757787339344787" calcext:value-type="float">
            <text:p>0.0757787339</text:p>
          </table:table-cell>
          <table:table-cell table:formula="of:=[percentages.H32]/100" office:value-type="float" office:value="0.0406136178728365" calcext:value-type="float">
            <text:p>0.0406136179</text:p>
          </table:table-cell>
          <table:table-cell table:formula="of:=[percentages.I32]/100" office:value-type="float" office:value="0.0722901212833718" calcext:value-type="float">
            <text:p>0.0722901213</text:p>
          </table:table-cell>
          <table:table-cell table:formula="of:=[percentages.J32]/100" office:value-type="float" office:value="0.0262961327373599" calcext:value-type="float">
            <text:p>0.0262961327</text:p>
          </table:table-cell>
          <table:table-cell table:formula="of:=[percentages.K32]/100" office:value-type="float" office:value="0.0274583405442932" calcext:value-type="float">
            <text:p>0.0274583405</text:p>
          </table:table-cell>
          <table:table-cell table:formula="of:=[percentages.L32]/100" office:value-type="float" office:value="0.0045105797213884" calcext:value-type="float">
            <text:p>0.0045105797</text:p>
          </table:table-cell>
          <table:table-cell table:formula="of:=[percentages.M32]/100" office:value-type="float" office:value="0.00219063987571289" calcext:value-type="float">
            <text:p>0.0021906399</text:p>
          </table:table-cell>
          <table:table-cell table:formula="of:=[percentages.N32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VI</text:p>
          </table:table-cell>
          <table:table-cell table:formula="of:=[percentages.B33]/100" office:value-type="float" office:value="0.072612277622914" calcext:value-type="float">
            <text:p>0.0726122776</text:p>
          </table:table-cell>
          <table:table-cell table:formula="of:=[percentages.C33]/100" office:value-type="float" office:value="0.178120105345986" calcext:value-type="float">
            <text:p>0.1781201053</text:p>
          </table:table-cell>
          <table:table-cell table:formula="of:=[percentages.D33]/100" office:value-type="float" office:value="0.0455608978734706" calcext:value-type="float">
            <text:p>0.0455608979</text:p>
          </table:table-cell>
          <table:table-cell table:formula="of:=[percentages.E33]/100" office:value-type="float" office:value="0.225515373712652" calcext:value-type="float">
            <text:p>0.2255153737</text:p>
          </table:table-cell>
          <table:table-cell table:formula="of:=[percentages.F33]/100" office:value-type="float" office:value="0.101030871536974" calcext:value-type="float">
            <text:p>0.1010308715</text:p>
          </table:table-cell>
          <table:table-cell table:formula="of:=[percentages.G33]/100" office:value-type="float" office:value="0.102968006493523" calcext:value-type="float">
            <text:p>0.1029680065</text:p>
          </table:table-cell>
          <table:table-cell table:formula="of:=[percentages.H33]/100" office:value-type="float" office:value="0.0652564271228681" calcext:value-type="float">
            <text:p>0.0652564271</text:p>
          </table:table-cell>
          <table:table-cell table:formula="of:=[percentages.I33]/100" office:value-type="float" office:value="0.0806800326661917" calcext:value-type="float">
            <text:p>0.0806800327</text:p>
          </table:table-cell>
          <table:table-cell table:formula="of:=[percentages.J33]/100" office:value-type="float" office:value="0.0682609224475814" calcext:value-type="float">
            <text:p>0.0682609224</text:p>
          </table:table-cell>
          <table:table-cell table:formula="of:=[percentages.K33]/100" office:value-type="float" office:value="0.0503704733370898" calcext:value-type="float">
            <text:p>0.0503704733</text:p>
          </table:table-cell>
          <table:table-cell table:formula="of:=[percentages.L33]/100" office:value-type="float" office:value="0.00565204548444508" calcext:value-type="float">
            <text:p>0.0056520455</text:p>
          </table:table-cell>
          <table:table-cell table:formula="of:=[percentages.M33]/100" office:value-type="float" office:value="0.00397256635630475" calcext:value-type="float">
            <text:p>0.0039725664</text:p>
          </table:table-cell>
          <table:table-cell table:formula="of:=[percentages.N33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VII</text:p>
          </table:table-cell>
          <table:table-cell table:formula="of:=[percentages.B34]/100" office:value-type="float" office:value="0.0908766640750202" calcext:value-type="float">
            <text:p>0.0908766641</text:p>
          </table:table-cell>
          <table:table-cell table:formula="of:=[percentages.C34]/100" office:value-type="float" office:value="0.104428541960871" calcext:value-type="float">
            <text:p>0.104428542</text:p>
          </table:table-cell>
          <table:table-cell table:formula="of:=[percentages.D34]/100" office:value-type="float" office:value="0.0653513796550466" calcext:value-type="float">
            <text:p>0.0653513797</text:p>
          </table:table-cell>
          <table:table-cell table:formula="of:=[percentages.E34]/100" office:value-type="float" office:value="0.191027402694254" calcext:value-type="float">
            <text:p>0.1910274027</text:p>
          </table:table-cell>
          <table:table-cell table:formula="of:=[percentages.F34]/100" office:value-type="float" office:value="0.0917525347888866" calcext:value-type="float">
            <text:p>0.0917525348</text:p>
          </table:table-cell>
          <table:table-cell table:formula="of:=[percentages.G34]/100" office:value-type="float" office:value="0.188538787426812" calcext:value-type="float">
            <text:p>0.1885387874</text:p>
          </table:table-cell>
          <table:table-cell table:formula="of:=[percentages.H34]/100" office:value-type="float" office:value="0.0618599558891199" calcext:value-type="float">
            <text:p>0.0618599559</text:p>
          </table:table-cell>
          <table:table-cell table:formula="of:=[percentages.I34]/100" office:value-type="float" office:value="0.07019913364962" calcext:value-type="float">
            <text:p>0.0701991336</text:p>
          </table:table-cell>
          <table:table-cell table:formula="of:=[percentages.J34]/100" office:value-type="float" office:value="0.0826599812766768" calcext:value-type="float">
            <text:p>0.0826599813</text:p>
          </table:table-cell>
          <table:table-cell table:formula="of:=[percentages.K34]/100" office:value-type="float" office:value="0.0394465512590641" calcext:value-type="float">
            <text:p>0.0394465513</text:p>
          </table:table-cell>
          <table:table-cell table:formula="of:=[percentages.L34]/100" office:value-type="float" office:value="0.0114593085064183" calcext:value-type="float">
            <text:p>0.0114593085</text:p>
          </table:table-cell>
          <table:table-cell table:formula="of:=[percentages.M34]/100" office:value-type="float" office:value="0.00239975881820922" calcext:value-type="float">
            <text:p>0.0023997588</text:p>
          </table:table-cell>
          <table:table-cell table:formula="of:=[percentages.N34]/100" office:value-type="float" office:value="0.999999999999999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VIII</text:p>
          </table:table-cell>
          <table:table-cell table:formula="of:=[percentages.B35]/100" office:value-type="float" office:value="0.0270470596855924" calcext:value-type="float">
            <text:p>0.0270470597</text:p>
          </table:table-cell>
          <table:table-cell table:formula="of:=[percentages.C35]/100" office:value-type="float" office:value="0.122009661073315" calcext:value-type="float">
            <text:p>0.1220096611</text:p>
          </table:table-cell>
          <table:table-cell table:formula="of:=[percentages.D35]/100" office:value-type="float" office:value="0.0460918872912357" calcext:value-type="float">
            <text:p>0.0460918873</text:p>
          </table:table-cell>
          <table:table-cell table:formula="of:=[percentages.E35]/100" office:value-type="float" office:value="0.274958993985785" calcext:value-type="float">
            <text:p>0.274958994</text:p>
          </table:table-cell>
          <table:table-cell table:formula="of:=[percentages.F35]/100" office:value-type="float" office:value="0.167343993957602" calcext:value-type="float">
            <text:p>0.167343994</text:p>
          </table:table-cell>
          <table:table-cell table:formula="of:=[percentages.G35]/100" office:value-type="float" office:value="0.12943921809563" calcext:value-type="float">
            <text:p>0.1294392181</text:p>
          </table:table-cell>
          <table:table-cell table:formula="of:=[percentages.H35]/100" office:value-type="float" office:value="0.0666704243770186" calcext:value-type="float">
            <text:p>0.0666704244</text:p>
          </table:table-cell>
          <table:table-cell table:formula="of:=[percentages.I35]/100" office:value-type="float" office:value="0.0759972493560224" calcext:value-type="float">
            <text:p>0.0759972494</text:p>
          </table:table-cell>
          <table:table-cell table:formula="of:=[percentages.J35]/100" office:value-type="float" office:value="0.0551092648227582" calcext:value-type="float">
            <text:p>0.0551092648</text:p>
          </table:table-cell>
          <table:table-cell table:formula="of:=[percentages.K35]/100" office:value-type="float" office:value="0.0277736129821377" calcext:value-type="float">
            <text:p>0.027773613</text:p>
          </table:table-cell>
          <table:table-cell table:formula="of:=[percentages.L35]/100" office:value-type="float" office:value="0.0050830547930535" calcext:value-type="float">
            <text:p>0.0050830548</text:p>
          </table:table-cell>
          <table:table-cell table:formula="of:=[percentages.M35]/100" office:value-type="float" office:value="0.00247557957985041" calcext:value-type="float">
            <text:p>0.0024755796</text:p>
          </table:table-cell>
          <table:table-cell table:formula="of:=[percentages.N35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awa Tengah X</text:p>
          </table:table-cell>
          <table:table-cell table:formula="of:=[percentages.B36]/100" office:value-type="float" office:value="0.0556001817659879" calcext:value-type="float">
            <text:p>0.0556001818</text:p>
          </table:table-cell>
          <table:table-cell table:formula="of:=[percentages.C36]/100" office:value-type="float" office:value="0.21634336264503" calcext:value-type="float">
            <text:p>0.2163433626</text:p>
          </table:table-cell>
          <table:table-cell table:formula="of:=[percentages.D36]/100" office:value-type="float" office:value="0.0538166351923154" calcext:value-type="float">
            <text:p>0.0538166352</text:p>
          </table:table-cell>
          <table:table-cell table:formula="of:=[percentages.E36]/100" office:value-type="float" office:value="0.201650182860188" calcext:value-type="float">
            <text:p>0.2016501829</text:p>
          </table:table-cell>
          <table:table-cell table:formula="of:=[percentages.F36]/100" office:value-type="float" office:value="0.123967750697392" calcext:value-type="float">
            <text:p>0.1239677507</text:p>
          </table:table-cell>
          <table:table-cell table:formula="of:=[percentages.G36]/100" office:value-type="float" office:value="0.0879698464128894" calcext:value-type="float">
            <text:p>0.0879698464</text:p>
          </table:table-cell>
          <table:table-cell table:formula="of:=[percentages.H36]/100" office:value-type="float" office:value="0.0522055860858909" calcext:value-type="float">
            <text:p>0.0522055861</text:p>
          </table:table-cell>
          <table:table-cell table:formula="of:=[percentages.I36]/100" office:value-type="float" office:value="0.0757006422312419" calcext:value-type="float">
            <text:p>0.0757006422</text:p>
          </table:table-cell>
          <table:table-cell table:formula="of:=[percentages.J36]/100" office:value-type="float" office:value="0.0888889747085243" calcext:value-type="float">
            <text:p>0.0888889747</text:p>
          </table:table-cell>
          <table:table-cell table:formula="of:=[percentages.K36]/100" office:value-type="float" office:value="0.0370013503719638" calcext:value-type="float">
            <text:p>0.0370013504</text:p>
          </table:table-cell>
          <table:table-cell table:formula="of:=[percentages.L36]/100" office:value-type="float" office:value="0.00463619125592316" calcext:value-type="float">
            <text:p>0.0046361913</text:p>
          </table:table-cell>
          <table:table-cell table:formula="of:=[percentages.M36]/100" office:value-type="float" office:value="0.00221929577265349" calcext:value-type="float">
            <text:p>0.0022192958</text:p>
          </table:table-cell>
          <table:table-cell table:formula="of:=[percentages.N3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I</text:p>
          </table:table-cell>
          <table:table-cell table:formula="of:=[percentages.B37]/100" office:value-type="float" office:value="0.0334428576882478" calcext:value-type="float">
            <text:p>0.0334428577</text:p>
          </table:table-cell>
          <table:table-cell table:formula="of:=[percentages.C37]/100" office:value-type="float" office:value="0.191198585157541" calcext:value-type="float">
            <text:p>0.1911985852</text:p>
          </table:table-cell>
          <table:table-cell table:formula="of:=[percentages.D37]/100" office:value-type="float" office:value="0.0509295687497118" calcext:value-type="float">
            <text:p>0.0509295687</text:p>
          </table:table-cell>
          <table:table-cell table:formula="of:=[percentages.E37]/100" office:value-type="float" office:value="0.246589449269499" calcext:value-type="float">
            <text:p>0.2465894493</text:p>
          </table:table-cell>
          <table:table-cell table:formula="of:=[percentages.F37]/100" office:value-type="float" office:value="0.0662619868184043" calcext:value-type="float">
            <text:p>0.0662619868</text:p>
          </table:table-cell>
          <table:table-cell table:formula="of:=[percentages.G37]/100" office:value-type="float" office:value="0.124179992790927" calcext:value-type="float">
            <text:p>0.1241799928</text:p>
          </table:table-cell>
          <table:table-cell table:formula="of:=[percentages.H37]/100" office:value-type="float" office:value="0.0923544662286684" calcext:value-type="float">
            <text:p>0.0923544662</text:p>
          </table:table-cell>
          <table:table-cell table:formula="of:=[percentages.I37]/100" office:value-type="float" office:value="0.0974984914990954" calcext:value-type="float">
            <text:p>0.0974984915</text:p>
          </table:table-cell>
          <table:table-cell table:formula="of:=[percentages.J37]/100" office:value-type="float" office:value="0.0432807130536273" calcext:value-type="float">
            <text:p>0.0432807131</text:p>
          </table:table-cell>
          <table:table-cell table:formula="of:=[percentages.K37]/100" office:value-type="float" office:value="0.0431696516887525" calcext:value-type="float">
            <text:p>0.0431696517</text:p>
          </table:table-cell>
          <table:table-cell table:formula="of:=[percentages.L37]/100" office:value-type="float" office:value="0.00772124390711898" calcext:value-type="float">
            <text:p>0.0077212439</text:p>
          </table:table-cell>
          <table:table-cell table:formula="of:=[percentages.M37]/100" office:value-type="float" office:value="0.00337299314840624" calcext:value-type="float">
            <text:p>0.0033729931</text:p>
          </table:table-cell>
          <table:table-cell table:formula="of:=[percentages.N3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II</text:p>
          </table:table-cell>
          <table:table-cell table:formula="of:=[percentages.B38]/100" office:value-type="float" office:value="0.189625827471079" calcext:value-type="float">
            <text:p>0.1896258275</text:p>
          </table:table-cell>
          <table:table-cell table:formula="of:=[percentages.C38]/100" office:value-type="float" office:value="0.191801681003736" calcext:value-type="float">
            <text:p>0.191801681</text:p>
          </table:table-cell>
          <table:table-cell table:formula="of:=[percentages.D38]/100" office:value-type="float" office:value="0.0495925557378372" calcext:value-type="float">
            <text:p>0.0495925557</text:p>
          </table:table-cell>
          <table:table-cell table:formula="of:=[percentages.E38]/100" office:value-type="float" office:value="0.0963029699952487" calcext:value-type="float">
            <text:p>0.09630297</text:p>
          </table:table-cell>
          <table:table-cell table:formula="of:=[percentages.F38]/100" office:value-type="float" office:value="0.140940624427702" calcext:value-type="float">
            <text:p>0.1409406244</text:p>
          </table:table-cell>
          <table:table-cell table:formula="of:=[percentages.G38]/100" office:value-type="float" office:value="0.117989787959936" calcext:value-type="float">
            <text:p>0.117989788</text:p>
          </table:table-cell>
          <table:table-cell table:formula="of:=[percentages.H38]/100" office:value-type="float" office:value="0.0776743852477387" calcext:value-type="float">
            <text:p>0.0776743852</text:p>
          </table:table-cell>
          <table:table-cell table:formula="of:=[percentages.I38]/100" office:value-type="float" office:value="0.0226069773309103" calcext:value-type="float">
            <text:p>0.0226069773</text:p>
          </table:table-cell>
          <table:table-cell table:formula="of:=[percentages.J38]/100" office:value-type="float" office:value="0.0670499703525549" calcext:value-type="float">
            <text:p>0.0670499704</text:p>
          </table:table-cell>
          <table:table-cell table:formula="of:=[percentages.K38]/100" office:value-type="float" office:value="0.0369037053543414" calcext:value-type="float">
            <text:p>0.0369037054</text:p>
          </table:table-cell>
          <table:table-cell table:formula="of:=[percentages.L38]/100" office:value-type="float" office:value="0.0049344106305621" calcext:value-type="float">
            <text:p>0.0049344106</text:p>
          </table:table-cell>
          <table:table-cell table:formula="of:=[percentages.M38]/100" office:value-type="float" office:value="0.00457710448835425" calcext:value-type="float">
            <text:p>0.0045771045</text:p>
          </table:table-cell>
          <table:table-cell table:formula="of:=[percentages.N3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III</text:p>
          </table:table-cell>
          <table:table-cell table:formula="of:=[percentages.B39]/100" office:value-type="float" office:value="0.0584252822084016" calcext:value-type="float">
            <text:p>0.0584252822</text:p>
          </table:table-cell>
          <table:table-cell table:formula="of:=[percentages.C39]/100" office:value-type="float" office:value="0.276716280040308" calcext:value-type="float">
            <text:p>0.27671628</text:p>
          </table:table-cell>
          <table:table-cell table:formula="of:=[percentages.D39]/100" office:value-type="float" office:value="0.0511232352432234" calcext:value-type="float">
            <text:p>0.0511232352</text:p>
          </table:table-cell>
          <table:table-cell table:formula="of:=[percentages.E39]/100" office:value-type="float" office:value="0.161927567358489" calcext:value-type="float">
            <text:p>0.1619275674</text:p>
          </table:table-cell>
          <table:table-cell table:formula="of:=[percentages.F39]/100" office:value-type="float" office:value="0.12225171259021" calcext:value-type="float">
            <text:p>0.1222517126</text:p>
          </table:table-cell>
          <table:table-cell table:formula="of:=[percentages.G39]/100" office:value-type="float" office:value="0.0912145140111764" calcext:value-type="float">
            <text:p>0.091214514</text:p>
          </table:table-cell>
          <table:table-cell table:formula="of:=[percentages.H39]/100" office:value-type="float" office:value="0.0826267520332237" calcext:value-type="float">
            <text:p>0.082626752</text:p>
          </table:table-cell>
          <table:table-cell table:formula="of:=[percentages.I39]/100" office:value-type="float" office:value="0.0252378032022638" calcext:value-type="float">
            <text:p>0.0252378032</text:p>
          </table:table-cell>
          <table:table-cell table:formula="of:=[percentages.J39]/100" office:value-type="float" office:value="0.0878644025528536" calcext:value-type="float">
            <text:p>0.0878644026</text:p>
          </table:table-cell>
          <table:table-cell table:formula="of:=[percentages.K39]/100" office:value-type="float" office:value="0.0345291776513339" calcext:value-type="float">
            <text:p>0.0345291777</text:p>
          </table:table-cell>
          <table:table-cell table:formula="of:=[percentages.L39]/100" office:value-type="float" office:value="0.00457157252934051" calcext:value-type="float">
            <text:p>0.0045715725</text:p>
          </table:table-cell>
          <table:table-cell table:formula="of:=[percentages.M39]/100" office:value-type="float" office:value="0.00351170057917612" calcext:value-type="float">
            <text:p>0.0035117006</text:p>
          </table:table-cell>
          <table:table-cell table:formula="of:=[percentages.N3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IV</text:p>
          </table:table-cell>
          <table:table-cell table:formula="of:=[percentages.B40]/100" office:value-type="float" office:value="0.0703733965695189" calcext:value-type="float">
            <text:p>0.0703733966</text:p>
          </table:table-cell>
          <table:table-cell table:formula="of:=[percentages.C40]/100" office:value-type="float" office:value="0.207968619452499" calcext:value-type="float">
            <text:p>0.2079686195</text:p>
          </table:table-cell>
          <table:table-cell table:formula="of:=[percentages.D40]/100" office:value-type="float" office:value="0.0566920184793827" calcext:value-type="float">
            <text:p>0.0566920185</text:p>
          </table:table-cell>
          <table:table-cell table:formula="of:=[percentages.E40]/100" office:value-type="float" office:value="0.152951295031209" calcext:value-type="float">
            <text:p>0.152951295</text:p>
          </table:table-cell>
          <table:table-cell table:formula="of:=[percentages.F40]/100" office:value-type="float" office:value="0.0808884602152651" calcext:value-type="float">
            <text:p>0.0808884602</text:p>
          </table:table-cell>
          <table:table-cell table:formula="of:=[percentages.G40]/100" office:value-type="float" office:value="0.175547992333022" calcext:value-type="float">
            <text:p>0.1755479923</text:p>
          </table:table-cell>
          <table:table-cell table:formula="of:=[percentages.H40]/100" office:value-type="float" office:value="0.0809351501449845" calcext:value-type="float">
            <text:p>0.0809351501</text:p>
          </table:table-cell>
          <table:table-cell table:formula="of:=[percentages.I40]/100" office:value-type="float" office:value="0.0827462279451516" calcext:value-type="float">
            <text:p>0.0827462279</text:p>
          </table:table-cell>
          <table:table-cell table:formula="of:=[percentages.J40]/100" office:value-type="float" office:value="0.0446748906472699" calcext:value-type="float">
            <text:p>0.0446748906</text:p>
          </table:table-cell>
          <table:table-cell table:formula="of:=[percentages.K40]/100" office:value-type="float" office:value="0.028614783506168" calcext:value-type="float">
            <text:p>0.0286147835</text:p>
          </table:table-cell>
          <table:table-cell table:formula="of:=[percentages.L40]/100" office:value-type="float" office:value="0.0141703936698285" calcext:value-type="float">
            <text:p>0.0141703937</text:p>
          </table:table-cell>
          <table:table-cell table:formula="of:=[percentages.M40]/100" office:value-type="float" office:value="0.00443677200570109" calcext:value-type="float">
            <text:p>0.004436772</text:p>
          </table:table-cell>
          <table:table-cell table:formula="of:=[percentages.N4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IX</text:p>
          </table:table-cell>
          <table:table-cell table:formula="of:=[percentages.B41]/100" office:value-type="float" office:value="0.0557068865065951" calcext:value-type="float">
            <text:p>0.0557068865</text:p>
          </table:table-cell>
          <table:table-cell table:formula="of:=[percentages.C41]/100" office:value-type="float" office:value="0.220497877493254" calcext:value-type="float">
            <text:p>0.2204978775</text:p>
          </table:table-cell>
          <table:table-cell table:formula="of:=[percentages.D41]/100" office:value-type="float" office:value="0.0377034452968664" calcext:value-type="float">
            <text:p>0.0377034453</text:p>
          </table:table-cell>
          <table:table-cell table:formula="of:=[percentages.E41]/100" office:value-type="float" office:value="0.128369784992511" calcext:value-type="float">
            <text:p>0.128369785</text:p>
          </table:table-cell>
          <table:table-cell table:formula="of:=[percentages.F41]/100" office:value-type="float" office:value="0.106509207680293" calcext:value-type="float">
            <text:p>0.1065092077</text:p>
          </table:table-cell>
          <table:table-cell table:formula="of:=[percentages.G41]/100" office:value-type="float" office:value="0.120032023926585" calcext:value-type="float">
            <text:p>0.1200320239</text:p>
          </table:table-cell>
          <table:table-cell table:formula="of:=[percentages.H41]/100" office:value-type="float" office:value="0.164597052292123" calcext:value-type="float">
            <text:p>0.1645970523</text:p>
          </table:table-cell>
          <table:table-cell table:formula="of:=[percentages.I41]/100" office:value-type="float" office:value="0.0740669505223923" calcext:value-type="float">
            <text:p>0.0740669505</text:p>
          </table:table-cell>
          <table:table-cell table:formula="of:=[percentages.J41]/100" office:value-type="float" office:value="0.0478082924018506" calcext:value-type="float">
            <text:p>0.0478082924</text:p>
          </table:table-cell>
          <table:table-cell table:formula="of:=[percentages.K41]/100" office:value-type="float" office:value="0.0309508525689264" calcext:value-type="float">
            <text:p>0.0309508526</text:p>
          </table:table-cell>
          <table:table-cell table:formula="of:=[percentages.L41]/100" office:value-type="float" office:value="0.00691207124121566" calcext:value-type="float">
            <text:p>0.0069120712</text:p>
          </table:table-cell>
          <table:table-cell table:formula="of:=[percentages.M41]/100" office:value-type="float" office:value="0.00684555507738715" calcext:value-type="float">
            <text:p>0.0068455551</text:p>
          </table:table-cell>
          <table:table-cell table:formula="of:=[percentages.N4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V</text:p>
          </table:table-cell>
          <table:table-cell table:formula="of:=[percentages.B42]/100" office:value-type="float" office:value="0.0718395527557132" calcext:value-type="float">
            <text:p>0.0718395528</text:p>
          </table:table-cell>
          <table:table-cell table:formula="of:=[percentages.C42]/100" office:value-type="float" office:value="0.156452146880584" calcext:value-type="float">
            <text:p>0.1564521469</text:p>
          </table:table-cell>
          <table:table-cell table:formula="of:=[percentages.D42]/100" office:value-type="float" office:value="0.0399451040979392" calcext:value-type="float">
            <text:p>0.0399451041</text:p>
          </table:table-cell>
          <table:table-cell table:formula="of:=[percentages.E42]/100" office:value-type="float" office:value="0.260692139179191" calcext:value-type="float">
            <text:p>0.2606921392</text:p>
          </table:table-cell>
          <table:table-cell table:formula="of:=[percentages.F42]/100" office:value-type="float" office:value="0.152677760115709" calcext:value-type="float">
            <text:p>0.1526777601</text:p>
          </table:table-cell>
          <table:table-cell table:formula="of:=[percentages.G42]/100" office:value-type="float" office:value="0.117339990655018" calcext:value-type="float">
            <text:p>0.1173399907</text:p>
          </table:table-cell>
          <table:table-cell table:formula="of:=[percentages.H42]/100" office:value-type="float" office:value="0.0612888797056565" calcext:value-type="float">
            <text:p>0.0612888797</text:p>
          </table:table-cell>
          <table:table-cell table:formula="of:=[percentages.I42]/100" office:value-type="float" office:value="0.0508919997088498" calcext:value-type="float">
            <text:p>0.0508919997</text:p>
          </table:table-cell>
          <table:table-cell table:formula="of:=[percentages.J42]/100" office:value-type="float" office:value="0.0320335668013628" calcext:value-type="float">
            <text:p>0.0320335668</text:p>
          </table:table-cell>
          <table:table-cell table:formula="of:=[percentages.K42]/100" office:value-type="float" office:value="0.0456548179489407" calcext:value-type="float">
            <text:p>0.0456548179</text:p>
          </table:table-cell>
          <table:table-cell table:formula="of:=[percentages.L42]/100" office:value-type="float" office:value="0.00738911051263568" calcext:value-type="float">
            <text:p>0.0073891105</text:p>
          </table:table-cell>
          <table:table-cell table:formula="of:=[percentages.M42]/100" office:value-type="float" office:value="0.00379493163840083" calcext:value-type="float">
            <text:p>0.0037949316</text:p>
          </table:table-cell>
          <table:table-cell table:formula="of:=[percentages.N4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VI</text:p>
          </table:table-cell>
          <table:table-cell table:formula="of:=[percentages.B43]/100" office:value-type="float" office:value="0.0400828009308424" calcext:value-type="float">
            <text:p>0.0400828009</text:p>
          </table:table-cell>
          <table:table-cell table:formula="of:=[percentages.C43]/100" office:value-type="float" office:value="0.142018892360172" calcext:value-type="float">
            <text:p>0.1420188924</text:p>
          </table:table-cell>
          <table:table-cell table:formula="of:=[percentages.D43]/100" office:value-type="float" office:value="0.0373263021036099" calcext:value-type="float">
            <text:p>0.0373263021</text:p>
          </table:table-cell>
          <table:table-cell table:formula="of:=[percentages.E43]/100" office:value-type="float" office:value="0.306996475938571" calcext:value-type="float">
            <text:p>0.3069964759</text:p>
          </table:table-cell>
          <table:table-cell table:formula="of:=[percentages.F43]/100" office:value-type="float" office:value="0.0888322405778926" calcext:value-type="float">
            <text:p>0.0888322406</text:p>
          </table:table-cell>
          <table:table-cell table:formula="of:=[percentages.G43]/100" office:value-type="float" office:value="0.105741653908511" calcext:value-type="float">
            <text:p>0.1057416539</text:p>
          </table:table-cell>
          <table:table-cell table:formula="of:=[percentages.H43]/100" office:value-type="float" office:value="0.0788857165629966" calcext:value-type="float">
            <text:p>0.0788857166</text:p>
          </table:table-cell>
          <table:table-cell table:formula="of:=[percentages.I43]/100" office:value-type="float" office:value="0.113786778849366" calcext:value-type="float">
            <text:p>0.1137867788</text:p>
          </table:table-cell>
          <table:table-cell table:formula="of:=[percentages.J43]/100" office:value-type="float" office:value="0.0355898414517898" calcext:value-type="float">
            <text:p>0.0355898415</text:p>
          </table:table-cell>
          <table:table-cell table:formula="of:=[percentages.K43]/100" office:value-type="float" office:value="0.0377133084574249" calcext:value-type="float">
            <text:p>0.0377133085</text:p>
          </table:table-cell>
          <table:table-cell table:formula="of:=[percentages.L43]/100" office:value-type="float" office:value="0.00974104206989427" calcext:value-type="float">
            <text:p>0.0097410421</text:p>
          </table:table-cell>
          <table:table-cell table:formula="of:=[percentages.M43]/100" office:value-type="float" office:value="0.00328494678892996" calcext:value-type="float">
            <text:p>0.0032849468</text:p>
          </table:table-cell>
          <table:table-cell table:formula="of:=[percentages.N4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VII</text:p>
          </table:table-cell>
          <table:table-cell table:formula="of:=[percentages.B44]/100" office:value-type="float" office:value="0.0594308990846501" calcext:value-type="float">
            <text:p>0.0594308991</text:p>
          </table:table-cell>
          <table:table-cell table:formula="of:=[percentages.C44]/100" office:value-type="float" office:value="0.117484924780885" calcext:value-type="float">
            <text:p>0.1174849248</text:p>
          </table:table-cell>
          <table:table-cell table:formula="of:=[percentages.D44]/100" office:value-type="float" office:value="0.0709689866738507" calcext:value-type="float">
            <text:p>0.0709689867</text:p>
          </table:table-cell>
          <table:table-cell table:formula="of:=[percentages.E44]/100" office:value-type="float" office:value="0.175788094172266" calcext:value-type="float">
            <text:p>0.1757880942</text:p>
          </table:table-cell>
          <table:table-cell table:formula="of:=[percentages.F44]/100" office:value-type="float" office:value="0.113861707019168" calcext:value-type="float">
            <text:p>0.113861707</text:p>
          </table:table-cell>
          <table:table-cell table:formula="of:=[percentages.G44]/100" office:value-type="float" office:value="0.0906250063298703" calcext:value-type="float">
            <text:p>0.0906250063</text:p>
          </table:table-cell>
          <table:table-cell table:formula="of:=[percentages.H44]/100" office:value-type="float" office:value="0.216954532288415" calcext:value-type="float">
            <text:p>0.2169545323</text:p>
          </table:table-cell>
          <table:table-cell table:formula="of:=[percentages.I44]/100" office:value-type="float" office:value="0.0560927786814019" calcext:value-type="float">
            <text:p>0.0560927787</text:p>
          </table:table-cell>
          <table:table-cell table:formula="of:=[percentages.J44]/100" office:value-type="float" office:value="0.0445754530667968" calcext:value-type="float">
            <text:p>0.0445754531</text:p>
          </table:table-cell>
          <table:table-cell table:formula="of:=[percentages.K44]/100" office:value-type="float" office:value="0.0421944090534363" calcext:value-type="float">
            <text:p>0.0421944091</text:p>
          </table:table-cell>
          <table:table-cell table:formula="of:=[percentages.L44]/100" office:value-type="float" office:value="0.00856912522205185" calcext:value-type="float">
            <text:p>0.0085691252</text:p>
          </table:table-cell>
          <table:table-cell table:formula="of:=[percentages.M44]/100" office:value-type="float" office:value="0.00345408362720811" calcext:value-type="float">
            <text:p>0.0034540836</text:p>
          </table:table-cell>
          <table:table-cell table:formula="of:=[percentages.N4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VIII</text:p>
          </table:table-cell>
          <table:table-cell table:formula="of:=[percentages.B45]/100" office:value-type="float" office:value="0.0737441582181107" calcext:value-type="float">
            <text:p>0.0737441582</text:p>
          </table:table-cell>
          <table:table-cell table:formula="of:=[percentages.C45]/100" office:value-type="float" office:value="0.171186029831415" calcext:value-type="float">
            <text:p>0.1711860298</text:p>
          </table:table-cell>
          <table:table-cell table:formula="of:=[percentages.D45]/100" office:value-type="float" office:value="0.0535182744775975" calcext:value-type="float">
            <text:p>0.0535182745</text:p>
          </table:table-cell>
          <table:table-cell table:formula="of:=[percentages.E45]/100" office:value-type="float" office:value="0.190028518116194" calcext:value-type="float">
            <text:p>0.1900285181</text:p>
          </table:table-cell>
          <table:table-cell table:formula="of:=[percentages.F45]/100" office:value-type="float" office:value="0.106896355234607" calcext:value-type="float">
            <text:p>0.1068963552</text:p>
          </table:table-cell>
          <table:table-cell table:formula="of:=[percentages.G45]/100" office:value-type="float" office:value="0.12886245006164" calcext:value-type="float">
            <text:p>0.1288624501</text:p>
          </table:table-cell>
          <table:table-cell table:formula="of:=[percentages.H45]/100" office:value-type="float" office:value="0.0929606471703933" calcext:value-type="float">
            <text:p>0.0929606472</text:p>
          </table:table-cell>
          <table:table-cell table:formula="of:=[percentages.I45]/100" office:value-type="float" office:value="0.0602783252367691" calcext:value-type="float">
            <text:p>0.0602783252</text:p>
          </table:table-cell>
          <table:table-cell table:formula="of:=[percentages.J45]/100" office:value-type="float" office:value="0.0480493626612567" calcext:value-type="float">
            <text:p>0.0480493627</text:p>
          </table:table-cell>
          <table:table-cell table:formula="of:=[percentages.K45]/100" office:value-type="float" office:value="0.0594036973154259" calcext:value-type="float">
            <text:p>0.0594036973</text:p>
          </table:table-cell>
          <table:table-cell table:formula="of:=[percentages.L45]/100" office:value-type="float" office:value="0.00972130392822805" calcext:value-type="float">
            <text:p>0.0097213039</text:p>
          </table:table-cell>
          <table:table-cell table:formula="of:=[percentages.M45]/100" office:value-type="float" office:value="0.00535087774836222" calcext:value-type="float">
            <text:p>0.0053508777</text:p>
          </table:table-cell>
          <table:table-cell table:formula="of:=[percentages.N4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X</text:p>
          </table:table-cell>
          <table:table-cell table:formula="of:=[percentages.B46]/100" office:value-type="float" office:value="0.0582151797055967" calcext:value-type="float">
            <text:p>0.0582151797</text:p>
          </table:table-cell>
          <table:table-cell table:formula="of:=[percentages.C46]/100" office:value-type="float" office:value="0.19550455802137" calcext:value-type="float">
            <text:p>0.195504558</text:p>
          </table:table-cell>
          <table:table-cell table:formula="of:=[percentages.D46]/100" office:value-type="float" office:value="0.0276353396099529" calcext:value-type="float">
            <text:p>0.0276353396</text:p>
          </table:table-cell>
          <table:table-cell table:formula="of:=[percentages.E46]/100" office:value-type="float" office:value="0.169620507360084" calcext:value-type="float">
            <text:p>0.1696205074</text:p>
          </table:table-cell>
          <table:table-cell table:formula="of:=[percentages.F46]/100" office:value-type="float" office:value="0.17432018854766" calcext:value-type="float">
            <text:p>0.1743201885</text:p>
          </table:table-cell>
          <table:table-cell table:formula="of:=[percentages.G46]/100" office:value-type="float" office:value="0.117473349273955" calcext:value-type="float">
            <text:p>0.1174733493</text:p>
          </table:table-cell>
          <table:table-cell table:formula="of:=[percentages.H46]/100" office:value-type="float" office:value="0.0679577947146878" calcext:value-type="float">
            <text:p>0.0679577947</text:p>
          </table:table-cell>
          <table:table-cell table:formula="of:=[percentages.I46]/100" office:value-type="float" office:value="0.0806176679369349" calcext:value-type="float">
            <text:p>0.0806176679</text:p>
          </table:table-cell>
          <table:table-cell table:formula="of:=[percentages.J46]/100" office:value-type="float" office:value="0.0805733019502354" calcext:value-type="float">
            <text:p>0.080573302</text:p>
          </table:table-cell>
          <table:table-cell table:formula="of:=[percentages.K46]/100" office:value-type="float" office:value="0.0167150800767142" calcext:value-type="float">
            <text:p>0.0167150801</text:p>
          </table:table-cell>
          <table:table-cell table:formula="of:=[percentages.L46]/100" office:value-type="float" office:value="0.00540019676704276" calcext:value-type="float">
            <text:p>0.0054001968</text:p>
          </table:table-cell>
          <table:table-cell table:formula="of:=[percentages.M46]/100" office:value-type="float" office:value="0.00596683603576677" calcext:value-type="float">
            <text:p>0.005966836</text:p>
          </table:table-cell>
          <table:table-cell table:formula="of:=[percentages.N4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a Timur XI</text:p>
          </table:table-cell>
          <table:table-cell table:formula="of:=[percentages.B47]/100" office:value-type="float" office:value="0.111153030827268" calcext:value-type="float">
            <text:p>0.1111530308</text:p>
          </table:table-cell>
          <table:table-cell table:formula="of:=[percentages.C47]/100" office:value-type="float" office:value="0.138708017393673" calcext:value-type="float">
            <text:p>0.1387080174</text:p>
          </table:table-cell>
          <table:table-cell table:formula="of:=[percentages.D47]/100" office:value-type="float" office:value="0.0168592282101294" calcext:value-type="float">
            <text:p>0.0168592282</text:p>
          </table:table-cell>
          <table:table-cell table:formula="of:=[percentages.E47]/100" office:value-type="float" office:value="0.0663046990306373" calcext:value-type="float">
            <text:p>0.066304699</text:p>
          </table:table-cell>
          <table:table-cell table:formula="of:=[percentages.F47]/100" office:value-type="float" office:value="0.0738689401479279" calcext:value-type="float">
            <text:p>0.0738689401</text:p>
          </table:table-cell>
          <table:table-cell table:formula="of:=[percentages.G47]/100" office:value-type="float" office:value="0.113944655039095" calcext:value-type="float">
            <text:p>0.113944655</text:p>
          </table:table-cell>
          <table:table-cell table:formula="of:=[percentages.H47]/100" office:value-type="float" office:value="0.143638564392562" calcext:value-type="float">
            <text:p>0.1436385644</text:p>
          </table:table-cell>
          <table:table-cell table:formula="of:=[percentages.I47]/100" office:value-type="float" office:value="0.0300841569031663" calcext:value-type="float">
            <text:p>0.0300841569</text:p>
          </table:table-cell>
          <table:table-cell table:formula="of:=[percentages.J47]/100" office:value-type="float" office:value="0.157636358711886" calcext:value-type="float">
            <text:p>0.1576363587</text:p>
          </table:table-cell>
          <table:table-cell table:formula="of:=[percentages.K47]/100" office:value-type="float" office:value="0.135521949421934" calcext:value-type="float">
            <text:p>0.1355219494</text:p>
          </table:table-cell>
          <table:table-cell table:formula="of:=[percentages.L47]/100" office:value-type="float" office:value="0.00970507127263045" calcext:value-type="float">
            <text:p>0.0097050713</text:p>
          </table:table-cell>
          <table:table-cell table:formula="of:=[percentages.M47]/100" office:value-type="float" office:value="0.00257532864909116" calcext:value-type="float">
            <text:p>0.0025753286</text:p>
          </table:table-cell>
          <table:table-cell table:formula="of:=[percentages.N4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Barat</text:p>
          </table:table-cell>
          <table:table-cell table:formula="of:=[percentages.B48]/100" office:value-type="float" office:value="0.0680884426263244" calcext:value-type="float">
            <text:p>0.0680884426</text:p>
          </table:table-cell>
          <table:table-cell table:formula="of:=[percentages.C48]/100" office:value-type="float" office:value="0.0475885923280105" calcext:value-type="float">
            <text:p>0.0475885923</text:p>
          </table:table-cell>
          <table:table-cell table:formula="of:=[percentages.D48]/100" office:value-type="float" office:value="0.0412167882169036" calcext:value-type="float">
            <text:p>0.0412167882</text:p>
          </table:table-cell>
          <table:table-cell table:formula="of:=[percentages.E48]/100" office:value-type="float" office:value="0.329977217905129" calcext:value-type="float">
            <text:p>0.3299772179</text:p>
          </table:table-cell>
          <table:table-cell table:formula="of:=[percentages.F48]/100" office:value-type="float" office:value="0.140818848047543" calcext:value-type="float">
            <text:p>0.140818848</text:p>
          </table:table-cell>
          <table:table-cell table:formula="of:=[percentages.G48]/100" office:value-type="float" office:value="0.0953414126512855" calcext:value-type="float">
            <text:p>0.0953414127</text:p>
          </table:table-cell>
          <table:table-cell table:formula="of:=[percentages.H48]/100" office:value-type="float" office:value="0.0794468058663693" calcext:value-type="float">
            <text:p>0.0794468059</text:p>
          </table:table-cell>
          <table:table-cell table:formula="of:=[percentages.I48]/100" office:value-type="float" office:value="0.0791732270437912" calcext:value-type="float">
            <text:p>0.079173227</text:p>
          </table:table-cell>
          <table:table-cell table:formula="of:=[percentages.J48]/100" office:value-type="float" office:value="0.055104746794326" calcext:value-type="float">
            <text:p>0.0551047468</text:p>
          </table:table-cell>
          <table:table-cell table:formula="of:=[percentages.K48]/100" office:value-type="float" office:value="0.0350007384207158" calcext:value-type="float">
            <text:p>0.0350007384</text:p>
          </table:table-cell>
          <table:table-cell table:formula="of:=[percentages.L48]/100" office:value-type="float" office:value="0.0124333101181392" calcext:value-type="float">
            <text:p>0.0124333101</text:p>
          </table:table-cell>
          <table:table-cell table:formula="of:=[percentages.M48]/100" office:value-type="float" office:value="0.0158098699814628" calcext:value-type="float">
            <text:p>0.01580987</text:p>
          </table:table-cell>
          <table:table-cell table:formula="of:=[percentages.N4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Selatan I</text:p>
          </table:table-cell>
          <table:table-cell table:formula="of:=[percentages.B49]/100" office:value-type="float" office:value="0.0487195126844889" calcext:value-type="float">
            <text:p>0.0487195127</text:p>
          </table:table-cell>
          <table:table-cell table:formula="of:=[percentages.C49]/100" office:value-type="float" office:value="0.084984269789167" calcext:value-type="float">
            <text:p>0.0849842698</text:p>
          </table:table-cell>
          <table:table-cell table:formula="of:=[percentages.D49]/100" office:value-type="float" office:value="0.101764833348047" calcext:value-type="float">
            <text:p>0.1017648333</text:p>
          </table:table-cell>
          <table:table-cell table:formula="of:=[percentages.E49]/100" office:value-type="float" office:value="0.0619968940859223" calcext:value-type="float">
            <text:p>0.0619968941</text:p>
          </table:table-cell>
          <table:table-cell table:formula="of:=[percentages.F49]/100" office:value-type="float" office:value="0.309254139212366" calcext:value-type="float">
            <text:p>0.3092541392</text:p>
          </table:table-cell>
          <table:table-cell table:formula="of:=[percentages.G49]/100" office:value-type="float" office:value="0.0906483495317052" calcext:value-type="float">
            <text:p>0.0906483495</text:p>
          </table:table-cell>
          <table:table-cell table:formula="of:=[percentages.H49]/100" office:value-type="float" office:value="0.0584345229974077" calcext:value-type="float">
            <text:p>0.058434523</text:p>
          </table:table-cell>
          <table:table-cell table:formula="of:=[percentages.I49]/100" office:value-type="float" office:value="0.0378458038057479" calcext:value-type="float">
            <text:p>0.0378458038</text:p>
          </table:table-cell>
          <table:table-cell table:formula="of:=[percentages.J49]/100" office:value-type="float" office:value="0.115287999293746" calcext:value-type="float">
            <text:p>0.1152879993</text:p>
          </table:table-cell>
          <table:table-cell table:formula="of:=[percentages.K49]/100" office:value-type="float" office:value="0.0629950802963058" calcext:value-type="float">
            <text:p>0.0629950803</text:p>
          </table:table-cell>
          <table:table-cell table:formula="of:=[percentages.L49]/100" office:value-type="float" office:value="0.0187157406441361" calcext:value-type="float">
            <text:p>0.0187157406</text:p>
          </table:table-cell>
          <table:table-cell table:formula="of:=[percentages.M49]/100" office:value-type="float" office:value="0.00935285431096059" calcext:value-type="float">
            <text:p>0.0093528543</text:p>
          </table:table-cell>
          <table:table-cell table:formula="of:=[percentages.N4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Selatan II</text:p>
          </table:table-cell>
          <table:table-cell table:formula="of:=[percentages.B50]/100" office:value-type="float" office:value="0.0640417632141791" calcext:value-type="float">
            <text:p>0.0640417632</text:p>
          </table:table-cell>
          <table:table-cell table:formula="of:=[percentages.C50]/100" office:value-type="float" office:value="0.140502637545282" calcext:value-type="float">
            <text:p>0.1405026375</text:p>
          </table:table-cell>
          <table:table-cell table:formula="of:=[percentages.D50]/100" office:value-type="float" office:value="0.060238514462213" calcext:value-type="float">
            <text:p>0.0602385145</text:p>
          </table:table-cell>
          <table:table-cell table:formula="of:=[percentages.E50]/100" office:value-type="float" office:value="0.155227000093922" calcext:value-type="float">
            <text:p>0.1552270001</text:p>
          </table:table-cell>
          <table:table-cell table:formula="of:=[percentages.F50]/100" office:value-type="float" office:value="0.211677721332076" calcext:value-type="float">
            <text:p>0.2116777213</text:p>
          </table:table-cell>
          <table:table-cell table:formula="of:=[percentages.G50]/100" office:value-type="float" office:value="0.0975350810761327" calcext:value-type="float">
            <text:p>0.0975350811</text:p>
          </table:table-cell>
          <table:table-cell table:formula="of:=[percentages.H50]/100" office:value-type="float" office:value="0.0509116978135184" calcext:value-type="float">
            <text:p>0.0509116978</text:p>
          </table:table-cell>
          <table:table-cell table:formula="of:=[percentages.I50]/100" office:value-type="float" office:value="0.0420188248329911" calcext:value-type="float">
            <text:p>0.0420188248</text:p>
          </table:table-cell>
          <table:table-cell table:formula="of:=[percentages.J50]/100" office:value-type="float" office:value="0.119081275865718" calcext:value-type="float">
            <text:p>0.1190812759</text:p>
          </table:table-cell>
          <table:table-cell table:formula="of:=[percentages.K50]/100" office:value-type="float" office:value="0.0384200646041067" calcext:value-type="float">
            <text:p>0.0384200646</text:p>
          </table:table-cell>
          <table:table-cell table:formula="of:=[percentages.L50]/100" office:value-type="float" office:value="0.0143593743126748" calcext:value-type="float">
            <text:p>0.0143593743</text:p>
          </table:table-cell>
          <table:table-cell table:formula="of:=[percentages.M50]/100" office:value-type="float" office:value="0.00598604484718644" calcext:value-type="float">
            <text:p>0.0059860448</text:p>
          </table:table-cell>
          <table:table-cell table:formula="of:=[percentages.N5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Tengah</text:p>
          </table:table-cell>
          <table:table-cell table:formula="of:=[percentages.B51]/100" office:value-type="float" office:value="0.0754336822448278" calcext:value-type="float">
            <text:p>0.0754336822</text:p>
          </table:table-cell>
          <table:table-cell table:formula="of:=[percentages.C51]/100" office:value-type="float" office:value="0.0594562386358052" calcext:value-type="float">
            <text:p>0.0594562386</text:p>
          </table:table-cell>
          <table:table-cell table:formula="of:=[percentages.D51]/100" office:value-type="float" office:value="0.0434577339707813" calcext:value-type="float">
            <text:p>0.043457734</text:p>
          </table:table-cell>
          <table:table-cell table:formula="of:=[percentages.E51]/100" office:value-type="float" office:value="0.307755558363696" calcext:value-type="float">
            <text:p>0.3077555584</text:p>
          </table:table-cell>
          <table:table-cell table:formula="of:=[percentages.F51]/100" office:value-type="float" office:value="0.123817070687924" calcext:value-type="float">
            <text:p>0.1238170707</text:p>
          </table:table-cell>
          <table:table-cell table:formula="of:=[percentages.G51]/100" office:value-type="float" office:value="0.105321953342741" calcext:value-type="float">
            <text:p>0.1053219533</text:p>
          </table:table-cell>
          <table:table-cell table:formula="of:=[percentages.H51]/100" office:value-type="float" office:value="0.0662256130522384" calcext:value-type="float">
            <text:p>0.0662256131</text:p>
          </table:table-cell>
          <table:table-cell table:formula="of:=[percentages.I51]/100" office:value-type="float" office:value="0.0739409799007322" calcext:value-type="float">
            <text:p>0.0739409799</text:p>
          </table:table-cell>
          <table:table-cell table:formula="of:=[percentages.J51]/100" office:value-type="float" office:value="0.0699893992684793" calcext:value-type="float">
            <text:p>0.0699893993</text:p>
          </table:table-cell>
          <table:table-cell table:formula="of:=[percentages.K51]/100" office:value-type="float" office:value="0.044702968906861" calcext:value-type="float">
            <text:p>0.0447029689</text:p>
          </table:table-cell>
          <table:table-cell table:formula="of:=[percentages.L51]/100" office:value-type="float" office:value="0.0135413814648666" calcext:value-type="float">
            <text:p>0.0135413815</text:p>
          </table:table-cell>
          <table:table-cell table:formula="of:=[percentages.M51]/100" office:value-type="float" office:value="0.0163574201610469" calcext:value-type="float">
            <text:p>0.0163574202</text:p>
          </table:table-cell>
          <table:table-cell table:formula="of:=[percentages.N5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Timur</text:p>
          </table:table-cell>
          <table:table-cell table:formula="of:=[percentages.B52]/100" office:value-type="float" office:value="0.0651214747900819" calcext:value-type="float">
            <text:p>0.0651214748</text:p>
          </table:table-cell>
          <table:table-cell table:formula="of:=[percentages.C52]/100" office:value-type="float" office:value="0.0467889097155922" calcext:value-type="float">
            <text:p>0.0467889097</text:p>
          </table:table-cell>
          <table:table-cell table:formula="of:=[percentages.D52]/100" office:value-type="float" office:value="0.0804614446194728" calcext:value-type="float">
            <text:p>0.0804614446</text:p>
          </table:table-cell>
          <table:table-cell table:formula="of:=[percentages.E52]/100" office:value-type="float" office:value="0.173802948001016" calcext:value-type="float">
            <text:p>0.173802948</text:p>
          </table:table-cell>
          <table:table-cell table:formula="of:=[percentages.F52]/100" office:value-type="float" office:value="0.201418007505398" calcext:value-type="float">
            <text:p>0.2014180075</text:p>
          </table:table-cell>
          <table:table-cell table:formula="of:=[percentages.G52]/100" office:value-type="float" office:value="0.123702833401633" calcext:value-type="float">
            <text:p>0.1237028334</text:p>
          </table:table-cell>
          <table:table-cell table:formula="of:=[percentages.H52]/100" office:value-type="float" office:value="0.0889532533491545" calcext:value-type="float">
            <text:p>0.0889532533</text:p>
          </table:table-cell>
          <table:table-cell table:formula="of:=[percentages.I52]/100" office:value-type="float" office:value="0.053934551018967" calcext:value-type="float">
            <text:p>0.053934551</text:p>
          </table:table-cell>
          <table:table-cell table:formula="of:=[percentages.J52]/100" office:value-type="float" office:value="0.0730527974537919" calcext:value-type="float">
            <text:p>0.0730527975</text:p>
          </table:table-cell>
          <table:table-cell table:formula="of:=[percentages.K52]/100" office:value-type="float" office:value="0.0548180950257418" calcext:value-type="float">
            <text:p>0.054818095</text:p>
          </table:table-cell>
          <table:table-cell table:formula="of:=[percentages.L52]/100" office:value-type="float" office:value="0.0225673486840532" calcext:value-type="float">
            <text:p>0.0225673487</text:p>
          </table:table-cell>
          <table:table-cell table:formula="of:=[percentages.M52]/100" office:value-type="float" office:value="0.0153783364350973" calcext:value-type="float">
            <text:p>0.0153783364</text:p>
          </table:table-cell>
          <table:table-cell table:formula="of:=[percentages.N5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pulauan Riau</text:p>
          </table:table-cell>
          <table:table-cell table:formula="of:=[percentages.B53]/100" office:value-type="float" office:value="0.116555763094404" calcext:value-type="float">
            <text:p>0.1165557631</text:p>
          </table:table-cell>
          <table:table-cell table:formula="of:=[percentages.C53]/100" office:value-type="float" office:value="0.0352362051521519" calcext:value-type="float">
            <text:p>0.0352362052</text:p>
          </table:table-cell>
          <table:table-cell table:formula="of:=[percentages.D53]/100" office:value-type="float" office:value="0.080374688691727" calcext:value-type="float">
            <text:p>0.0803746887</text:p>
          </table:table-cell>
          <table:table-cell table:formula="of:=[percentages.E53]/100" office:value-type="float" office:value="0.161019340026461" calcext:value-type="float">
            <text:p>0.16101934</text:p>
          </table:table-cell>
          <table:table-cell table:formula="of:=[percentages.F53]/100" office:value-type="float" office:value="0.115955035411316" calcext:value-type="float">
            <text:p>0.1159550354</text:p>
          </table:table-cell>
          <table:table-cell table:formula="of:=[percentages.G53]/100" office:value-type="float" office:value="0.111805879835007" calcext:value-type="float">
            <text:p>0.1118058798</text:p>
          </table:table-cell>
          <table:table-cell table:formula="of:=[percentages.H53]/100" office:value-type="float" office:value="0.0986822904506187" calcext:value-type="float">
            <text:p>0.0986822905</text:p>
          </table:table-cell>
          <table:table-cell table:formula="of:=[percentages.I53]/100" office:value-type="float" office:value="0.144763211144836" calcext:value-type="float">
            <text:p>0.1447632111</text:p>
          </table:table-cell>
          <table:table-cell table:formula="of:=[percentages.J53]/100" office:value-type="float" office:value="0.0459179702700599" calcext:value-type="float">
            <text:p>0.0459179703</text:p>
          </table:table-cell>
          <table:table-cell table:formula="of:=[percentages.K53]/100" office:value-type="float" office:value="0.0616974083586271" calcext:value-type="float">
            <text:p>0.0616974084</text:p>
          </table:table-cell>
          <table:table-cell table:formula="of:=[percentages.L53]/100" office:value-type="float" office:value="0.0144867791267803" calcext:value-type="float">
            <text:p>0.0144867791</text:p>
          </table:table-cell>
          <table:table-cell table:formula="of:=[percentages.M53]/100" office:value-type="float" office:value="0.0135054284380107" calcext:value-type="float">
            <text:p>0.0135054284</text:p>
          </table:table-cell>
          <table:table-cell table:formula="of:=[percentages.N5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pung I</text:p>
          </table:table-cell>
          <table:table-cell table:formula="of:=[percentages.B54]/100" office:value-type="float" office:value="0.0559497444213932" calcext:value-type="float">
            <text:p>0.0559497444</text:p>
          </table:table-cell>
          <table:table-cell table:formula="of:=[percentages.C54]/100" office:value-type="float" office:value="0.0708849976680689" calcext:value-type="float">
            <text:p>0.0708849977</text:p>
          </table:table-cell>
          <table:table-cell table:formula="of:=[percentages.D54]/100" office:value-type="float" office:value="0.088362808008147" calcext:value-type="float">
            <text:p>0.088362808</text:p>
          </table:table-cell>
          <table:table-cell table:formula="of:=[percentages.E54]/100" office:value-type="float" office:value="0.188606273024253" calcext:value-type="float">
            <text:p>0.188606273</text:p>
          </table:table-cell>
          <table:table-cell table:formula="of:=[percentages.F54]/100" office:value-type="float" office:value="0.0945233600351113" calcext:value-type="float">
            <text:p>0.09452336</text:p>
          </table:table-cell>
          <table:table-cell table:formula="of:=[percentages.G54]/100" office:value-type="float" office:value="0.10831988387554" calcext:value-type="float">
            <text:p>0.1083198839</text:p>
          </table:table-cell>
          <table:table-cell table:formula="of:=[percentages.H54]/100" office:value-type="float" office:value="0.113275302230198" calcext:value-type="float">
            <text:p>0.1132753022</text:p>
          </table:table-cell>
          <table:table-cell table:formula="of:=[percentages.I54]/100" office:value-type="float" office:value="0.143404162821185" calcext:value-type="float">
            <text:p>0.1434041628</text:p>
          </table:table-cell>
          <table:table-cell table:formula="of:=[percentages.J54]/100" office:value-type="float" office:value="0.0370878201606464" calcext:value-type="float">
            <text:p>0.0370878202</text:p>
          </table:table-cell>
          <table:table-cell table:formula="of:=[percentages.K54]/100" office:value-type="float" office:value="0.0790662107598775" calcext:value-type="float">
            <text:p>0.0790662108</text:p>
          </table:table-cell>
          <table:table-cell table:formula="of:=[percentages.L54]/100" office:value-type="float" office:value="0.0135604774259216" calcext:value-type="float">
            <text:p>0.0135604774</text:p>
          </table:table-cell>
          <table:table-cell table:formula="of:=[percentages.M54]/100" office:value-type="float" office:value="0.00695895956965885" calcext:value-type="float">
            <text:p>0.0069589596</text:p>
          </table:table-cell>
          <table:table-cell table:formula="of:=[percentages.N5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pung II</text:p>
          </table:table-cell>
          <table:table-cell table:formula="of:=[percentages.B55]/100" office:value-type="float" office:value="0.0922054511605305" calcext:value-type="float">
            <text:p>0.0922054512</text:p>
          </table:table-cell>
          <table:table-cell table:formula="of:=[percentages.C55]/100" office:value-type="float" office:value="0.0924662497953716" calcext:value-type="float">
            <text:p>0.0924662498</text:p>
          </table:table-cell>
          <table:table-cell table:formula="of:=[percentages.D55]/100" office:value-type="float" office:value="0.0856714134207165" calcext:value-type="float">
            <text:p>0.0856714134</text:p>
          </table:table-cell>
          <table:table-cell table:formula="of:=[percentages.E55]/100" office:value-type="float" office:value="0.163135643902917" calcext:value-type="float">
            <text:p>0.1631356439</text:p>
          </table:table-cell>
          <table:table-cell table:formula="of:=[percentages.F55]/100" office:value-type="float" office:value="0.132329977818044" calcext:value-type="float">
            <text:p>0.1323299778</text:p>
          </table:table-cell>
          <table:table-cell table:formula="of:=[percentages.G55]/100" office:value-type="float" office:value="0.154718790119484" calcext:value-type="float">
            <text:p>0.1547187901</text:p>
          </table:table-cell>
          <table:table-cell table:formula="of:=[percentages.H55]/100" office:value-type="float" office:value="0.118411961463718" calcext:value-type="float">
            <text:p>0.1184119615</text:p>
          </table:table-cell>
          <table:table-cell table:formula="of:=[percentages.I55]/100" office:value-type="float" office:value="0.068032794959269" calcext:value-type="float">
            <text:p>0.068032795</text:p>
          </table:table-cell>
          <table:table-cell table:formula="of:=[percentages.J55]/100" office:value-type="float" office:value="0.0359372075689768" calcext:value-type="float">
            <text:p>0.0359372076</text:p>
          </table:table-cell>
          <table:table-cell table:formula="of:=[percentages.K55]/100" office:value-type="float" office:value="0.0374260112865769" calcext:value-type="float">
            <text:p>0.0374260113</text:p>
          </table:table-cell>
          <table:table-cell table:formula="of:=[percentages.L55]/100" office:value-type="float" office:value="0.00907307193117167" calcext:value-type="float">
            <text:p>0.0090730719</text:p>
          </table:table-cell>
          <table:table-cell table:formula="of:=[percentages.M55]/100" office:value-type="float" office:value="0.0105914265732232" calcext:value-type="float">
            <text:p>0.0105914266</text:p>
          </table:table-cell>
          <table:table-cell table:formula="of:=[percentages.N5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uku</text:p>
          </table:table-cell>
          <table:table-cell table:formula="of:=[percentages.B56]/100" office:value-type="float" office:value="0.115861746202571" calcext:value-type="float">
            <text:p>0.1158617462</text:p>
          </table:table-cell>
          <table:table-cell table:formula="of:=[percentages.C56]/100" office:value-type="float" office:value="0.122171204027011" calcext:value-type="float">
            <text:p>0.122171204</text:p>
          </table:table-cell>
          <table:table-cell table:formula="of:=[percentages.D56]/100" office:value-type="float" office:value="0.0534087894597223" calcext:value-type="float">
            <text:p>0.0534087895</text:p>
          </table:table-cell>
          <table:table-cell table:formula="of:=[percentages.E56]/100" office:value-type="float" office:value="0.207832527082898" calcext:value-type="float">
            <text:p>0.2078325271</text:p>
          </table:table-cell>
          <table:table-cell table:formula="of:=[percentages.F56]/100" office:value-type="float" office:value="0.175285602444848" calcext:value-type="float">
            <text:p>0.1752856024</text:p>
          </table:table-cell>
          <table:table-cell table:formula="of:=[percentages.G56]/100" office:value-type="float" office:value="0.141042424660695" calcext:value-type="float">
            <text:p>0.1410424247</text:p>
          </table:table-cell>
          <table:table-cell table:formula="of:=[percentages.H56]/100" office:value-type="float" office:value="0.0717289704509036" calcext:value-type="float">
            <text:p>0.0717289705</text:p>
          </table:table-cell>
          <table:table-cell table:formula="of:=[percentages.I56]/100" office:value-type="float" office:value="0.0285473042191736" calcext:value-type="float">
            <text:p>0.0285473042</text:p>
          </table:table-cell>
          <table:table-cell table:formula="of:=[percentages.J56]/100" office:value-type="float" office:value="0.0298726030853907" calcext:value-type="float">
            <text:p>0.0298726031</text:p>
          </table:table-cell>
          <table:table-cell table:formula="of:=[percentages.K56]/100" office:value-type="float" office:value="0.0292450002048875" calcext:value-type="float">
            <text:p>0.0292450002</text:p>
          </table:table-cell>
          <table:table-cell table:formula="of:=[percentages.L56]/100" office:value-type="float" office:value="0.00932346134850508" calcext:value-type="float">
            <text:p>0.0093234613</text:p>
          </table:table-cell>
          <table:table-cell table:formula="of:=[percentages.M56]/100" office:value-type="float" office:value="0.0156803668133949" calcext:value-type="float">
            <text:p>0.0156803668</text:p>
          </table:table-cell>
          <table:table-cell table:formula="of:=[percentages.N5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uku Utara</text:p>
          </table:table-cell>
          <table:table-cell table:formula="of:=[percentages.B57]/100" office:value-type="float" office:value="0.10413051964088" calcext:value-type="float">
            <text:p>0.1041305196</text:p>
          </table:table-cell>
          <table:table-cell table:formula="of:=[percentages.C57]/100" office:value-type="float" office:value="0.0360952449234838" calcext:value-type="float">
            <text:p>0.0360952449</text:p>
          </table:table-cell>
          <table:table-cell table:formula="of:=[percentages.D57]/100" office:value-type="float" office:value="0.114327366584614" calcext:value-type="float">
            <text:p>0.1143273666</text:p>
          </table:table-cell>
          <table:table-cell table:formula="of:=[percentages.E57]/100" office:value-type="float" office:value="0.195180396561751" calcext:value-type="float">
            <text:p>0.1951803966</text:p>
          </table:table-cell>
          <table:table-cell table:formula="of:=[percentages.F57]/100" office:value-type="float" office:value="0.136084888750807" calcext:value-type="float">
            <text:p>0.1360848888</text:p>
          </table:table-cell>
          <table:table-cell table:formula="of:=[percentages.G57]/100" office:value-type="float" office:value="0.0726429749300958" calcext:value-type="float">
            <text:p>0.0726429749</text:p>
          </table:table-cell>
          <table:table-cell table:formula="of:=[percentages.H57]/100" office:value-type="float" office:value="0.0805981088035434" calcext:value-type="float">
            <text:p>0.0805981088</text:p>
          </table:table-cell>
          <table:table-cell table:formula="of:=[percentages.I57]/100" office:value-type="float" office:value="0.122838547267962" calcext:value-type="float">
            <text:p>0.1228385473</text:p>
          </table:table-cell>
          <table:table-cell table:formula="of:=[percentages.J57]/100" office:value-type="float" office:value="0.0318651466991691" calcext:value-type="float">
            <text:p>0.0318651467</text:p>
          </table:table-cell>
          <table:table-cell table:formula="of:=[percentages.K57]/100" office:value-type="float" office:value="0.0371945924846052" calcext:value-type="float">
            <text:p>0.0371945925</text:p>
          </table:table-cell>
          <table:table-cell table:formula="of:=[percentages.L57]/100" office:value-type="float" office:value="0.0480845063690462" calcext:value-type="float">
            <text:p>0.0480845064</text:p>
          </table:table-cell>
          <table:table-cell table:formula="of:=[percentages.M57]/100" office:value-type="float" office:value="0.0209577069840435" calcext:value-type="float">
            <text:p>0.020957707</text:p>
          </table:table-cell>
          <table:table-cell table:formula="of:=[percentages.N57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a Tenggara Barat</text:p>
          </table:table-cell>
          <table:table-cell table:formula="of:=[percentages.B58]/100" office:value-type="float" office:value="0.0642411219284316" calcext:value-type="float">
            <text:p>0.0642411219</text:p>
          </table:table-cell>
          <table:table-cell table:formula="of:=[percentages.C58]/100" office:value-type="float" office:value="0.0755734015782041" calcext:value-type="float">
            <text:p>0.0755734016</text:p>
          </table:table-cell>
          <table:table-cell table:formula="of:=[percentages.D58]/100" office:value-type="float" office:value="0.105231567895232" calcext:value-type="float">
            <text:p>0.1052315679</text:p>
          </table:table-cell>
          <table:table-cell table:formula="of:=[percentages.E58]/100" office:value-type="float" office:value="0.0785781821181361" calcext:value-type="float">
            <text:p>0.0785781821</text:p>
          </table:table-cell>
          <table:table-cell table:formula="of:=[percentages.F58]/100" office:value-type="float" office:value="0.138148609175006" calcext:value-type="float">
            <text:p>0.1381486092</text:p>
          </table:table-cell>
          <table:table-cell table:formula="of:=[percentages.G58]/100" office:value-type="float" office:value="0.10927345160952" calcext:value-type="float">
            <text:p>0.1092734516</text:p>
          </table:table-cell>
          <table:table-cell table:formula="of:=[percentages.H58]/100" office:value-type="float" office:value="0.132109617909139" calcext:value-type="float">
            <text:p>0.1321096179</text:p>
          </table:table-cell>
          <table:table-cell table:formula="of:=[percentages.I58]/100" office:value-type="float" office:value="0.0812745674695304" calcext:value-type="float">
            <text:p>0.0812745675</text:p>
          </table:table-cell>
          <table:table-cell table:formula="of:=[percentages.J58]/100" office:value-type="float" office:value="0.0714701704339377" calcext:value-type="float">
            <text:p>0.0714701704</text:p>
          </table:table-cell>
          <table:table-cell table:formula="of:=[percentages.K58]/100" office:value-type="float" office:value="0.0921910939283039" calcext:value-type="float">
            <text:p>0.0921910939</text:p>
          </table:table-cell>
          <table:table-cell table:formula="of:=[percentages.L58]/100" office:value-type="float" office:value="0.0347226453675022" calcext:value-type="float">
            <text:p>0.0347226454</text:p>
          </table:table-cell>
          <table:table-cell table:formula="of:=[percentages.M58]/100" office:value-type="float" office:value="0.0171855705870576" calcext:value-type="float">
            <text:p>0.0171855706</text:p>
          </table:table-cell>
          <table:table-cell table:formula="of:=[percentages.N5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a Tenggara Timur I</text:p>
          </table:table-cell>
          <table:table-cell table:formula="of:=[percentages.B59]/100" office:value-type="float" office:value="0.077214681668671" calcext:value-type="float">
            <text:p>0.0772146817</text:p>
          </table:table-cell>
          <table:table-cell table:formula="of:=[percentages.C59]/100" office:value-type="float" office:value="0.0707217840720082" calcext:value-type="float">
            <text:p>0.0707217841</text:p>
          </table:table-cell>
          <table:table-cell table:formula="of:=[percentages.D59]/100" office:value-type="float" office:value="0.0398395529623618" calcext:value-type="float">
            <text:p>0.039839553</text:p>
          </table:table-cell>
          <table:table-cell table:formula="of:=[percentages.E59]/100" office:value-type="float" office:value="0.165562515988715" calcext:value-type="float">
            <text:p>0.165562516</text:p>
          </table:table-cell>
          <table:table-cell table:formula="of:=[percentages.F59]/100" office:value-type="float" office:value="0.199234180390029" calcext:value-type="float">
            <text:p>0.1992341804</text:p>
          </table:table-cell>
          <table:table-cell table:formula="of:=[percentages.G59]/100" office:value-type="float" office:value="0.104612852332099" calcext:value-type="float">
            <text:p>0.1046128523</text:p>
          </table:table-cell>
          <table:table-cell table:formula="of:=[percentages.H59]/100" office:value-type="float" office:value="0.104981560061579" calcext:value-type="float">
            <text:p>0.1049815601</text:p>
          </table:table-cell>
          <table:table-cell table:formula="of:=[percentages.I59]/100" office:value-type="float" office:value="0.134098546017001" calcext:value-type="float">
            <text:p>0.134098546</text:p>
          </table:table-cell>
          <table:table-cell table:formula="of:=[percentages.J59]/100" office:value-type="float" office:value="0.0196416525025241" calcext:value-type="float">
            <text:p>0.0196416525</text:p>
          </table:table-cell>
          <table:table-cell table:formula="of:=[percentages.K59]/100" office:value-type="float" office:value="0.0420153837610191" calcext:value-type="float">
            <text:p>0.0420153838</text:p>
          </table:table-cell>
          <table:table-cell table:formula="of:=[percentages.L59]/100" office:value-type="float" office:value="0.0174257645678245" calcext:value-type="float">
            <text:p>0.0174257646</text:p>
          </table:table-cell>
          <table:table-cell table:formula="of:=[percentages.M59]/100" office:value-type="float" office:value="0.024651525676169" calcext:value-type="float">
            <text:p>0.0246515257</text:p>
          </table:table-cell>
          <table:table-cell table:formula="of:=[percentages.N59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a Tenggara Timur II</text:p>
          </table:table-cell>
          <table:table-cell table:formula="of:=[percentages.B60]/100" office:value-type="float" office:value="0.14812171269883" calcext:value-type="float">
            <text:p>0.1481217127</text:p>
          </table:table-cell>
          <table:table-cell table:formula="of:=[percentages.C60]/100" office:value-type="float" office:value="0.0423655041257868" calcext:value-type="float">
            <text:p>0.0423655041</text:p>
          </table:table-cell>
          <table:table-cell table:formula="of:=[percentages.D60]/100" office:value-type="float" office:value="0.014512265960071" calcext:value-type="float">
            <text:p>0.014512266</text:p>
          </table:table-cell>
          <table:table-cell table:formula="of:=[percentages.E60]/100" office:value-type="float" office:value="0.17661868499996" calcext:value-type="float">
            <text:p>0.176618685</text:p>
          </table:table-cell>
          <table:table-cell table:formula="of:=[percentages.F60]/100" office:value-type="float" office:value="0.185681092995313" calcext:value-type="float">
            <text:p>0.185681093</text:p>
          </table:table-cell>
          <table:table-cell table:formula="of:=[percentages.G60]/100" office:value-type="float" office:value="0.0947053066291089" calcext:value-type="float">
            <text:p>0.0947053066</text:p>
          </table:table-cell>
          <table:table-cell table:formula="of:=[percentages.H60]/100" office:value-type="float" office:value="0.159696195682446" calcext:value-type="float">
            <text:p>0.1596961957</text:p>
          </table:table-cell>
          <table:table-cell table:formula="of:=[percentages.I60]/100" office:value-type="float" office:value="0.0466345197456892" calcext:value-type="float">
            <text:p>0.0466345197</text:p>
          </table:table-cell>
          <table:table-cell table:formula="of:=[percentages.J60]/100" office:value-type="float" office:value="0.00692272803227424" calcext:value-type="float">
            <text:p>0.006922728</text:p>
          </table:table-cell>
          <table:table-cell table:formula="of:=[percentages.K60]/100" office:value-type="float" office:value="0.0812457727594631" calcext:value-type="float">
            <text:p>0.0812457728</text:p>
          </table:table-cell>
          <table:table-cell table:formula="of:=[percentages.L60]/100" office:value-type="float" office:value="0.0173211429662696" calcext:value-type="float">
            <text:p>0.017321143</text:p>
          </table:table-cell>
          <table:table-cell table:formula="of:=[percentages.M60]/100" office:value-type="float" office:value="0.0261750734047886" calcext:value-type="float">
            <text:p>0.0261750734</text:p>
          </table:table-cell>
          <table:table-cell table:formula="of:=[percentages.N6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ua</text:p>
          </table:table-cell>
          <table:table-cell table:formula="of:=[percentages.B61]/100" office:value-type="float" office:value="0.10062363327124" calcext:value-type="float">
            <text:p>0.1006236333</text:p>
          </table:table-cell>
          <table:table-cell table:formula="of:=[percentages.C61]/100" office:value-type="float" office:value="0.0849639588564024" calcext:value-type="float">
            <text:p>0.0849639589</text:p>
          </table:table-cell>
          <table:table-cell table:formula="of:=[percentages.D61]/100" office:value-type="float" office:value="0.0538771226478767" calcext:value-type="float">
            <text:p>0.0538771226</text:p>
          </table:table-cell>
          <table:table-cell table:formula="of:=[percentages.E61]/100" office:value-type="float" office:value="0.165894211819335" calcext:value-type="float">
            <text:p>0.1658942118</text:p>
          </table:table-cell>
          <table:table-cell table:formula="of:=[percentages.F61]/100" office:value-type="float" office:value="0.0869870548851273" calcext:value-type="float">
            <text:p>0.0869870549</text:p>
          </table:table-cell>
          <table:table-cell table:formula="of:=[percentages.G61]/100" office:value-type="float" office:value="0.102385194784158" calcext:value-type="float">
            <text:p>0.1023851948</text:p>
          </table:table-cell>
          <table:table-cell table:formula="of:=[percentages.H61]/100" office:value-type="float" office:value="0.236275343538241" calcext:value-type="float">
            <text:p>0.2362753435</text:p>
          </table:table-cell>
          <table:table-cell table:formula="of:=[percentages.I61]/100" office:value-type="float" office:value="0.0651794632974272" calcext:value-type="float">
            <text:p>0.0651794633</text:p>
          </table:table-cell>
          <table:table-cell table:formula="of:=[percentages.J61]/100" office:value-type="float" office:value="0.0356922059339651" calcext:value-type="float">
            <text:p>0.0356922059</text:p>
          </table:table-cell>
          <table:table-cell table:formula="of:=[percentages.K61]/100" office:value-type="float" office:value="0.0456443535541697" calcext:value-type="float">
            <text:p>0.0456443536</text:p>
          </table:table-cell>
          <table:table-cell table:formula="of:=[percentages.L61]/100" office:value-type="float" office:value="0.00548885019302935" calcext:value-type="float">
            <text:p>0.0054888502</text:p>
          </table:table-cell>
          <table:table-cell table:formula="of:=[percentages.M61]/100" office:value-type="float" office:value="0.0169886072190276" calcext:value-type="float">
            <text:p>0.0169886072</text:p>
          </table:table-cell>
          <table:table-cell table:formula="of:=[percentages.N6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ua Barat</text:p>
          </table:table-cell>
          <table:table-cell table:formula="of:=[percentages.B62]/100" office:value-type="float" office:value="0.0477598152424942" calcext:value-type="float">
            <text:p>0.0477598152</text:p>
          </table:table-cell>
          <table:table-cell table:formula="of:=[percentages.C62]/100" office:value-type="float" office:value="0.0316771972634973" calcext:value-type="float">
            <text:p>0.0316771973</text:p>
          </table:table-cell>
          <table:table-cell table:formula="of:=[percentages.D62]/100" office:value-type="float" office:value="0.0243339579066626" calcext:value-type="float">
            <text:p>0.0243339579</text:p>
          </table:table-cell>
          <table:table-cell table:formula="of:=[percentages.E62]/100" office:value-type="float" office:value="0.155708745479106" calcext:value-type="float">
            <text:p>0.1557087455</text:p>
          </table:table-cell>
          <table:table-cell table:formula="of:=[percentages.F62]/100" office:value-type="float" office:value="0.279301058869668" calcext:value-type="float">
            <text:p>0.2793010589</text:p>
          </table:table-cell>
          <table:table-cell table:formula="of:=[percentages.G62]/100" office:value-type="float" office:value="0.0525948843086845" calcext:value-type="float">
            <text:p>0.0525948843</text:p>
          </table:table-cell>
          <table:table-cell table:formula="of:=[percentages.H62]/100" office:value-type="float" office:value="0.250762996208985" calcext:value-type="float">
            <text:p>0.2507629962</text:p>
          </table:table-cell>
          <table:table-cell table:formula="of:=[percentages.I62]/100" office:value-type="float" office:value="0.0788565950586082" calcext:value-type="float">
            <text:p>0.0788565951</text:p>
          </table:table-cell>
          <table:table-cell table:formula="of:=[percentages.J62]/100" office:value-type="float" office:value="0.0197394221970456" calcext:value-type="float">
            <text:p>0.0197394222</text:p>
          </table:table-cell>
          <table:table-cell table:formula="of:=[percentages.K62]/100" office:value-type="float" office:value="0.0303804087324066" calcext:value-type="float">
            <text:p>0.0303804087</text:p>
          </table:table-cell>
          <table:table-cell table:formula="of:=[percentages.L62]/100" office:value-type="float" office:value="0.0101302889014772" calcext:value-type="float">
            <text:p>0.0101302889</text:p>
          </table:table-cell>
          <table:table-cell table:formula="of:=[percentages.M62]/100" office:value-type="float" office:value="0.0187546298313652" calcext:value-type="float">
            <text:p>0.0187546298</text:p>
          </table:table-cell>
          <table:table-cell table:formula="of:=[percentages.N6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au I</text:p>
          </table:table-cell>
          <table:table-cell table:formula="of:=[percentages.B63]/100" office:value-type="float" office:value="0.0684131184840198" calcext:value-type="float">
            <text:p>0.0684131185</text:p>
          </table:table-cell>
          <table:table-cell table:formula="of:=[percentages.C63]/100" office:value-type="float" office:value="0.0770728294308665" calcext:value-type="float">
            <text:p>0.0770728294</text:p>
          </table:table-cell>
          <table:table-cell table:formula="of:=[percentages.D63]/100" office:value-type="float" office:value="0.0818576685609298" calcext:value-type="float">
            <text:p>0.0818576686</text:p>
          </table:table-cell>
          <table:table-cell table:formula="of:=[percentages.E63]/100" office:value-type="float" office:value="0.161329259955563" calcext:value-type="float">
            <text:p>0.16132926</text:p>
          </table:table-cell>
          <table:table-cell table:formula="of:=[percentages.F63]/100" office:value-type="float" office:value="0.155073651939839" calcext:value-type="float">
            <text:p>0.1550736519</text:p>
          </table:table-cell>
          <table:table-cell table:formula="of:=[percentages.G63]/100" office:value-type="float" office:value="0.0969732737993505" calcext:value-type="float">
            <text:p>0.0969732738</text:p>
          </table:table-cell>
          <table:table-cell table:formula="of:=[percentages.H63]/100" office:value-type="float" office:value="0.0940384122372244" calcext:value-type="float">
            <text:p>0.0940384122</text:p>
          </table:table-cell>
          <table:table-cell table:formula="of:=[percentages.I63]/100" office:value-type="float" office:value="0.129153937361135" calcext:value-type="float">
            <text:p>0.1291539374</text:p>
          </table:table-cell>
          <table:table-cell table:formula="of:=[percentages.J63]/100" office:value-type="float" office:value="0.0605338563920697" calcext:value-type="float">
            <text:p>0.0605338564</text:p>
          </table:table-cell>
          <table:table-cell table:formula="of:=[percentages.K63]/100" office:value-type="float" office:value="0.0406908274226628" calcext:value-type="float">
            <text:p>0.0406908274</text:p>
          </table:table-cell>
          <table:table-cell table:formula="of:=[percentages.L63]/100" office:value-type="float" office:value="0.0252828042215006" calcext:value-type="float">
            <text:p>0.0252828042</text:p>
          </table:table-cell>
          <table:table-cell table:formula="of:=[percentages.M63]/100" office:value-type="float" office:value="0.00958036019483849" calcext:value-type="float">
            <text:p>0.0095803602</text:p>
          </table:table-cell>
          <table:table-cell table:formula="of:=[percentages.N6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au II</text:p>
          </table:table-cell>
          <table:table-cell table:formula="of:=[percentages.B64]/100" office:value-type="float" office:value="0.0540872892608813" calcext:value-type="float">
            <text:p>0.0540872893</text:p>
          </table:table-cell>
          <table:table-cell table:formula="of:=[percentages.C64]/100" office:value-type="float" office:value="0.0865297637537249" calcext:value-type="float">
            <text:p>0.0865297638</text:p>
          </table:table-cell>
          <table:table-cell table:formula="of:=[percentages.D64]/100" office:value-type="float" office:value="0.0575101465402772" calcext:value-type="float">
            <text:p>0.0575101465</text:p>
          </table:table-cell>
          <table:table-cell table:formula="of:=[percentages.E64]/100" office:value-type="float" office:value="0.11336049317818" calcext:value-type="float">
            <text:p>0.1133604932</text:p>
          </table:table-cell>
          <table:table-cell table:formula="of:=[percentages.F64]/100" office:value-type="float" office:value="0.266854862659025" calcext:value-type="float">
            <text:p>0.2668548627</text:p>
          </table:table-cell>
          <table:table-cell table:formula="of:=[percentages.G64]/100" office:value-type="float" office:value="0.0979853698665674" calcext:value-type="float">
            <text:p>0.0979853699</text:p>
          </table:table-cell>
          <table:table-cell table:formula="of:=[percentages.H64]/100" office:value-type="float" office:value="0.102701078997942" calcext:value-type="float">
            <text:p>0.102701079</text:p>
          </table:table-cell>
          <table:table-cell table:formula="of:=[percentages.I64]/100" office:value-type="float" office:value="0.0625313612577955" calcext:value-type="float">
            <text:p>0.0625313613</text:p>
          </table:table-cell>
          <table:table-cell table:formula="of:=[percentages.J64]/100" office:value-type="float" office:value="0.0823755704762132" calcext:value-type="float">
            <text:p>0.0823755705</text:p>
          </table:table-cell>
          <table:table-cell table:formula="of:=[percentages.K64]/100" office:value-type="float" office:value="0.0441677447543496" calcext:value-type="float">
            <text:p>0.0441677448</text:p>
          </table:table-cell>
          <table:table-cell table:formula="of:=[percentages.L64]/100" office:value-type="float" office:value="0.0208213150735432" calcext:value-type="float">
            <text:p>0.0208213151</text:p>
          </table:table-cell>
          <table:table-cell table:formula="of:=[percentages.M64]/100" office:value-type="float" office:value="0.011075004181501" calcext:value-type="float">
            <text:p>0.0110750042</text:p>
          </table:table-cell>
          <table:table-cell table:formula="of:=[percentages.N6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awesi Barat</text:p>
          </table:table-cell>
          <table:table-cell table:formula="of:=[percentages.B65]/100" office:value-type="float" office:value="0.050892015649291" calcext:value-type="float">
            <text:p>0.0508920156</text:p>
          </table:table-cell>
          <table:table-cell table:formula="of:=[percentages.C65]/100" office:value-type="float" office:value="0.0760130067306498" calcext:value-type="float">
            <text:p>0.0760130067</text:p>
          </table:table-cell>
          <table:table-cell table:formula="of:=[percentages.D65]/100" office:value-type="float" office:value="0.0322152959394878" calcext:value-type="float">
            <text:p>0.0322152959</text:p>
          </table:table-cell>
          <table:table-cell table:formula="of:=[percentages.E65]/100" office:value-type="float" office:value="0.0631517381198425" calcext:value-type="float">
            <text:p>0.0631517381</text:p>
          </table:table-cell>
          <table:table-cell table:formula="of:=[percentages.F65]/100" office:value-type="float" office:value="0.186445968428677" calcext:value-type="float">
            <text:p>0.1864459684</text:p>
          </table:table-cell>
          <table:table-cell table:formula="of:=[percentages.G65]/100" office:value-type="float" office:value="0.149191018931278" calcext:value-type="float">
            <text:p>0.1491910189</text:p>
          </table:table-cell>
          <table:table-cell table:formula="of:=[percentages.H65]/100" office:value-type="float" office:value="0.181526018006988" calcext:value-type="float">
            <text:p>0.181526018</text:p>
          </table:table-cell>
          <table:table-cell table:formula="of:=[percentages.I65]/100" office:value-type="float" office:value="0.142396729528491" calcext:value-type="float">
            <text:p>0.1423967295</text:p>
          </table:table-cell>
          <table:table-cell table:formula="of:=[percentages.J65]/100" office:value-type="float" office:value="0.0539709621404739" calcext:value-type="float">
            <text:p>0.0539709621</text:p>
          </table:table-cell>
          <table:table-cell table:formula="of:=[percentages.K65]/100" office:value-type="float" office:value="0.0337184036753409" calcext:value-type="float">
            <text:p>0.0337184037</text:p>
          </table:table-cell>
          <table:table-cell table:formula="of:=[percentages.L65]/100" office:value-type="float" office:value="0.00953382446974541" calcext:value-type="float">
            <text:p>0.0095338245</text:p>
          </table:table-cell>
          <table:table-cell table:formula="of:=[percentages.M65]/100" office:value-type="float" office:value="0.0209450183797347" calcext:value-type="float">
            <text:p>0.0209450184</text:p>
          </table:table-cell>
          <table:table-cell table:formula="of:=[percentages.N6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awesi Selatan I</text:p>
          </table:table-cell>
          <table:table-cell table:formula="of:=[percentages.B66]/100" office:value-type="float" office:value="0.0681529441851896" calcext:value-type="float">
            <text:p>0.0681529442</text:p>
          </table:table-cell>
          <table:table-cell table:formula="of:=[percentages.C66]/100" office:value-type="float" office:value="0.0319291404623689" calcext:value-type="float">
            <text:p>0.0319291405</text:p>
          </table:table-cell>
          <table:table-cell table:formula="of:=[percentages.D66]/100" office:value-type="float" office:value="0.101138047952834" calcext:value-type="float">
            <text:p>0.101138048</text:p>
          </table:table-cell>
          <table:table-cell table:formula="of:=[percentages.E66]/100" office:value-type="float" office:value="0.0709069734826715" calcext:value-type="float">
            <text:p>0.0709069735</text:p>
          </table:table-cell>
          <table:table-cell table:formula="of:=[percentages.F66]/100" office:value-type="float" office:value="0.141130595711799" calcext:value-type="float">
            <text:p>0.1411305957</text:p>
          </table:table-cell>
          <table:table-cell table:formula="of:=[percentages.G66]/100" office:value-type="float" office:value="0.127086146256418" calcext:value-type="float">
            <text:p>0.1270861463</text:p>
          </table:table-cell>
          <table:table-cell table:formula="of:=[percentages.H66]/100" office:value-type="float" office:value="0.137255980354683" calcext:value-type="float">
            <text:p>0.1372559804</text:p>
          </table:table-cell>
          <table:table-cell table:formula="of:=[percentages.I66]/100" office:value-type="float" office:value="0.112722020409791" calcext:value-type="float">
            <text:p>0.1127220204</text:p>
          </table:table-cell>
          <table:table-cell table:formula="of:=[percentages.J66]/100" office:value-type="float" office:value="0.0846221218812646" calcext:value-type="float">
            <text:p>0.0846221219</text:p>
          </table:table-cell>
          <table:table-cell table:formula="of:=[percentages.K66]/100" office:value-type="float" office:value="0.0780464128871522" calcext:value-type="float">
            <text:p>0.0780464129</text:p>
          </table:table-cell>
          <table:table-cell table:formula="of:=[percentages.L66]/100" office:value-type="float" office:value="0.0105623829571922" calcext:value-type="float">
            <text:p>0.010562383</text:p>
          </table:table-cell>
          <table:table-cell table:formula="of:=[percentages.M66]/100" office:value-type="float" office:value="0.0364472334586373" calcext:value-type="float">
            <text:p>0.0364472335</text:p>
          </table:table-cell>
          <table:table-cell table:formula="of:=[percentages.N66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lawesi Selatan II</text:p>
          </table:table-cell>
          <table:table-cell table:formula="of:=[percentages.B67]/100" office:value-type="float" office:value="0.0697610404485456" calcext:value-type="float">
            <text:p>0.0697610404</text:p>
          </table:table-cell>
          <table:table-cell table:formula="of:=[percentages.C67]/100" office:value-type="float" office:value="0.0432695061009967" calcext:value-type="float">
            <text:p>0.0432695061</text:p>
          </table:table-cell>
          <table:table-cell table:formula="of:=[percentages.D67]/100" office:value-type="float" office:value="0.0659486487901153" calcext:value-type="float">
            <text:p>0.0659486488</text:p>
          </table:table-cell>
          <table:table-cell table:formula="of:=[percentages.E67]/100" office:value-type="float" office:value="0.0691310813681751" calcext:value-type="float">
            <text:p>0.0691310814</text:p>
          </table:table-cell>
          <table:table-cell table:formula="of:=[percentages.F67]/100" office:value-type="float" office:value="0.230285452132655" calcext:value-type="float">
            <text:p>0.2302854521</text:p>
          </table:table-cell>
          <table:table-cell table:formula="of:=[percentages.G67]/100" office:value-type="float" office:value="0.166924992995323" calcext:value-type="float">
            <text:p>0.166924993</text:p>
          </table:table-cell>
          <table:table-cell table:formula="of:=[percentages.H67]/100" office:value-type="float" office:value="0.111303239393688" calcext:value-type="float">
            <text:p>0.1113032394</text:p>
          </table:table-cell>
          <table:table-cell table:formula="of:=[percentages.I67]/100" office:value-type="float" office:value="0.0836718670620076" calcext:value-type="float">
            <text:p>0.0836718671</text:p>
          </table:table-cell>
          <table:table-cell table:formula="of:=[percentages.J67]/100" office:value-type="float" office:value="0.0845610761647007" calcext:value-type="float">
            <text:p>0.0845610762</text:p>
          </table:table-cell>
          <table:table-cell table:formula="of:=[percentages.K67]/100" office:value-type="float" office:value="0.0555275368476798" calcext:value-type="float">
            <text:p>0.0555275368</text:p>
          </table:table-cell>
          <table:table-cell table:formula="of:=[percentages.L67]/100" office:value-type="float" office:value="0.0139680956207683" calcext:value-type="float">
            <text:p>0.0139680956</text:p>
          </table:table-cell>
          <table:table-cell table:formula="of:=[percentages.M67]/100" office:value-type="float" office:value="0.00564746307534569" calcext:value-type="float">
            <text:p>0.0056474631</text:p>
          </table:table-cell>
          <table:table-cell table:formula="of:=[percentages.N67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lawesi Selatan III</text:p>
          </table:table-cell>
          <table:table-cell table:formula="of:=[percentages.B68]/100" office:value-type="float" office:value="0.0784518433920163" calcext:value-type="float">
            <text:p>0.0784518434</text:p>
          </table:table-cell>
          <table:table-cell table:formula="of:=[percentages.C68]/100" office:value-type="float" office:value="0.0393164430537682" calcext:value-type="float">
            <text:p>0.0393164431</text:p>
          </table:table-cell>
          <table:table-cell table:formula="of:=[percentages.D68]/100" office:value-type="float" office:value="0.0639352349859013" calcext:value-type="float">
            <text:p>0.063935235</text:p>
          </table:table-cell>
          <table:table-cell table:formula="of:=[percentages.E68]/100" office:value-type="float" office:value="0.0740095077599434" calcext:value-type="float">
            <text:p>0.0740095078</text:p>
          </table:table-cell>
          <table:table-cell table:formula="of:=[percentages.F68]/100" office:value-type="float" office:value="0.23051942663772" calcext:value-type="float">
            <text:p>0.2305194266</text:p>
          </table:table-cell>
          <table:table-cell table:formula="of:=[percentages.G68]/100" office:value-type="float" office:value="0.15413599627052" calcext:value-type="float">
            <text:p>0.1541359963</text:p>
          </table:table-cell>
          <table:table-cell table:formula="of:=[percentages.H68]/100" office:value-type="float" office:value="0.0826052650239052" calcext:value-type="float">
            <text:p>0.082605265</text:p>
          </table:table-cell>
          <table:table-cell table:formula="of:=[percentages.I68]/100" office:value-type="float" office:value="0.0807442967772888" calcext:value-type="float">
            <text:p>0.0807442968</text:p>
          </table:table-cell>
          <table:table-cell table:formula="of:=[percentages.J68]/100" office:value-type="float" office:value="0.096083140849724" calcext:value-type="float">
            <text:p>0.0960831408</text:p>
          </table:table-cell>
          <table:table-cell table:formula="of:=[percentages.K68]/100" office:value-type="float" office:value="0.062630218744861" calcext:value-type="float">
            <text:p>0.0626302187</text:p>
          </table:table-cell>
          <table:table-cell table:formula="of:=[percentages.L68]/100" office:value-type="float" office:value="0.0147949615812271" calcext:value-type="float">
            <text:p>0.0147949616</text:p>
          </table:table-cell>
          <table:table-cell table:formula="of:=[percentages.M68]/100" office:value-type="float" office:value="0.0227736649231247" calcext:value-type="float">
            <text:p>0.0227736649</text:p>
          </table:table-cell>
          <table:table-cell table:formula="of:=[percentages.N68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awesi Tengah</text:p>
          </table:table-cell>
          <table:table-cell table:formula="of:=[percentages.B69]/100" office:value-type="float" office:value="0.120224067694778" calcext:value-type="float">
            <text:p>0.1202240677</text:p>
          </table:table-cell>
          <table:table-cell table:formula="of:=[percentages.C69]/100" office:value-type="float" office:value="0.0503829449137672" calcext:value-type="float">
            <text:p>0.0503829449</text:p>
          </table:table-cell>
          <table:table-cell table:formula="of:=[percentages.D69]/100" office:value-type="float" office:value="0.0589507758565023" calcext:value-type="float">
            <text:p>0.0589507759</text:p>
          </table:table-cell>
          <table:table-cell table:formula="of:=[percentages.E69]/100" office:value-type="float" office:value="0.100443025714021" calcext:value-type="float">
            <text:p>0.1004430257</text:p>
          </table:table-cell>
          <table:table-cell table:formula="of:=[percentages.F69]/100" office:value-type="float" office:value="0.192742856982428" calcext:value-type="float">
            <text:p>0.192742857</text:p>
          </table:table-cell>
          <table:table-cell table:formula="of:=[percentages.G69]/100" office:value-type="float" office:value="0.127894196026245" calcext:value-type="float">
            <text:p>0.127894196</text:p>
          </table:table-cell>
          <table:table-cell table:formula="of:=[percentages.H69]/100" office:value-type="float" office:value="0.12213107160003" calcext:value-type="float">
            <text:p>0.1221310716</text:p>
          </table:table-cell>
          <table:table-cell table:formula="of:=[percentages.I69]/100" office:value-type="float" office:value="0.0681166072877449" calcext:value-type="float">
            <text:p>0.0681166073</text:p>
          </table:table-cell>
          <table:table-cell table:formula="of:=[percentages.J69]/100" office:value-type="float" office:value="0.0365671683694239" calcext:value-type="float">
            <text:p>0.0365671684</text:p>
          </table:table-cell>
          <table:table-cell table:formula="of:=[percentages.K69]/100" office:value-type="float" office:value="0.0867844699553886" calcext:value-type="float">
            <text:p>0.08678447</text:p>
          </table:table-cell>
          <table:table-cell table:formula="of:=[percentages.L69]/100" office:value-type="float" office:value="0.0183099046287484" calcext:value-type="float">
            <text:p>0.0183099046</text:p>
          </table:table-cell>
          <table:table-cell table:formula="of:=[percentages.M69]/100" office:value-type="float" office:value="0.0174529109709226" calcext:value-type="float">
            <text:p>0.017452911</text:p>
          </table:table-cell>
          <table:table-cell table:formula="of:=[percentages.N69]/10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lawesi Tenggara</text:p>
          </table:table-cell>
          <table:table-cell table:formula="of:=[percentages.B70]/100" office:value-type="float" office:value="0.0765312733700168" calcext:value-type="float">
            <text:p>0.0765312734</text:p>
          </table:table-cell>
          <table:table-cell table:formula="of:=[percentages.C70]/100" office:value-type="float" office:value="0.0497758595719778" calcext:value-type="float">
            <text:p>0.0497758596</text:p>
          </table:table-cell>
          <table:table-cell table:formula="of:=[percentages.D70]/100" office:value-type="float" office:value="0.0509657983642365" calcext:value-type="float">
            <text:p>0.0509657984</text:p>
          </table:table-cell>
          <table:table-cell table:formula="of:=[percentages.E70]/100" office:value-type="float" office:value="0.0821997860650969" calcext:value-type="float">
            <text:p>0.0821997861</text:p>
          </table:table-cell>
          <table:table-cell table:formula="of:=[percentages.F70]/100" office:value-type="float" office:value="0.151002809271868" calcext:value-type="float">
            <text:p>0.1510028093</text:p>
          </table:table-cell>
          <table:table-cell table:formula="of:=[percentages.G70]/100" office:value-type="float" office:value="0.104983091012109" calcext:value-type="float">
            <text:p>0.104983091</text:p>
          </table:table-cell>
          <table:table-cell table:formula="of:=[percentages.H70]/100" office:value-type="float" office:value="0.107360427802052" calcext:value-type="float">
            <text:p>0.1073604278</text:p>
          </table:table-cell>
          <table:table-cell table:formula="of:=[percentages.I70]/100" office:value-type="float" office:value="0.229714084386563" calcext:value-type="float">
            <text:p>0.2297140844</text:p>
          </table:table-cell>
          <table:table-cell table:formula="of:=[percentages.J70]/100" office:value-type="float" office:value="0.0839647913626535" calcext:value-type="float">
            <text:p>0.0839647914</text:p>
          </table:table-cell>
          <table:table-cell table:formula="of:=[percentages.K70]/100" office:value-type="float" office:value="0.0341440444198646" calcext:value-type="float">
            <text:p>0.0341440444</text:p>
          </table:table-cell>
          <table:table-cell table:formula="of:=[percentages.L70]/100" office:value-type="float" office:value="0.0226122247790144" calcext:value-type="float">
            <text:p>0.0226122248</text:p>
          </table:table-cell>
          <table:table-cell table:formula="of:=[percentages.M70]/100" office:value-type="float" office:value="0.00674580959454847" calcext:value-type="float">
            <text:p>0.0067458096</text:p>
          </table:table-cell>
          <table:table-cell table:formula="of:=[percentages.N70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awesi Utara</text:p>
          </table:table-cell>
          <table:table-cell table:formula="of:=[percentages.B71]/100" office:value-type="float" office:value="0.0493834515648117" calcext:value-type="float">
            <text:p>0.0493834516</text:p>
          </table:table-cell>
          <table:table-cell table:formula="of:=[percentages.C71]/100" office:value-type="float" office:value="0.0169722812079328" calcext:value-type="float">
            <text:p>0.0169722812</text:p>
          </table:table-cell>
          <table:table-cell table:formula="of:=[percentages.D71]/100" office:value-type="float" office:value="0.0293869410601541" calcext:value-type="float">
            <text:p>0.0293869411</text:p>
          </table:table-cell>
          <table:table-cell table:formula="of:=[percentages.E71]/100" office:value-type="float" office:value="0.318930654081788" calcext:value-type="float">
            <text:p>0.3189306541</text:p>
          </table:table-cell>
          <table:table-cell table:formula="of:=[percentages.F71]/100" office:value-type="float" office:value="0.154094553975826" calcext:value-type="float">
            <text:p>0.154094554</text:p>
          </table:table-cell>
          <table:table-cell table:formula="of:=[percentages.G71]/100" office:value-type="float" office:value="0.103555029767097" calcext:value-type="float">
            <text:p>0.1035550298</text:p>
          </table:table-cell>
          <table:table-cell table:formula="of:=[percentages.H71]/100" office:value-type="float" office:value="0.116156930832812" calcext:value-type="float">
            <text:p>0.1161569308</text:p>
          </table:table-cell>
          <table:table-cell table:formula="of:=[percentages.I71]/100" office:value-type="float" office:value="0.107088498424762" calcext:value-type="float">
            <text:p>0.1070884984</text:p>
          </table:table-cell>
          <table:table-cell table:formula="of:=[percentages.J71]/100" office:value-type="float" office:value="0.0224129151045501" calcext:value-type="float">
            <text:p>0.0224129151</text:p>
          </table:table-cell>
          <table:table-cell table:formula="of:=[percentages.K71]/100" office:value-type="float" office:value="0.0651620700367248" calcext:value-type="float">
            <text:p>0.06516207</text:p>
          </table:table-cell>
          <table:table-cell table:formula="of:=[percentages.L71]/100" office:value-type="float" office:value="0.00613640522402986" calcext:value-type="float">
            <text:p>0.0061364052</text:p>
          </table:table-cell>
          <table:table-cell table:formula="of:=[percentages.M71]/100" office:value-type="float" office:value="0.0107202687195112" calcext:value-type="float">
            <text:p>0.0107202687</text:p>
          </table:table-cell>
          <table:table-cell table:formula="of:=[percentages.N71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Barat I</text:p>
          </table:table-cell>
          <table:table-cell table:formula="of:=[percentages.B72]/100" office:value-type="float" office:value="0.101180914986019" calcext:value-type="float">
            <text:p>0.101180915</text:p>
          </table:table-cell>
          <table:table-cell table:formula="of:=[percentages.C72]/100" office:value-type="float" office:value="0.0300493783092391" calcext:value-type="float">
            <text:p>0.0300493783</text:p>
          </table:table-cell>
          <table:table-cell table:formula="of:=[percentages.D72]/100" office:value-type="float" office:value="0.0831028020703195" calcext:value-type="float">
            <text:p>0.0831028021</text:p>
          </table:table-cell>
          <table:table-cell table:formula="of:=[percentages.E72]/100" office:value-type="float" office:value="0.0766471830566958" calcext:value-type="float">
            <text:p>0.0766471831</text:p>
          </table:table-cell>
          <table:table-cell table:formula="of:=[percentages.F72]/100" office:value-type="float" office:value="0.18703596287703" calcext:value-type="float">
            <text:p>0.1870359629</text:p>
          </table:table-cell>
          <table:table-cell table:formula="of:=[percentages.G72]/100" office:value-type="float" office:value="0.114290707359153" calcext:value-type="float">
            <text:p>0.1142907074</text:p>
          </table:table-cell>
          <table:table-cell table:formula="of:=[percentages.H72]/100" office:value-type="float" office:value="0.106864626093164" calcext:value-type="float">
            <text:p>0.1068646261</text:p>
          </table:table-cell>
          <table:table-cell table:formula="of:=[percentages.I72]/100" office:value-type="float" office:value="0.11176824915224" calcext:value-type="float">
            <text:p>0.1117682492</text:p>
          </table:table-cell>
          <table:table-cell table:formula="of:=[percentages.J72]/100" office:value-type="float" office:value="0.0848674817062288" calcext:value-type="float">
            <text:p>0.0848674817</text:p>
          </table:table-cell>
          <table:table-cell table:formula="of:=[percentages.K72]/100" office:value-type="float" office:value="0.0629320602058421" calcext:value-type="float">
            <text:p>0.0629320602</text:p>
          </table:table-cell>
          <table:table-cell table:formula="of:=[percentages.L72]/100" office:value-type="float" office:value="0.0277410910821584" calcext:value-type="float">
            <text:p>0.0277410911</text:p>
          </table:table-cell>
          <table:table-cell table:formula="of:=[percentages.M72]/100" office:value-type="float" office:value="0.0135195431019097" calcext:value-type="float">
            <text:p>0.0135195431</text:p>
          </table:table-cell>
          <table:table-cell table:formula="of:=[percentages.N72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Barat II</text:p>
          </table:table-cell>
          <table:table-cell table:formula="of:=[percentages.B73]/100" office:value-type="float" office:value="0.0739502120931267" calcext:value-type="float">
            <text:p>0.0739502121</text:p>
          </table:table-cell>
          <table:table-cell table:formula="of:=[percentages.C73]/100" office:value-type="float" office:value="0.0452207625924107" calcext:value-type="float">
            <text:p>0.0452207626</text:p>
          </table:table-cell>
          <table:table-cell table:formula="of:=[percentages.D73]/100" office:value-type="float" office:value="0.0886369186295927" calcext:value-type="float">
            <text:p>0.0886369186</text:p>
          </table:table-cell>
          <table:table-cell table:formula="of:=[percentages.E73]/100" office:value-type="float" office:value="0.0763667254688064" calcext:value-type="float">
            <text:p>0.0763667255</text:p>
          </table:table-cell>
          <table:table-cell table:formula="of:=[percentages.F73]/100" office:value-type="float" office:value="0.143065511743614" calcext:value-type="float">
            <text:p>0.1430655117</text:p>
          </table:table-cell>
          <table:table-cell table:formula="of:=[percentages.G73]/100" office:value-type="float" office:value="0.183469275960548" calcext:value-type="float">
            <text:p>0.183469276</text:p>
          </table:table-cell>
          <table:table-cell table:formula="of:=[percentages.H73]/100" office:value-type="float" office:value="0.149467433640167" calcext:value-type="float">
            <text:p>0.1494674336</text:p>
          </table:table-cell>
          <table:table-cell table:formula="of:=[percentages.I73]/100" office:value-type="float" office:value="0.0719872074703546" calcext:value-type="float">
            <text:p>0.0719872075</text:p>
          </table:table-cell>
          <table:table-cell table:formula="of:=[percentages.J73]/100" office:value-type="float" office:value="0.0869049111886549" calcext:value-type="float">
            <text:p>0.0869049112</text:p>
          </table:table-cell>
          <table:table-cell table:formula="of:=[percentages.K73]/100" office:value-type="float" office:value="0.0485772930713102" calcext:value-type="float">
            <text:p>0.0485772931</text:p>
          </table:table-cell>
          <table:table-cell table:formula="of:=[percentages.L73]/100" office:value-type="float" office:value="0.0267664448779439" calcext:value-type="float">
            <text:p>0.0267664449</text:p>
          </table:table-cell>
          <table:table-cell table:formula="of:=[percentages.M73]/100" office:value-type="float" office:value="0.00558730326347161" calcext:value-type="float">
            <text:p>0.0055873033</text:p>
          </table:table-cell>
          <table:table-cell table:formula="of:=[percentages.N73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Selatan I</text:p>
          </table:table-cell>
          <table:table-cell table:formula="of:=[percentages.B74]/100" office:value-type="float" office:value="0.0571455118296463" calcext:value-type="float">
            <text:p>0.0571455118</text:p>
          </table:table-cell>
          <table:table-cell table:formula="of:=[percentages.C74]/100" office:value-type="float" office:value="0.0527160462542973" calcext:value-type="float">
            <text:p>0.0527160463</text:p>
          </table:table-cell>
          <table:table-cell table:formula="of:=[percentages.D74]/100" office:value-type="float" office:value="0.0604329794153173" calcext:value-type="float">
            <text:p>0.0604329794</text:p>
          </table:table-cell>
          <table:table-cell table:formula="of:=[percentages.E74]/100" office:value-type="float" office:value="0.164992243085647" calcext:value-type="float">
            <text:p>0.1649922431</text:p>
          </table:table-cell>
          <table:table-cell table:formula="of:=[percentages.F74]/100" office:value-type="float" office:value="0.215664743627646" calcext:value-type="float">
            <text:p>0.2156647436</text:p>
          </table:table-cell>
          <table:table-cell table:formula="of:=[percentages.G74]/100" office:value-type="float" office:value="0.129198940216856" calcext:value-type="float">
            <text:p>0.1291989402</text:p>
          </table:table-cell>
          <table:table-cell table:formula="of:=[percentages.H74]/100" office:value-type="float" office:value="0.0904830685283261" calcext:value-type="float">
            <text:p>0.0904830685</text:p>
          </table:table-cell>
          <table:table-cell table:formula="of:=[percentages.I74]/100" office:value-type="float" office:value="0.0918863520541041" calcext:value-type="float">
            <text:p>0.0918863521</text:p>
          </table:table-cell>
          <table:table-cell table:formula="of:=[percentages.J74]/100" office:value-type="float" office:value="0.046703100231722" calcext:value-type="float">
            <text:p>0.0467031002</text:p>
          </table:table-cell>
          <table:table-cell table:formula="of:=[percentages.K74]/100" office:value-type="float" office:value="0.0584440558948326" calcext:value-type="float">
            <text:p>0.0584440559</text:p>
          </table:table-cell>
          <table:table-cell table:formula="of:=[percentages.L74]/100" office:value-type="float" office:value="0.0206685868901108" calcext:value-type="float">
            <text:p>0.0206685869</text:p>
          </table:table-cell>
          <table:table-cell table:formula="of:=[percentages.M74]/100" office:value-type="float" office:value="0.0116643719714951" calcext:value-type="float">
            <text:p>0.011664372</text:p>
          </table:table-cell>
          <table:table-cell table:formula="of:=[percentages.N74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Selatan II</text:p>
          </table:table-cell>
          <table:table-cell table:formula="of:=[percentages.B75]/100" office:value-type="float" office:value="0.0811818420100562" calcext:value-type="float">
            <text:p>0.081181842</text:p>
          </table:table-cell>
          <table:table-cell table:formula="of:=[percentages.C75]/100" office:value-type="float" office:value="0.0856810999785882" calcext:value-type="float">
            <text:p>0.0856811</text:p>
          </table:table-cell>
          <table:table-cell table:formula="of:=[percentages.D75]/100" office:value-type="float" office:value="0.0623883261099093" calcext:value-type="float">
            <text:p>0.0623883261</text:p>
          </table:table-cell>
          <table:table-cell table:formula="of:=[percentages.E75]/100" office:value-type="float" office:value="0.184514800020674" calcext:value-type="float">
            <text:p>0.1845148</text:p>
          </table:table-cell>
          <table:table-cell table:formula="of:=[percentages.F75]/100" office:value-type="float" office:value="0.128262077392775" calcext:value-type="float">
            <text:p>0.1282620774</text:p>
          </table:table-cell>
          <table:table-cell table:formula="of:=[percentages.G75]/100" office:value-type="float" office:value="0.127340537068348" calcext:value-type="float">
            <text:p>0.1273405371</text:p>
          </table:table-cell>
          <table:table-cell table:formula="of:=[percentages.H75]/100" office:value-type="float" office:value="0.108758370927133" calcext:value-type="float">
            <text:p>0.1087583709</text:p>
          </table:table-cell>
          <table:table-cell table:formula="of:=[percentages.I75]/100" office:value-type="float" office:value="0.0785755026247979" calcext:value-type="float">
            <text:p>0.0785755026</text:p>
          </table:table-cell>
          <table:table-cell table:formula="of:=[percentages.J75]/100" office:value-type="float" office:value="0.0396050066819749" calcext:value-type="float">
            <text:p>0.0396050067</text:p>
          </table:table-cell>
          <table:table-cell table:formula="of:=[percentages.K75]/100" office:value-type="float" office:value="0.0520372640081513" calcext:value-type="float">
            <text:p>0.052037264</text:p>
          </table:table-cell>
          <table:table-cell table:formula="of:=[percentages.L75]/100" office:value-type="float" office:value="0.0403465766876601" calcext:value-type="float">
            <text:p>0.0403465767</text:p>
          </table:table-cell>
          <table:table-cell table:formula="of:=[percentages.M75]/100" office:value-type="float" office:value="0.0113085964899327" calcext:value-type="float">
            <text:p>0.0113085965</text:p>
          </table:table-cell>
          <table:table-cell table:formula="of:=[percentages.N75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Utara I</text:p>
          </table:table-cell>
          <table:table-cell table:formula="of:=[percentages.B76]/100" office:value-type="float" office:value="0.0541452810219189" calcext:value-type="float">
            <text:p>0.054145281</text:p>
          </table:table-cell>
          <table:table-cell table:formula="of:=[percentages.C76]/100" office:value-type="float" office:value="0.0384210330426231" calcext:value-type="float">
            <text:p>0.038421033</text:p>
          </table:table-cell>
          <table:table-cell table:formula="of:=[percentages.D76]/100" office:value-type="float" office:value="0.108117048039266" calcext:value-type="float">
            <text:p>0.108117048</text:p>
          </table:table-cell>
          <table:table-cell table:formula="of:=[percentages.E76]/100" office:value-type="float" office:value="0.190301353461657" calcext:value-type="float">
            <text:p>0.1903013535</text:p>
          </table:table-cell>
          <table:table-cell table:formula="of:=[percentages.F76]/100" office:value-type="float" office:value="0.138981572393345" calcext:value-type="float">
            <text:p>0.1389815724</text:p>
          </table:table-cell>
          <table:table-cell table:formula="of:=[percentages.G76]/100" office:value-type="float" office:value="0.108720415469062" calcext:value-type="float">
            <text:p>0.1087204155</text:p>
          </table:table-cell>
          <table:table-cell table:formula="of:=[percentages.H76]/100" office:value-type="float" office:value="0.105578291772972" calcext:value-type="float">
            <text:p>0.1055782918</text:p>
          </table:table-cell>
          <table:table-cell table:formula="of:=[percentages.I76]/100" office:value-type="float" office:value="0.0769558199794824" calcext:value-type="float">
            <text:p>0.07695582</text:p>
          </table:table-cell>
          <table:table-cell table:formula="of:=[percentages.J76]/100" office:value-type="float" office:value="0.0595619583912369" calcext:value-type="float">
            <text:p>0.0595619584</text:p>
          </table:table-cell>
          <table:table-cell table:formula="of:=[percentages.K76]/100" office:value-type="float" office:value="0.0735070325593001" calcext:value-type="float">
            <text:p>0.0735070326</text:p>
          </table:table-cell>
          <table:table-cell table:formula="of:=[percentages.L76]/100" office:value-type="float" office:value="0.0225206500012843" calcext:value-type="float">
            <text:p>0.02252065</text:p>
          </table:table-cell>
          <table:table-cell table:formula="of:=[percentages.M76]/100" office:value-type="float" office:value="0.0231895438678526" calcext:value-type="float">
            <text:p>0.0231895439</text:p>
          </table:table-cell>
          <table:table-cell table:formula="of:=[percentages.N76]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Utara II</text:p>
          </table:table-cell>
          <table:table-cell table:formula="of:=[percentages.B77]/100" office:value-type="float" office:value="0.0869518056617624" calcext:value-type="float">
            <text:p>0.0869518057</text:p>
          </table:table-cell>
          <table:table-cell table:formula="of:=[percentages.C77]/100" office:value-type="float" office:value="0.05476553649558" calcext:value-type="float">
            <text:p>0.0547655365</text:p>
          </table:table-cell>
          <table:table-cell table:formula="of:=[percentages.D77]/100" office:value-type="float" office:value="0.0515001910598398" calcext:value-type="float">
            <text:p>0.0515001911</text:p>
          </table:table-cell>
          <table:table-cell table:formula="of:=[percentages.E77]/100" office:value-type="float" office:value="0.132737304647502" calcext:value-type="float">
            <text:p>0.1327373046</text:p>
          </table:table-cell>
          <table:table-cell table:formula="of:=[percentages.F77]/100" office:value-type="float" office:value="0.122326456229293" calcext:value-type="float">
            <text:p>0.1223264562</text:p>
          </table:table-cell>
          <table:table-cell table:formula="of:=[percentages.G77]/100" office:value-type="float" office:value="0.178477795425996" calcext:value-type="float">
            <text:p>0.1784777954</text:p>
          </table:table-cell>
          <table:table-cell table:formula="of:=[percentages.H77]/100" office:value-type="float" office:value="0.116450184691178" calcext:value-type="float">
            <text:p>0.1164501847</text:p>
          </table:table-cell>
          <table:table-cell table:formula="of:=[percentages.I77]/100" office:value-type="float" office:value="0.0922470212443239" calcext:value-type="float">
            <text:p>0.0922470212</text:p>
          </table:table-cell>
          <table:table-cell table:formula="of:=[percentages.J77]/100" office:value-type="float" office:value="0.0414471578892411" calcext:value-type="float">
            <text:p>0.0414471579</text:p>
          </table:table-cell>
          <table:table-cell table:formula="of:=[percentages.K77]/100" office:value-type="float" office:value="0.0877011923124182" calcext:value-type="float">
            <text:p>0.0877011923</text:p>
          </table:table-cell>
          <table:table-cell table:formula="of:=[percentages.L77]/100" office:value-type="float" office:value="0.0213505432715656" calcext:value-type="float">
            <text:p>0.0213505433</text:p>
          </table:table-cell>
          <table:table-cell table:formula="of:=[percentages.M77]/100" office:value-type="float" office:value="0.0140448110712989" calcext:value-type="float">
            <text:p>0.0140448111</text:p>
          </table:table-cell>
          <table:table-cell table:formula="of:=[percentages.N77]/100" office:value-type="float" office:value="0.999999999999999" calcext:value-type="float">
            <text:p>1</text:p>
          </table:table-cell>
        </table:table-row>
        <table:table-row table:style-name="ro1">
          <table:table-cell office:value-type="string" calcext:value-type="string">
            <text:p>Sumatera Utara III</text:p>
          </table:table-cell>
          <table:table-cell table:formula="of:=[percentages.B78]/100" office:value-type="float" office:value="0.0581318001017587" calcext:value-type="float">
            <text:p>0.0581318001</text:p>
          </table:table-cell>
          <table:table-cell table:formula="of:=[percentages.C78]/100" office:value-type="float" office:value="0.030119579029683" calcext:value-type="float">
            <text:p>0.030119579</text:p>
          </table:table-cell>
          <table:table-cell table:formula="of:=[percentages.D78]/100" office:value-type="float" office:value="0.0606010782414288" calcext:value-type="float">
            <text:p>0.0606010782</text:p>
          </table:table-cell>
          <table:table-cell table:formula="of:=[percentages.E78]/100" office:value-type="float" office:value="0.149623417539093" calcext:value-type="float">
            <text:p>0.1496234175</text:p>
          </table:table-cell>
          <table:table-cell table:formula="of:=[percentages.F78]/100" office:value-type="float" office:value="0.23438893386435" calcext:value-type="float">
            <text:p>0.2343889339</text:p>
          </table:table-cell>
          <table:table-cell table:formula="of:=[percentages.G78]/100" office:value-type="float" office:value="0.10662058283185" calcext:value-type="float">
            <text:p>0.1066205828</text:p>
          </table:table-cell>
          <table:table-cell table:formula="of:=[percentages.H78]/100" office:value-type="float" office:value="0.134624282237589" calcext:value-type="float">
            <text:p>0.1346242822</text:p>
          </table:table-cell>
          <table:table-cell table:formula="of:=[percentages.I78]/100" office:value-type="float" office:value="0.0746462881877173" calcext:value-type="float">
            <text:p>0.0746462882</text:p>
          </table:table-cell>
          <table:table-cell table:formula="of:=[percentages.J78]/100" office:value-type="float" office:value="0.0547562176834602" calcext:value-type="float">
            <text:p>0.0547562177</text:p>
          </table:table-cell>
          <table:table-cell table:formula="of:=[percentages.K78]/100" office:value-type="float" office:value="0.0651952589458699" calcext:value-type="float">
            <text:p>0.0651952589</text:p>
          </table:table-cell>
          <table:table-cell table:formula="of:=[percentages.L78]/100" office:value-type="float" office:value="0.0197010900213794" calcext:value-type="float">
            <text:p>0.01970109</text:p>
          </table:table-cell>
          <table:table-cell table:formula="of:=[percentages.M78]/100" office:value-type="float" office:value="0.0115914713158205" calcext:value-type="float">
            <text:p>0.0115914713</text:p>
          </table:table-cell>
          <table:table-cell table:formula="of:=[percentages.N78]/10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[percentages.B79]/100" office:value-type="float" office:value="0.0672372930455551" calcext:value-type="float">
            <text:p>0.067237293</text:p>
          </table:table-cell>
          <table:table-cell table:formula="of:=[percentages.C79]/100" office:value-type="float" office:value="0.0904115530513031" calcext:value-type="float">
            <text:p>0.0904115531</text:p>
          </table:table-cell>
          <table:table-cell table:formula="of:=[percentages.D79]/100" office:value-type="float" office:value="0.0678565653300453" calcext:value-type="float">
            <text:p>0.0678565653</text:p>
          </table:table-cell>
          <table:table-cell table:formula="of:=[percentages.E79]/100" office:value-type="float" office:value="0.189493470206975" calcext:value-type="float">
            <text:p>0.1894934702</text:p>
          </table:table-cell>
          <table:table-cell table:formula="of:=[percentages.F79]/100" office:value-type="float" office:value="0.147490954629367" calcext:value-type="float">
            <text:p>0.1474909546</text:p>
          </table:table-cell>
          <table:table-cell table:formula="of:=[percentages.G79]/100" office:value-type="float" office:value="0.11810896047515" calcext:value-type="float">
            <text:p>0.1181089605</text:p>
          </table:table-cell>
          <table:table-cell table:formula="of:=[percentages.H79]/100" office:value-type="float" office:value="0.101853719151681" calcext:value-type="float">
            <text:p>0.1018537192</text:p>
          </table:table-cell>
          <table:table-cell table:formula="of:=[percentages.I79]/100" office:value-type="float" office:value="0.0758696647888694" calcext:value-type="float">
            <text:p>0.0758696648</text:p>
          </table:table-cell>
          <table:table-cell table:formula="of:=[percentages.J79]/100" office:value-type="float" office:value="0.0652742690389359" calcext:value-type="float">
            <text:p>0.065274269</text:p>
          </table:table-cell>
          <table:table-cell table:formula="of:=[percentages.K79]/100" office:value-type="float" office:value="0.0526475702560814" calcext:value-type="float">
            <text:p>0.0526475703</text:p>
          </table:table-cell>
          <table:table-cell table:formula="of:=[percentages.L79]/100" office:value-type="float" office:value="0.0146092150791809" calcext:value-type="float">
            <text:p>0.0146092151</text:p>
          </table:table-cell>
          <table:table-cell table:formula="of:=[percentages.M79]/100" office:value-type="float" office:value="0.00914676494685538" calcext:value-type="float">
            <text:p>0.0091467649</text:p>
          </table:table-cell>
          <table:table-cell table:formula="of:=[percentages.N79]/100" office:value-type="float" office:value="1" calcext:value-type="float">
            <text:p>1</text:p>
          </table:table-cell>
        </table:table-row>
      </table:table>
      <table:table table:name="colo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sdem</text:p>
          </table:table-cell>
          <table:table-cell office:value-type="string" calcext:value-type="string">
            <text:p>#214AA0</text:p>
          </table:table-cell>
        </table:table-row>
        <table:table-row table:style-name="ro1">
          <table:table-cell office:value-type="string" calcext:value-type="string">
            <text:p>PKB</text:p>
          </table:table-cell>
          <table:table-cell office:value-type="string" calcext:value-type="string">
            <text:p>#00FF00</text:p>
          </table:table-cell>
        </table:table-row>
        <table:table-row table:style-name="ro1">
          <table:table-cell office:value-type="string" calcext:value-type="string">
            <text:p>PKS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PDI-P</text:p>
          </table:table-cell>
          <table:table-cell office:value-type="string" calcext:value-type="string">
            <text:p>#D40000</text:p>
          </table:table-cell>
        </table:table-row>
        <table:table-row table:style-name="ro1">
          <table:table-cell office:value-type="string" calcext:value-type="string">
            <text:p>Golkar</text:p>
          </table:table-cell>
          <table:table-cell office:value-type="string" calcext:value-type="string">
            <text:p>#FFFF00</text:p>
          </table:table-cell>
        </table:table-row>
        <table:table-row table:style-name="ro1">
          <table:table-cell office:value-type="string" calcext:value-type="string">
            <text:p>Gerindra</text:p>
          </table:table-cell>
          <table:table-cell office:value-type="string" calcext:value-type="string">
            <text:p>#8B0000</text:p>
          </table:table-cell>
        </table:table-row>
        <table:table-row table:style-name="ro1">
          <table:table-cell office:value-type="string" calcext:value-type="string">
            <text:p>Demokrat</text:p>
          </table:table-cell>
          <table:table-cell office:value-type="string" calcext:value-type="string">
            <text:p>#19197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#0000FF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#008000</text:p>
          </table:table-cell>
        </table:table-row>
        <table:table-row table:style-name="ro1">
          <table:table-cell office:value-type="string" calcext:value-type="string">
            <text:p>Hanura</text:p>
          </table:table-cell>
          <table:table-cell office:value-type="string" calcext:value-type="string">
            <text:p>#FF7F00</text:p>
          </table:table-cell>
        </table:table-row>
      </table:table>
      <table:named-expressions/>
      <table:database-ranges>
        <table:database-range table:name="__Anonymous_Sheet_DB__0" table:target-range-address="numbers.A2:numbers.M7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ercentages.A2:percentages.A7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7:01:20.015518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04:57.854492748</meta:creation-date>
    <dc:date>2015-09-24T17:58:54.808946228</dc:date>
    <meta:editing-duration>PT4H9M33S</meta:editing-duration>
    <meta:editing-cycles>22</meta:editing-cycles>
    <meta:generator>LibreOffice/4.2.8.2$Linux_X86_64 LibreOffice_project/420m0$Build-2</meta:generator>
    <meta:document-statistic meta:table-count="4" meta:cell-count="3416" meta:object-count="0"/>
  </office:meta>
</office:document-meta>
</file>